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3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rbit_from_regular_sample_at_epsH1e-1_zeta1e-5_Omeg5_UZ1" table:style-name="ta1">
        <table:shapes>
          <draw:frame draw:z-index="0" draw:style-name="gr1" draw:text-style-name="P1" svg:width="15.982cm" svg:height="9.005cm" svg:x="18.014cm" svg:y="3.134cm">
            <draw:object draw:notify-on-update-of-ranges="'orbit_from_regular_sample_at_epsH1e-1_zeta1e-5_Omeg5_UZ1'.C1:'orbit_from_regular_sample_at_epsH1e-1_zeta1e-5_Omeg5_UZ1'.C120 'orbit_from_regular_sample_at_epsH1e-1_zeta1e-5_Omeg5_UZ1'.B1:'orbit_from_regular_sample_at_epsH1e-1_zeta1e-5_Omeg5_UZ1'.B1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4552778675" calcext:value-type="float">
            <text:p>-3.4552778675</text:p>
          </table:table-cell>
          <table:table-cell office:value-type="float" office:value="2.5668955186" calcext:value-type="float">
            <text:p>2.5668955186</text:p>
          </table:table-cell>
          <table:table-cell office:value-type="float" office:value="5.3002523904" calcext:value-type="float">
            <text:p>5.3002523904</text:p>
          </table:table-cell>
          <table:table-cell office:value-type="float" office:value="17.263249261" calcext:value-type="float">
            <text:p>17.263249261</text:p>
          </table:table-cell>
          <table:table-cell table:number-columns-repeated="2"/>
        </table:table-row>
        <table:table-row table:style-name="ro1">
          <table:table-cell office:value-type="float" office:value="0.0015637291119" calcext:value-type="float">
            <text:p>0.0015637291119</text:p>
          </table:table-cell>
          <table:table-cell office:value-type="float" office:value="-3.4326089703" calcext:value-type="float">
            <text:p>-3.4326089703</text:p>
          </table:table-cell>
          <table:table-cell office:value-type="float" office:value="2.6376827807" calcext:value-type="float">
            <text:p>2.6376827807</text:p>
          </table:table-cell>
          <table:table-cell office:value-type="float" office:value="5.7438309085" calcext:value-type="float">
            <text:p>5.7438309085</text:p>
          </table:table-cell>
          <table:table-cell office:value-type="float" office:value="17.22119999" calcext:value-type="float">
            <text:p>17.22119999</text:p>
          </table:table-cell>
          <table:table-cell/>
          <table:table-cell office:value-type="string" calcext:value-type="string">
            <text:p>Starts from the left tip and goes towards the right.</text:p>
          </table:table-cell>
        </table:table-row>
        <table:table-row table:style-name="ro1">
          <table:table-cell office:value-type="float" office:value="0.0031274582238" calcext:value-type="float">
            <text:p>0.0031274582238</text:p>
          </table:table-cell>
          <table:table-cell office:value-type="float" office:value="-3.4081180993" calcext:value-type="float">
            <text:p>-3.4081180993</text:p>
          </table:table-cell>
          <table:table-cell office:value-type="float" office:value="2.7082709174" calcext:value-type="float">
            <text:p>2.7082709174</text:p>
          </table:table-cell>
          <table:table-cell office:value-type="float" office:value="6.1878276271" calcext:value-type="float">
            <text:p>6.1878276271</text:p>
          </table:table-cell>
          <table:table-cell office:value-type="float" office:value="17.166230206" calcext:value-type="float">
            <text:p>17.166230206</text:p>
          </table:table-cell>
          <table:table-cell/>
          <table:table-cell office:value-type="string" calcext:value-type="string">
            <text:p>This is the same as th weird foldcontin one </text:p>
          </table:table-cell>
        </table:table-row>
        <table:table-row table:style-name="ro1">
          <table:table-cell office:value-type="float" office:value="0.0046911873356" calcext:value-type="float">
            <text:p>0.0046911873356</text:p>
          </table:table-cell>
          <table:table-cell office:value-type="float" office:value="-3.3818043483" calcext:value-type="float">
            <text:p>-3.3818043483</text:p>
          </table:table-cell>
          <table:table-cell office:value-type="float" office:value="2.7786067896" calcext:value-type="float">
            <text:p>2.7786067896</text:p>
          </table:table-cell>
          <table:table-cell office:value-type="float" office:value="6.6318473587" calcext:value-type="float">
            <text:p>6.6318473587</text:p>
          </table:table-cell>
          <table:table-cell office:value-type="float" office:value="17.098293435" calcext:value-type="float">
            <text:p>17.098293435</text:p>
          </table:table-cell>
          <table:table-cell table:number-columns-repeated="2"/>
        </table:table-row>
        <table:table-row table:style-name="ro1">
          <table:table-cell office:value-type="float" office:value="0.0062549164475" calcext:value-type="float">
            <text:p>0.0062549164475</text:p>
          </table:table-cell>
          <table:table-cell office:value-type="float" office:value="-3.3536684392" calcext:value-type="float">
            <text:p>-3.3536684392</text:p>
          </table:table-cell>
          <table:table-cell office:value-type="float" office:value="2.8486370934" calcext:value-type="float">
            <text:p>2.8486370934</text:p>
          </table:table-cell>
          <table:table-cell office:value-type="float" office:value="7.0754920123" calcext:value-type="float">
            <text:p>7.0754920123</text:p>
          </table:table-cell>
          <table:table-cell office:value-type="float" office:value="17.017355937" calcext:value-type="float">
            <text:p>17.017355937</text:p>
          </table:table-cell>
          <table:table-cell table:number-columns-repeated="2"/>
        </table:table-row>
        <table:table-row table:style-name="ro1">
          <table:table-cell office:value-type="float" office:value="0.0080247454624" calcext:value-type="float">
            <text:p>0.0080247454624</text:p>
          </table:table-cell>
          <table:table-cell office:value-type="float" office:value="-3.3196290257" calcext:value-type="float">
            <text:p>-3.3196290257</text:p>
          </table:table-cell>
          <table:table-cell office:value-type="float" office:value="2.9274614979" calcext:value-type="float">
            <text:p>2.9274614979</text:p>
          </table:table-cell>
          <table:table-cell office:value-type="float" office:value="7.5766520695" calcext:value-type="float">
            <text:p>7.5766520695</text:p>
          </table:table-cell>
          <table:table-cell office:value-type="float" office:value="16.910041253" calcext:value-type="float">
            <text:p>16.910041253</text:p>
          </table:table-cell>
          <table:table-cell table:number-columns-repeated="2"/>
        </table:table-row>
        <table:table-row table:style-name="ro1">
          <table:table-cell office:value-type="float" office:value="0.0097945744773" calcext:value-type="float">
            <text:p>0.0097945744773</text:p>
          </table:table-cell>
          <table:table-cell office:value-type="float" office:value="-3.2832645248" calcext:value-type="float">
            <text:p>-3.2832645248</text:p>
          </table:table-cell>
          <table:table-cell office:value-type="float" office:value="3.0057485124" calcext:value-type="float">
            <text:p>3.0057485124</text:p>
          </table:table-cell>
          <table:table-cell office:value-type="float" office:value="8.0762345459" calcext:value-type="float">
            <text:p>8.0762345459</text:p>
          </table:table-cell>
          <table:table-cell office:value-type="float" office:value="16.78603667" calcext:value-type="float">
            <text:p>16.78603667</text:p>
          </table:table-cell>
          <table:table-cell table:number-columns-repeated="2"/>
        </table:table-row>
        <table:table-row table:style-name="ro1">
          <table:table-cell office:value-type="float" office:value="0.011564403492" calcext:value-type="float">
            <text:p>0.011564403492</text:p>
          </table:table-cell>
          <table:table-cell office:value-type="float" office:value="-3.244583628" calcext:value-type="float">
            <text:p>-3.244583628</text:p>
          </table:table-cell>
          <table:table-cell office:value-type="float" office:value="3.0834206135" calcext:value-type="float">
            <text:p>3.0834206135</text:p>
          </table:table-cell>
          <table:table-cell office:value-type="float" office:value="8.5736530899" calcext:value-type="float">
            <text:p>8.5736530899</text:p>
          </table:table-cell>
          <table:table-cell office:value-type="float" office:value="16.645353853" calcext:value-type="float">
            <text:p>16.645353853</text:p>
          </table:table-cell>
          <table:table-cell table:number-columns-repeated="2"/>
        </table:table-row>
        <table:table-row table:style-name="ro1">
          <table:table-cell office:value-type="float" office:value="0.013334232507" calcext:value-type="float">
            <text:p>0.013334232507</text:p>
          </table:table-cell>
          <table:table-cell office:value-type="float" office:value="-3.2035977552" calcext:value-type="float">
            <text:p>-3.2035977552</text:p>
          </table:table-cell>
          <table:table-cell office:value-type="float" office:value="3.1604003827" calcext:value-type="float">
            <text:p>3.1604003827</text:p>
          </table:table-cell>
          <table:table-cell office:value-type="float" office:value="9.0683196884" calcext:value-type="float">
            <text:p>9.0683196884</text:p>
          </table:table-cell>
          <table:table-cell office:value-type="float" office:value="16.488026351" calcext:value-type="float">
            <text:p>16.488026351</text:p>
          </table:table-cell>
          <table:table-cell table:number-columns-repeated="2"/>
        </table:table-row>
        <table:table-row table:style-name="ro1">
          <table:table-cell office:value-type="float" office:value="0.015046618389" calcext:value-type="float">
            <text:p>0.015046618389</text:p>
          </table:table-cell>
          <table:table-cell office:value-type="float" office:value="-3.1617614902" calcext:value-type="float">
            <text:p>-3.1617614902</text:p>
          </table:table-cell>
          <table:table-cell office:value-type="float" office:value="3.234149931" calcext:value-type="float">
            <text:p>3.234149931</text:p>
          </table:table-cell>
          <table:table-cell office:value-type="float" office:value="9.5437570849" calcext:value-type="float">
            <text:p>9.5437570849</text:p>
          </table:table-cell>
          <table:table-cell office:value-type="float" office:value="16.320014292" calcext:value-type="float">
            <text:p>16.320014292</text:p>
          </table:table-cell>
          <table:table-cell table:number-columns-repeated="2"/>
        </table:table-row>
        <table:table-row table:style-name="ro1">
          <table:table-cell office:value-type="float" office:value="0.016759004271" calcext:value-type="float">
            <text:p>0.016759004271</text:p>
          </table:table-cell>
          <table:table-cell office:value-type="float" office:value="-3.1177959407" calcext:value-type="float">
            <text:p>-3.1177959407</text:p>
          </table:table-cell>
          <table:table-cell office:value-type="float" office:value="3.3071094043" calcext:value-type="float">
            <text:p>3.3071094043</text:p>
          </table:table-cell>
          <table:table-cell office:value-type="float" office:value="10.015533693" calcext:value-type="float">
            <text:p>10.015533693</text:p>
          </table:table-cell>
          <table:table-cell office:value-type="float" office:value="16.136542583" calcext:value-type="float">
            <text:p>16.136542583</text:p>
          </table:table-cell>
          <table:table-cell table:number-columns-repeated="2"/>
        </table:table-row>
        <table:table-row table:style-name="ro1">
          <table:table-cell office:value-type="float" office:value="0.018471390153" calcext:value-type="float">
            <text:p>0.018471390153</text:p>
          </table:table-cell>
          <table:table-cell office:value-type="float" office:value="-3.071718761" calcext:value-type="float">
            <text:p>-3.071718761</text:p>
          </table:table-cell>
          <table:table-cell office:value-type="float" office:value="3.3792095018" calcext:value-type="float">
            <text:p>3.3792095018</text:p>
          </table:table-cell>
          <table:table-cell office:value-type="float" office:value="10.483117079" calcext:value-type="float">
            <text:p>10.483117079</text:p>
          </table:table-cell>
          <table:table-cell office:value-type="float" office:value="15.937700936" calcext:value-type="float">
            <text:p>15.937700936</text:p>
          </table:table-cell>
          <table:table-cell table:number-columns-repeated="2"/>
        </table:table-row>
        <table:table-row table:style-name="ro1">
          <table:table-cell office:value-type="float" office:value="0.020183776035" calcext:value-type="float">
            <text:p>0.020183776035</text:p>
          </table:table-cell>
          <table:table-cell office:value-type="float" office:value="-3.0235499948" calcext:value-type="float">
            <text:p>-3.0235499948</text:p>
          </table:table-cell>
          <table:table-cell office:value-type="float" office:value="3.4503813697" calcext:value-type="float">
            <text:p>3.4503813697</text:p>
          </table:table-cell>
          <table:table-cell office:value-type="float" office:value="10.945976401" calcext:value-type="float">
            <text:p>10.945976401</text:p>
          </table:table-cell>
          <table:table-cell office:value-type="float" office:value="15.723598669" calcext:value-type="float">
            <text:p>15.723598669</text:p>
          </table:table-cell>
          <table:table-cell table:number-columns-repeated="2"/>
        </table:table-row>
        <table:table-row table:style-name="ro1">
          <table:table-cell office:value-type="float" office:value="0.021726085772" calcext:value-type="float">
            <text:p>0.021726085772</text:p>
          </table:table-cell>
          <table:table-cell office:value-type="float" office:value="-2.9783936232" calcext:value-type="float">
            <text:p>-2.9783936232</text:p>
          </table:table-cell>
          <table:table-cell office:value-type="float" office:value="3.5136332878" calcext:value-type="float">
            <text:p>3.5136332878</text:p>
          </table:table-cell>
          <table:table-cell office:value-type="float" office:value="11.358382948" calcext:value-type="float">
            <text:p>11.358382948</text:p>
          </table:table-cell>
          <table:table-cell office:value-type="float" office:value="15.517805263" calcext:value-type="float">
            <text:p>15.517805263</text:p>
          </table:table-cell>
          <table:table-cell table:number-columns-repeated="2"/>
        </table:table-row>
        <table:table-row table:style-name="ro1">
          <table:table-cell office:value-type="float" office:value="0.023268395508" calcext:value-type="float">
            <text:p>0.023268395508</text:p>
          </table:table-cell>
          <table:table-cell office:value-type="float" office:value="-2.9315767039" calcext:value-type="float">
            <text:p>-2.9315767039</text:p>
          </table:table-cell>
          <table:table-cell office:value-type="float" office:value="3.5760272806" calcext:value-type="float">
            <text:p>3.5760272806</text:p>
          </table:table-cell>
          <table:table-cell office:value-type="float" office:value="11.766144415" calcext:value-type="float">
            <text:p>11.766144415</text:p>
          </table:table-cell>
          <table:table-cell office:value-type="float" office:value="15.299844299" calcext:value-type="float">
            <text:p>15.299844299</text:p>
          </table:table-cell>
          <table:table-cell table:number-columns-repeated="2"/>
        </table:table-row>
        <table:table-row table:style-name="ro1">
          <table:table-cell office:value-type="float" office:value="0.024810705245" calcext:value-type="float">
            <text:p>0.024810705245</text:p>
          </table:table-cell>
          <table:table-cell office:value-type="float" office:value="-2.8831188175" calcext:value-type="float">
            <text:p>-2.8831188175</text:p>
          </table:table-cell>
          <table:table-cell office:value-type="float" office:value="3.6375143239" calcext:value-type="float">
            <text:p>3.6375143239</text:p>
          </table:table-cell>
          <table:table-cell office:value-type="float" office:value="12.168879352" calcext:value-type="float">
            <text:p>12.168879352</text:p>
          </table:table-cell>
          <table:table-cell office:value-type="float" office:value="15.069836504" calcext:value-type="float">
            <text:p>15.069836504</text:p>
          </table:table-cell>
          <table:table-cell table:number-columns-repeated="2"/>
        </table:table-row>
        <table:table-row table:style-name="ro1">
          <table:table-cell office:value-type="float" office:value="0.026353014981" calcext:value-type="float">
            <text:p>0.026353014981</text:p>
          </table:table-cell>
          <table:table-cell office:value-type="float" office:value="-2.8330410832" calcext:value-type="float">
            <text:p>-2.8330410832</text:p>
          </table:table-cell>
          <table:table-cell office:value-type="float" office:value="3.6980459084" calcext:value-type="float">
            <text:p>3.6980459084</text:p>
          </table:table-cell>
          <table:table-cell office:value-type="float" office:value="12.566209303" calcext:value-type="float">
            <text:p>12.566209303</text:p>
          </table:table-cell>
          <table:table-cell office:value-type="float" office:value="14.82791545" calcext:value-type="float">
            <text:p>14.82791545</text:p>
          </table:table-cell>
          <table:table-cell table:number-columns-repeated="2"/>
        </table:table-row>
        <table:table-row table:style-name="ro1">
          <table:table-cell office:value-type="float" office:value="0.02783279581" calcext:value-type="float">
            <text:p>0.02783279581</text:p>
          </table:table-cell>
          <table:table-cell office:value-type="float" office:value="-2.783491934" calcext:value-type="float">
            <text:p>-2.783491934</text:p>
          </table:table-cell>
          <table:table-cell office:value-type="float" office:value="3.7551807924" calcext:value-type="float">
            <text:p>3.7551807924</text:p>
          </table:table-cell>
          <table:table-cell office:value-type="float" office:value="12.942002019" calcext:value-type="float">
            <text:p>12.942002019</text:p>
          </table:table-cell>
          <table:table-cell office:value-type="float" office:value="14.584739488" calcext:value-type="float">
            <text:p>14.584739488</text:p>
          </table:table-cell>
          <table:table-cell table:number-columns-repeated="2"/>
        </table:table-row>
        <table:table-row table:style-name="ro1">
          <table:table-cell office:value-type="float" office:value="0.029312576639" calcext:value-type="float">
            <text:p>0.029312576639</text:p>
          </table:table-cell>
          <table:table-cell office:value-type="float" office:value="-2.7324937658" calcext:value-type="float">
            <text:p>-2.7324937658</text:p>
          </table:table-cell>
          <table:table-cell office:value-type="float" office:value="3.8113501654" calcext:value-type="float">
            <text:p>3.8113501654</text:p>
          </table:table-cell>
          <table:table-cell office:value-type="float" office:value="13.312146023" calcext:value-type="float">
            <text:p>13.312146023</text:p>
          </table:table-cell>
          <table:table-cell office:value-type="float" office:value="14.330871588" calcext:value-type="float">
            <text:p>14.330871588</text:p>
          </table:table-cell>
          <table:table-cell table:number-columns-repeated="2"/>
        </table:table-row>
        <table:table-row table:style-name="ro1">
          <table:table-cell office:value-type="float" office:value="0.030792357467" calcext:value-type="float">
            <text:p>0.030792357467</text:p>
          </table:table-cell>
          <table:table-cell office:value-type="float" office:value="-2.6800691531" calcext:value-type="float">
            <text:p>-2.6800691531</text:p>
          </table:table-cell>
          <table:table-cell office:value-type="float" office:value="3.8665127825" calcext:value-type="float">
            <text:p>3.8665127825</text:p>
          </table:table-cell>
          <table:table-cell office:value-type="float" office:value="13.676317203" calcext:value-type="float">
            <text:p>13.676317203</text:p>
          </table:table-cell>
          <table:table-cell office:value-type="float" office:value="14.066462691" calcext:value-type="float">
            <text:p>14.066462691</text:p>
          </table:table-cell>
          <table:table-cell table:number-columns-repeated="2"/>
        </table:table-row>
        <table:table-row table:style-name="ro1">
          <table:table-cell office:value-type="float" office:value="0.032272138296" calcext:value-type="float">
            <text:p>0.032272138296</text:p>
          </table:table-cell>
          <table:table-cell office:value-type="float" office:value="-2.6262419215" calcext:value-type="float">
            <text:p>-2.6262419215</text:p>
          </table:table-cell>
          <table:table-cell office:value-type="float" office:value="3.9206280055" calcext:value-type="float">
            <text:p>3.9206280055</text:p>
          </table:table-cell>
          <table:table-cell office:value-type="float" office:value="14.034195529" calcext:value-type="float">
            <text:p>14.034195529</text:p>
          </table:table-cell>
          <table:table-cell office:value-type="float" office:value="13.791674326" calcext:value-type="float">
            <text:p>13.791674326</text:p>
          </table:table-cell>
          <table:table-cell table:number-columns-repeated="2"/>
        </table:table-row>
        <table:table-row table:style-name="ro1">
          <table:table-cell office:value-type="float" office:value="0.033717346919" calcext:value-type="float">
            <text:p>0.033717346919</text:p>
          </table:table-cell>
          <table:table-cell office:value-type="float" office:value="-2.5723424064" calcext:value-type="float">
            <text:p>-2.5723424064</text:p>
          </table:table-cell>
          <table:table-cell office:value-type="float" office:value="3.9724296513" calcext:value-type="float">
            <text:p>3.9724296513</text:p>
          </table:table-cell>
          <table:table-cell office:value-type="float" office:value="14.377336401" calcext:value-type="float">
            <text:p>14.377336401</text:p>
          </table:table-cell>
          <table:table-cell office:value-type="float" office:value="13.513451983" calcext:value-type="float">
            <text:p>13.513451983</text:p>
          </table:table-cell>
          <table:table-cell table:number-columns-repeated="2"/>
        </table:table-row>
        <table:table-row table:style-name="ro1">
          <table:table-cell office:value-type="float" office:value="0.035162555542" calcext:value-type="float">
            <text:p>0.035162555542</text:p>
          </table:table-cell>
          <table:table-cell office:value-type="float" office:value="-2.5171534122" calcext:value-type="float">
            <text:p>-2.5171534122</text:p>
          </table:table-cell>
          <table:table-cell office:value-type="float" office:value="4.0231575019" calcext:value-type="float">
            <text:p>4.0231575019</text:p>
          </table:table-cell>
          <table:table-cell office:value-type="float" office:value="14.713884433" calcext:value-type="float">
            <text:p>14.713884433</text:p>
          </table:table-cell>
          <table:table-cell office:value-type="float" office:value="13.225663307" calcext:value-type="float">
            <text:p>13.225663307</text:p>
          </table:table-cell>
          <table:table-cell table:number-columns-repeated="2"/>
        </table:table-row>
        <table:table-row table:style-name="ro1">
          <table:table-cell office:value-type="float" office:value="0.036607764165" calcext:value-type="float">
            <text:p>0.036607764165</text:p>
          </table:table-cell>
          <table:table-cell office:value-type="float" office:value="-2.4607004935" calcext:value-type="float">
            <text:p>-2.4607004935</text:p>
          </table:table-cell>
          <table:table-cell office:value-type="float" office:value="4.0727756001" calcext:value-type="float">
            <text:p>4.0727756001</text:p>
          </table:table-cell>
          <table:table-cell office:value-type="float" office:value="15.043554822" calcext:value-type="float">
            <text:p>15.043554822</text:p>
          </table:table-cell>
          <table:table-cell office:value-type="float" office:value="12.928487359" calcext:value-type="float">
            <text:p>12.928487359</text:p>
          </table:table-cell>
          <table:table-cell table:number-columns-repeated="2"/>
        </table:table-row>
        <table:table-row table:style-name="ro1">
          <table:table-cell office:value-type="float" office:value="0.038052972788" calcext:value-type="float">
            <text:p>0.038052972788</text:p>
          </table:table-cell>
          <table:table-cell office:value-type="float" office:value="-2.4030102764" calcext:value-type="float">
            <text:p>-2.4030102764</text:p>
          </table:table-cell>
          <table:table-cell office:value-type="float" office:value="4.1212486854" calcext:value-type="float">
            <text:p>4.1212486854</text:p>
          </table:table-cell>
          <table:table-cell office:value-type="float" office:value="15.366067808" calcext:value-type="float">
            <text:p>15.366067808</text:p>
          </table:table-cell>
          <table:table-cell office:value-type="float" office:value="12.622112357" calcext:value-type="float">
            <text:p>12.622112357</text:p>
          </table:table-cell>
          <table:table-cell table:number-columns-repeated="2"/>
        </table:table-row>
        <table:table-row table:style-name="ro1">
          <table:table-cell office:value-type="float" office:value="0.039479459059" calcext:value-type="float">
            <text:p>0.039479459059</text:p>
          </table:table-cell>
          <table:table-cell office:value-type="float" office:value="-2.3448810865" calcext:value-type="float">
            <text:p>-2.3448810865</text:p>
          </table:table-cell>
          <table:table-cell office:value-type="float" office:value="4.1679372343" calcext:value-type="float">
            <text:p>4.1679372343</text:p>
          </table:table-cell>
          <table:table-cell office:value-type="float" office:value="15.67711583" calcext:value-type="float">
            <text:p>15.67711583</text:p>
          </table:table-cell>
          <table:table-cell office:value-type="float" office:value="12.310877867" calcext:value-type="float">
            <text:p>12.310877867</text:p>
          </table:table-cell>
          <table:table-cell table:number-columns-repeated="2"/>
        </table:table-row>
        <table:table-row table:style-name="ro1">
          <table:table-cell office:value-type="float" office:value="0.040905945331" calcext:value-type="float">
            <text:p>0.040905945331</text:p>
          </table:table-cell>
          <table:table-cell office:value-type="float" office:value="-2.2856010138" calcext:value-type="float">
            <text:p>-2.2856010138</text:p>
          </table:table-cell>
          <table:table-cell office:value-type="float" office:value="4.2134441247" calcext:value-type="float">
            <text:p>4.2134441247</text:p>
          </table:table-cell>
          <table:table-cell office:value-type="float" office:value="15.980664868" calcext:value-type="float">
            <text:p>15.980664868</text:p>
          </table:table-cell>
          <table:table-cell office:value-type="float" office:value="11.991071401" calcext:value-type="float">
            <text:p>11.991071401</text:p>
          </table:table-cell>
          <table:table-cell table:number-columns-repeated="2"/>
        </table:table-row>
        <table:table-row table:style-name="ro1">
          <table:table-cell office:value-type="float" office:value="0.042332431602" calcext:value-type="float">
            <text:p>0.042332431602</text:p>
          </table:table-cell>
          <table:table-cell office:value-type="float" office:value="-2.2251986155" calcext:value-type="float">
            <text:p>-2.2251986155</text:p>
          </table:table-cell>
          <table:table-cell office:value-type="float" office:value="4.2577376403" calcext:value-type="float">
            <text:p>4.2577376403</text:p>
          </table:table-cell>
          <table:table-cell office:value-type="float" office:value="16.276462168" calcext:value-type="float">
            <text:p>16.276462168</text:p>
          </table:table-cell>
          <table:table-cell office:value-type="float" office:value="11.662899315" calcext:value-type="float">
            <text:p>11.662899315</text:p>
          </table:table-cell>
          <table:table-cell table:number-columns-repeated="2"/>
        </table:table-row>
        <table:table-row table:style-name="ro1">
          <table:table-cell office:value-type="float" office:value="0.043758917874" calcext:value-type="float">
            <text:p>0.043758917874</text:p>
          </table:table-cell>
          <table:table-cell office:value-type="float" office:value="-2.1637033844" calcext:value-type="float">
            <text:p>-2.1637033844</text:p>
          </table:table-cell>
          <table:table-cell office:value-type="float" office:value="4.3007868528" calcext:value-type="float">
            <text:p>4.3007868528</text:p>
          </table:table-cell>
          <table:table-cell office:value-type="float" office:value="16.564260944" calcext:value-type="float">
            <text:p>16.564260944</text:p>
          </table:table-cell>
          <table:table-cell office:value-type="float" office:value="11.326576028" calcext:value-type="float">
            <text:p>11.326576028</text:p>
          </table:table-cell>
          <table:table-cell table:number-columns-repeated="2"/>
        </table:table-row>
        <table:table-row table:style-name="ro1">
          <table:table-cell office:value-type="float" office:value="0.045178701945" calcext:value-type="float">
            <text:p>0.045178701945</text:p>
          </table:table-cell>
          <table:table-cell office:value-type="float" office:value="-2.1014420839" calcext:value-type="float">
            <text:p>-2.1014420839</text:p>
          </table:table-cell>
          <table:table-cell office:value-type="float" office:value="4.3423684003" calcext:value-type="float">
            <text:p>4.3423684003</text:p>
          </table:table-cell>
          <table:table-cell office:value-type="float" office:value="16.84252679" calcext:value-type="float">
            <text:p>16.84252679</text:p>
          </table:table-cell>
          <table:table-cell office:value-type="float" office:value="10.98395947" calcext:value-type="float">
            <text:p>10.98395947</text:p>
          </table:table-cell>
          <table:table-cell table:number-columns-repeated="2"/>
        </table:table-row>
        <table:table-row table:style-name="ro1">
          <table:table-cell office:value-type="float" office:value="0.046598486016" calcext:value-type="float">
            <text:p>0.046598486016</text:p>
          </table:table-cell>
          <table:table-cell office:value-type="float" office:value="-2.0381591715" calcext:value-type="float">
            <text:p>-2.0381591715</text:p>
          </table:table-cell>
          <table:table-cell office:value-type="float" office:value="4.3826586216" calcext:value-type="float">
            <text:p>4.3826586216</text:p>
          </table:table-cell>
          <table:table-cell office:value-type="float" office:value="17.112400034" calcext:value-type="float">
            <text:p>17.112400034</text:p>
          </table:table-cell>
          <table:table-cell office:value-type="float" office:value="10.633715096" calcext:value-type="float">
            <text:p>10.633715096</text:p>
          </table:table-cell>
          <table:table-cell table:number-columns-repeated="2"/>
        </table:table-row>
        <table:table-row table:style-name="ro1">
          <table:table-cell office:value-type="float" office:value="0.048018270087" calcext:value-type="float">
            <text:p>0.048018270087</text:p>
          </table:table-cell>
          <table:table-cell office:value-type="float" office:value="-1.9738863478" calcext:value-type="float">
            <text:p>-1.9738863478</text:p>
          </table:table-cell>
          <table:table-cell office:value-type="float" office:value="4.4216295202" calcext:value-type="float">
            <text:p>4.4216295202</text:p>
          </table:table-cell>
          <table:table-cell office:value-type="float" office:value="17.373656601" calcext:value-type="float">
            <text:p>17.373656601</text:p>
          </table:table-cell>
          <table:table-cell office:value-type="float" office:value="10.276076981" calcext:value-type="float">
            <text:p>10.276076981</text:p>
          </table:table-cell>
          <table:table-cell table:number-columns-repeated="2"/>
        </table:table-row>
        <table:table-row table:style-name="ro1">
          <table:table-cell office:value-type="float" office:value="0.049438054159" calcext:value-type="float">
            <text:p>0.049438054159</text:p>
          </table:table-cell>
          <table:table-cell office:value-type="float" office:value="-1.9086561358" calcext:value-type="float">
            <text:p>-1.9086561358</text:p>
          </table:table-cell>
          <table:table-cell office:value-type="float" office:value="4.4592539857" calcext:value-type="float">
            <text:p>4.4592539857</text:p>
          </table:table-cell>
          <table:table-cell office:value-type="float" office:value="17.626079336" calcext:value-type="float">
            <text:p>17.626079336</text:p>
          </table:table-cell>
          <table:table-cell office:value-type="float" office:value="9.9112863185" calcext:value-type="float">
            <text:p>9.9112863185</text:p>
          </table:table-cell>
          <table:table-cell table:number-columns-repeated="2"/>
        </table:table-row>
        <table:table-row table:style-name="ro1">
          <table:table-cell office:value-type="float" office:value="0.050862420937" calcext:value-type="float">
            <text:p>0.050862420937</text:p>
          </table:table-cell>
          <table:table-cell office:value-type="float" office:value="-1.8422868675" calcext:value-type="float">
            <text:p>-1.8422868675</text:p>
          </table:table-cell>
          <table:table-cell office:value-type="float" office:value="4.4956205796" calcext:value-type="float">
            <text:p>4.4956205796</text:p>
          </table:table-cell>
          <table:table-cell office:value-type="float" office:value="17.870228939" calcext:value-type="float">
            <text:p>17.870228939</text:p>
          </table:table-cell>
          <table:table-cell office:value-type="float" office:value="9.5383805808" calcext:value-type="float">
            <text:p>9.5383805808</text:p>
          </table:table-cell>
          <table:table-cell table:number-columns-repeated="2"/>
        </table:table-row>
        <table:table-row table:style-name="ro1">
          <table:table-cell office:value-type="float" office:value="0.052286787714" calcext:value-type="float">
            <text:p>0.052286787714</text:p>
          </table:table-cell>
          <table:table-cell office:value-type="float" office:value="-1.7750219799" calcext:value-type="float">
            <text:p>-1.7750219799</text:p>
          </table:table-cell>
          <table:table-cell office:value-type="float" office:value="4.5305801582" calcext:value-type="float">
            <text:p>4.5305801582</text:p>
          </table:table-cell>
          <table:table-cell office:value-type="float" office:value="18.105071687" calcext:value-type="float">
            <text:p>18.105071687</text:p>
          </table:table-cell>
          <table:table-cell office:value-type="float" office:value="9.1587830456" calcext:value-type="float">
            <text:p>9.1587830456</text:p>
          </table:table-cell>
          <table:table-cell table:number-columns-repeated="2"/>
        </table:table-row>
        <table:table-row table:style-name="ro1">
          <table:table-cell office:value-type="float" office:value="0.053711154492" calcext:value-type="float">
            <text:p>0.053711154492</text:p>
          </table:table-cell>
          <table:table-cell office:value-type="float" office:value="-1.7068966438" calcext:value-type="float">
            <text:p>-1.7068966438</text:p>
          </table:table-cell>
          <table:table-cell office:value-type="float" office:value="4.5641081908" calcext:value-type="float">
            <text:p>4.5641081908</text:p>
          </table:table-cell>
          <table:table-cell office:value-type="float" office:value="18.330410788" calcext:value-type="float">
            <text:p>18.330410788</text:p>
          </table:table-cell>
          <table:table-cell office:value-type="float" office:value="8.7727574818" calcext:value-type="float">
            <text:p>8.7727574818</text:p>
          </table:table-cell>
          <table:table-cell table:number-columns-repeated="2"/>
        </table:table-row>
        <table:table-row table:style-name="ro1">
          <table:table-cell office:value-type="float" office:value="0.05513552127" calcext:value-type="float">
            <text:p>0.05513552127</text:p>
          </table:table-cell>
          <table:table-cell office:value-type="float" office:value="-1.637946751" calcext:value-type="float">
            <text:p>-1.637946751</text:p>
          </table:table-cell>
          <table:table-cell office:value-type="float" office:value="4.5961811444" calcext:value-type="float">
            <text:p>4.5961811444</text:p>
          </table:table-cell>
          <table:table-cell office:value-type="float" office:value="18.546057418" calcext:value-type="float">
            <text:p>18.546057418</text:p>
          </table:table-cell>
          <table:table-cell office:value-type="float" office:value="8.3805739168" calcext:value-type="float">
            <text:p>8.3805739168</text:p>
          </table:table-cell>
          <table:table-cell table:number-columns-repeated="2"/>
        </table:table-row>
        <table:table-row table:style-name="ro1">
          <table:table-cell office:value-type="float" office:value="0.05657748734" calcext:value-type="float">
            <text:p>0.05657748734</text:p>
          </table:table-cell>
          <table:table-cell office:value-type="float" office:value="-1.5673424417" calcext:value-type="float">
            <text:p>-1.5673424417</text:p>
          </table:table-cell>
          <table:table-cell office:value-type="float" office:value="4.6271452057" calcext:value-type="float">
            <text:p>4.6271452057</text:p>
          </table:table-cell>
          <table:table-cell office:value-type="float" office:value="18.754310954" calcext:value-type="float">
            <text:p>18.754310954</text:p>
          </table:table-cell>
          <table:table-cell office:value-type="float" office:value="7.9775543356" calcext:value-type="float">
            <text:p>7.9775543356</text:p>
          </table:table-cell>
          <table:table-cell table:number-columns-repeated="2"/>
        </table:table-row>
        <table:table-row table:style-name="ro1">
          <table:table-cell office:value-type="float" office:value="0.05801945341" calcext:value-type="float">
            <text:p>0.05801945341</text:p>
          </table:table-cell>
          <table:table-cell office:value-type="float" office:value="-1.4959692162" calcext:value-type="float">
            <text:p>-1.4959692162</text:p>
          </table:table-cell>
          <table:table-cell office:value-type="float" office:value="4.6565726682" calcext:value-type="float">
            <text:p>4.6565726682</text:p>
          </table:table-cell>
          <table:table-cell office:value-type="float" office:value="18.952267227" calcext:value-type="float">
            <text:p>18.952267227</text:p>
          </table:table-cell>
          <table:table-cell office:value-type="float" office:value="7.5687989352" calcext:value-type="float">
            <text:p>7.5687989352</text:p>
          </table:table-cell>
          <table:table-cell table:number-columns-repeated="2"/>
        </table:table-row>
        <table:table-row table:style-name="ro1">
          <table:table-cell office:value-type="float" office:value="0.05946141948" calcext:value-type="float">
            <text:p>0.05946141948</text:p>
          </table:table-cell>
          <table:table-cell office:value-type="float" office:value="-1.423866378" calcext:value-type="float">
            <text:p>-1.423866378</text:p>
          </table:table-cell>
          <table:table-cell office:value-type="float" office:value="4.6844423819" calcext:value-type="float">
            <text:p>4.6844423819</text:p>
          </table:table-cell>
          <table:table-cell office:value-type="float" office:value="19.139756613" calcext:value-type="float">
            <text:p>19.139756613</text:p>
          </table:table-cell>
          <table:table-cell office:value-type="float" office:value="7.1546057889" calcext:value-type="float">
            <text:p>7.1546057889</text:p>
          </table:table-cell>
          <table:table-cell table:number-columns-repeated="2"/>
        </table:table-row>
        <table:table-row table:style-name="ro1">
          <table:table-cell office:value-type="float" office:value="0.06090338555" calcext:value-type="float">
            <text:p>0.06090338555</text:p>
          </table:table-cell>
          <table:table-cell office:value-type="float" office:value="-1.3510738551" calcext:value-type="float">
            <text:p>-1.3510738551</text:p>
          </table:table-cell>
          <table:table-cell office:value-type="float" office:value="4.7107343355" calcext:value-type="float">
            <text:p>4.7107343355</text:p>
          </table:table-cell>
          <table:table-cell office:value-type="float" office:value="19.316618716" calcext:value-type="float">
            <text:p>19.316618716</text:p>
          </table:table-cell>
          <table:table-cell office:value-type="float" office:value="6.73527838" calcext:value-type="float">
            <text:p>6.73527838</text:p>
          </table:table-cell>
          <table:table-cell table:number-columns-repeated="2"/>
        </table:table-row>
        <table:table-row table:style-name="ro1">
          <table:table-cell office:value-type="float" office:value="0.062382165572" calcext:value-type="float">
            <text:p>0.062382165572</text:p>
          </table:table-cell>
          <table:table-cell office:value-type="float" office:value="-1.2757490365" calcext:value-type="float">
            <text:p>-1.2757490365</text:p>
          </table:table-cell>
          <table:table-cell office:value-type="float" office:value="4.7360390963" calcext:value-type="float">
            <text:p>4.7360390963</text:p>
          </table:table-cell>
          <table:table-cell office:value-type="float" office:value="19.486800358" calcext:value-type="float">
            <text:p>19.486800358</text:p>
          </table:table-cell>
          <table:table-cell office:value-type="float" office:value="6.3002361058" calcext:value-type="float">
            <text:p>6.3002361058</text:p>
          </table:table-cell>
          <table:table-cell table:number-columns-repeated="2"/>
        </table:table-row>
        <table:table-row table:style-name="ro1">
          <table:table-cell office:value-type="float" office:value="0.063860945594" calcext:value-type="float">
            <text:p>0.063860945594</text:p>
          </table:table-cell>
          <table:table-cell office:value-type="float" office:value="-1.1997857936" calcext:value-type="float">
            <text:p>-1.1997857936</text:p>
          </table:table-cell>
          <table:table-cell office:value-type="float" office:value="4.7596456341" calcext:value-type="float">
            <text:p>4.7596456341</text:p>
          </table:table-cell>
          <table:table-cell office:value-type="float" office:value="19.645494027" calcext:value-type="float">
            <text:p>19.645494027</text:p>
          </table:table-cell>
          <table:table-cell office:value-type="float" office:value="5.8604567109" calcext:value-type="float">
            <text:p>5.8604567109</text:p>
          </table:table-cell>
          <table:table-cell table:number-columns-repeated="2"/>
        </table:table-row>
        <table:table-row table:style-name="ro1">
          <table:table-cell office:value-type="float" office:value="0.065339725615" calcext:value-type="float">
            <text:p>0.065339725615</text:p>
          </table:table-cell>
          <table:table-cell office:value-type="float" office:value="-1.1232290017" calcext:value-type="float">
            <text:p>-1.1232290017</text:p>
          </table:table-cell>
          <table:table-cell office:value-type="float" office:value="4.7815362235" calcext:value-type="float">
            <text:p>4.7815362235</text:p>
          </table:table-cell>
          <table:table-cell office:value-type="float" office:value="19.792558169" calcext:value-type="float">
            <text:p>19.792558169</text:p>
          </table:table-cell>
          <table:table-cell office:value-type="float" office:value="5.4162831444" calcext:value-type="float">
            <text:p>5.4162831444</text:p>
          </table:table-cell>
          <table:table-cell table:number-columns-repeated="2"/>
        </table:table-row>
        <table:table-row table:style-name="ro1">
          <table:table-cell office:value-type="float" office:value="0.066818505637" calcext:value-type="float">
            <text:p>0.066818505637</text:p>
          </table:table-cell>
          <table:table-cell office:value-type="float" office:value="-1.0461240643" calcext:value-type="float">
            <text:p>-1.0461240643</text:p>
          </table:table-cell>
          <table:table-cell office:value-type="float" office:value="4.8016944792" calcext:value-type="float">
            <text:p>4.8016944792</text:p>
          </table:table-cell>
          <table:table-cell office:value-type="float" office:value="19.927862198" calcext:value-type="float">
            <text:p>19.927862198</text:p>
          </table:table-cell>
          <table:table-cell office:value-type="float" office:value="4.9680628888" calcext:value-type="float">
            <text:p>4.9680628888</text:p>
          </table:table-cell>
          <table:table-cell table:number-columns-repeated="2"/>
        </table:table-row>
        <table:table-row table:style-name="ro1">
          <table:table-cell office:value-type="float" office:value="0.068380171973" calcext:value-type="float">
            <text:p>0.068380171973</text:p>
          </table:table-cell>
          <table:table-cell office:value-type="float" office:value="-0.96415302695" calcext:value-type="float">
            <text:p>-0.96415302695</text:p>
          </table:table-cell>
          <table:table-cell office:value-type="float" office:value="4.8210853123" calcext:value-type="float">
            <text:p>4.8210853123</text:p>
          </table:table-cell>
          <table:table-cell office:value-type="float" office:value="20.057850816" calcext:value-type="float">
            <text:p>20.057850816</text:p>
          </table:table-cell>
          <table:table-cell office:value-type="float" office:value="4.4907153693" calcext:value-type="float">
            <text:p>4.4907153693</text:p>
          </table:table-cell>
          <table:table-cell table:number-columns-repeated="2"/>
        </table:table-row>
        <table:table-row table:style-name="ro1">
          <table:table-cell office:value-type="float" office:value="0.069941838309" calcext:value-type="float">
            <text:p>0.069941838309</text:p>
          </table:table-cell>
          <table:table-cell office:value-type="float" office:value="-0.88167644319" calcext:value-type="float">
            <text:p>-0.88167644319</text:p>
          </table:table-cell>
          <table:table-cell office:value-type="float" office:value="4.8385113881" calcext:value-type="float">
            <text:p>4.8385113881</text:p>
          </table:table-cell>
          <table:table-cell office:value-type="float" office:value="20.174463912" calcext:value-type="float">
            <text:p>20.174463912</text:p>
          </table:table-cell>
          <table:table-cell office:value-type="float" office:value="4.0096657369" calcext:value-type="float">
            <text:p>4.0096657369</text:p>
          </table:table-cell>
          <table:table-cell table:number-columns-repeated="2"/>
        </table:table-row>
        <table:table-row table:style-name="ro1">
          <table:table-cell office:value-type="float" office:value="0.071503504645" calcext:value-type="float">
            <text:p>0.071503504645</text:p>
          </table:table-cell>
          <table:table-cell office:value-type="float" office:value="-0.79874938398" calcext:value-type="float">
            <text:p>-0.79874938398</text:p>
          </table:table-cell>
          <table:table-cell office:value-type="float" office:value="4.8539583948" calcext:value-type="float">
            <text:p>4.8539583948</text:p>
          </table:table-cell>
          <table:table-cell office:value-type="float" office:value="20.277588653" calcext:value-type="float">
            <text:p>20.277588653</text:p>
          </table:table-cell>
          <table:table-cell office:value-type="float" office:value="3.5253368064" calcext:value-type="float">
            <text:p>3.5253368064</text:p>
          </table:table-cell>
          <table:table-cell table:number-columns-repeated="2"/>
        </table:table-row>
        <table:table-row table:style-name="ro1">
          <table:table-cell office:value-type="float" office:value="0.073065170981" calcext:value-type="float">
            <text:p>0.073065170981</text:p>
          </table:table-cell>
          <table:table-cell office:value-type="float" office:value="-0.71542735343" calcext:value-type="float">
            <text:p>-0.71542735343</text:p>
          </table:table-cell>
          <table:table-cell office:value-type="float" office:value="4.8674137613" calcext:value-type="float">
            <text:p>4.8674137613</text:p>
          </table:table-cell>
          <table:table-cell office:value-type="float" office:value="20.367126544" calcext:value-type="float">
            <text:p>20.367126544</text:p>
          </table:table-cell>
          <table:table-cell office:value-type="float" office:value="3.0381550136" calcext:value-type="float">
            <text:p>3.0381550136</text:p>
          </table:table-cell>
          <table:table-cell table:number-columns-repeated="2"/>
        </table:table-row>
        <table:table-row table:style-name="ro1">
          <table:table-cell office:value-type="float" office:value="0.074975950985" calcext:value-type="float">
            <text:p>0.074975950985</text:p>
          </table:table-cell>
          <table:table-cell office:value-type="float" office:value="-0.61302293588" calcext:value-type="float">
            <text:p>-0.61302293588</text:p>
          </table:table-cell>
          <table:table-cell office:value-type="float" office:value="4.881152176" calcext:value-type="float">
            <text:p>4.881152176</text:p>
          </table:table-cell>
          <table:table-cell office:value-type="float" office:value="20.458076756" calcext:value-type="float">
            <text:p>20.458076756</text:p>
          </table:table-cell>
          <table:table-cell office:value-type="float" office:value="2.4388100319" calcext:value-type="float">
            <text:p>2.4388100319</text:p>
          </table:table-cell>
          <table:table-cell table:number-columns-repeated="2"/>
        </table:table-row>
        <table:table-row table:style-name="ro1">
          <table:table-cell office:value-type="float" office:value="0.076886730989" calcext:value-type="float">
            <text:p>0.076886730989</text:p>
          </table:table-cell>
          <table:table-cell office:value-type="float" office:value="-0.51021388739" calcext:value-type="float">
            <text:p>-0.51021388739</text:p>
          </table:table-cell>
          <table:table-cell office:value-type="float" office:value="4.8918766482" calcext:value-type="float">
            <text:p>4.8918766482</text:p>
          </table:table-cell>
          <table:table-cell office:value-type="float" office:value="20.528437218" calcext:value-type="float">
            <text:p>20.528437218</text:p>
          </table:table-cell>
          <table:table-cell office:value-type="float" office:value="1.8366292673" calcext:value-type="float">
            <text:p>1.8366292673</text:p>
          </table:table-cell>
          <table:table-cell table:number-columns-repeated="2"/>
        </table:table-row>
        <table:table-row table:style-name="ro1">
          <table:table-cell office:value-type="float" office:value="0.078797510993" calcext:value-type="float">
            <text:p>0.078797510993</text:p>
          </table:table-cell>
          <table:table-cell office:value-type="float" office:value="-0.40710372948" calcext:value-type="float">
            <text:p>-0.40710372948</text:p>
          </table:table-cell>
          <table:table-cell office:value-type="float" office:value="4.899574949" calcext:value-type="float">
            <text:p>4.899574949</text:p>
          </table:table-cell>
          <table:table-cell office:value-type="float" office:value="20.57811656" calcext:value-type="float">
            <text:p>20.57811656</text:p>
          </table:table-cell>
          <table:table-cell office:value-type="float" office:value="1.2324087689" calcext:value-type="float">
            <text:p>1.2324087689</text:p>
          </table:table-cell>
          <table:table-cell table:number-columns-repeated="2"/>
        </table:table-row>
        <table:table-row table:style-name="ro1">
          <table:table-cell office:value-type="float" office:value="0.080708290996" calcext:value-type="float">
            <text:p>0.080708290996</text:p>
          </table:table-cell>
          <table:table-cell office:value-type="float" office:value="-0.30379635923" calcext:value-type="float">
            <text:p>-0.30379635923</text:p>
          </table:table-cell>
          <table:table-cell office:value-type="float" office:value="4.904238849" calcext:value-type="float">
            <text:p>4.904238849</text:p>
          </table:table-cell>
          <table:table-cell office:value-type="float" office:value="20.607056412" calcext:value-type="float">
            <text:p>20.607056412</text:p>
          </table:table-cell>
          <table:table-cell office:value-type="float" office:value="0.62694731068" calcext:value-type="float">
            <text:p>0.62694731068</text:p>
          </table:table-cell>
          <table:table-cell table:number-columns-repeated="2"/>
        </table:table-row>
        <table:table-row table:style-name="ro1">
          <table:table-cell office:value-type="float" office:value="0.082262177852" calcext:value-type="float">
            <text:p>0.082262177852</text:p>
          </table:table-cell>
          <table:table-cell office:value-type="float" office:value="-0.21971119716" calcext:value-type="float">
            <text:p>-0.21971119716</text:p>
          </table:table-cell>
          <table:table-cell office:value-type="float" office:value="4.9057913974" calcext:value-type="float">
            <text:p>4.9057913974</text:p>
          </table:table-cell>
          <table:table-cell office:value-type="float" office:value="20.615281645" calcext:value-type="float">
            <text:p>20.615281645</text:p>
          </table:table-cell>
          <table:table-cell office:value-type="float" office:value="0.13421145706" calcext:value-type="float">
            <text:p>0.13421145706</text:p>
          </table:table-cell>
          <table:table-cell table:number-columns-repeated="2"/>
        </table:table-row>
        <table:table-row table:style-name="ro1">
          <table:table-cell office:value-type="float" office:value="0.083816064707" calcext:value-type="float">
            <text:p>0.083816064707</text:p>
          </table:table-cell>
          <table:table-cell office:value-type="float" office:value="-0.13562049253" calcext:value-type="float">
            <text:p>-0.13562049253</text:p>
          </table:table-cell>
          <table:table-cell office:value-type="float" office:value="4.9053340329" calcext:value-type="float">
            <text:p>4.9053340329</text:p>
          </table:table-cell>
          <table:table-cell office:value-type="float" office:value="20.609776429" calcext:value-type="float">
            <text:p>20.609776429</text:p>
          </table:table-cell>
          <table:table-cell office:value-type="float" office:value="-0.35838571357" calcext:value-type="float">
            <text:p>-0.35838571357</text:p>
          </table:table-cell>
          <table:table-cell table:number-columns-repeated="2"/>
        </table:table-row>
        <table:table-row table:style-name="ro1">
          <table:table-cell office:value-type="float" office:value="0.085369951563" calcext:value-type="float">
            <text:p>0.085369951563</text:p>
          </table:table-cell>
          <table:table-cell office:value-type="float" office:value="-0.051580225066" calcext:value-type="float">
            <text:p>-0.051580225066</text:p>
          </table:table-cell>
          <table:table-cell office:value-type="float" office:value="4.9028681976" calcext:value-type="float">
            <text:p>4.9028681976</text:p>
          </table:table-cell>
          <table:table-cell office:value-type="float" office:value="20.59055772" calcext:value-type="float">
            <text:p>20.59055772</text:p>
          </table:table-cell>
          <table:table-cell office:value-type="float" office:value="-0.85041466464" calcext:value-type="float">
            <text:p>-0.85041466464</text:p>
          </table:table-cell>
          <table:table-cell table:number-columns-repeated="2"/>
        </table:table-row>
        <table:table-row table:style-name="ro1">
          <table:table-cell office:value-type="float" office:value="0.086923838418" calcext:value-type="float">
            <text:p>0.086923838418</text:p>
          </table:table-cell>
          <table:table-cell office:value-type="float" office:value="0.032353723998" calcext:value-type="float">
            <text:p>0.032353723998</text:p>
          </table:table-cell>
          <table:table-cell office:value-type="float" office:value="4.8983970835" calcext:value-type="float">
            <text:p>4.8983970835</text:p>
          </table:table-cell>
          <table:table-cell office:value-type="float" office:value="20.557656857" calcext:value-type="float">
            <text:p>20.557656857</text:p>
          </table:table-cell>
          <table:table-cell office:value-type="float" office:value="-1.3414470415" calcext:value-type="float">
            <text:p>-1.3414470415</text:p>
          </table:table-cell>
          <table:table-cell table:number-columns-repeated="2"/>
        </table:table-row>
        <table:table-row table:style-name="ro1">
          <table:table-cell office:value-type="float" office:value="0.088407769435" calcext:value-type="float">
            <text:p>0.088407769435</text:p>
          </table:table-cell>
          <table:table-cell office:value-type="float" office:value="0.11235848508" calcext:value-type="float">
            <text:p>0.11235848508</text:p>
          </table:table-cell>
          <table:table-cell office:value-type="float" office:value="4.8922598848" calcext:value-type="float">
            <text:p>4.8922598848</text:p>
          </table:table-cell>
          <table:table-cell office:value-type="float" office:value="20.513506963" calcext:value-type="float">
            <text:p>20.513506963</text:p>
          </table:table-cell>
          <table:table-cell office:value-type="float" office:value="-1.809050553" calcext:value-type="float">
            <text:p>-1.809050553</text:p>
          </table:table-cell>
          <table:table-cell table:number-columns-repeated="2"/>
        </table:table-row>
        <table:table-row table:style-name="ro1">
          <table:table-cell office:value-type="float" office:value="0.089891700453" calcext:value-type="float">
            <text:p>0.089891700453</text:p>
          </table:table-cell>
          <table:table-cell office:value-type="float" office:value="0.19216710723" calcext:value-type="float">
            <text:p>0.19216710723</text:p>
          </table:table-cell>
          <table:table-cell office:value-type="float" office:value="4.8843041663" calcext:value-type="float">
            <text:p>4.8843041663</text:p>
          </table:table-cell>
          <table:table-cell office:value-type="float" office:value="20.456972561" calcext:value-type="float">
            <text:p>20.456972561</text:p>
          </table:table-cell>
          <table:table-cell office:value-type="float" office:value="-2.2749863371" calcext:value-type="float">
            <text:p>-2.2749863371</text:p>
          </table:table-cell>
          <table:table-cell table:number-columns-repeated="2"/>
        </table:table-row>
        <table:table-row table:style-name="ro1">
          <table:table-cell office:value-type="float" office:value="0.09137563147" calcext:value-type="float">
            <text:p>0.09137563147</text:p>
          </table:table-cell>
          <table:table-cell office:value-type="float" office:value="0.27173146572" calcext:value-type="float">
            <text:p>0.27173146572</text:p>
          </table:table-cell>
          <table:table-cell office:value-type="float" office:value="4.8745371411" calcext:value-type="float">
            <text:p>4.8745371411</text:p>
          </table:table-cell>
          <table:table-cell office:value-type="float" office:value="20.388117276" calcext:value-type="float">
            <text:p>20.388117276</text:p>
          </table:table-cell>
          <table:table-cell office:value-type="float" office:value="-2.7388869696" calcext:value-type="float">
            <text:p>-2.7388869696</text:p>
          </table:table-cell>
          <table:table-cell table:number-columns-repeated="2"/>
        </table:table-row>
        <table:table-row table:style-name="ro1">
          <table:table-cell office:value-type="float" office:value="0.092859562487" calcext:value-type="float">
            <text:p>0.092859562487</text:p>
          </table:table-cell>
          <table:table-cell office:value-type="float" office:value="0.35100370639" calcext:value-type="float">
            <text:p>0.35100370639</text:p>
          </table:table-cell>
          <table:table-cell office:value-type="float" office:value="4.8629674485" calcext:value-type="float">
            <text:p>4.8629674485</text:p>
          </table:table-cell>
          <table:table-cell office:value-type="float" office:value="20.307016374" calcext:value-type="float">
            <text:p>20.307016374</text:p>
          </table:table-cell>
          <table:table-cell office:value-type="float" office:value="-3.2003876988" calcext:value-type="float">
            <text:p>-3.2003876988</text:p>
          </table:table-cell>
          <table:table-cell table:number-columns-repeated="2"/>
        </table:table-row>
        <table:table-row table:style-name="ro1">
          <table:table-cell office:value-type="float" office:value="0.094309503967" calcext:value-type="float">
            <text:p>0.094309503967</text:p>
          </table:table-cell>
          <table:table-cell office:value-type="float" office:value="0.42813248104" calcext:value-type="float">
            <text:p>0.42813248104</text:p>
          </table:table-cell>
          <table:table-cell office:value-type="float" office:value="4.8499311861" calcext:value-type="float">
            <text:p>4.8499311861</text:p>
          </table:table-cell>
          <table:table-cell office:value-type="float" office:value="20.216028129" calcext:value-type="float">
            <text:p>20.216028129</text:p>
          </table:table-cell>
          <table:table-cell office:value-type="float" office:value="-3.6486529193" calcext:value-type="float">
            <text:p>-3.6486529193</text:p>
          </table:table-cell>
          <table:table-cell table:number-columns-repeated="2"/>
        </table:table-row>
        <table:table-row table:style-name="ro1">
          <table:table-cell office:value-type="float" office:value="0.095759445446" calcext:value-type="float">
            <text:p>0.095759445446</text:p>
          </table:table-cell>
          <table:table-cell office:value-type="float" office:value="0.50489295943" calcext:value-type="float">
            <text:p>0.50489295943</text:p>
          </table:table-cell>
          <table:table-cell office:value-type="float" office:value="4.8351941598" calcext:value-type="float">
            <text:p>4.8351941598</text:p>
          </table:table-cell>
          <table:table-cell office:value-type="float" office:value="20.113523115" calcext:value-type="float">
            <text:p>20.113523115</text:p>
          </table:table-cell>
          <table:table-cell office:value-type="float" office:value="-4.0939473579" calcext:value-type="float">
            <text:p>-4.0939473579</text:p>
          </table:table-cell>
          <table:table-cell table:number-columns-repeated="2"/>
        </table:table-row>
        <table:table-row table:style-name="ro1">
          <table:table-cell office:value-type="float" office:value="0.097209386926" calcext:value-type="float">
            <text:p>0.097209386926</text:p>
          </table:table-cell>
          <table:table-cell office:value-type="float" office:value="0.58124149493" calcext:value-type="float">
            <text:p>0.58124149493</text:p>
          </table:table-cell>
          <table:table-cell office:value-type="float" office:value="4.8187683077" calcext:value-type="float">
            <text:p>4.8187683077</text:p>
          </table:table-cell>
          <table:table-cell office:value-type="float" office:value="19.999603045" calcext:value-type="float">
            <text:p>19.999603045</text:p>
          </table:table-cell>
          <table:table-cell office:value-type="float" office:value="-4.5359403266" calcext:value-type="float">
            <text:p>-4.5359403266</text:p>
          </table:table-cell>
          <table:table-cell table:number-columns-repeated="2"/>
        </table:table-row>
        <table:table-row table:style-name="ro1">
          <table:table-cell office:value-type="float" office:value="0.098659328406" calcext:value-type="float">
            <text:p>0.098659328406</text:p>
          </table:table-cell>
          <table:table-cell office:value-type="float" office:value="0.65713484733" calcext:value-type="float">
            <text:p>0.65713484733</text:p>
          </table:table-cell>
          <table:table-cell office:value-type="float" office:value="4.8006668195" calcext:value-type="float">
            <text:p>4.8006668195</text:p>
          </table:table-cell>
          <table:table-cell office:value-type="float" office:value="19.874379732" calcext:value-type="float">
            <text:p>19.874379732</text:p>
          </table:table-cell>
          <table:table-cell office:value-type="float" office:value="-4.9743049855" calcext:value-type="float">
            <text:p>-4.9743049855</text:p>
          </table:table-cell>
          <table:table-cell table:number-columns-repeated="2"/>
        </table:table-row>
        <table:table-row table:style-name="ro1">
          <table:table-cell office:value-type="float" office:value="0.10009336157" calcext:value-type="float">
            <text:p>0.10009336157</text:p>
          </table:table-cell>
          <table:table-cell office:value-type="float" office:value="0.73170585786" calcext:value-type="float">
            <text:p>0.73170585786</text:p>
          </table:table-cell>
          <table:table-cell office:value-type="float" office:value="4.7811299108" calcext:value-type="float">
            <text:p>4.7811299108</text:p>
          </table:table-cell>
          <table:table-cell office:value-type="float" office:value="19.739531743" calcext:value-type="float">
            <text:p>19.739531743</text:p>
          </table:table-cell>
          <table:table-cell office:value-type="float" office:value="-5.4039749831" calcext:value-type="float">
            <text:p>-5.4039749831</text:p>
          </table:table-cell>
          <table:table-cell table:number-columns-repeated="2"/>
        </table:table-row>
        <table:table-row table:style-name="ro1">
          <table:table-cell office:value-type="float" office:value="0.10152739474" calcext:value-type="float">
            <text:p>0.10152739474</text:p>
          </table:table-cell>
          <table:table-cell office:value-type="float" office:value="0.8057488124" calcext:value-type="float">
            <text:p>0.8057488124</text:p>
          </table:table-cell>
          <table:table-cell office:value-type="float" office:value="4.7599831748" calcext:value-type="float">
            <text:p>4.7599831748</text:p>
          </table:table-cell>
          <table:table-cell office:value-type="float" office:value="19.593873496" calcext:value-type="float">
            <text:p>19.593873496</text:p>
          </table:table-cell>
          <table:table-cell office:value-type="float" office:value="-5.8294723625" calcext:value-type="float">
            <text:p>-5.8294723625</text:p>
          </table:table-cell>
          <table:table-cell table:number-columns-repeated="2"/>
        </table:table-row>
        <table:table-row table:style-name="ro1">
          <table:table-cell office:value-type="float" office:value="0.1029614279" calcext:value-type="float">
            <text:p>0.1029614279</text:p>
          </table:table-cell>
          <table:table-cell office:value-type="float" office:value="0.87922326851" calcext:value-type="float">
            <text:p>0.87922326851</text:p>
          </table:table-cell>
          <table:table-cell office:value-type="float" office:value="4.7372428921" calcext:value-type="float">
            <text:p>4.7372428921</text:p>
          </table:table-cell>
          <table:table-cell office:value-type="float" office:value="19.437541382" calcext:value-type="float">
            <text:p>19.437541382</text:p>
          </table:table-cell>
          <table:table-cell office:value-type="float" office:value="-6.2504939188" calcext:value-type="float">
            <text:p>-6.2504939188</text:p>
          </table:table-cell>
          <table:table-cell table:number-columns-repeated="2"/>
        </table:table-row>
        <table:table-row table:style-name="ro1">
          <table:table-cell office:value-type="float" office:value="0.10439546107" calcext:value-type="float">
            <text:p>0.10439546107</text:p>
          </table:table-cell>
          <table:table-cell office:value-type="float" office:value="0.95208931414" calcext:value-type="float">
            <text:p>0.95208931414</text:p>
          </table:table-cell>
          <table:table-cell office:value-type="float" office:value="4.7129264752" calcext:value-type="float">
            <text:p>4.7129264752</text:p>
          </table:table-cell>
          <table:table-cell office:value-type="float" office:value="19.270680791" calcext:value-type="float">
            <text:p>19.270680791</text:p>
          </table:table-cell>
          <table:table-cell office:value-type="float" office:value="-6.6667413554" calcext:value-type="float">
            <text:p>-6.6667413554</text:p>
          </table:table-cell>
          <table:table-cell table:number-columns-repeated="2"/>
        </table:table-row>
        <table:table-row table:style-name="ro1">
          <table:table-cell office:value-type="float" office:value="0.10582632079" calcext:value-type="float">
            <text:p>0.10582632079</text:p>
          </table:table-cell>
          <table:table-cell office:value-type="float" office:value="1.0241485274" calcext:value-type="float">
            <text:p>1.0241485274</text:p>
          </table:table-cell>
          <table:table-cell office:value-type="float" office:value="4.6871114147" calcext:value-type="float">
            <text:p>4.6871114147</text:p>
          </table:table-cell>
          <table:table-cell office:value-type="float" office:value="19.093849487" calcext:value-type="float">
            <text:p>19.093849487</text:p>
          </table:table-cell>
          <table:table-cell office:value-type="float" office:value="-7.0770174367" calcext:value-type="float">
            <text:p>-7.0770174367</text:p>
          </table:table-cell>
          <table:table-cell table:number-columns-repeated="2"/>
        </table:table-row>
        <table:table-row table:style-name="ro1">
          <table:table-cell office:value-type="float" office:value="0.10725718052" calcext:value-type="float">
            <text:p>0.10725718052</text:p>
          </table:table-cell>
          <table:table-cell office:value-type="float" office:value="1.095524346" calcext:value-type="float">
            <text:p>1.095524346</text:p>
          </table:table-cell>
          <table:table-cell office:value-type="float" office:value="4.6597651226" calcext:value-type="float">
            <text:p>4.6597651226</text:p>
          </table:table-cell>
          <table:table-cell office:value-type="float" office:value="18.906851529" calcext:value-type="float">
            <text:p>18.906851529</text:p>
          </table:table-cell>
          <table:table-cell office:value-type="float" office:value="-7.4819629267" calcext:value-type="float">
            <text:p>-7.4819629267</text:p>
          </table:table-cell>
          <table:table-cell table:number-columns-repeated="2"/>
        </table:table-row>
        <table:table-row table:style-name="ro1">
          <table:table-cell office:value-type="float" office:value="0.10868804025" calcext:value-type="float">
            <text:p>0.10868804025</text:p>
          </table:table-cell>
          <table:table-cell office:value-type="float" office:value="1.1661788979" calcext:value-type="float">
            <text:p>1.1661788979</text:p>
          </table:table-cell>
          <table:table-cell office:value-type="float" office:value="4.6309081498" calcext:value-type="float">
            <text:p>4.6309081498</text:p>
          </table:table-cell>
          <table:table-cell office:value-type="float" office:value="18.709856971" calcext:value-type="float">
            <text:p>18.709856971</text:p>
          </table:table-cell>
          <table:table-cell office:value-type="float" office:value="-7.8812977849" calcext:value-type="float">
            <text:p>-7.8812977849</text:p>
          </table:table-cell>
          <table:table-cell table:number-columns-repeated="2"/>
        </table:table-row>
        <table:table-row table:style-name="ro1">
          <table:table-cell office:value-type="float" office:value="0.11011889998" calcext:value-type="float">
            <text:p>0.11011889998</text:p>
          </table:table-cell>
          <table:table-cell office:value-type="float" office:value="1.2360749651" calcext:value-type="float">
            <text:p>1.2360749651</text:p>
          </table:table-cell>
          <table:table-cell office:value-type="float" office:value="4.6005620879" calcext:value-type="float">
            <text:p>4.6005620879</text:p>
          </table:table-cell>
          <table:table-cell office:value-type="float" office:value="18.503043977" calcext:value-type="float">
            <text:p>18.503043977</text:p>
          </table:table-cell>
          <table:table-cell office:value-type="float" office:value="-8.2747479173" calcext:value-type="float">
            <text:p>-8.2747479173</text:p>
          </table:table-cell>
          <table:table-cell table:number-columns-repeated="2"/>
        </table:table-row>
        <table:table-row table:style-name="ro1">
          <table:table-cell office:value-type="float" office:value="0.11155785472" calcext:value-type="float">
            <text:p>0.11155785472</text:p>
          </table:table-cell>
          <table:table-cell office:value-type="float" office:value="1.3055646177" calcext:value-type="float">
            <text:p>1.3055646177</text:p>
          </table:table-cell>
          <table:table-cell office:value-type="float" office:value="4.5685654429" calcext:value-type="float">
            <text:p>4.5685654429</text:p>
          </table:table-cell>
          <table:table-cell office:value-type="float" office:value="18.285347048" calcext:value-type="float">
            <text:p>18.285347048</text:p>
          </table:table-cell>
          <table:table-cell office:value-type="float" office:value="-8.6642185218" calcext:value-type="float">
            <text:p>-8.6642185218</text:p>
          </table:table-cell>
          <table:table-cell table:number-columns-repeated="2"/>
        </table:table-row>
        <table:table-row table:style-name="ro1">
          <table:table-cell office:value-type="float" office:value="0.11299680947" calcext:value-type="float">
            <text:p>0.11299680947</text:p>
          </table:table-cell>
          <table:table-cell office:value-type="float" office:value="1.3742137977" calcext:value-type="float">
            <text:p>1.3742137977</text:p>
          </table:table-cell>
          <table:table-cell office:value-type="float" office:value="4.5351096925" calcext:value-type="float">
            <text:p>4.5351096925</text:p>
          </table:table-cell>
          <table:table-cell office:value-type="float" office:value="18.05810551" calcext:value-type="float">
            <text:p>18.05810551</text:p>
          </table:table-cell>
          <table:table-cell office:value-type="float" office:value="-9.047200753" calcext:value-type="float">
            <text:p>-9.047200753</text:p>
          </table:table-cell>
          <table:table-cell table:number-columns-repeated="2"/>
        </table:table-row>
        <table:table-row table:style-name="ro1">
          <table:table-cell office:value-type="float" office:value="0.11443576422" calcext:value-type="float">
            <text:p>0.11443576422</text:p>
          </table:table-cell>
          <table:table-cell office:value-type="float" office:value="1.4419868343" calcext:value-type="float">
            <text:p>1.4419868343</text:p>
          </table:table-cell>
          <table:table-cell office:value-type="float" office:value="4.500219838" calcext:value-type="float">
            <text:p>4.500219838</text:p>
          </table:table-cell>
          <table:table-cell office:value-type="float" office:value="17.821523973" calcext:value-type="float">
            <text:p>17.821523973</text:p>
          </table:table-cell>
          <table:table-cell office:value-type="float" office:value="-9.4234355194" calcext:value-type="float">
            <text:p>-9.4234355194</text:p>
          </table:table-cell>
          <table:table-cell table:number-columns-repeated="2"/>
        </table:table-row>
        <table:table-row table:style-name="ro1">
          <table:table-cell office:value-type="float" office:value="0.11587471897" calcext:value-type="float">
            <text:p>0.11587471897</text:p>
          </table:table-cell>
          <table:table-cell office:value-type="float" office:value="1.5088488433" calcext:value-type="float">
            <text:p>1.5088488433</text:p>
          </table:table-cell>
          <table:table-cell office:value-type="float" office:value="4.4639218463" calcext:value-type="float">
            <text:p>4.4639218463</text:p>
          </table:table-cell>
          <table:table-cell office:value-type="float" office:value="17.575814375" calcext:value-type="float">
            <text:p>17.575814375</text:p>
          </table:table-cell>
          <table:table-cell office:value-type="float" office:value="-9.7926707697" calcext:value-type="float">
            <text:p>-9.7926707697</text:p>
          </table:table-cell>
          <table:table-cell table:number-columns-repeated="2"/>
        </table:table-row>
        <table:table-row table:style-name="ro1">
          <table:table-cell office:value-type="float" office:value="0.11733398459" calcext:value-type="float">
            <text:p>0.11733398459</text:p>
          </table:table-cell>
          <table:table-cell office:value-type="float" office:value="1.5756892465" calcext:value-type="float">
            <text:p>1.5756892465</text:p>
          </table:table-cell>
          <table:table-cell office:value-type="float" office:value="4.4257010286" calcext:value-type="float">
            <text:p>4.4257010286</text:p>
          </table:table-cell>
          <table:table-cell office:value-type="float" office:value="17.317539099" calcext:value-type="float">
            <text:p>17.317539099</text:p>
          </table:table-cell>
          <table:table-cell office:value-type="float" office:value="-10.159718206" calcext:value-type="float">
            <text:p>-10.159718206</text:p>
          </table:table-cell>
          <table:table-cell table:number-columns-repeated="2"/>
        </table:table-row>
        <table:table-row table:style-name="ro1">
          <table:table-cell office:value-type="float" office:value="0.11879325022" calcext:value-type="float">
            <text:p>0.11879325022</text:p>
          </table:table-cell>
          <table:table-cell office:value-type="float" office:value="1.6415230314" calcext:value-type="float">
            <text:p>1.6415230314</text:p>
          </table:table-cell>
          <table:table-cell office:value-type="float" office:value="4.3860887352" calcext:value-type="float">
            <text:p>4.3860887352</text:p>
          </table:table-cell>
          <table:table-cell office:value-type="float" office:value="17.050337082" calcext:value-type="float">
            <text:p>17.050337082</text:p>
          </table:table-cell>
          <table:table-cell office:value-type="float" office:value="-10.519067897" calcext:value-type="float">
            <text:p>-10.519067897</text:p>
          </table:table-cell>
          <table:table-cell table:number-columns-repeated="2"/>
        </table:table-row>
        <table:table-row table:style-name="ro1">
          <table:table-cell office:value-type="float" office:value="0.12025251585" calcext:value-type="float">
            <text:p>0.12025251585</text:p>
          </table:table-cell>
          <table:table-cell office:value-type="float" office:value="1.706316463" calcext:value-type="float">
            <text:p>1.706316463</text:p>
          </table:table-cell>
          <table:table-cell office:value-type="float" office:value="4.345114916" calcext:value-type="float">
            <text:p>4.345114916</text:p>
          </table:table-cell>
          <table:table-cell office:value-type="float" office:value="16.774450762" calcext:value-type="float">
            <text:p>16.774450762</text:p>
          </table:table-cell>
          <table:table-cell office:value-type="float" office:value="-10.870480468" calcext:value-type="float">
            <text:p>-10.870480468</text:p>
          </table:table-cell>
          <table:table-cell table:number-columns-repeated="2"/>
        </table:table-row>
        <table:table-row table:style-name="ro1">
          <table:table-cell office:value-type="float" office:value="0.12171178148" calcext:value-type="float">
            <text:p>0.12171178148</text:p>
          </table:table-cell>
          <table:table-cell office:value-type="float" office:value="1.770036748" calcext:value-type="float">
            <text:p>1.770036748</text:p>
          </table:table-cell>
          <table:table-cell office:value-type="float" office:value="4.3028104218" calcext:value-type="float">
            <text:p>4.3028104218</text:p>
          </table:table-cell>
          <table:table-cell office:value-type="float" office:value="16.490129169" calcext:value-type="float">
            <text:p>16.490129169</text:p>
          </table:table-cell>
          <table:table-cell office:value-type="float" office:value="-11.213724834" calcext:value-type="float">
            <text:p>-11.213724834</text:p>
          </table:table-cell>
          <table:table-cell table:number-columns-repeated="2"/>
        </table:table-row>
        <table:table-row table:style-name="ro1">
          <table:table-cell office:value-type="float" office:value="0.12320796947" calcext:value-type="float">
            <text:p>0.12320796947</text:p>
          </table:table-cell>
          <table:table-cell office:value-type="float" office:value="1.8342217462" calcext:value-type="float">
            <text:p>1.8342217462</text:p>
          </table:table-cell>
          <table:table-cell office:value-type="float" office:value="4.2580871543" calcext:value-type="float">
            <text:p>4.2580871543</text:p>
          </table:table-cell>
          <table:table-cell office:value-type="float" office:value="16.190122943" calcext:value-type="float">
            <text:p>16.190122943</text:p>
          </table:table-cell>
          <table:table-cell office:value-type="float" office:value="-11.556940111" calcext:value-type="float">
            <text:p>-11.556940111</text:p>
          </table:table-cell>
          <table:table-cell table:number-columns-repeated="2"/>
        </table:table-row>
        <table:table-row table:style-name="ro1">
          <table:table-cell office:value-type="float" office:value="0.12470415746" calcext:value-type="float">
            <text:p>0.12470415746</text:p>
          </table:table-cell>
          <table:table-cell office:value-type="float" office:value="1.8972119239" calcext:value-type="float">
            <text:p>1.8972119239</text:p>
          </table:table-cell>
          <table:table-cell office:value-type="float" office:value="4.2120334784" calcext:value-type="float">
            <text:p>4.2120334784</text:p>
          </table:table-cell>
          <table:table-cell office:value-type="float" office:value="15.881799389" calcext:value-type="float">
            <text:p>15.881799389</text:p>
          </table:table-cell>
          <table:table-cell office:value-type="float" office:value="-11.891104102" calcext:value-type="float">
            <text:p>-11.891104102</text:p>
          </table:table-cell>
          <table:table-cell table:number-columns-repeated="2"/>
        </table:table-row>
        <table:table-row table:style-name="ro1">
          <table:table-cell office:value-type="float" office:value="0.12620034545" calcext:value-type="float">
            <text:p>0.12620034545</text:p>
          </table:table-cell>
          <table:table-cell office:value-type="float" office:value="1.9589751759" calcext:value-type="float">
            <text:p>1.9589751759</text:p>
          </table:table-cell>
          <table:table-cell office:value-type="float" office:value="4.164685382" calcext:value-type="float">
            <text:p>4.164685382</text:p>
          </table:table-cell>
          <table:table-cell office:value-type="float" office:value="15.565446482" calcext:value-type="float">
            <text:p>15.565446482</text:p>
          </table:table-cell>
          <table:table-cell office:value-type="float" office:value="-12.215996035" calcext:value-type="float">
            <text:p>-12.215996035</text:p>
          </table:table-cell>
          <table:table-cell table:number-columns-repeated="2"/>
        </table:table-row>
        <table:table-row table:style-name="ro1">
          <table:table-cell office:value-type="float" office:value="0.12769653345" calcext:value-type="float">
            <text:p>0.12769653345</text:p>
          </table:table-cell>
          <table:table-cell office:value-type="float" office:value="2.0194805398" calcext:value-type="float">
            <text:p>2.0194805398</text:p>
          </table:table-cell>
          <table:table-cell office:value-type="float" office:value="4.1160797009" calcext:value-type="float">
            <text:p>4.1160797009</text:p>
          </table:table-cell>
          <table:table-cell office:value-type="float" office:value="15.241358092" calcext:value-type="float">
            <text:p>15.241358092</text:p>
          </table:table-cell>
          <table:table-cell office:value-type="float" office:value="-12.531405033" calcext:value-type="float">
            <text:p>-12.531405033</text:p>
          </table:table-cell>
          <table:table-cell table:number-columns-repeated="2"/>
        </table:table-row>
        <table:table-row table:style-name="ro1">
          <table:table-cell office:value-type="float" office:value="0.12926420058" calcext:value-type="float">
            <text:p>0.12926420058</text:p>
          </table:table-cell>
          <table:table-cell office:value-type="float" office:value="2.0814945703" calcext:value-type="float">
            <text:p>2.0814945703</text:p>
          </table:table-cell>
          <table:table-cell office:value-type="float" office:value="4.0638438246" calcext:value-type="float">
            <text:p>4.0638438246</text:p>
          </table:table-cell>
          <table:table-cell office:value-type="float" office:value="14.893814413" calcext:value-type="float">
            <text:p>14.893814413</text:p>
          </table:table-cell>
          <table:table-cell office:value-type="float" office:value="-12.851490353" calcext:value-type="float">
            <text:p>-12.851490353</text:p>
          </table:table-cell>
          <table:table-cell table:number-columns-repeated="2"/>
        </table:table-row>
        <table:table-row table:style-name="ro1">
          <table:table-cell office:value-type="float" office:value="0.13083186771" calcext:value-type="float">
            <text:p>0.13083186771</text:p>
          </table:table-cell>
          <table:table-cell office:value-type="float" office:value="2.1420620706" calcext:value-type="float">
            <text:p>2.1420620706</text:p>
          </table:table-cell>
          <table:table-cell office:value-type="float" office:value="4.0103128794" calcext:value-type="float">
            <text:p>4.0103128794</text:p>
          </table:table-cell>
          <table:table-cell office:value-type="float" office:value="14.53845775" calcext:value-type="float">
            <text:p>14.53845775</text:p>
          </table:table-cell>
          <table:table-cell office:value-type="float" office:value="-13.160725581" calcext:value-type="float">
            <text:p>-13.160725581</text:p>
          </table:table-cell>
          <table:table-cell table:number-columns-repeated="2"/>
        </table:table-row>
        <table:table-row table:style-name="ro1">
          <table:table-cell office:value-type="float" office:value="0.13239953484" calcext:value-type="float">
            <text:p>0.13239953484</text:p>
          </table:table-cell>
          <table:table-cell office:value-type="float" office:value="2.2011516182" calcext:value-type="float">
            <text:p>2.2011516182</text:p>
          </table:table-cell>
          <table:table-cell office:value-type="float" office:value="3.9555319469" calcext:value-type="float">
            <text:p>3.9555319469</text:p>
          </table:table-cell>
          <table:table-cell office:value-type="float" office:value="14.175644329" calcext:value-type="float">
            <text:p>14.175644329</text:p>
          </table:table-cell>
          <table:table-cell office:value-type="float" office:value="-13.458904117" calcext:value-type="float">
            <text:p>-13.458904117</text:p>
          </table:table-cell>
          <table:table-cell table:number-columns-repeated="2"/>
        </table:table-row>
        <table:table-row table:style-name="ro1">
          <table:table-cell office:value-type="float" office:value="0.13396720197" calcext:value-type="float">
            <text:p>0.13396720197</text:p>
          </table:table-cell>
          <table:table-cell office:value-type="float" office:value="2.2587332672" calcext:value-type="float">
            <text:p>2.2587332672</text:p>
          </table:table-cell>
          <table:table-cell office:value-type="float" office:value="3.8995469333" calcext:value-type="float">
            <text:p>3.8995469333</text:p>
          </table:table-cell>
          <table:table-cell office:value-type="float" office:value="13.805735665" calcext:value-type="float">
            <text:p>13.805735665</text:p>
          </table:table-cell>
          <table:table-cell office:value-type="float" office:value="-13.745831909" calcext:value-type="float">
            <text:p>-13.745831909</text:p>
          </table:table-cell>
          <table:table-cell table:number-columns-repeated="2"/>
        </table:table-row>
        <table:table-row table:style-name="ro1">
          <table:table-cell office:value-type="float" office:value="0.13586156917" calcext:value-type="float">
            <text:p>0.13586156917</text:p>
          </table:table-cell>
          <table:table-cell office:value-type="float" office:value="2.3262623738" calcext:value-type="float">
            <text:p>2.3262623738</text:p>
          </table:table-cell>
          <table:table-cell office:value-type="float" office:value="3.8303547528" calcext:value-type="float">
            <text:p>3.8303547528</text:p>
          </table:table-cell>
          <table:table-cell office:value-type="float" office:value="13.349794306" calcext:value-type="float">
            <text:p>13.349794306</text:p>
          </table:table-cell>
          <table:table-cell office:value-type="float" office:value="-14.07728521" calcext:value-type="float">
            <text:p>-14.07728521</text:p>
          </table:table-cell>
          <table:table-cell table:number-columns-repeated="2"/>
        </table:table-row>
        <table:table-row table:style-name="ro1">
          <table:table-cell office:value-type="float" office:value="0.13775593637" calcext:value-type="float">
            <text:p>0.13775593637</text:p>
          </table:table-cell>
          <table:table-cell office:value-type="float" office:value="2.3915009071" calcext:value-type="float">
            <text:p>2.3915009071</text:p>
          </table:table-cell>
          <table:table-cell office:value-type="float" office:value="3.7595563138" calcext:value-type="float">
            <text:p>3.7595563138</text:p>
          </table:table-cell>
          <table:table-cell office:value-type="float" office:value="12.88468238" calcext:value-type="float">
            <text:p>12.88468238</text:p>
          </table:table-cell>
          <table:table-cell office:value-type="float" office:value="-14.391750501" calcext:value-type="float">
            <text:p>-14.391750501</text:p>
          </table:table-cell>
          <table:table-cell table:number-columns-repeated="2"/>
        </table:table-row>
        <table:table-row table:style-name="ro1">
          <table:table-cell office:value-type="float" office:value="0.13965030357" calcext:value-type="float">
            <text:p>0.13965030357</text:p>
          </table:table-cell>
          <table:table-cell office:value-type="float" office:value="2.4544049065" calcext:value-type="float">
            <text:p>2.4544049065</text:p>
          </table:table-cell>
          <table:table-cell office:value-type="float" office:value="3.6872367739" calcext:value-type="float">
            <text:p>3.6872367739</text:p>
          </table:table-cell>
          <table:table-cell office:value-type="float" office:value="12.411062745" calcext:value-type="float">
            <text:p>12.411062745</text:p>
          </table:table-cell>
          <table:table-cell office:value-type="float" office:value="-14.688959988" calcext:value-type="float">
            <text:p>-14.688959988</text:p>
          </table:table-cell>
          <table:table-cell table:number-columns-repeated="2"/>
        </table:table-row>
        <table:table-row table:style-name="ro1">
          <table:table-cell office:value-type="float" office:value="0.14154467077" calcext:value-type="float">
            <text:p>0.14154467077</text:p>
          </table:table-cell>
          <table:table-cell office:value-type="float" office:value="2.514933725" calcext:value-type="float">
            <text:p>2.514933725</text:p>
          </table:table-cell>
          <table:table-cell office:value-type="float" office:value="3.613482554" calcext:value-type="float">
            <text:p>3.613482554</text:p>
          </table:table-cell>
          <table:table-cell office:value-type="float" office:value="11.929605119" calcext:value-type="float">
            <text:p>11.929605119</text:p>
          </table:table-cell>
          <table:table-cell office:value-type="float" office:value="-14.968673396" calcext:value-type="float">
            <text:p>-14.968673396</text:p>
          </table:table-cell>
          <table:table-cell table:number-columns-repeated="2"/>
        </table:table-row>
        <table:table-row table:style-name="ro1">
          <table:table-cell office:value-type="float" office:value="0.14327303065" calcext:value-type="float">
            <text:p>0.14327303065</text:p>
          </table:table-cell>
          <table:table-cell office:value-type="float" office:value="2.5680545344" calcext:value-type="float">
            <text:p>2.5680545344</text:p>
          </table:table-cell>
          <table:table-cell office:value-type="float" office:value="3.545014101" calcext:value-type="float">
            <text:p>3.545014101</text:p>
          </table:table-cell>
          <table:table-cell office:value-type="float" office:value="11.484072806" calcext:value-type="float">
            <text:p>11.484072806</text:p>
          </table:table-cell>
          <table:table-cell office:value-type="float" office:value="-15.208430868" calcext:value-type="float">
            <text:p>-15.208430868</text:p>
          </table:table-cell>
          <table:table-cell table:number-columns-repeated="2"/>
        </table:table-row>
        <table:table-row table:style-name="ro1">
          <table:table-cell office:value-type="float" office:value="0.14500139053" calcext:value-type="float">
            <text:p>0.14500139053</text:p>
          </table:table-cell>
          <table:table-cell office:value-type="float" office:value="2.6191412325" calcext:value-type="float">
            <text:p>2.6191412325</text:p>
          </table:table-cell>
          <table:table-cell office:value-type="float" office:value="3.4754914896" calcext:value-type="float">
            <text:p>3.4754914896</text:p>
          </table:table-cell>
          <table:table-cell office:value-type="float" office:value="11.033094523" calcext:value-type="float">
            <text:p>11.033094523</text:p>
          </table:table-cell>
          <table:table-cell office:value-type="float" office:value="-15.43330551" calcext:value-type="float">
            <text:p>-15.43330551</text:p>
          </table:table-cell>
          <table:table-cell table:number-columns-repeated="2"/>
        </table:table-row>
        <table:table-row table:style-name="ro1">
          <table:table-cell office:value-type="float" office:value="0.1467297504" calcext:value-type="float">
            <text:p>0.1467297504</text:p>
          </table:table-cell>
          <table:table-cell office:value-type="float" office:value="2.6681702851" calcext:value-type="float">
            <text:p>2.6681702851</text:p>
          </table:table-cell>
          <table:table-cell office:value-type="float" office:value="3.4049825309" calcext:value-type="float">
            <text:p>3.4049825309</text:p>
          </table:table-cell>
          <table:table-cell office:value-type="float" office:value="10.577188848" calcext:value-type="float">
            <text:p>10.577188848</text:p>
          </table:table-cell>
          <table:table-cell office:value-type="float" office:value="-15.64317497" calcext:value-type="float">
            <text:p>-15.64317497</text:p>
          </table:table-cell>
          <table:table-cell table:number-columns-repeated="2"/>
        </table:table-row>
        <table:table-row table:style-name="ro1">
          <table:table-cell office:value-type="float" office:value="0.14845811028" calcext:value-type="float">
            <text:p>0.14845811028</text:p>
          </table:table-cell>
          <table:table-cell office:value-type="float" office:value="2.7151205142" calcext:value-type="float">
            <text:p>2.7151205142</text:p>
          </table:table-cell>
          <table:table-cell office:value-type="float" office:value="3.3335555477" calcext:value-type="float">
            <text:p>3.3335555477</text:p>
          </table:table-cell>
          <table:table-cell office:value-type="float" office:value="10.116875974" calcext:value-type="float">
            <text:p>10.116875974</text:p>
          </table:table-cell>
          <table:table-cell office:value-type="float" office:value="-15.837935954" calcext:value-type="float">
            <text:p>-15.837935954</text:p>
          </table:table-cell>
          <table:table-cell table:number-columns-repeated="2"/>
        </table:table-row>
        <table:table-row table:style-name="ro1">
          <table:table-cell office:value-type="float" office:value="0.1500536104" calcext:value-type="float">
            <text:p>0.1500536104</text:p>
          </table:table-cell>
          <table:table-cell office:value-type="float" office:value="2.7566000812" calcext:value-type="float">
            <text:p>2.7566000812</text:p>
          </table:table-cell>
          <table:table-cell office:value-type="float" office:value="3.2668637647" calcext:value-type="float">
            <text:p>3.2668637647</text:p>
          </table:table-cell>
          <table:table-cell office:value-type="float" office:value="9.6884862322" calcext:value-type="float">
            <text:p>9.6884862322</text:p>
          </table:table-cell>
          <table:table-cell office:value-type="float" office:value="-16.004241329" calcext:value-type="float">
            <text:p>-16.004241329</text:p>
          </table:table-cell>
          <table:table-cell table:number-columns-repeated="2"/>
        </table:table-row>
        <table:table-row table:style-name="ro1">
          <table:table-cell office:value-type="float" office:value="0.15164911051" calcext:value-type="float">
            <text:p>0.15164911051</text:p>
          </table:table-cell>
          <table:table-cell office:value-type="float" office:value="2.7962790704" calcext:value-type="float">
            <text:p>2.7962790704</text:p>
          </table:table-cell>
          <table:table-cell office:value-type="float" office:value="3.1995026033" calcext:value-type="float">
            <text:p>3.1995026033</text:p>
          </table:table-cell>
          <table:table-cell office:value-type="float" office:value="9.2571950132" calcext:value-type="float">
            <text:p>9.2571950132</text:p>
          </table:table-cell>
          <table:table-cell office:value-type="float" office:value="-16.157547665" calcext:value-type="float">
            <text:p>-16.157547665</text:p>
          </table:table-cell>
          <table:table-cell table:number-columns-repeated="2"/>
        </table:table-row>
        <table:table-row table:style-name="ro1">
          <table:table-cell office:value-type="float" office:value="0.15324461063" calcext:value-type="float">
            <text:p>0.15324461063</text:p>
          </table:table-cell>
          <table:table-cell office:value-type="float" office:value="2.8341461869" calcext:value-type="float">
            <text:p>2.8341461869</text:p>
          </table:table-cell>
          <table:table-cell office:value-type="float" office:value="3.1315265946" calcext:value-type="float">
            <text:p>3.1315265946</text:p>
          </table:table-cell>
          <table:table-cell office:value-type="float" office:value="8.8234120404" calcext:value-type="float">
            <text:p>8.8234120404</text:p>
          </table:table-cell>
          <table:table-cell office:value-type="float" office:value="-16.297816529" calcext:value-type="float">
            <text:p>-16.297816529</text:p>
          </table:table-cell>
          <table:table-cell table:number-columns-repeated="2"/>
        </table:table-row>
        <table:table-row table:style-name="ro1">
          <table:table-cell office:value-type="float" office:value="0.15484011075" calcext:value-type="float">
            <text:p>0.15484011075</text:p>
          </table:table-cell>
          <table:table-cell office:value-type="float" office:value="2.8701918503" calcext:value-type="float">
            <text:p>2.8701918503</text:p>
          </table:table-cell>
          <table:table-cell office:value-type="float" office:value="3.0629904025" calcext:value-type="float">
            <text:p>3.0629904025</text:p>
          </table:table-cell>
          <table:table-cell office:value-type="float" office:value="8.3875462268" calcext:value-type="float">
            <text:p>8.3875462268</text:p>
          </table:table-cell>
          <table:table-cell office:value-type="float" office:value="-16.42502299" calcext:value-type="float">
            <text:p>-16.42502299</text:p>
          </table:table-cell>
          <table:table-cell table:number-columns-repeated="2"/>
        </table:table-row>
        <table:table-row table:style-name="ro1">
          <table:table-cell office:value-type="float" office:value="0.15638798931" calcext:value-type="float">
            <text:p>0.15638798931</text:p>
          </table:table-cell>
          <table:table-cell office:value-type="float" office:value="2.9034134697" calcext:value-type="float">
            <text:p>2.9034134697</text:p>
          </table:table-cell>
          <table:table-cell office:value-type="float" office:value="2.9960162827" calcext:value-type="float">
            <text:p>2.9960162827</text:p>
          </table:table-cell>
          <table:table-cell office:value-type="float" office:value="7.9630851083" calcext:value-type="float">
            <text:p>7.9630851083</text:p>
          </table:table-cell>
          <table:table-cell office:value-type="float" office:value="-16.535938244" calcext:value-type="float">
            <text:p>-16.535938244</text:p>
          </table:table-cell>
          <table:table-cell table:number-columns-repeated="2"/>
        </table:table-row>
        <table:table-row table:style-name="ro1">
          <table:table-cell office:value-type="float" office:value="0.15793586787" calcext:value-type="float">
            <text:p>0.15793586787</text:p>
          </table:table-cell>
          <table:table-cell office:value-type="float" office:value="2.9349076771" calcext:value-type="float">
            <text:p>2.9349076771</text:p>
          </table:table-cell>
          <table:table-cell office:value-type="float" office:value="2.9286164515" calcext:value-type="float">
            <text:p>2.9286164515</text:p>
          </table:table-cell>
          <table:table-cell office:value-type="float" office:value="7.5374180559" calcext:value-type="float">
            <text:p>7.5374180559</text:p>
          </table:table-cell>
          <table:table-cell office:value-type="float" office:value="-16.634549653" calcext:value-type="float">
            <text:p>-16.634549653</text:p>
          </table:table-cell>
          <table:table-cell table:number-columns-repeated="2"/>
        </table:table-row>
        <table:table-row table:style-name="ro1">
          <table:table-cell office:value-type="float" office:value="0.15948374643" calcext:value-type="float">
            <text:p>0.15948374643</text:p>
          </table:table-cell>
          <table:table-cell office:value-type="float" office:value="2.9646703218" calcext:value-type="float">
            <text:p>2.9646703218</text:p>
          </table:table-cell>
          <table:table-cell office:value-type="float" office:value="2.8608408827" calcext:value-type="float">
            <text:p>2.8608408827</text:p>
          </table:table-cell>
          <table:table-cell office:value-type="float" office:value="7.1109138646" calcext:value-type="float">
            <text:p>7.1109138646</text:p>
          </table:table-cell>
          <table:table-cell office:value-type="float" office:value="-16.720870165" calcext:value-type="float">
            <text:p>-16.720870165</text:p>
          </table:table-cell>
          <table:table-cell table:number-columns-repeated="2"/>
        </table:table-row>
        <table:table-row table:style-name="ro1">
          <table:table-cell office:value-type="float" office:value="0.16103162499" calcext:value-type="float">
            <text:p>0.16103162499</text:p>
          </table:table-cell>
          <table:table-cell office:value-type="float" office:value="2.9926987472" calcext:value-type="float">
            <text:p>2.9926987472</text:p>
          </table:table-cell>
          <table:table-cell office:value-type="float" office:value="2.7927394742" calcext:value-type="float">
            <text:p>2.7927394742</text:p>
          </table:table-cell>
          <table:table-cell office:value-type="float" office:value="6.68393907" calcext:value-type="float">
            <text:p>6.68393907</text:p>
          </table:table-cell>
          <table:table-cell office:value-type="float" office:value="-16.794924168" calcext:value-type="float">
            <text:p>-16.794924168</text:p>
          </table:table-cell>
          <table:table-cell table:number-columns-repeated="2"/>
        </table:table-row>
        <table:table-row table:style-name="ro1">
          <table:table-cell office:value-type="float" office:value="0.16255972867" calcext:value-type="float">
            <text:p>0.16255972867</text:p>
          </table:table-cell>
          <table:table-cell office:value-type="float" office:value="3.0186668196" calcext:value-type="float">
            <text:p>3.0186668196</text:p>
          </table:table-cell>
          <table:table-cell office:value-type="float" office:value="2.7252370928" calcext:value-type="float">
            <text:p>2.7252370928</text:p>
          </table:table-cell>
          <table:table-cell office:value-type="float" office:value="6.2623129436" calcext:value-type="float">
            <text:p>6.2623129436</text:p>
          </table:table-cell>
          <table:table-cell office:value-type="float" office:value="-16.856034475" calcext:value-type="float">
            <text:p>-16.856034475</text:p>
          </table:table-cell>
          <table:table-cell table:number-columns-repeated="2"/>
        </table:table-row>
        <table:table-row table:style-name="ro1">
          <table:table-cell office:value-type="float" office:value="0.16408783236" calcext:value-type="float">
            <text:p>0.16408783236</text:p>
          </table:table-cell>
          <table:table-cell office:value-type="float" office:value="3.0429438369" calcext:value-type="float">
            <text:p>3.0429438369</text:p>
          </table:table-cell>
          <table:table-cell office:value-type="float" office:value="2.6575133948" calcext:value-type="float">
            <text:p>2.6575133948</text:p>
          </table:table-cell>
          <table:table-cell office:value-type="float" office:value="5.8409302065" calcext:value-type="float">
            <text:p>5.8409302065</text:p>
          </table:table-cell>
          <table:table-cell office:value-type="float" office:value="-16.905269418" calcext:value-type="float">
            <text:p>-16.905269418</text:p>
          </table:table-cell>
          <table:table-cell table:number-columns-repeated="2"/>
        </table:table-row>
        <table:table-row table:style-name="ro1">
          <table:table-cell office:value-type="float" office:value="0.16561593604" calcext:value-type="float">
            <text:p>0.16561593604</text:p>
          </table:table-cell>
          <table:table-cell office:value-type="float" office:value="3.0655314665" calcext:value-type="float">
            <text:p>3.0655314665</text:p>
          </table:table-cell>
          <table:table-cell office:value-type="float" office:value="2.5896159114" calcext:value-type="float">
            <text:p>2.5896159114</text:p>
          </table:table-cell>
          <table:table-cell office:value-type="float" office:value="5.4201350367" calcext:value-type="float">
            <text:p>5.4201350367</text:p>
          </table:table-cell>
          <table:table-cell office:value-type="float" office:value="-16.94268434" calcext:value-type="float">
            <text:p>-16.94268434</text:p>
          </table:table-cell>
          <table:table-cell table:number-columns-repeated="2"/>
        </table:table-row>
        <table:table-row table:style-name="ro1">
          <table:table-cell office:value-type="float" office:value="0.16714403972" calcext:value-type="float">
            <text:p>0.16714403972</text:p>
          </table:table-cell>
          <table:table-cell office:value-type="float" office:value="3.0864327496" calcext:value-type="float">
            <text:p>3.0864327496</text:p>
          </table:table-cell>
          <table:table-cell office:value-type="float" office:value="2.521591931" calcext:value-type="float">
            <text:p>2.521591931</text:p>
          </table:table-cell>
          <table:table-cell office:value-type="float" office:value="5.0002681681" calcext:value-type="float">
            <text:p>5.0002681681</text:p>
          </table:table-cell>
          <table:table-cell office:value-type="float" office:value="-16.968344801" calcext:value-type="float">
            <text:p>-16.968344801</text:p>
          </table:table-cell>
          <table:table-cell table:number-columns-repeated="2"/>
        </table:table-row>
        <table:table-row table:style-name="ro1">
          <table:table-cell office:value-type="float" office:value="0.16866759603" calcext:value-type="float">
            <text:p>0.16866759603</text:p>
          </table:table-cell>
          <table:table-cell office:value-type="float" office:value="3.1055973844" calcext:value-type="float">
            <text:p>3.1055973844</text:p>
          </table:table-cell>
          <table:table-cell office:value-type="float" office:value="2.4536911983" calcext:value-type="float">
            <text:p>2.4536911983</text:p>
          </table:table-cell>
          <table:table-cell office:value-type="float" office:value="4.5829100935" calcext:value-type="float">
            <text:p>4.5829100935</text:p>
          </table:table-cell>
          <table:table-cell office:value-type="float" office:value="-16.982302032" calcext:value-type="float">
            <text:p>-16.982302032</text:p>
          </table:table-cell>
          <table:table-cell table:number-columns-repeated="2"/>
        </table:table-row>
        <table:table-row table:style-name="ro1">
          <table:table-cell office:value-type="float" office:value="0.17019115233" calcext:value-type="float">
            <text:p>0.17019115233</text:p>
          </table:table-cell>
          <table:table-cell office:value-type="float" office:value="3.1230957622" calcext:value-type="float">
            <text:p>3.1230957622</text:p>
          </table:table-cell>
          <table:table-cell office:value-type="float" office:value="2.3857577196" calcext:value-type="float">
            <text:p>2.3857577196</text:p>
          </table:table-cell>
          <table:table-cell office:value-type="float" office:value="4.1671398323" calcext:value-type="float">
            <text:p>4.1671398323</text:p>
          </table:table-cell>
          <table:table-cell office:value-type="float" office:value="-16.984734454" calcext:value-type="float">
            <text:p>-16.984734454</text:p>
          </table:table-cell>
          <table:table-cell table:number-columns-repeated="2"/>
        </table:table-row>
        <table:table-row table:style-name="ro1">
          <table:table-cell office:value-type="float" office:value="0.17171470863" calcext:value-type="float">
            <text:p>0.17171470863</text:p>
          </table:table-cell>
          <table:table-cell office:value-type="float" office:value="3.1389348862" calcext:value-type="float">
            <text:p>3.1389348862</text:p>
          </table:table-cell>
          <table:table-cell office:value-type="float" office:value="2.3178374046" calcext:value-type="float">
            <text:p>2.3178374046</text:p>
          </table:table-cell>
          <table:table-cell office:value-type="float" office:value="3.753283122" calcext:value-type="float">
            <text:p>3.753283122</text:p>
          </table:table-cell>
          <table:table-cell office:value-type="float" office:value="-16.975736222" calcext:value-type="float">
            <text:p>-16.975736222</text:p>
          </table:table-cell>
          <table:table-cell table:number-columns-repeated="2"/>
        </table:table-row>
        <table:table-row table:style-name="ro1">
          <table:table-cell office:value-type="float" office:value="0.17323826493" calcext:value-type="float">
            <text:p>0.17323826493</text:p>
          </table:table-cell>
          <table:table-cell office:value-type="float" office:value="3.1531230533" calcext:value-type="float">
            <text:p>3.1531230533</text:p>
          </table:table-cell>
          <table:table-cell office:value-type="float" office:value="2.2499757678" calcext:value-type="float">
            <text:p>2.2499757678</text:p>
          </table:table-cell>
          <table:table-cell office:value-type="float" office:value="3.3416611726" calcext:value-type="float">
            <text:p>3.3416611726</text:p>
          </table:table-cell>
          <table:table-cell office:value-type="float" office:value="-16.955410797" calcext:value-type="float">
            <text:p>-16.955410797</text:p>
          </table:table-cell>
          <table:table-cell table:number-columns-repeated="2"/>
        </table:table-row>
        <table:table-row table:style-name="ro1">
          <table:table-cell office:value-type="float" office:value="0.17476868409" calcext:value-type="float">
            <text:p>0.17476868409</text:p>
          </table:table-cell>
          <table:table-cell office:value-type="float" office:value="3.1657226565" calcext:value-type="float">
            <text:p>3.1657226565</text:p>
          </table:table-cell>
          <table:table-cell office:value-type="float" office:value="2.1819129815" calcext:value-type="float">
            <text:p>2.1819129815</text:p>
          </table:table-cell>
          <table:table-cell office:value-type="float" office:value="2.9307540157" calcext:value-type="float">
            <text:p>2.9307540157</text:p>
          </table:table-cell>
          <table:table-cell office:value-type="float" office:value="-16.923703487" calcext:value-type="float">
            <text:p>-16.923703487</text:p>
          </table:table-cell>
          <table:table-cell table:number-columns-repeated="2"/>
        </table:table-row>
        <table:table-row table:style-name="ro1">
          <table:table-cell office:value-type="float" office:value="0.17629910325" calcext:value-type="float">
            <text:p>0.17629910325</text:p>
          </table:table-cell>
          <table:table-cell office:value-type="float" office:value="3.1766770362" calcext:value-type="float">
            <text:p>3.1766770362</text:p>
          </table:table-cell>
          <table:table-cell office:value-type="float" office:value="2.1140001164" calcext:value-type="float">
            <text:p>2.1140001164</text:p>
          </table:table-cell>
          <table:table-cell office:value-type="float" office:value="2.5227367232" calcext:value-type="float">
            <text:p>2.5227367232</text:p>
          </table:table-cell>
          <table:table-cell office:value-type="float" office:value="-16.880803418" calcext:value-type="float">
            <text:p>-16.880803418</text:p>
          </table:table-cell>
          <table:table-cell table:number-columns-repeated="2"/>
        </table:table-row>
        <table:table-row table:style-name="ro1">
          <table:table-cell office:value-type="float" office:value="0.1778295224" calcext:value-type="float">
            <text:p>0.1778295224</text:p>
          </table:table-cell>
          <table:table-cell office:value-type="float" office:value="3.1859984274" calcext:value-type="float">
            <text:p>3.1859984274</text:p>
          </table:table-cell>
          <table:table-cell office:value-type="float" office:value="2.0462818787" calcext:value-type="float">
            <text:p>2.0462818787</text:p>
          </table:table-cell>
          <table:table-cell office:value-type="float" office:value="2.1179195425" calcext:value-type="float">
            <text:p>2.1179195425</text:p>
          </table:table-cell>
          <table:table-cell office:value-type="float" office:value="-16.82684249" calcext:value-type="float">
            <text:p>-16.82684249</text:p>
          </table:table-cell>
          <table:table-cell table:number-columns-repeated="2"/>
        </table:table-row>
        <table:table-row table:style-name="ro1">
          <table:table-cell office:value-type="float" office:value="0.17935994156" calcext:value-type="float">
            <text:p>0.17935994156</text:p>
          </table:table-cell>
          <table:table-cell office:value-type="float" office:value="3.1937003006" calcext:value-type="float">
            <text:p>3.1937003006</text:p>
          </table:table-cell>
          <table:table-cell office:value-type="float" office:value="1.978802428" calcext:value-type="float">
            <text:p>1.978802428</text:p>
          </table:table-cell>
          <table:table-cell office:value-type="float" office:value="1.7166071279" calcext:value-type="float">
            <text:p>1.7166071279</text:p>
          </table:table-cell>
          <table:table-cell office:value-type="float" office:value="-16.761961172" calcext:value-type="float">
            <text:p>-16.761961172</text:p>
          </table:table-cell>
          <table:table-cell table:number-columns-repeated="2"/>
        </table:table-row>
        <table:table-row table:style-name="ro1">
          <table:table-cell office:value-type="float" office:value="0.18090774892" calcext:value-type="float">
            <text:p>0.18090774892</text:p>
          </table:table-cell>
          <table:table-cell office:value-type="float" office:value="3.1998574525" calcext:value-type="float">
            <text:p>3.1998574525</text:p>
          </table:table-cell>
          <table:table-cell office:value-type="float" office:value="1.9108436579" calcext:value-type="float">
            <text:p>1.9108436579</text:p>
          </table:table-cell>
          <table:table-cell office:value-type="float" office:value="1.3146049352" calcext:value-type="float">
            <text:p>1.3146049352</text:p>
          </table:table-cell>
          <table:table-cell office:value-type="float" office:value="-16.685387434" calcext:value-type="float">
            <text:p>-16.685387434</text:p>
          </table:table-cell>
          <table:table-cell table:number-columns-repeated="2"/>
        </table:table-row>
        <table:table-row table:style-name="ro1">
          <table:table-cell office:value-type="float" office:value="0.18245555628" calcext:value-type="float">
            <text:p>0.18245555628</text:p>
          </table:table-cell>
          <table:table-cell office:value-type="float" office:value="3.2043895258" calcext:value-type="float">
            <text:p>3.2043895258</text:p>
          </table:table-cell>
          <table:table-cell office:value-type="float" office:value="1.8432181505" calcext:value-type="float">
            <text:p>1.8432181505</text:p>
          </table:table-cell>
          <table:table-cell office:value-type="float" office:value="0.91679616163" calcext:value-type="float">
            <text:p>0.91679616163</text:p>
          </table:table-cell>
          <table:table-cell office:value-type="float" office:value="-16.597958317" calcext:value-type="float">
            <text:p>-16.597958317</text:p>
          </table:table-cell>
          <table:table-cell table:number-columns-repeated="2"/>
        </table:table-row>
        <table:table-row table:style-name="ro1">
          <table:table-cell office:value-type="float" office:value="0.18400336365" calcext:value-type="float">
            <text:p>0.18400336365</text:p>
          </table:table-cell>
          <table:table-cell office:value-type="float" office:value="3.2073141636" calcext:value-type="float">
            <text:p>3.2073141636</text:p>
          </table:table-cell>
          <table:table-cell office:value-type="float" office:value="1.7759696705" calcext:value-type="float">
            <text:p>1.7759696705</text:p>
          </table:table-cell>
          <table:table-cell office:value-type="float" office:value="0.52347716584" calcext:value-type="float">
            <text:p>0.52347716584</text:p>
          </table:table-cell>
          <table:table-cell office:value-type="float" office:value="-16.499844335" calcext:value-type="float">
            <text:p>-16.499844335</text:p>
          </table:table-cell>
          <table:table-cell table:number-columns-repeated="2"/>
        </table:table-row>
        <table:table-row table:style-name="ro1">
          <table:table-cell office:value-type="float" office:value="0.18555117101" calcext:value-type="float">
            <text:p>0.18555117101</text:p>
          </table:table-cell>
          <table:table-cell office:value-type="float" office:value="3.2086501994" calcext:value-type="float">
            <text:p>3.2086501994</text:p>
          </table:table-cell>
          <table:table-cell office:value-type="float" office:value="1.709141274" calcext:value-type="float">
            <text:p>1.709141274</text:p>
          </table:table-cell>
          <table:table-cell office:value-type="float" office:value="0.1349375933" calcext:value-type="float">
            <text:p>0.1349375933</text:p>
          </table:table-cell>
          <table:table-cell office:value-type="float" office:value="-16.391223918" calcext:value-type="float">
            <text:p>-16.391223918</text:p>
          </table:table-cell>
          <table:table-cell table:number-columns-repeated="2"/>
        </table:table-row>
        <table:table-row table:style-name="ro1">
          <table:table-cell office:value-type="float" office:value="0.18712803359" calcext:value-type="float">
            <text:p>0.18712803359</text:p>
          </table:table-cell>
          <table:table-cell office:value-type="float" office:value="3.208398401" calcext:value-type="float">
            <text:p>3.208398401</text:p>
          </table:table-cell>
          <table:table-cell office:value-type="float" office:value="1.6415341556" calcext:value-type="float">
            <text:p>1.6415341556</text:p>
          </table:table-cell>
          <table:table-cell office:value-type="float" office:value="-0.2556881915" calcext:value-type="float">
            <text:p>-0.2556881915</text:p>
          </table:table-cell>
          <table:table-cell office:value-type="float" office:value="-16.269952975" calcext:value-type="float">
            <text:p>-16.269952975</text:p>
          </table:table-cell>
          <table:table-cell table:number-columns-repeated="2"/>
        </table:table-row>
        <table:table-row table:style-name="ro1">
          <table:table-cell office:value-type="float" office:value="0.18870489617" calcext:value-type="float">
            <text:p>0.18870489617</text:p>
          </table:table-cell>
          <table:table-cell office:value-type="float" office:value="3.2065409158" calcext:value-type="float">
            <text:p>3.2065409158</text:p>
          </table:table-cell>
          <table:table-cell office:value-type="float" office:value="1.5744508809" calcext:value-type="float">
            <text:p>1.5744508809</text:p>
          </table:table-cell>
          <table:table-cell office:value-type="float" office:value="-0.64076856265" calcext:value-type="float">
            <text:p>-0.64076856265</text:p>
          </table:table-cell>
          <table:table-cell office:value-type="float" office:value="-16.13817526" calcext:value-type="float">
            <text:p>-16.13817526</text:p>
          </table:table-cell>
          <table:table-cell table:number-columns-repeated="2"/>
        </table:table-row>
        <table:table-row table:style-name="ro1">
          <table:table-cell office:value-type="float" office:value="0.19028175875" calcext:value-type="float">
            <text:p>0.19028175875</text:p>
          </table:table-cell>
          <table:table-cell office:value-type="float" office:value="3.2031012887" calcext:value-type="float">
            <text:p>3.2031012887</text:p>
          </table:table-cell>
          <table:table-cell office:value-type="float" office:value="1.5079345066" calcext:value-type="float">
            <text:p>1.5079345066</text:p>
          </table:table-cell>
          <table:table-cell office:value-type="float" office:value="-1.0200199211" calcext:value-type="float">
            <text:p>-1.0200199211</text:p>
          </table:table-cell>
          <table:table-cell office:value-type="float" office:value="-15.99610303" calcext:value-type="float">
            <text:p>-15.99610303</text:p>
          </table:table-cell>
          <table:table-cell table:number-columns-repeated="2"/>
        </table:table-row>
        <table:table-row table:style-name="ro1">
          <table:table-cell office:value-type="float" office:value="0.19185862133" calcext:value-type="float">
            <text:p>0.19185862133</text:p>
          </table:table-cell>
          <table:table-cell office:value-type="float" office:value="3.1981042219" calcext:value-type="float">
            <text:p>3.1981042219</text:p>
          </table:table-cell>
          <table:table-cell office:value-type="float" office:value="1.4420271957" calcext:value-type="float">
            <text:p>1.4420271957</text:p>
          </table:table-cell>
          <table:table-cell office:value-type="float" office:value="-1.393166646" calcext:value-type="float">
            <text:p>-1.393166646</text:p>
          </table:table-cell>
          <table:table-cell office:value-type="float" office:value="-15.843955869" calcext:value-type="float">
            <text:p>-15.843955869</text:p>
          </table:table-cell>
          <table:table-cell table:number-columns-repeated="2"/>
        </table:table-row>
        <table:table-row table:style-name="ro1">
          <table:table-cell office:value-type="float" office:value="0.19348043882" calcext:value-type="float">
            <text:p>0.19348043882</text:p>
          </table:table-cell>
          <table:table-cell office:value-type="float" office:value="3.1913672272" calcext:value-type="float">
            <text:p>3.1913672272</text:p>
          </table:table-cell>
          <table:table-cell office:value-type="float" office:value="1.3749197075" calcext:value-type="float">
            <text:p>1.3749197075</text:p>
          </table:table-cell>
          <table:table-cell office:value-type="float" office:value="-1.7703016416" calcext:value-type="float">
            <text:p>-1.7703016416</text:p>
          </table:table-cell>
          <table:table-cell office:value-type="float" office:value="-15.677199975" calcext:value-type="float">
            <text:p>-15.677199975</text:p>
          </table:table-cell>
          <table:table-cell table:number-columns-repeated="2"/>
        </table:table-row>
        <table:table-row table:style-name="ro1">
          <table:table-cell office:value-type="float" office:value="0.19510225632" calcext:value-type="float">
            <text:p>0.19510225632</text:p>
          </table:table-cell>
          <table:table-cell office:value-type="float" office:value="3.1830393571" calcext:value-type="float">
            <text:p>3.1830393571</text:p>
          </table:table-cell>
          <table:table-cell office:value-type="float" office:value="1.3085439459" calcext:value-type="float">
            <text:p>1.3085439459</text:p>
          </table:table-cell>
          <table:table-cell office:value-type="float" office:value="-2.1404141585" calcext:value-type="float">
            <text:p>-2.1404141585</text:p>
          </table:table-cell>
          <table:table-cell office:value-type="float" office:value="-15.500280246" calcext:value-type="float">
            <text:p>-15.500280246</text:p>
          </table:table-cell>
          <table:table-cell table:number-columns-repeated="2"/>
        </table:table-row>
        <table:table-row table:style-name="ro1">
          <table:table-cell office:value-type="float" office:value="0.19672407381" calcext:value-type="float">
            <text:p>0.19672407381</text:p>
          </table:table-cell>
          <table:table-cell office:value-type="float" office:value="3.1731510932" calcext:value-type="float">
            <text:p>3.1731510932</text:p>
          </table:table-cell>
          <table:table-cell office:value-type="float" office:value="1.242942631" calcext:value-type="float">
            <text:p>1.242942631</text:p>
          </table:table-cell>
          <table:table-cell office:value-type="float" office:value="-2.5032317437" calcext:value-type="float">
            <text:p>-2.5032317437</text:p>
          </table:table-cell>
          <table:table-cell office:value-type="float" office:value="-15.313457779" calcext:value-type="float">
            <text:p>-15.313457779</text:p>
          </table:table-cell>
          <table:table-cell table:number-columns-repeated="2"/>
        </table:table-row>
        <table:table-row table:style-name="ro1">
          <table:table-cell office:value-type="float" office:value="0.19834589131" calcext:value-type="float">
            <text:p>0.19834589131</text:p>
          </table:table-cell>
          <table:table-cell office:value-type="float" office:value="3.1617340569" calcext:value-type="float">
            <text:p>3.1617340569</text:p>
          </table:table-cell>
          <table:table-cell office:value-type="float" office:value="1.1781573568" calcext:value-type="float">
            <text:p>1.1781573568</text:p>
          </table:table-cell>
          <table:table-cell office:value-type="float" office:value="-2.8584915064" calcext:value-type="float">
            <text:p>-2.8584915064</text:p>
          </table:table-cell>
          <table:table-cell office:value-type="float" office:value="-15.117000465" calcext:value-type="float">
            <text:p>-15.117000465</text:p>
          </table:table-cell>
          <table:table-cell table:number-columns-repeated="2"/>
        </table:table-row>
        <table:table-row table:style-name="ro1">
          <table:table-cell office:value-type="float" office:value="0.20004293242" calcext:value-type="float">
            <text:p>0.20004293242</text:p>
          </table:table-cell>
          <table:table-cell office:value-type="float" office:value="3.148186283" calcext:value-type="float">
            <text:p>3.148186283</text:p>
          </table:table-cell>
          <table:table-cell office:value-type="float" office:value="1.1112848396" calcext:value-type="float">
            <text:p>1.1112848396</text:p>
          </table:table-cell>
          <table:table-cell office:value-type="float" office:value="-3.2218620877" calcext:value-type="float">
            <text:p>-3.2218620877</text:p>
          </table:table-cell>
          <table:table-cell office:value-type="float" office:value="-14.901413822" calcext:value-type="float">
            <text:p>-14.901413822</text:p>
          </table:table-cell>
          <table:table-cell table:number-columns-repeated="2"/>
        </table:table-row>
        <table:table-row table:style-name="ro1">
          <table:table-cell office:value-type="float" office:value="0.20173997352" calcext:value-type="float">
            <text:p>0.20173997352</text:p>
          </table:table-cell>
          <table:table-cell office:value-type="float" office:value="3.1330391989" calcext:value-type="float">
            <text:p>3.1330391989</text:p>
          </table:table-cell>
          <table:table-cell office:value-type="float" office:value="1.0453950365" calcext:value-type="float">
            <text:p>1.0453950365</text:p>
          </table:table-cell>
          <table:table-cell office:value-type="float" office:value="-3.576401726" calcext:value-type="float">
            <text:p>-3.576401726</text:p>
          </table:table-cell>
          <table:table-cell office:value-type="float" office:value="-14.675899717" calcext:value-type="float">
            <text:p>-14.675899717</text:p>
          </table:table-cell>
          <table:table-cell table:number-columns-repeated="2"/>
        </table:table-row>
        <table:table-row table:style-name="ro1">
          <table:table-cell office:value-type="float" office:value="0.20343701462" calcext:value-type="float">
            <text:p>0.20343701462</text:p>
          </table:table-cell>
          <table:table-cell office:value-type="float" office:value="3.1163327447" calcext:value-type="float">
            <text:p>3.1163327447</text:p>
          </table:table-cell>
          <table:table-cell office:value-type="float" office:value="0.98053144621" calcext:value-type="float">
            <text:p>0.98053144621</text:p>
          </table:table-cell>
          <table:table-cell office:value-type="float" office:value="-3.9218437029" calcext:value-type="float">
            <text:p>-3.9218437029</text:p>
          </table:table-cell>
          <table:table-cell office:value-type="float" office:value="-14.440786403" calcext:value-type="float">
            <text:p>-14.440786403</text:p>
          </table:table-cell>
          <table:table-cell table:number-columns-repeated="2"/>
        </table:table-row>
        <table:table-row table:style-name="ro1">
          <table:table-cell office:value-type="float" office:value="0.20513405573" calcext:value-type="float">
            <text:p>0.20513405573</text:p>
          </table:table-cell>
          <table:table-cell office:value-type="float" office:value="3.0981080223" calcext:value-type="float">
            <text:p>3.0981080223</text:p>
          </table:table-cell>
          <table:table-cell office:value-type="float" office:value="0.91673609097" calcext:value-type="float">
            <text:p>0.91673609097</text:p>
          </table:table-cell>
          <table:table-cell office:value-type="float" office:value="-4.2579332854" calcext:value-type="float">
            <text:p>-4.2579332854</text:p>
          </table:table-cell>
          <table:table-cell office:value-type="float" office:value="-14.196408524" calcext:value-type="float">
            <text:p>-14.196408524</text:p>
          </table:table-cell>
          <table:table-cell table:number-columns-repeated="2"/>
        </table:table-row>
        <table:table-row table:style-name="ro1">
          <table:table-cell office:value-type="float" office:value="0.20703952941" calcext:value-type="float">
            <text:p>0.20703952941</text:p>
          </table:table-cell>
          <table:table-cell office:value-type="float" office:value="3.0758878934" calcext:value-type="float">
            <text:p>3.0758878934</text:p>
          </table:table-cell>
          <table:table-cell office:value-type="float" office:value="0.84642861931" calcext:value-type="float">
            <text:p>0.84642861931</text:p>
          </table:table-cell>
          <table:table-cell office:value-type="float" office:value="-4.623855269" calcext:value-type="float">
            <text:p>-4.623855269</text:p>
          </table:table-cell>
          <table:table-cell office:value-type="float" office:value="-13.91139738" calcext:value-type="float">
            <text:p>-13.91139738</text:p>
          </table:table-cell>
          <table:table-cell table:number-columns-repeated="2"/>
        </table:table-row>
        <table:table-row table:style-name="ro1">
          <table:table-cell office:value-type="float" office:value="0.2089450031" calcext:value-type="float">
            <text:p>0.2089450031</text:p>
          </table:table-cell>
          <table:table-cell office:value-type="float" office:value="3.0518682266" calcext:value-type="float">
            <text:p>3.0518682266</text:p>
          </table:table-cell>
          <table:table-cell office:value-type="float" office:value="0.77757400052" calcext:value-type="float">
            <text:p>0.77757400052</text:p>
          </table:table-cell>
          <table:table-cell office:value-type="float" office:value="-4.9773556085" calcext:value-type="float">
            <text:p>-4.9773556085</text:p>
          </table:table-cell>
          <table:table-cell office:value-type="float" office:value="-13.615626176" calcext:value-type="float">
            <text:p>-13.615626176</text:p>
          </table:table-cell>
          <table:table-cell table:number-columns-repeated="2"/>
        </table:table-row>
        <table:table-row table:style-name="ro1">
          <table:table-cell office:value-type="float" office:value="0.21085047679" calcext:value-type="float">
            <text:p>0.21085047679</text:p>
          </table:table-cell>
          <table:table-cell office:value-type="float" office:value="3.0261119291" calcext:value-type="float">
            <text:p>3.0261119291</text:p>
          </table:table-cell>
          <table:table-cell office:value-type="float" office:value="0.71022481567" calcext:value-type="float">
            <text:p>0.71022481567</text:p>
          </table:table-cell>
          <table:table-cell office:value-type="float" office:value="-5.318128508" calcext:value-type="float">
            <text:p>-5.318128508</text:p>
          </table:table-cell>
          <table:table-cell office:value-type="float" office:value="-13.309593281" calcext:value-type="float">
            <text:p>-13.309593281</text:p>
          </table:table-cell>
          <table:table-cell table:number-columns-repeated="2"/>
        </table:table-row>
        <table:table-row table:style-name="ro1">
          <table:table-cell office:value-type="float" office:value="0.21275595047" calcext:value-type="float">
            <text:p>0.21275595047</text:p>
          </table:table-cell>
          <table:table-cell office:value-type="float" office:value="2.9986833891" calcext:value-type="float">
            <text:p>2.9986833891</text:p>
          </table:table-cell>
          <table:table-cell office:value-type="float" office:value="0.6444311347" calcext:value-type="float">
            <text:p>0.6444311347</text:p>
          </table:table-cell>
          <table:table-cell office:value-type="float" office:value="-5.6458876719" calcext:value-type="float">
            <text:p>-5.6458876719</text:p>
          </table:table-cell>
          <table:table-cell office:value-type="float" office:value="-12.993804286" calcext:value-type="float">
            <text:p>-12.993804286</text:p>
          </table:table-cell>
          <table:table-cell table:number-columns-repeated="2"/>
        </table:table-row>
        <table:table-row table:style-name="ro1">
          <table:table-cell office:value-type="float" office:value="0.21456083287" calcext:value-type="float">
            <text:p>0.21456083287</text:p>
          </table:table-cell>
          <table:table-cell office:value-type="float" office:value="2.9712202451" calcext:value-type="float">
            <text:p>2.9712202451</text:p>
          </table:table-cell>
          <table:table-cell office:value-type="float" office:value="0.58358833446" calcext:value-type="float">
            <text:p>0.58358833446</text:p>
          </table:table-cell>
          <table:table-cell office:value-type="float" office:value="-5.9441009356" calcext:value-type="float">
            <text:p>-5.9441009356</text:p>
          </table:table-cell>
          <table:table-cell office:value-type="float" office:value="-12.686152755" calcext:value-type="float">
            <text:p>-12.686152755</text:p>
          </table:table-cell>
          <table:table-cell table:number-columns-repeated="2"/>
        </table:table-row>
        <table:table-row table:style-name="ro1">
          <table:table-cell office:value-type="float" office:value="0.21636571526" calcext:value-type="float">
            <text:p>0.21636571526</text:p>
          </table:table-cell>
          <table:table-cell office:value-type="float" office:value="2.9423727294" calcext:value-type="float">
            <text:p>2.9423727294</text:p>
          </table:table-cell>
          <table:table-cell office:value-type="float" office:value="0.52422206021" calcext:value-type="float">
            <text:p>0.52422206021</text:p>
          </table:table-cell>
          <table:table-cell office:value-type="float" office:value="-6.2301882335" calcext:value-type="float">
            <text:p>-6.2301882335</text:p>
          </table:table-cell>
          <table:table-cell office:value-type="float" office:value="-12.370647368" calcext:value-type="float">
            <text:p>-12.370647368</text:p>
          </table:table-cell>
          <table:table-cell table:number-columns-repeated="2"/>
        </table:table-row>
        <table:table-row table:style-name="ro1">
          <table:table-cell office:value-type="float" office:value="0.21817059765" calcext:value-type="float">
            <text:p>0.21817059765</text:p>
          </table:table-cell>
          <table:table-cell office:value-type="float" office:value="2.9121987634" calcext:value-type="float">
            <text:p>2.9121987634</text:p>
          </table:table-cell>
          <table:table-cell office:value-type="float" office:value="0.46636847485" calcext:value-type="float">
            <text:p>0.46636847485</text:p>
          </table:table-cell>
          <table:table-cell office:value-type="float" office:value="-6.5039548201" calcext:value-type="float">
            <text:p>-6.5039548201</text:p>
          </table:table-cell>
          <table:table-cell office:value-type="float" office:value="-12.047732072" calcext:value-type="float">
            <text:p>-12.047732072</text:p>
          </table:table-cell>
          <table:table-cell table:number-columns-repeated="2"/>
        </table:table-row>
        <table:table-row table:style-name="ro1">
          <table:table-cell office:value-type="float" office:value="0.21997548005" calcext:value-type="float">
            <text:p>0.21997548005</text:p>
          </table:table-cell>
          <table:table-cell office:value-type="float" office:value="2.8807571539" calcext:value-type="float">
            <text:p>2.8807571539</text:p>
          </table:table-cell>
          <table:table-cell office:value-type="float" office:value="0.41006162947" calcext:value-type="float">
            <text:p>0.41006162947</text:p>
          </table:table-cell>
          <table:table-cell office:value-type="float" office:value="-6.7652216747" calcext:value-type="float">
            <text:p>-6.7652216747</text:p>
          </table:table-cell>
          <table:table-cell office:value-type="float" office:value="-11.717854299" calcext:value-type="float">
            <text:p>-11.717854299</text:p>
          </table:table-cell>
          <table:table-cell table:number-columns-repeated="2"/>
        </table:table-row>
        <table:table-row table:style-name="ro1">
          <table:table-cell office:value-type="float" office:value="0.22182556031" calcext:value-type="float">
            <text:p>0.22182556031</text:p>
          </table:table-cell>
          <table:table-cell office:value-type="float" office:value="2.8472749289" calcext:value-type="float">
            <text:p>2.8472749289</text:p>
          </table:table-cell>
          <table:table-cell office:value-type="float" office:value="0.35398346963" calcext:value-type="float">
            <text:p>0.35398346963</text:p>
          </table:table-cell>
          <table:table-cell office:value-type="float" office:value="-7.019887165" calcext:value-type="float">
            <text:p>-7.019887165</text:p>
          </table:table-cell>
          <table:table-cell office:value-type="float" office:value="-11.372960928" calcext:value-type="float">
            <text:p>-11.372960928</text:p>
          </table:table-cell>
          <table:table-cell table:number-columns-repeated="2"/>
        </table:table-row>
        <table:table-row table:style-name="ro1">
          <table:table-cell office:value-type="float" office:value="0.22367564058" calcext:value-type="float">
            <text:p>0.22367564058</text:p>
          </table:table-cell>
          <table:table-cell office:value-type="float" office:value="2.812588445" calcext:value-type="float">
            <text:p>2.812588445</text:p>
          </table:table-cell>
          <table:table-cell office:value-type="float" office:value="0.29959607037" calcext:value-type="float">
            <text:p>0.29959607037</text:p>
          </table:table-cell>
          <table:table-cell office:value-type="float" office:value="-7.2610886346" calcext:value-type="float">
            <text:p>-7.2610886346</text:p>
          </table:table-cell>
          <table:table-cell office:value-type="float" office:value="-11.021712995" calcext:value-type="float">
            <text:p>-11.021712995</text:p>
          </table:table-cell>
          <table:table-cell table:number-columns-repeated="2"/>
        </table:table-row>
        <table:table-row table:style-name="ro1">
          <table:table-cell office:value-type="float" office:value="0.22552572085" calcext:value-type="float">
            <text:p>0.22552572085</text:p>
          </table:table-cell>
          <table:table-cell office:value-type="float" office:value="2.7767634445" calcext:value-type="float">
            <text:p>2.7767634445</text:p>
          </table:table-cell>
          <table:table-cell office:value-type="float" office:value="0.24692910648" calcext:value-type="float">
            <text:p>0.24692910648</text:p>
          </table:table-cell>
          <table:table-cell office:value-type="float" office:value="-7.4886843749" calcext:value-type="float">
            <text:p>-7.4886843749</text:p>
          </table:table-cell>
          <table:table-cell office:value-type="float" office:value="-10.664600249" calcext:value-type="float">
            <text:p>-10.664600249</text:p>
          </table:table-cell>
          <table:table-cell table:number-columns-repeated="2"/>
        </table:table-row>
        <table:table-row table:style-name="ro1">
          <table:table-cell office:value-type="float" office:value="0.22737580111" calcext:value-type="float">
            <text:p>0.22737580111</text:p>
          </table:table-cell>
          <table:table-cell office:value-type="float" office:value="2.7398663164" calcext:value-type="float">
            <text:p>2.7398663164</text:p>
          </table:table-cell>
          <table:table-cell office:value-type="float" office:value="0.19600987048" calcext:value-type="float">
            <text:p>0.19600987048</text:p>
          </table:table-cell>
          <table:table-cell office:value-type="float" office:value="-7.7025497385" calcext:value-type="float">
            <text:p>-7.7025497385</text:p>
          </table:table-cell>
          <table:table-cell office:value-type="float" office:value="-10.302113927" calcext:value-type="float">
            <text:p>-10.302113927</text:p>
          </table:table-cell>
          <table:table-cell table:number-columns-repeated="2"/>
        </table:table-row>
        <table:table-row table:style-name="ro1">
          <table:table-cell office:value-type="float" office:value="0.22914822255" calcext:value-type="float">
            <text:p>0.22914822255</text:p>
          </table:table-cell>
          <table:table-cell office:value-type="float" office:value="2.7035743314" calcext:value-type="float">
            <text:p>2.7035743314</text:p>
          </table:table-cell>
          <table:table-cell office:value-type="float" office:value="0.14889029512" calcext:value-type="float">
            <text:p>0.14889029512</text:p>
          </table:table-cell>
          <table:table-cell office:value-type="float" office:value="-7.8944601911" calcext:value-type="float">
            <text:p>-7.8944601911</text:p>
          </table:table-cell>
          <table:table-cell office:value-type="float" office:value="-9.9502585108" calcext:value-type="float">
            <text:p>-9.9502585108</text:p>
          </table:table-cell>
          <table:table-cell table:number-columns-repeated="2"/>
        </table:table-row>
        <table:table-row table:style-name="ro1">
          <table:table-cell office:value-type="float" office:value="0.23092064398" calcext:value-type="float">
            <text:p>0.23092064398</text:p>
          </table:table-cell>
          <table:table-cell office:value-type="float" office:value="2.6664190818" calcext:value-type="float">
            <text:p>2.6664190818</text:p>
          </table:table-cell>
          <table:table-cell office:value-type="float" office:value="0.10341751361" calcext:value-type="float">
            <text:p>0.10341751361</text:p>
          </table:table-cell>
          <table:table-cell office:value-type="float" office:value="-8.0735895918" calcext:value-type="float">
            <text:p>-8.0735895918</text:p>
          </table:table-cell>
          <table:table-cell office:value-type="float" office:value="-9.5943560113" calcext:value-type="float">
            <text:p>-9.5943560113</text:p>
          </table:table-cell>
          <table:table-cell table:number-columns-repeated="2"/>
        </table:table-row>
        <table:table-row table:style-name="ro1">
          <table:table-cell office:value-type="float" office:value="0.23269306542" calcext:value-type="float">
            <text:p>0.23269306542</text:p>
          </table:table-cell>
          <table:table-cell office:value-type="float" office:value="2.628460196" calcext:value-type="float">
            <text:p>2.628460196</text:p>
          </table:table-cell>
          <table:table-cell office:value-type="float" office:value="0.059609349978" calcext:value-type="float">
            <text:p>0.059609349978</text:p>
          </table:table-cell>
          <table:table-cell office:value-type="float" office:value="-8.2398717415" calcext:value-type="float">
            <text:p>-8.2398717415</text:p>
          </table:table-cell>
          <table:table-cell office:value-type="float" office:value="-9.2348393679" calcext:value-type="float">
            <text:p>-9.2348393679</text:p>
          </table:table-cell>
          <table:table-cell table:number-columns-repeated="2"/>
        </table:table-row>
        <table:table-row table:style-name="ro1">
          <table:table-cell office:value-type="float" office:value="0.23446548685" calcext:value-type="float">
            <text:p>0.23446548685</text:p>
          </table:table-cell>
          <table:table-cell office:value-type="float" office:value="2.5897575781" calcext:value-type="float">
            <text:p>2.5897575781</text:p>
          </table:table-cell>
          <table:table-cell office:value-type="float" office:value="0.017481615027" calcext:value-type="float">
            <text:p>0.017481615027</text:p>
          </table:table-cell>
          <table:table-cell office:value-type="float" office:value="-8.3932543394" calcext:value-type="float">
            <text:p>-8.3932543394</text:p>
          </table:table-cell>
          <table:table-cell office:value-type="float" office:value="-8.8721409647" calcext:value-type="float">
            <text:p>-8.8721409647</text:p>
          </table:table-cell>
          <table:table-cell table:number-columns-repeated="2"/>
        </table:table-row>
        <table:table-row table:style-name="ro1">
          <table:table-cell office:value-type="float" office:value="0.23619529709" calcext:value-type="float">
            <text:p>0.23619529709</text:p>
          </table:table-cell>
          <table:table-cell office:value-type="float" office:value="2.5513257958" calcext:value-type="float">
            <text:p>2.5513257958</text:p>
          </table:table-cell>
          <table:table-cell office:value-type="float" office:value="-0.021999790488" calcext:value-type="float">
            <text:p>-0.021999790488</text:p>
          </table:table-cell>
          <table:table-cell office:value-type="float" office:value="-8.5304743954" calcext:value-type="float">
            <text:p>-8.5304743954</text:p>
          </table:table-cell>
          <table:table-cell office:value-type="float" office:value="-8.5155070207" calcext:value-type="float">
            <text:p>-8.5155070207</text:p>
          </table:table-cell>
          <table:table-cell table:number-columns-repeated="2"/>
        </table:table-row>
        <table:table-row table:style-name="ro1">
          <table:table-cell office:value-type="float" office:value="0.23792510733" calcext:value-type="float">
            <text:p>0.23792510733</text:p>
          </table:table-cell>
          <table:table-cell office:value-type="float" office:value="2.5122988985" calcext:value-type="float">
            <text:p>2.5122988985</text:p>
          </table:table-cell>
          <table:table-cell office:value-type="float" office:value="-0.059856454821" calcext:value-type="float">
            <text:p>-0.059856454821</text:p>
          </table:table-cell>
          <table:table-cell office:value-type="float" office:value="-8.6553475999" calcext:value-type="float">
            <text:p>-8.6553475999</text:p>
          </table:table-cell>
          <table:table-cell office:value-type="float" office:value="-8.1566532195" calcext:value-type="float">
            <text:p>-8.1566532195</text:p>
          </table:table-cell>
          <table:table-cell table:number-columns-repeated="2"/>
        </table:table-row>
        <table:table-row table:style-name="ro1">
          <table:table-cell office:value-type="float" office:value="0.23965491757" calcext:value-type="float">
            <text:p>0.23965491757</text:p>
          </table:table-cell>
          <table:table-cell office:value-type="float" office:value="2.4727329839" calcext:value-type="float">
            <text:p>2.4727329839</text:p>
          </table:table-cell>
          <table:table-cell office:value-type="float" office:value="-0.096079201659" calcext:value-type="float">
            <text:p>-0.096079201659</text:p>
          </table:table-cell>
          <table:table-cell office:value-type="float" office:value="-8.7678628044" calcext:value-type="float">
            <text:p>-8.7678628044</text:p>
          </table:table-cell>
          <table:table-cell office:value-type="float" office:value="-7.795977741" calcext:value-type="float">
            <text:p>-7.795977741</text:p>
          </table:table-cell>
          <table:table-cell table:number-columns-repeated="2"/>
        </table:table-row>
        <table:table-row table:style-name="ro1">
          <table:table-cell office:value-type="float" office:value="0.24138472782" calcext:value-type="float">
            <text:p>0.24138472782</text:p>
          </table:table-cell>
          <table:table-cell office:value-type="float" office:value="2.4326841727" calcext:value-type="float">
            <text:p>2.4326841727</text:p>
          </table:table-cell>
          <table:table-cell office:value-type="float" office:value="-0.13066065851" calcext:value-type="float">
            <text:p>-0.13066065851</text:p>
          </table:table-cell>
          <table:table-cell office:value-type="float" office:value="-8.8680208975" calcext:value-type="float">
            <text:p>-8.8680208975</text:p>
          </table:table-cell>
          <table:table-cell office:value-type="float" office:value="-7.4338768268" calcext:value-type="float">
            <text:p>-7.4338768268</text:p>
          </table:table-cell>
          <table:table-cell table:number-columns-repeated="2"/>
        </table:table-row>
        <table:table-row table:style-name="ro1">
          <table:table-cell office:value-type="float" office:value="0.24309838442" calcext:value-type="float">
            <text:p>0.24309838442</text:p>
          </table:table-cell>
          <table:table-cell office:value-type="float" office:value="2.3925883381" calcext:value-type="float">
            <text:p>2.3925883381</text:p>
          </table:table-cell>
          <table:table-cell office:value-type="float" office:value="-0.16329532272" calcext:value-type="float">
            <text:p>-0.16329532272</text:p>
          </table:table-cell>
          <table:table-cell office:value-type="float" office:value="-8.9550716513" calcext:value-type="float">
            <text:p>-8.9550716513</text:p>
          </table:table-cell>
          <table:table-cell office:value-type="float" office:value="-7.074139112" calcext:value-type="float">
            <text:p>-7.074139112</text:p>
          </table:table-cell>
          <table:table-cell table:number-columns-repeated="2"/>
        </table:table-row>
        <table:table-row table:style-name="ro1">
          <table:table-cell office:value-type="float" office:value="0.24481204101" calcext:value-type="float">
            <text:p>0.24481204101</text:p>
          </table:table-cell>
          <table:table-cell office:value-type="float" office:value="2.3521280897" calcext:value-type="float">
            <text:p>2.3521280897</text:p>
          </table:table-cell>
          <table:table-cell office:value-type="float" office:value="-0.19431003498" calcext:value-type="float">
            <text:p>-0.19431003498</text:p>
          </table:table-cell>
          <table:table-cell office:value-type="float" office:value="-9.0300312853" calcext:value-type="float">
            <text:p>-9.0300312853</text:p>
          </table:table-cell>
          <table:table-cell office:value-type="float" office:value="-6.7137696881" calcext:value-type="float">
            <text:p>-6.7137696881</text:p>
          </table:table-cell>
          <table:table-cell table:number-columns-repeated="2"/>
        </table:table-row>
        <table:table-row table:style-name="ro1">
          <table:table-cell office:value-type="float" office:value="0.24652569761" calcext:value-type="float">
            <text:p>0.24652569761</text:p>
          </table:table-cell>
          <table:table-cell office:value-type="float" office:value="2.3113577472" calcext:value-type="float">
            <text:p>2.3113577472</text:p>
          </table:table-cell>
          <table:table-cell office:value-type="float" office:value="-0.2237028037" calcext:value-type="float">
            <text:p>-0.2237028037</text:p>
          </table:table-cell>
          <table:table-cell office:value-type="float" office:value="-9.0929346552" calcext:value-type="float">
            <text:p>-9.0929346552</text:p>
          </table:table-cell>
          <table:table-cell office:value-type="float" office:value="-6.353146294" calcext:value-type="float">
            <text:p>-6.353146294</text:p>
          </table:table-cell>
          <table:table-cell table:number-columns-repeated="2"/>
        </table:table-row>
        <table:table-row table:style-name="ro1">
          <table:table-cell office:value-type="float" office:value="0.24823935421" calcext:value-type="float">
            <text:p>0.24823935421</text:p>
          </table:table-cell>
          <table:table-cell office:value-type="float" office:value="2.2703314486" calcext:value-type="float">
            <text:p>2.2703314486</text:p>
          </table:table-cell>
          <table:table-cell office:value-type="float" office:value="-0.25147332973" calcext:value-type="float">
            <text:p>-0.25147332973</text:p>
          </table:table-cell>
          <table:table-cell office:value-type="float" office:value="-9.1438275559" calcext:value-type="float">
            <text:p>-9.1438275559</text:p>
          </table:table-cell>
          <table:table-cell office:value-type="float" office:value="-5.992643588" calcext:value-type="float">
            <text:p>-5.992643588</text:p>
          </table:table-cell>
          <table:table-cell table:number-columns-repeated="2"/>
        </table:table-row>
        <table:table-row table:style-name="ro1">
          <table:table-cell office:value-type="float" office:value="0.24994974148" calcext:value-type="float">
            <text:p>0.24994974148</text:p>
          </table:table-cell>
          <table:table-cell office:value-type="float" office:value="2.2291819196" calcext:value-type="float">
            <text:p>2.2291819196</text:p>
          </table:table-cell>
          <table:table-cell office:value-type="float" office:value="-0.27757464589" calcext:value-type="float">
            <text:p>-0.27757464589</text:p>
          </table:table-cell>
          <table:table-cell office:value-type="float" office:value="-9.1827036101" calcext:value-type="float">
            <text:p>-9.1827036101</text:p>
          </table:table-cell>
          <table:table-cell office:value-type="float" office:value="-5.6333190178" calcext:value-type="float">
            <text:p>-5.6333190178</text:p>
          </table:table-cell>
          <table:table-cell table:number-columns-repeated="2"/>
        </table:table-row>
        <table:table-row table:style-name="ro1">
          <table:table-cell office:value-type="float" office:value="0.25166012874" calcext:value-type="float">
            <text:p>0.25166012874</text:p>
          </table:table-cell>
          <table:table-cell office:value-type="float" office:value="2.1878844426" calcext:value-type="float">
            <text:p>2.1878844426</text:p>
          </table:table-cell>
          <table:table-cell office:value-type="float" office:value="-0.30206430118" calcext:value-type="float">
            <text:p>-0.30206430118</text:p>
          </table:table-cell>
          <table:table-cell office:value-type="float" office:value="-9.2097380897" calcext:value-type="float">
            <text:p>-9.2097380897</text:p>
          </table:table-cell>
          <table:table-cell office:value-type="float" office:value="-5.2748501626" calcext:value-type="float">
            <text:p>-5.2748501626</text:p>
          </table:table-cell>
          <table:table-cell table:number-columns-repeated="2"/>
        </table:table-row>
        <table:table-row table:style-name="ro1">
          <table:table-cell office:value-type="float" office:value="0.253370516" calcext:value-type="float">
            <text:p>0.253370516</text:p>
          </table:table-cell>
          <table:table-cell office:value-type="float" office:value="2.1464920183" calcext:value-type="float">
            <text:p>2.1464920183</text:p>
          </table:table-cell>
          <table:table-cell office:value-type="float" office:value="-0.32494695089" calcext:value-type="float">
            <text:p>-0.32494695089</text:p>
          </table:table-cell>
          <table:table-cell office:value-type="float" office:value="-9.2250080565" calcext:value-type="float">
            <text:p>-9.2250080565</text:p>
          </table:table-cell>
          <table:table-cell office:value-type="float" office:value="-4.9175987242" calcext:value-type="float">
            <text:p>-4.9175987242</text:p>
          </table:table-cell>
          <table:table-cell table:number-columns-repeated="2"/>
        </table:table-row>
        <table:table-row table:style-name="ro1">
          <table:table-cell office:value-type="float" office:value="0.25508090326" calcext:value-type="float">
            <text:p>0.25508090326</text:p>
          </table:table-cell>
          <table:table-cell office:value-type="float" office:value="2.1050572782" calcext:value-type="float">
            <text:p>2.1050572782</text:p>
          </table:table-cell>
          <table:table-cell office:value-type="float" office:value="-0.34622886517" calcext:value-type="float">
            <text:p>-0.34622886517</text:p>
          </table:table-cell>
          <table:table-cell office:value-type="float" office:value="-9.2286006984" calcext:value-type="float">
            <text:p>-9.2286006984</text:p>
          </table:table-cell>
          <table:table-cell office:value-type="float" office:value="-4.561922288" calcext:value-type="float">
            <text:p>-4.561922288</text:p>
          </table:table-cell>
          <table:table-cell table:number-columns-repeated="2"/>
        </table:table-row>
        <table:table-row table:style-name="ro1">
          <table:table-cell office:value-type="float" office:value="0.25679650839" calcext:value-type="float">
            <text:p>0.25679650839</text:p>
          </table:table-cell>
          <table:table-cell office:value-type="float" office:value="2.0635061371" calcext:value-type="float">
            <text:p>2.0635061371</text:p>
          </table:table-cell>
          <table:table-cell office:value-type="float" office:value="-0.36597554891" calcext:value-type="float">
            <text:p>-0.36597554891</text:p>
          </table:table-cell>
          <table:table-cell office:value-type="float" office:value="-9.2205711737" calcext:value-type="float">
            <text:p>-9.2205711737</text:p>
          </table:table-cell>
          <table:table-cell office:value-type="float" office:value="-4.2070982281" calcext:value-type="float">
            <text:p>-4.2070982281</text:p>
          </table:table-cell>
          <table:table-cell table:number-columns-repeated="2"/>
        </table:table-row>
        <table:table-row table:style-name="ro1">
          <table:table-cell office:value-type="float" office:value="0.25851211351" calcext:value-type="float">
            <text:p>0.25851211351</text:p>
          </table:table-cell>
          <table:table-cell office:value-type="float" office:value="2.0220171988" calcext:value-type="float">
            <text:p>2.0220171988</text:p>
          </table:table-cell>
          <table:table-cell office:value-type="float" office:value="-0.38412916468" calcext:value-type="float">
            <text:p>-0.38412916468</text:p>
          </table:table-cell>
          <table:table-cell office:value-type="float" office:value="-9.2009985751" calcext:value-type="float">
            <text:p>-9.2009985751</text:p>
          </table:table-cell>
          <table:table-cell office:value-type="float" office:value="-3.8545660333" calcext:value-type="float">
            <text:p>-3.8545660333</text:p>
          </table:table-cell>
          <table:table-cell table:number-columns-repeated="2"/>
        </table:table-row>
        <table:table-row table:style-name="ro1">
          <table:table-cell office:value-type="float" office:value="0.26022771864" calcext:value-type="float">
            <text:p>0.26022771864</text:p>
          </table:table-cell>
          <table:table-cell office:value-type="float" office:value="1.9806421896" calcext:value-type="float">
            <text:p>1.9806421896</text:p>
          </table:table-cell>
          <table:table-cell office:value-type="float" office:value="-0.40070081727" calcext:value-type="float">
            <text:p>-0.40070081727</text:p>
          </table:table-cell>
          <table:table-cell office:value-type="float" office:value="-9.1700004163" calcext:value-type="float">
            <text:p>-9.1700004163</text:p>
          </table:table-cell>
          <table:table-cell office:value-type="float" office:value="-3.5046726458" calcext:value-type="float">
            <text:p>-3.5046726458</text:p>
          </table:table-cell>
          <table:table-cell table:number-columns-repeated="2"/>
        </table:table-row>
        <table:table-row table:style-name="ro1">
          <table:table-cell office:value-type="float" office:value="0.26194332376" calcext:value-type="float">
            <text:p>0.26194332376</text:p>
          </table:table-cell>
          <table:table-cell office:value-type="float" office:value="1.9394322855" calcext:value-type="float">
            <text:p>1.9394322855</text:p>
          </table:table-cell>
          <table:table-cell office:value-type="float" office:value="-0.41570316255" calcext:value-type="float">
            <text:p>-0.41570316255</text:p>
          </table:table-cell>
          <table:table-cell office:value-type="float" office:value="-9.127703662" calcext:value-type="float">
            <text:p>-9.127703662</text:p>
          </table:table-cell>
          <table:table-cell office:value-type="float" office:value="-3.157759905" calcext:value-type="float">
            <text:p>-3.157759905</text:p>
          </table:table-cell>
          <table:table-cell table:number-columns-repeated="2"/>
        </table:table-row>
        <table:table-row table:style-name="ro1">
          <table:table-cell office:value-type="float" office:value="0.26367065527" calcext:value-type="float">
            <text:p>0.26367065527</text:p>
          </table:table-cell>
          <table:table-cell office:value-type="float" office:value="1.8981587294" calcext:value-type="float">
            <text:p>1.8981587294</text:p>
          </table:table-cell>
          <table:table-cell office:value-type="float" office:value="-0.42923698351" calcext:value-type="float">
            <text:p>-0.42923698351</text:p>
          </table:table-cell>
          <table:table-cell office:value-type="float" office:value="-9.0738410561" calcext:value-type="float">
            <text:p>-9.0738410561</text:p>
          </table:table-cell>
          <table:table-cell office:value-type="float" office:value="-2.8118280076" calcext:value-type="float">
            <text:p>-2.8118280076</text:p>
          </table:table-cell>
          <table:table-cell table:number-columns-repeated="2"/>
        </table:table-row>
        <table:table-row table:style-name="ro1">
          <table:table-cell office:value-type="float" office:value="0.26539798678" calcext:value-type="float">
            <text:p>0.26539798678</text:p>
          </table:table-cell>
          <table:table-cell office:value-type="float" office:value="1.8571548034" calcext:value-type="float">
            <text:p>1.8571548034</text:p>
          </table:table-cell>
          <table:table-cell office:value-type="float" office:value="-0.44121037055" calcext:value-type="float">
            <text:p>-0.44121037055</text:p>
          </table:table-cell>
          <table:table-cell office:value-type="float" office:value="-9.0088112629" calcext:value-type="float">
            <text:p>-9.0088112629</text:p>
          </table:table-cell>
          <table:table-cell office:value-type="float" office:value="-2.4695966163" calcext:value-type="float">
            <text:p>-2.4695966163</text:p>
          </table:table-cell>
          <table:table-cell table:number-columns-repeated="2"/>
        </table:table-row>
        <table:table-row table:style-name="ro1">
          <table:table-cell office:value-type="float" office:value="0.26712531829" calcext:value-type="float">
            <text:p>0.26712531829</text:p>
          </table:table-cell>
          <table:table-cell office:value-type="float" office:value="1.8164707926" calcext:value-type="float">
            <text:p>1.8164707926</text:p>
          </table:table-cell>
          <table:table-cell office:value-type="float" office:value="-0.45164085827" calcext:value-type="float">
            <text:p>-0.45164085827</text:p>
          </table:table-cell>
          <table:table-cell office:value-type="float" office:value="-8.9327716195" calcext:value-type="float">
            <text:p>-8.9327716195</text:p>
          </table:table-cell>
          <table:table-cell office:value-type="float" office:value="-2.1313976624" calcext:value-type="float">
            <text:p>-2.1313976624</text:p>
          </table:table-cell>
          <table:table-cell table:number-columns-repeated="2"/>
        </table:table-row>
        <table:table-row table:style-name="ro1">
          <table:table-cell office:value-type="float" office:value="0.2688526498" calcext:value-type="float">
            <text:p>0.2688526498</text:p>
          </table:table-cell>
          <table:table-cell office:value-type="float" office:value="1.7761562486" calcext:value-type="float">
            <text:p>1.7761562486</text:p>
          </table:table-cell>
          <table:table-cell office:value-type="float" office:value="-0.46054747273" calcext:value-type="float">
            <text:p>-0.46054747273</text:p>
          </table:table-cell>
          <table:table-cell office:value-type="float" office:value="-8.8458883064" calcext:value-type="float">
            <text:p>-8.8458883064</text:p>
          </table:table-cell>
          <table:table-cell office:value-type="float" office:value="-1.7975570004" calcext:value-type="float">
            <text:p>-1.7975570004</text:p>
          </table:table-cell>
          <table:table-cell table:number-columns-repeated="2"/>
        </table:table-row>
        <table:table-row table:style-name="ro1">
          <table:table-cell office:value-type="float" office:value="0.27059725608" calcext:value-type="float">
            <text:p>0.27059725608</text:p>
          </table:table-cell>
          <table:table-cell office:value-type="float" office:value="1.7358632309" calcext:value-type="float">
            <text:p>1.7358632309</text:p>
          </table:table-cell>
          <table:table-cell office:value-type="float" office:value="-0.46801722437" calcext:value-type="float">
            <text:p>-0.46801722437</text:p>
          </table:table-cell>
          <table:table-cell office:value-type="float" office:value="-8.7473072676" calcext:value-type="float">
            <text:p>-8.7473072676</text:p>
          </table:table-cell>
          <table:table-cell office:value-type="float" office:value="-1.4651270142" calcext:value-type="float">
            <text:p>-1.4651270142</text:p>
          </table:table-cell>
          <table:table-cell table:number-columns-repeated="2"/>
        </table:table-row>
        <table:table-row table:style-name="ro1">
          <table:table-cell office:value-type="float" office:value="0.27234186237" calcext:value-type="float">
            <text:p>0.27234186237</text:p>
          </table:table-cell>
          <table:table-cell office:value-type="float" office:value="1.6960462855" calcext:value-type="float">
            <text:p>1.6960462855</text:p>
          </table:table-cell>
          <table:table-cell office:value-type="float" office:value="-0.47397597441" calcext:value-type="float">
            <text:p>-0.47397597441</text:p>
          </table:table-cell>
          <table:table-cell office:value-type="float" office:value="-8.6380317385" calcext:value-type="float">
            <text:p>-8.6380317385</text:p>
          </table:table-cell>
          <table:table-cell office:value-type="float" office:value="-1.1377915481" calcext:value-type="float">
            <text:p>-1.1377915481</text:p>
          </table:table-cell>
          <table:table-cell table:number-columns-repeated="2"/>
        </table:table-row>
        <table:table-row table:style-name="ro1">
          <table:table-cell office:value-type="float" office:value="0.27408646866" calcext:value-type="float">
            <text:p>0.27408646866</text:p>
          </table:table-cell>
          <table:table-cell office:value-type="float" office:value="1.6567539437" calcext:value-type="float">
            <text:p>1.6567539437</text:p>
          </table:table-cell>
          <table:table-cell office:value-type="float" office:value="-0.47844778053" calcext:value-type="float">
            <text:p>-0.47844778053</text:p>
          </table:table-cell>
          <table:table-cell office:value-type="float" office:value="-8.5182590135" calcext:value-type="float">
            <text:p>-8.5182590135</text:p>
          </table:table-cell>
          <table:table-cell office:value-type="float" office:value="-0.81586630083" calcext:value-type="float">
            <text:p>-0.81586630083</text:p>
          </table:table-cell>
          <table:table-cell table:number-columns-repeated="2"/>
        </table:table-row>
        <table:table-row table:style-name="ro1">
          <table:table-cell office:value-type="float" office:value="0.27583107494" calcext:value-type="float">
            <text:p>0.27583107494</text:p>
          </table:table-cell>
          <table:table-cell office:value-type="float" office:value="1.6180338144" calcext:value-type="float">
            <text:p>1.6180338144</text:p>
          </table:table-cell>
          <table:table-cell office:value-type="float" office:value="-0.48145813014" calcext:value-type="float">
            <text:p>-0.48145813014</text:p>
          </table:table-cell>
          <table:table-cell office:value-type="float" office:value="-8.3881946505" calcext:value-type="float">
            <text:p>-8.3881946505</text:p>
          </table:table-cell>
          <table:table-cell office:value-type="float" office:value="-0.49965990232" calcext:value-type="float">
            <text:p>-0.49965990232</text:p>
          </table:table-cell>
          <table:table-cell table:number-columns-repeated="2"/>
        </table:table-row>
        <table:table-row table:style-name="ro1">
          <table:table-cell office:value-type="float" office:value="0.27759813983" calcext:value-type="float">
            <text:p>0.27759813983</text:p>
          </table:table-cell>
          <table:table-cell office:value-type="float" office:value="1.5794463007" calcext:value-type="float">
            <text:p>1.5794463007</text:p>
          </table:table-cell>
          <table:table-cell office:value-type="float" office:value="-0.4830449648" calcext:value-type="float">
            <text:p>-0.4830449648</text:p>
          </table:table-cell>
          <table:table-cell office:value-type="float" office:value="-8.2461834314" calcext:value-type="float">
            <text:p>-8.2461834314</text:p>
          </table:table-cell>
          <table:table-cell office:value-type="float" office:value="-0.18552122426" calcext:value-type="float">
            <text:p>-0.18552122426</text:p>
          </table:table-cell>
          <table:table-cell table:number-columns-repeated="2"/>
        </table:table-row>
        <table:table-row table:style-name="ro1">
          <table:table-cell office:value-type="float" office:value="0.27936520471" calcext:value-type="float">
            <text:p>0.27936520471</text:p>
          </table:table-cell>
          <table:table-cell office:value-type="float" office:value="1.541541119" calcext:value-type="float">
            <text:p>1.541541119</text:p>
          </table:table-cell>
          <table:table-cell office:value-type="float" office:value="-0.48318942471" calcext:value-type="float">
            <text:p>-0.48318942471</text:p>
          </table:table-cell>
          <table:table-cell office:value-type="float" office:value="-8.0940631479" calcext:value-type="float">
            <text:p>-8.0940631479</text:p>
          </table:table-cell>
          <table:table-cell office:value-type="float" office:value="0.12213576359" calcext:value-type="float">
            <text:p>0.12213576359</text:p>
          </table:table-cell>
          <table:table-cell table:number-columns-repeated="2"/>
        </table:table-row>
        <table:table-row table:style-name="ro1">
          <table:table-cell office:value-type="float" office:value="0.28113226959" calcext:value-type="float">
            <text:p>0.28113226959</text:p>
          </table:table-cell>
          <table:table-cell office:value-type="float" office:value="1.504364615" calcext:value-type="float">
            <text:p>1.504364615</text:p>
          </table:table-cell>
          <table:table-cell office:value-type="float" office:value="-0.48192227034" calcext:value-type="float">
            <text:p>-0.48192227034</text:p>
          </table:table-cell>
          <table:table-cell office:value-type="float" office:value="-7.9320718198" calcext:value-type="float">
            <text:p>-7.9320718198</text:p>
          </table:table-cell>
          <table:table-cell office:value-type="float" office:value="0.42301356595" calcext:value-type="float">
            <text:p>0.42301356595</text:p>
          </table:table-cell>
          <table:table-cell table:number-columns-repeated="2"/>
        </table:table-row>
        <table:table-row table:style-name="ro1">
          <table:table-cell office:value-type="float" office:value="0.28289933447" calcext:value-type="float">
            <text:p>0.28289933447</text:p>
          </table:table-cell>
          <table:table-cell office:value-type="float" office:value="1.4679620123" calcext:value-type="float">
            <text:p>1.4679620123</text:p>
          </table:table-cell>
          <table:table-cell office:value-type="float" office:value="-0.47927562347" calcext:value-type="float">
            <text:p>-0.47927562347</text:p>
          </table:table-cell>
          <table:table-cell office:value-type="float" office:value="-7.7604551505" calcext:value-type="float">
            <text:p>-7.7604551505</text:p>
          </table:table-cell>
          <table:table-cell office:value-type="float" office:value="0.71682279224" calcext:value-type="float">
            <text:p>0.71682279224</text:p>
          </table:table-cell>
          <table:table-cell table:number-columns-repeated="2"/>
        </table:table-row>
        <table:table-row table:style-name="ro1">
          <table:table-cell office:value-type="float" office:value="0.28469418385" calcext:value-type="float">
            <text:p>0.28469418385</text:p>
          </table:table-cell>
          <table:table-cell office:value-type="float" office:value="1.4318246275" calcext:value-type="float">
            <text:p>1.4318246275</text:p>
          </table:table-cell>
          <table:table-cell office:value-type="float" office:value="-0.47520958876" calcext:value-type="float">
            <text:p>-0.47520958876</text:p>
          </table:table-cell>
          <table:table-cell office:value-type="float" office:value="-7.5765470533" calcext:value-type="float">
            <text:p>-7.5765470533</text:p>
          </table:table-cell>
          <table:table-cell office:value-type="float" office:value="1.0077262844" calcext:value-type="float">
            <text:p>1.0077262844</text:p>
          </table:table-cell>
          <table:table-cell table:number-columns-repeated="2"/>
        </table:table-row>
        <table:table-row table:style-name="ro1">
          <table:table-cell office:value-type="float" office:value="0.28648903322" calcext:value-type="float">
            <text:p>0.28648903322</text:p>
          </table:table-cell>
          <table:table-cell office:value-type="float" office:value="1.396576057" calcext:value-type="float">
            <text:p>1.396576057</text:p>
          </table:table-cell>
          <table:table-cell office:value-type="float" office:value="-0.46979125845" calcext:value-type="float">
            <text:p>-0.46979125845</text:p>
          </table:table-cell>
          <table:table-cell office:value-type="float" office:value="-7.3832425921" calcext:value-type="float">
            <text:p>-7.3832425921</text:p>
          </table:table-cell>
          <table:table-cell office:value-type="float" office:value="1.2907613834" calcext:value-type="float">
            <text:p>1.2907613834</text:p>
          </table:table-cell>
          <table:table-cell table:number-columns-repeated="2"/>
        </table:table-row>
        <table:table-row table:style-name="ro1">
          <table:table-cell office:value-type="float" office:value="0.2882838826" calcext:value-type="float">
            <text:p>0.2882838826</text:p>
          </table:table-cell>
          <table:table-cell office:value-type="float" office:value="1.3622599175" calcext:value-type="float">
            <text:p>1.3622599175</text:p>
          </table:table-cell>
          <table:table-cell office:value-type="float" office:value="-0.46305836191" calcext:value-type="float">
            <text:p>-0.46305836191</text:p>
          </table:table-cell>
          <table:table-cell office:value-type="float" office:value="-7.1808219574" calcext:value-type="float">
            <text:p>-7.1808219574</text:p>
          </table:table-cell>
          <table:table-cell office:value-type="float" office:value="1.5656514321" calcext:value-type="float">
            <text:p>1.5656514321</text:p>
          </table:table-cell>
          <table:table-cell table:number-columns-repeated="2"/>
        </table:table-row>
        <table:table-row table:style-name="ro1">
          <table:table-cell office:value-type="float" office:value="0.29007873197" calcext:value-type="float">
            <text:p>0.29007873197</text:p>
          </table:table-cell>
          <table:table-cell office:value-type="float" office:value="1.3289184889" calcext:value-type="float">
            <text:p>1.3289184889</text:p>
          </table:table-cell>
          <table:table-cell office:value-type="float" office:value="-0.45504991041" calcext:value-type="float">
            <text:p>-0.45504991041</text:p>
          </table:table-cell>
          <table:table-cell office:value-type="float" office:value="-6.9695724201" calcext:value-type="float">
            <text:p>-6.9695724201</text:p>
          </table:table-cell>
          <table:table-cell office:value-type="float" office:value="1.8321289924" calcext:value-type="float">
            <text:p>1.8321289924</text:p>
          </table:table-cell>
          <table:table-cell table:number-columns-repeated="2"/>
        </table:table-row>
        <table:table-row table:style-name="ro1">
          <table:table-cell office:value-type="float" office:value="0.29190748219" calcext:value-type="float">
            <text:p>0.29190748219</text:p>
          </table:table-cell>
          <table:table-cell office:value-type="float" office:value="1.2959921493" calcext:value-type="float">
            <text:p>1.2959921493</text:p>
          </table:table-cell>
          <table:table-cell office:value-type="float" office:value="-0.44561994192" calcext:value-type="float">
            <text:p>-0.44561994192</text:p>
          </table:table-cell>
          <table:table-cell office:value-type="float" office:value="-6.7455566336" calcext:value-type="float">
            <text:p>-6.7455566336</text:p>
          </table:table-cell>
          <table:table-cell office:value-type="float" office:value="2.0947203309" calcext:value-type="float">
            <text:p>2.0947203309</text:p>
          </table:table-cell>
          <table:table-cell table:number-columns-repeated="2"/>
        </table:table-row>
        <table:table-row table:style-name="ro1">
          <table:table-cell office:value-type="float" office:value="0.29373623241" calcext:value-type="float">
            <text:p>0.29373623241</text:p>
          </table:table-cell>
          <table:table-cell office:value-type="float" office:value="1.2641619344" calcext:value-type="float">
            <text:p>1.2641619344</text:p>
          </table:table-cell>
          <table:table-cell office:value-type="float" office:value="-0.43495142113" calcext:value-type="float">
            <text:p>-0.43495142113</text:p>
          </table:table-cell>
          <table:table-cell office:value-type="float" office:value="-6.5129986537" calcext:value-type="float">
            <text:p>-6.5129986537</text:p>
          </table:table-cell>
          <table:table-cell office:value-type="float" office:value="2.348047605" calcext:value-type="float">
            <text:p>2.348047605</text:p>
          </table:table-cell>
          <table:table-cell table:number-columns-repeated="2"/>
        </table:table-row>
        <table:table-row table:style-name="ro1">
          <table:table-cell office:value-type="float" office:value="0.29556498263" calcext:value-type="float">
            <text:p>0.29556498263</text:p>
          </table:table-cell>
          <table:table-cell office:value-type="float" office:value="1.2334680768" calcext:value-type="float">
            <text:p>1.2334680768</text:p>
          </table:table-cell>
          <table:table-cell office:value-type="float" office:value="-0.42308943297" calcext:value-type="float">
            <text:p>-0.42308943297</text:p>
          </table:table-cell>
          <table:table-cell office:value-type="float" office:value="-6.2722232386" calcext:value-type="float">
            <text:p>-6.2722232386</text:p>
          </table:table-cell>
          <table:table-cell office:value-type="float" office:value="2.5918582832" calcext:value-type="float">
            <text:p>2.5918582832</text:p>
          </table:table-cell>
          <table:table-cell table:number-columns-repeated="2"/>
        </table:table-row>
        <table:table-row table:style-name="ro1">
          <table:table-cell office:value-type="float" office:value="0.29739373285" calcext:value-type="float">
            <text:p>0.29739373285</text:p>
          </table:table-cell>
          <table:table-cell office:value-type="float" office:value="1.2039492346" calcext:value-type="float">
            <text:p>1.2039492346</text:p>
          </table:table-cell>
          <table:table-cell office:value-type="float" office:value="-0.41008024968" calcext:value-type="float">
            <text:p>-0.41008024968</text:p>
          </table:table-cell>
          <table:table-cell office:value-type="float" office:value="-6.0235615795" calcext:value-type="float">
            <text:p>-6.0235615795</text:p>
          </table:table-cell>
          <table:table-cell office:value-type="float" office:value="2.8259102948" calcext:value-type="float">
            <text:p>2.8259102948</text:p>
          </table:table-cell>
          <table:table-cell table:number-columns-repeated="2"/>
        </table:table-row>
        <table:table-row table:style-name="ro1">
          <table:table-cell office:value-type="float" office:value="0.29926444996" calcext:value-type="float">
            <text:p>0.29926444996</text:p>
          </table:table-cell>
          <table:table-cell office:value-type="float" office:value="1.175007378" calcext:value-type="float">
            <text:p>1.175007378</text:p>
          </table:table-cell>
          <table:table-cell office:value-type="float" office:value="-0.39563497876" calcext:value-type="float">
            <text:p>-0.39563497876</text:p>
          </table:table-cell>
          <table:table-cell office:value-type="float" office:value="-5.7613854986" calcext:value-type="float">
            <text:p>-5.7613854986</text:p>
          </table:table-cell>
          <table:table-cell office:value-type="float" office:value="3.0549949691" calcext:value-type="float">
            <text:p>3.0549949691</text:p>
          </table:table-cell>
          <table:table-cell table:number-columns-repeated="2"/>
        </table:table-row>
        <table:table-row table:style-name="ro1">
          <table:table-cell office:value-type="float" office:value="0.30113516706" calcext:value-type="float">
            <text:p>0.30113516706</text:p>
          </table:table-cell>
          <table:table-cell office:value-type="float" office:value="1.1473717498" calcext:value-type="float">
            <text:p>1.1473717498</text:p>
          </table:table-cell>
          <table:table-cell office:value-type="float" office:value="-0.38009080159" calcext:value-type="float">
            <text:p>-0.38009080159</text:p>
          </table:table-cell>
          <table:table-cell office:value-type="float" office:value="-5.4916775143" calcext:value-type="float">
            <text:p>-5.4916775143</text:p>
          </table:table-cell>
          <table:table-cell office:value-type="float" office:value="3.2733894998" calcext:value-type="float">
            <text:p>3.2733894998</text:p>
          </table:table-cell>
          <table:table-cell table:number-columns-repeated="2"/>
        </table:table-row>
        <table:table-row table:style-name="ro1">
          <table:table-cell office:value-type="float" office:value="0.30300588417" calcext:value-type="float">
            <text:p>0.30300588417</text:p>
          </table:table-cell>
          <table:table-cell office:value-type="float" office:value="1.1210784243" calcext:value-type="float">
            <text:p>1.1210784243</text:p>
          </table:table-cell>
          <table:table-cell office:value-type="float" office:value="-0.36350077271" calcext:value-type="float">
            <text:p>-0.36350077271</text:p>
          </table:table-cell>
          <table:table-cell office:value-type="float" office:value="-5.2148110721" calcext:value-type="float">
            <text:p>-5.2148110721</text:p>
          </table:table-cell>
          <table:table-cell office:value-type="float" office:value="3.4808694664" calcext:value-type="float">
            <text:p>3.4808694664</text:p>
          </table:table-cell>
          <table:table-cell table:number-columns-repeated="2"/>
        </table:table-row>
        <table:table-row table:style-name="ro1">
          <table:table-cell office:value-type="float" office:value="0.30487660128" calcext:value-type="float">
            <text:p>0.30487660128</text:p>
          </table:table-cell>
          <table:table-cell office:value-type="float" office:value="1.096161628" calcext:value-type="float">
            <text:p>1.096161628</text:p>
          </table:table-cell>
          <table:table-cell office:value-type="float" office:value="-0.34591901955" calcext:value-type="float">
            <text:p>-0.34591901955</text:p>
          </table:table-cell>
          <table:table-cell office:value-type="float" office:value="-4.9311653349" calcext:value-type="float">
            <text:p>-4.9311653349</text:p>
          </table:table-cell>
          <table:table-cell office:value-type="float" office:value="3.6772223646" calcext:value-type="float">
            <text:p>3.6772223646</text:p>
          </table:table-cell>
          <table:table-cell table:number-columns-repeated="2"/>
        </table:table-row>
        <table:table-row table:style-name="ro1">
          <table:table-cell office:value-type="float" office:value="0.3068020243" calcext:value-type="float">
            <text:p>0.3068020243</text:p>
          </table:table-cell>
          <table:table-cell office:value-type="float" office:value="1.0719877823" calcext:value-type="float">
            <text:p>1.0719877823</text:p>
          </table:table-cell>
          <table:table-cell office:value-type="float" office:value="-0.32684562497" calcext:value-type="float">
            <text:p>-0.32684562497</text:p>
          </table:table-cell>
          <table:table-cell office:value-type="float" office:value="-4.6325508561" calcext:value-type="float">
            <text:p>-4.6325508561</text:p>
          </table:table-cell>
          <table:table-cell office:value-type="float" office:value="3.8674860287" calcext:value-type="float">
            <text:p>3.8674860287</text:p>
          </table:table-cell>
          <table:table-cell table:number-columns-repeated="2"/>
        </table:table-row>
        <table:table-row table:style-name="ro1">
          <table:table-cell office:value-type="float" office:value="0.30872744732" calcext:value-type="float">
            <text:p>0.30872744732</text:p>
          </table:table-cell>
          <table:table-cell office:value-type="float" office:value="1.0493395851" calcext:value-type="float">
            <text:p>1.0493395851</text:p>
          </table:table-cell>
          <table:table-cell office:value-type="float" office:value="-0.30684126106" calcext:value-type="float">
            <text:p>-0.30684126106</text:p>
          </table:table-cell>
          <table:table-cell office:value-type="float" office:value="-4.3275870967" calcext:value-type="float">
            <text:p>-4.3275870967</text:p>
          </table:table-cell>
          <table:table-cell office:value-type="float" office:value="4.0455447872" calcext:value-type="float">
            <text:p>4.0455447872</text:p>
          </table:table-cell>
          <table:table-cell table:number-columns-repeated="2"/>
        </table:table-row>
        <table:table-row table:style-name="ro1">
          <table:table-cell office:value-type="float" office:value="0.31065287034" calcext:value-type="float">
            <text:p>0.31065287034</text:p>
          </table:table-cell>
          <table:table-cell office:value-type="float" office:value="1.0282480446" calcext:value-type="float">
            <text:p>1.0282480446</text:p>
          </table:table-cell>
          <table:table-cell office:value-type="float" office:value="-0.28596810785" calcext:value-type="float">
            <text:p>-0.28596810785</text:p>
          </table:table-cell>
          <table:table-cell office:value-type="float" office:value="-4.0167042078" calcext:value-type="float">
            <text:p>-4.0167042078</text:p>
          </table:table-cell>
          <table:table-cell office:value-type="float" office:value="4.2112071236" calcext:value-type="float">
            <text:p>4.2112071236</text:p>
          </table:table-cell>
          <table:table-cell table:number-columns-repeated="2"/>
        </table:table-row>
        <table:table-row table:style-name="ro1">
          <table:table-cell office:value-type="float" office:value="0.31257829336" calcext:value-type="float">
            <text:p>0.31257829336</text:p>
          </table:table-cell>
          <table:table-cell office:value-type="float" office:value="1.0087419819" calcext:value-type="float">
            <text:p>1.0087419819</text:p>
          </table:table-cell>
          <table:table-cell office:value-type="float" office:value="-0.26428927867" calcext:value-type="float">
            <text:p>-0.26428927867</text:p>
          </table:table-cell>
          <table:table-cell office:value-type="float" office:value="-3.7003372476" calcext:value-type="float">
            <text:p>-3.7003372476</text:p>
          </table:table-cell>
          <table:table-cell office:value-type="float" office:value="4.3642952955" calcext:value-type="float">
            <text:p>4.3642952955</text:p>
          </table:table-cell>
          <table:table-cell table:number-columns-repeated="2"/>
        </table:table-row>
        <table:table-row table:style-name="ro1">
          <table:table-cell office:value-type="float" office:value="0.31458474014" calcext:value-type="float">
            <text:p>0.31458474014</text:p>
          </table:table-cell>
          <table:table-cell office:value-type="float" office:value="0.99013073123" calcext:value-type="float">
            <text:p>0.99013073123</text:p>
          </table:table-cell>
          <table:table-cell office:value-type="float" office:value="-0.24090997824" calcext:value-type="float">
            <text:p>-0.24090997824</text:p>
          </table:table-cell>
          <table:table-cell office:value-type="float" office:value="-3.3652965105" calcext:value-type="float">
            <text:p>-3.3652965105</text:p>
          </table:table-cell>
          <table:table-cell office:value-type="float" office:value="4.5102699076" calcext:value-type="float">
            <text:p>4.5102699076</text:p>
          </table:table-cell>
          <table:table-cell table:number-columns-repeated="2"/>
        </table:table-row>
        <table:table-row table:style-name="ro1">
          <table:table-cell office:value-type="float" office:value="0.31659118693" calcext:value-type="float">
            <text:p>0.31659118693</text:p>
          </table:table-cell>
          <table:table-cell office:value-type="float" office:value="0.97329761947" calcext:value-type="float">
            <text:p>0.97329761947</text:p>
          </table:table-cell>
          <table:table-cell office:value-type="float" office:value="-0.21679857268" calcext:value-type="float">
            <text:p>-0.21679857268</text:p>
          </table:table-cell>
          <table:table-cell office:value-type="float" office:value="-3.0252801248" calcext:value-type="float">
            <text:p>-3.0252801248</text:p>
          </table:table-cell>
          <table:table-cell office:value-type="float" office:value="4.6422425947" calcext:value-type="float">
            <text:p>4.6422425947</text:p>
          </table:table-cell>
          <table:table-cell table:number-columns-repeated="2"/>
        </table:table-row>
        <table:table-row table:style-name="ro1">
          <table:table-cell office:value-type="float" office:value="0.31859763372" calcext:value-type="float">
            <text:p>0.31859763372</text:p>
          </table:table-cell>
          <table:table-cell office:value-type="float" office:value="0.95826752226" calcext:value-type="float">
            <text:p>0.95826752226</text:p>
          </table:table-cell>
          <table:table-cell office:value-type="float" office:value="-0.19202922322" calcext:value-type="float">
            <text:p>-0.19202922322</text:p>
          </table:table-cell>
          <table:table-cell office:value-type="float" office:value="-2.6807947483" calcext:value-type="float">
            <text:p>-2.6807947483</text:p>
          </table:table-cell>
          <table:table-cell office:value-type="float" office:value="4.7600605162" calcext:value-type="float">
            <text:p>4.7600605162</text:p>
          </table:table-cell>
          <table:table-cell table:number-columns-repeated="2"/>
        </table:table-row>
        <table:table-row table:style-name="ro1">
          <table:table-cell office:value-type="float" office:value="0.3206040805" calcext:value-type="float">
            <text:p>0.3206040805</text:p>
          </table:table-cell>
          <table:table-cell office:value-type="float" office:value="0.94506263595" calcext:value-type="float">
            <text:p>0.94506263595</text:p>
          </table:table-cell>
          <table:table-cell office:value-type="float" office:value="-0.16667685247" calcext:value-type="float">
            <text:p>-0.16667685247</text:p>
          </table:table-cell>
          <table:table-cell office:value-type="float" office:value="-2.3323510036" calcext:value-type="float">
            <text:p>-2.3323510036</text:p>
          </table:table-cell>
          <table:table-cell office:value-type="float" office:value="4.8635874194" calcext:value-type="float">
            <text:p>4.8635874194</text:p>
          </table:table-cell>
          <table:table-cell table:number-columns-repeated="2"/>
        </table:table-row>
        <table:table-row table:style-name="ro1">
          <table:table-cell office:value-type="float" office:value="0.32277108168" calcext:value-type="float">
            <text:p>0.32277108168</text:p>
          </table:table-cell>
          <table:table-cell office:value-type="float" office:value="0.93287365975" calcext:value-type="float">
            <text:p>0.93287365975</text:p>
          </table:table-cell>
          <table:table-cell office:value-type="float" office:value="-0.13872813405" calcext:value-type="float">
            <text:p>-0.13872813405</text:p>
          </table:table-cell>
          <table:table-cell office:value-type="float" office:value="-1.9521718803" calcext:value-type="float">
            <text:p>-1.9521718803</text:p>
          </table:table-cell>
          <table:table-cell office:value-type="float" office:value="4.9592088253" calcext:value-type="float">
            <text:p>4.9592088253</text:p>
          </table:table-cell>
          <table:table-cell table:number-columns-repeated="2"/>
        </table:table-row>
        <table:table-row table:style-name="ro1">
          <table:table-cell office:value-type="float" office:value="0.32493808285" calcext:value-type="float">
            <text:p>0.32493808285</text:p>
          </table:table-cell>
          <table:table-cell office:value-type="float" office:value="0.92285738906" calcext:value-type="float">
            <text:p>0.92285738906</text:p>
          </table:table-cell>
          <table:table-cell office:value-type="float" office:value="-0.11028355765" calcext:value-type="float">
            <text:p>-0.11028355765</text:p>
          </table:table-cell>
          <table:table-cell office:value-type="float" office:value="-1.5686270294" calcext:value-type="float">
            <text:p>-1.5686270294</text:p>
          </table:table-cell>
          <table:table-cell office:value-type="float" office:value="5.0378925873" calcext:value-type="float">
            <text:p>5.0378925873</text:p>
          </table:table-cell>
          <table:table-cell table:number-columns-repeated="2"/>
        </table:table-row>
        <table:table-row table:style-name="ro1">
          <table:table-cell office:value-type="float" office:value="0.32710508402" calcext:value-type="float">
            <text:p>0.32710508402</text:p>
          </table:table-cell>
          <table:table-cell office:value-type="float" office:value="0.91503110867" calcext:value-type="float">
            <text:p>0.91503110867</text:p>
          </table:table-cell>
          <table:table-cell office:value-type="float" office:value="-0.081439788288" calcext:value-type="float">
            <text:p>-0.081439788288</text:p>
          </table:table-cell>
          <table:table-cell office:value-type="float" office:value="-1.1823715591" calcext:value-type="float">
            <text:p>-1.1823715591</text:p>
          </table:table-cell>
          <table:table-cell office:value-type="float" office:value="5.0995327546" calcext:value-type="float">
            <text:p>5.0995327546</text:p>
          </table:table-cell>
          <table:table-cell table:number-columns-repeated="2"/>
        </table:table-row>
        <table:table-row table:style-name="ro1">
          <table:table-cell office:value-type="float" office:value="0.3292720852" calcext:value-type="float">
            <text:p>0.3292720852</text:p>
          </table:table-cell>
          <table:table-cell office:value-type="float" office:value="0.90940836854" calcext:value-type="float">
            <text:p>0.90940836854</text:p>
          </table:table-cell>
          <table:table-cell office:value-type="float" office:value="-0.052294028707" calcext:value-type="float">
            <text:p>-0.052294028707</text:p>
          </table:table-cell>
          <table:table-cell office:value-type="float" office:value="-0.79406336723" calcext:value-type="float">
            <text:p>-0.79406336723</text:p>
          </table:table-cell>
          <table:table-cell office:value-type="float" office:value="5.1440462464" calcext:value-type="float">
            <text:p>5.1440462464</text:p>
          </table:table-cell>
          <table:table-cell table:number-columns-repeated="2"/>
        </table:table-row>
        <table:table-row table:style-name="ro1">
          <table:table-cell office:value-type="float" office:value="0.33147687675" calcext:value-type="float">
            <text:p>0.33147687675</text:p>
          </table:table-cell>
          <table:table-cell office:value-type="float" office:value="0.90595919127" calcext:value-type="float">
            <text:p>0.90595919127</text:p>
          </table:table-cell>
          <table:table-cell office:value-type="float" office:value="-0.022430831271" calcext:value-type="float">
            <text:p>-0.022430831271</text:p>
          </table:table-cell>
          <table:table-cell office:value-type="float" office:value="-0.39755810305" calcext:value-type="float">
            <text:p>-0.39755810305</text:p>
          </table:table-cell>
          <table:table-cell office:value-type="float" office:value="5.1716967182" calcext:value-type="float">
            <text:p>5.1716967182</text:p>
          </table:table-cell>
          <table:table-cell table:number-columns-repeated="2"/>
        </table:table-row>
        <table:table-row table:style-name="ro1">
          <table:table-cell office:value-type="float" office:value="0.33368166831" calcext:value-type="float">
            <text:p>0.33368166831</text:p>
          </table:table-cell>
          <table:table-cell office:value-type="float" office:value="0.90480754346" calcext:value-type="float">
            <text:p>0.90480754346</text:p>
          </table:table-cell>
          <table:table-cell office:value-type="float" office:value="0.0075408166908" calcext:value-type="float">
            <text:p>0.0075408166908</text:p>
          </table:table-cell>
          <table:table-cell office:value-type="float" office:value="-0.0003079172612" calcext:value-type="float">
            <text:p>-0.0003079172612</text:p>
          </table:table-cell>
          <table:table-cell office:value-type="float" office:value="5.1815167702" calcext:value-type="float">
            <text:p>5.1815167702</text:p>
          </table:table-cell>
          <table:table-cell table:number-columns-repeated="2"/>
        </table:table-row>
        <table:table-row table:style-name="ro1">
          <table:table-cell office:value-type="float" office:value="0.33588645987" calcext:value-type="float">
            <text:p>0.33588645987</text:p>
          </table:table-cell>
          <table:table-cell office:value-type="float" office:value="0.90595571826" calcext:value-type="float">
            <text:p>0.90595571826</text:p>
          </table:table-cell>
          <table:table-cell office:value-type="float" office:value="0.037517661461" calcext:value-type="float">
            <text:p>0.037517661461</text:p>
          </table:table-cell>
          <table:table-cell office:value-type="float" office:value="0.39698969833" calcext:value-type="float">
            <text:p>0.39698969833</text:p>
          </table:table-cell>
          <table:table-cell office:value-type="float" office:value="5.173492045" calcext:value-type="float">
            <text:p>5.173492045</text:p>
          </table:table-cell>
          <table:table-cell table:number-columns-repeated="2"/>
        </table:table-row>
        <table:table-row table:style-name="ro1">
          <table:table-cell office:value-type="float" office:value="0.33809125143" calcext:value-type="float">
            <text:p>0.33809125143</text:p>
          </table:table-cell>
          <table:table-cell office:value-type="float" office:value="0.90940197138" calcext:value-type="float">
            <text:p>0.90940197138</text:p>
          </table:table-cell>
          <table:table-cell office:value-type="float" office:value="0.067396437493" calcext:value-type="float">
            <text:p>0.067396437493</text:p>
          </table:table-cell>
          <table:table-cell office:value-type="float" office:value="0.79363716998" calcext:value-type="float">
            <text:p>0.79363716998</text:p>
          </table:table-cell>
          <table:table-cell office:value-type="float" office:value="5.1476328132" calcext:value-type="float">
            <text:p>5.1476328132</text:p>
          </table:table-cell>
          <table:table-cell table:number-columns-repeated="2"/>
        </table:table-row>
        <table:table-row table:style-name="ro1">
          <table:table-cell office:value-type="float" office:value="0.34011299142" calcext:value-type="float">
            <text:p>0.34011299142</text:p>
          </table:table-cell>
          <table:table-cell office:value-type="float" office:value="0.91457703643" calcext:value-type="float">
            <text:p>0.91457703643</text:p>
          </table:table-cell>
          <table:table-cell office:value-type="float" office:value="0.094620200077" calcext:value-type="float">
            <text:p>0.094620200077</text:p>
          </table:table-cell>
          <table:table-cell office:value-type="float" office:value="1.1561861407" calcext:value-type="float">
            <text:p>1.1561861407</text:p>
          </table:table-cell>
          <table:table-cell office:value-type="float" office:value="5.1082749918" calcext:value-type="float">
            <text:p>5.1082749918</text:p>
          </table:table-cell>
          <table:table-cell table:number-columns-repeated="2"/>
        </table:table-row>
        <table:table-row table:style-name="ro1">
          <table:table-cell office:value-type="float" office:value="0.34213473141" calcext:value-type="float">
            <text:p>0.34213473141</text:p>
          </table:table-cell>
          <table:table-cell office:value-type="float" office:value="0.92167217505" calcext:value-type="float">
            <text:p>0.92167217505</text:p>
          </table:table-cell>
          <table:table-cell office:value-type="float" office:value="0.12159544013" calcext:value-type="float">
            <text:p>0.12159544013</text:p>
          </table:table-cell>
          <table:table-cell office:value-type="float" office:value="1.5170659906" calcext:value-type="float">
            <text:p>1.5170659906</text:p>
          </table:table-cell>
          <table:table-cell office:value-type="float" office:value="5.0539952945" calcext:value-type="float">
            <text:p>5.0539952945</text:p>
          </table:table-cell>
          <table:table-cell table:number-columns-repeated="2"/>
        </table:table-row>
        <table:table-row table:style-name="ro1">
          <table:table-cell office:value-type="float" office:value="0.3441564714" calcext:value-type="float">
            <text:p>0.3441564714</text:p>
          </table:table-cell>
          <table:table-cell office:value-type="float" office:value="0.9306771082" calcext:value-type="float">
            <text:p>0.9306771082</text:p>
          </table:table-cell>
          <table:table-cell office:value-type="float" office:value="0.14824311966" calcext:value-type="float">
            <text:p>0.14824311966</text:p>
          </table:table-cell>
          <table:table-cell office:value-type="float" office:value="1.8757418199" calcext:value-type="float">
            <text:p>1.8757418199</text:p>
          </table:table-cell>
          <table:table-cell office:value-type="float" office:value="4.9848561953" calcext:value-type="float">
            <text:p>4.9848561953</text:p>
          </table:table-cell>
          <table:table-cell table:number-columns-repeated="2"/>
        </table:table-row>
        <table:table-row table:style-name="ro1">
          <table:table-cell office:value-type="float" office:value="0.34617821138" calcext:value-type="float">
            <text:p>0.34617821138</text:p>
          </table:table-cell>
          <table:table-cell office:value-type="float" office:value="0.94157872293" calcext:value-type="float">
            <text:p>0.94157872293</text:p>
          </table:table-cell>
          <table:table-cell office:value-type="float" office:value="0.17448457828" calcext:value-type="float">
            <text:p>0.17448457828</text:p>
          </table:table-cell>
          <table:table-cell office:value-type="float" office:value="2.2316806592" calcext:value-type="float">
            <text:p>2.2316806592</text:p>
          </table:table-cell>
          <table:table-cell office:value-type="float" office:value="4.9009375174" calcext:value-type="float">
            <text:p>4.9009375174</text:p>
          </table:table-cell>
          <table:table-cell table:number-columns-repeated="2"/>
        </table:table-row>
        <table:table-row table:style-name="ro1">
          <table:table-cell office:value-type="float" office:value="0.34811560473" calcext:value-type="float">
            <text:p>0.34811560473</text:p>
          </table:table-cell>
          <table:table-cell office:value-type="float" office:value="0.95379044455" calcext:value-type="float">
            <text:p>0.95379044455</text:p>
          </table:table-cell>
          <table:table-cell office:value-type="float" office:value="0.19917773761" calcext:value-type="float">
            <text:p>0.19917773761</text:p>
          </table:table-cell>
          <table:table-cell office:value-type="float" office:value="2.5697107421" calcext:value-type="float">
            <text:p>2.5697107421</text:p>
          </table:table-cell>
          <table:table-cell office:value-type="float" office:value="4.8067420856" calcext:value-type="float">
            <text:p>4.8067420856</text:p>
          </table:table-cell>
          <table:table-cell table:number-columns-repeated="2"/>
        </table:table-row>
        <table:table-row table:style-name="ro1">
          <table:table-cell office:value-type="float" office:value="0.35005299808" calcext:value-type="float">
            <text:p>0.35005299808</text:p>
          </table:table-cell>
          <table:table-cell office:value-type="float" office:value="0.96771282899" calcext:value-type="float">
            <text:p>0.96771282899</text:p>
          </table:table-cell>
          <table:table-cell office:value-type="float" office:value="0.22335772132" calcext:value-type="float">
            <text:p>0.22335772132</text:p>
          </table:table-cell>
          <table:table-cell office:value-type="float" office:value="2.9042757398" calcext:value-type="float">
            <text:p>2.9042757398</text:p>
          </table:table-cell>
          <table:table-cell office:value-type="float" office:value="4.6991640147" calcext:value-type="float">
            <text:p>4.6991640147</text:p>
          </table:table-cell>
          <table:table-cell table:number-columns-repeated="2"/>
        </table:table-row>
        <table:table-row table:style-name="ro1">
          <table:table-cell office:value-type="float" office:value="0.35199039142" calcext:value-type="float">
            <text:p>0.35199039142</text:p>
          </table:table-cell>
          <table:table-cell office:value-type="float" office:value="0.9833270776" calcext:value-type="float">
            <text:p>0.9833270776</text:p>
          </table:table-cell>
          <table:table-cell office:value-type="float" office:value="0.24695675167" calcext:value-type="float">
            <text:p>0.24695675167</text:p>
          </table:table-cell>
          <table:table-cell office:value-type="float" office:value="3.2349140606" calcext:value-type="float">
            <text:p>3.2349140606</text:p>
          </table:table-cell>
          <table:table-cell office:value-type="float" office:value="4.5783181857" calcext:value-type="float">
            <text:p>4.5783181857</text:p>
          </table:table-cell>
          <table:table-cell table:number-columns-repeated="2"/>
        </table:table-row>
        <table:table-row table:style-name="ro1">
          <table:table-cell office:value-type="float" office:value="0.35392778477" calcext:value-type="float">
            <text:p>0.35392778477</text:p>
          </table:table-cell>
          <table:table-cell office:value-type="float" office:value="1.0006120521" calcext:value-type="float">
            <text:p>1.0006120521</text:p>
          </table:table-cell>
          <table:table-cell office:value-type="float" office:value="0.26990767199" calcext:value-type="float">
            <text:p>0.26990767199</text:p>
          </table:table-cell>
          <table:table-cell office:value-type="float" office:value="3.5611673206" calcext:value-type="float">
            <text:p>3.5611673206</text:p>
          </table:table-cell>
          <table:table-cell office:value-type="float" office:value="4.4443339477" calcext:value-type="float">
            <text:p>4.4443339477</text:p>
          </table:table-cell>
          <table:table-cell table:number-columns-repeated="2"/>
        </table:table-row>
        <table:table-row table:style-name="ro1">
          <table:table-cell office:value-type="float" office:value="0.35580816539" calcext:value-type="float">
            <text:p>0.35580816539</text:p>
          </table:table-cell>
          <table:table-cell office:value-type="float" office:value="1.0189638733" calcext:value-type="float">
            <text:p>1.0189638733</text:p>
          </table:table-cell>
          <table:table-cell office:value-type="float" office:value="0.29150047688" calcext:value-type="float">
            <text:p>0.29150047688</text:p>
          </table:table-cell>
          <table:table-cell office:value-type="float" office:value="3.8731956554" calcext:value-type="float">
            <text:p>3.8731956554</text:p>
          </table:table-cell>
          <table:table-cell office:value-type="float" office:value="4.3018644186" calcext:value-type="float">
            <text:p>4.3018644186</text:p>
          </table:table-cell>
          <table:table-cell table:number-columns-repeated="2"/>
        </table:table-row>
        <table:table-row table:style-name="ro1">
          <table:table-cell office:value-type="float" office:value="0.35768854601" calcext:value-type="float">
            <text:p>0.35768854601</text:p>
          </table:table-cell>
          <table:table-cell office:value-type="float" office:value="1.0388439191" calcext:value-type="float">
            <text:p>1.0388439191</text:p>
          </table:table-cell>
          <table:table-cell office:value-type="float" office:value="0.31236005905" calcext:value-type="float">
            <text:p>0.31236005905</text:p>
          </table:table-cell>
          <table:table-cell office:value-type="float" office:value="4.1802525122" calcext:value-type="float">
            <text:p>4.1802525122</text:p>
          </table:table-cell>
          <table:table-cell office:value-type="float" office:value="4.1472980997" calcext:value-type="float">
            <text:p>4.1472980997</text:p>
          </table:table-cell>
          <table:table-cell table:number-columns-repeated="2"/>
        </table:table-row>
        <table:table-row table:style-name="ro1">
          <table:table-cell office:value-type="float" office:value="0.35956892664" calcext:value-type="float">
            <text:p>0.35956892664</text:p>
          </table:table-cell>
          <table:table-cell office:value-type="float" office:value="1.0602266389" calcext:value-type="float">
            <text:p>1.0602266389</text:p>
          </table:table-cell>
          <table:table-cell office:value-type="float" office:value="0.33242708736" calcext:value-type="float">
            <text:p>0.33242708736</text:p>
          </table:table-cell>
          <table:table-cell office:value-type="float" office:value="4.4819295458" calcext:value-type="float">
            <text:p>4.4819295458</text:p>
          </table:table-cell>
          <table:table-cell office:value-type="float" office:value="3.980792028" calcext:value-type="float">
            <text:p>3.980792028</text:p>
          </table:table-cell>
          <table:table-cell table:number-columns-repeated="2"/>
        </table:table-row>
        <table:table-row table:style-name="ro1">
          <table:table-cell office:value-type="float" office:value="0.36144930726" calcext:value-type="float">
            <text:p>0.36144930726</text:p>
          </table:table-cell>
          <table:table-cell office:value-type="float" office:value="1.0830844768" calcext:value-type="float">
            <text:p>1.0830844768</text:p>
          </table:table-cell>
          <table:table-cell office:value-type="float" office:value="0.351643037" calcext:value-type="float">
            <text:p>0.351643037</text:p>
          </table:table-cell>
          <table:table-cell office:value-type="float" office:value="4.7778226237" calcext:value-type="float">
            <text:p>4.7778226237</text:p>
          </table:table-cell>
          <table:table-cell office:value-type="float" office:value="3.8025158426" calcext:value-type="float">
            <text:p>3.8025158426</text:p>
          </table:table-cell>
          <table:table-cell table:number-columns-repeated="2"/>
        </table:table-row>
        <table:table-row table:style-name="ro1">
          <table:table-cell office:value-type="float" office:value="0.3632860465" calcext:value-type="float">
            <text:p>0.3632860465</text:p>
          </table:table-cell>
          <table:table-cell office:value-type="float" office:value="1.1068076839" calcext:value-type="float">
            <text:p>1.1068076839</text:p>
          </table:table-cell>
          <table:table-cell office:value-type="float" office:value="0.36953608477" calcext:value-type="float">
            <text:p>0.36953608477</text:p>
          </table:table-cell>
          <table:table-cell office:value-type="float" office:value="5.0608813789" calcext:value-type="float">
            <text:p>5.0608813789</text:p>
          </table:table-cell>
          <table:table-cell office:value-type="float" office:value="3.6171881564" calcext:value-type="float">
            <text:p>3.6171881564</text:p>
          </table:table-cell>
          <table:table-cell table:number-columns-repeated="2"/>
        </table:table-row>
        <table:table-row table:style-name="ro1">
          <table:table-cell office:value-type="float" office:value="0.36512278574" calcext:value-type="float">
            <text:p>0.36512278574</text:p>
          </table:table-cell>
          <table:table-cell office:value-type="float" office:value="1.1318808145" calcext:value-type="float">
            <text:p>1.1318808145</text:p>
          </table:table-cell>
          <table:table-cell office:value-type="float" office:value="0.38650919926" calcext:value-type="float">
            <text:p>0.38650919926</text:p>
          </table:table-cell>
          <table:table-cell office:value-type="float" office:value="5.3376723326" calcext:value-type="float">
            <text:p>5.3376723326</text:p>
          </table:table-cell>
          <table:table-cell office:value-type="float" office:value="3.4209853772" calcext:value-type="float">
            <text:p>3.4209853772</text:p>
          </table:table-cell>
          <table:table-cell table:number-columns-repeated="2"/>
        </table:table-row>
        <table:table-row table:style-name="ro1">
          <table:table-cell office:value-type="float" office:value="0.36695952498" calcext:value-type="float">
            <text:p>0.36695952498</text:p>
          </table:table-cell>
          <table:table-cell office:value-type="float" office:value="1.1582727692" calcext:value-type="float">
            <text:p>1.1582727692</text:p>
          </table:table-cell>
          <table:table-cell office:value-type="float" office:value="0.40251040311" calcext:value-type="float">
            <text:p>0.40251040311</text:p>
          </table:table-cell>
          <table:table-cell office:value-type="float" office:value="5.607832345" calcext:value-type="float">
            <text:p>5.607832345</text:p>
          </table:table-cell>
          <table:table-cell office:value-type="float" office:value="3.2141000033" calcext:value-type="float">
            <text:p>3.2141000033</text:p>
          </table:table-cell>
          <table:table-cell table:number-columns-repeated="2"/>
        </table:table-row>
        <table:table-row table:style-name="ro1">
          <table:table-cell office:value-type="float" office:value="0.36879626422" calcext:value-type="float">
            <text:p>0.36879626422</text:p>
          </table:table-cell>
          <table:table-cell office:value-type="float" office:value="1.1859507096" calcext:value-type="float">
            <text:p>1.1859507096</text:p>
          </table:table-cell>
          <table:table-cell office:value-type="float" office:value="0.41748867408" calcext:value-type="float">
            <text:p>0.41748867408</text:p>
          </table:table-cell>
          <table:table-cell office:value-type="float" office:value="5.8710033373" calcext:value-type="float">
            <text:p>5.8710033373</text:p>
          </table:table-cell>
          <table:table-cell office:value-type="float" office:value="2.9967357021" calcext:value-type="float">
            <text:p>2.9967357021</text:p>
          </table:table-cell>
          <table:table-cell table:number-columns-repeated="2"/>
        </table:table-row>
        <table:table-row table:style-name="ro1">
          <table:table-cell office:value-type="float" office:value="0.37059774454" calcext:value-type="float">
            <text:p>0.37059774454</text:p>
          </table:table-cell>
          <table:table-cell office:value-type="float" office:value="1.2143131811" calcext:value-type="float">
            <text:p>1.2143131811</text:p>
          </table:table-cell>
          <table:table-cell office:value-type="float" office:value="0.43113746848" calcext:value-type="float">
            <text:p>0.43113746848</text:p>
          </table:table-cell>
          <table:table-cell office:value-type="float" office:value="6.1219928376" calcext:value-type="float">
            <text:p>6.1219928376</text:p>
          </table:table-cell>
          <table:table-cell office:value-type="float" office:value="2.7735721331" calcext:value-type="float">
            <text:p>2.7735721331</text:p>
          </table:table-cell>
          <table:table-cell table:number-columns-repeated="2"/>
        </table:table-row>
        <table:table-row table:style-name="ro1">
          <table:table-cell office:value-type="float" office:value="0.37239922486" calcext:value-type="float">
            <text:p>0.37239922486</text:p>
          </table:table-cell>
          <table:table-cell office:value-type="float" office:value="1.2438453252" calcext:value-type="float">
            <text:p>1.2438453252</text:p>
          </table:table-cell>
          <table:table-cell office:value-type="float" office:value="0.44370790825" calcext:value-type="float">
            <text:p>0.44370790825</text:p>
          </table:table-cell>
          <table:table-cell office:value-type="float" office:value="6.3655922246" calcext:value-type="float">
            <text:p>6.3655922246</text:p>
          </table:table-cell>
          <table:table-cell office:value-type="float" office:value="2.540747534" calcext:value-type="float">
            <text:p>2.540747534</text:p>
          </table:table-cell>
          <table:table-cell table:number-columns-repeated="2"/>
        </table:table-row>
        <table:table-row table:style-name="ro1">
          <table:table-cell office:value-type="float" office:value="0.37420070518" calcext:value-type="float">
            <text:p>0.37420070518</text:p>
          </table:table-cell>
          <table:table-cell office:value-type="float" office:value="1.2745114286" calcext:value-type="float">
            <text:p>1.2745114286</text:p>
          </table:table-cell>
          <table:table-cell office:value-type="float" office:value="0.45515482784" calcext:value-type="float">
            <text:p>0.45515482784</text:p>
          </table:table-cell>
          <table:table-cell office:value-type="float" office:value="6.6014795385" calcext:value-type="float">
            <text:p>6.6014795385</text:p>
          </table:table-cell>
          <table:table-cell office:value-type="float" office:value="2.2984848552" calcext:value-type="float">
            <text:p>2.2984848552</text:p>
          </table:table-cell>
          <table:table-cell table:number-columns-repeated="2"/>
        </table:table-row>
        <table:table-row table:style-name="ro1">
          <table:table-cell office:value-type="float" office:value="0.3760021855" calcext:value-type="float">
            <text:p>0.3760021855</text:p>
          </table:table-cell>
          <table:table-cell office:value-type="float" office:value="1.3062742693" calcext:value-type="float">
            <text:p>1.3062742693</text:p>
          </table:table-cell>
          <table:table-cell office:value-type="float" office:value="0.46543413966" calcext:value-type="float">
            <text:p>0.46543413966</text:p>
          </table:table-cell>
          <table:table-cell office:value-type="float" office:value="6.8293386283" calcext:value-type="float">
            <text:p>6.8293386283</text:p>
          </table:table-cell>
          <table:table-cell office:value-type="float" office:value="2.0470170159" calcext:value-type="float">
            <text:p>2.0470170159</text:p>
          </table:table-cell>
          <table:table-cell table:number-columns-repeated="2"/>
        </table:table-row>
        <table:table-row table:style-name="ro1">
          <table:table-cell office:value-type="float" office:value="0.37777464437" calcext:value-type="float">
            <text:p>0.37777464437</text:p>
          </table:table-cell>
          <table:table-cell office:value-type="float" office:value="1.3385582284" calcext:value-type="float">
            <text:p>1.3385582284</text:p>
          </table:table-cell>
          <table:table-cell office:value-type="float" office:value="0.47436659685" calcext:value-type="float">
            <text:p>0.47436659685</text:p>
          </table:table-cell>
          <table:table-cell office:value-type="float" office:value="7.0453906619" calcext:value-type="float">
            <text:p>7.0453906619</text:p>
          </table:table-cell>
          <table:table-cell office:value-type="float" office:value="1.7908519979" calcext:value-type="float">
            <text:p>1.7908519979</text:p>
          </table:table-cell>
          <table:table-cell table:number-columns-repeated="2"/>
        </table:table-row>
        <table:table-row table:style-name="ro1">
          <table:table-cell office:value-type="float" office:value="0.37954710323" calcext:value-type="float">
            <text:p>0.37954710323</text:p>
          </table:table-cell>
          <table:table-cell office:value-type="float" office:value="1.3718281725" calcext:value-type="float">
            <text:p>1.3718281725</text:p>
          </table:table-cell>
          <table:table-cell office:value-type="float" office:value="0.48208735094" calcext:value-type="float">
            <text:p>0.48208735094</text:p>
          </table:table-cell>
          <table:table-cell office:value-type="float" office:value="7.2530815456" calcext:value-type="float">
            <text:p>7.2530815456</text:p>
          </table:table-cell>
          <table:table-cell office:value-type="float" office:value="1.5262514809" calcext:value-type="float">
            <text:p>1.5262514809</text:p>
          </table:table-cell>
          <table:table-cell table:number-columns-repeated="2"/>
        </table:table-row>
        <table:table-row table:style-name="ro1">
          <table:table-cell office:value-type="float" office:value="0.38131956209" calcext:value-type="float">
            <text:p>0.38131956209</text:p>
          </table:table-cell>
          <table:table-cell office:value-type="float" office:value="1.4060445356" calcext:value-type="float">
            <text:p>1.4060445356</text:p>
          </table:table-cell>
          <table:table-cell office:value-type="float" office:value="0.48855772855" calcext:value-type="float">
            <text:p>0.48855772855</text:p>
          </table:table-cell>
          <table:table-cell office:value-type="float" office:value="7.4521282081" calcext:value-type="float">
            <text:p>7.4521282081</text:p>
          </table:table-cell>
          <table:table-cell office:value-type="float" office:value="1.2534649424" calcext:value-type="float">
            <text:p>1.2534649424</text:p>
          </table:table-cell>
          <table:table-cell table:number-columns-repeated="2"/>
        </table:table-row>
        <table:table-row table:style-name="ro1">
          <table:table-cell office:value-type="float" office:value="0.38309202096" calcext:value-type="float">
            <text:p>0.38309202096</text:p>
          </table:table-cell>
          <table:table-cell office:value-type="float" office:value="1.4411664496" calcext:value-type="float">
            <text:p>1.4411664496</text:p>
          </table:table-cell>
          <table:table-cell office:value-type="float" office:value="0.49374023787" calcext:value-type="float">
            <text:p>0.49374023787</text:p>
          </table:table-cell>
          <table:table-cell office:value-type="float" office:value="7.6422540674" calcext:value-type="float">
            <text:p>7.6422540674</text:p>
          </table:table-cell>
          <table:table-cell office:value-type="float" office:value="0.97275076949" calcext:value-type="float">
            <text:p>0.97275076949</text:p>
          </table:table-cell>
          <table:table-cell table:number-columns-repeated="2"/>
        </table:table-row>
        <table:table-row table:style-name="ro1">
          <table:table-cell office:value-type="float" office:value="0.38484077491" calcext:value-type="float">
            <text:p>0.38484077491</text:p>
          </table:table-cell>
          <table:table-cell office:value-type="float" office:value="1.4766649963" calcext:value-type="float">
            <text:p>1.4766649963</text:p>
          </table:table-cell>
          <table:table-cell office:value-type="float" office:value="0.4975558955" calcext:value-type="float">
            <text:p>0.4975558955</text:p>
          </table:table-cell>
          <table:table-cell office:value-type="float" office:value="7.8208312342" calcext:value-type="float">
            <text:p>7.8208312342</text:p>
          </table:table-cell>
          <table:table-cell office:value-type="float" office:value="0.6882822195" calcext:value-type="float">
            <text:p>0.6882822195</text:p>
          </table:table-cell>
          <table:table-cell table:number-columns-repeated="2"/>
        </table:table-row>
        <table:table-row table:style-name="ro1">
          <table:table-cell office:value-type="float" office:value="0.38658952887" calcext:value-type="float">
            <text:p>0.38658952887</text:p>
          </table:table-cell>
          <table:table-cell office:value-type="float" office:value="1.5129623588" calcext:value-type="float">
            <text:p>1.5129623588</text:p>
          </table:table-cell>
          <table:table-cell office:value-type="float" office:value="0.50004896073" calcext:value-type="float">
            <text:p>0.50004896073</text:p>
          </table:table-cell>
          <table:table-cell office:value-type="float" office:value="7.9902094418" calcext:value-type="float">
            <text:p>7.9902094418</text:p>
          </table:table-cell>
          <table:table-cell office:value-type="float" office:value="0.39662159932" calcext:value-type="float">
            <text:p>0.39662159932</text:p>
          </table:table-cell>
          <table:table-cell table:number-columns-repeated="2"/>
        </table:table-row>
        <table:table-row table:style-name="ro1">
          <table:table-cell office:value-type="float" office:value="0.38833828283" calcext:value-type="float">
            <text:p>0.38833828283</text:p>
          </table:table-cell>
          <table:table-cell office:value-type="float" office:value="1.55001574" calcext:value-type="float">
            <text:p>1.55001574</text:p>
          </table:table-cell>
          <table:table-cell office:value-type="float" office:value="0.50118703995" calcext:value-type="float">
            <text:p>0.50118703995</text:p>
          </table:table-cell>
          <table:table-cell office:value-type="float" office:value="8.1501431172" calcext:value-type="float">
            <text:p>8.1501431172</text:p>
          </table:table-cell>
          <table:table-cell office:value-type="float" office:value="0.098041842875" calcext:value-type="float">
            <text:p>0.098041842875</text:p>
          </table:table-cell>
          <table:table-cell table:number-columns-repeated="2"/>
        </table:table-row>
        <table:table-row table:style-name="ro1">
          <table:table-cell office:value-type="float" office:value="0.39008703678" calcext:value-type="float">
            <text:p>0.39008703678</text:p>
          </table:table-cell>
          <table:table-cell office:value-type="float" office:value="1.5877812317" calcext:value-type="float">
            <text:p>1.5877812317</text:p>
          </table:table-cell>
          <table:table-cell office:value-type="float" office:value="0.5009390108" calcext:value-type="float">
            <text:p>0.5009390108</text:p>
          </table:table-cell>
          <table:table-cell office:value-type="float" office:value="8.30039382" calcext:value-type="float">
            <text:p>8.30039382</text:p>
          </table:table-cell>
          <table:table-cell office:value-type="float" office:value="-0.20717617508" calcext:value-type="float">
            <text:p>-0.20717617508</text:p>
          </table:table-cell>
          <table:table-cell table:number-columns-repeated="2"/>
        </table:table-row>
        <table:table-row table:style-name="ro1">
          <table:table-cell office:value-type="float" office:value="0.39181715331" calcext:value-type="float">
            <text:p>0.39181715331</text:p>
          </table:table-cell>
          <table:table-cell office:value-type="float" office:value="1.625800891" calcext:value-type="float">
            <text:p>1.625800891</text:p>
          </table:table-cell>
          <table:table-cell office:value-type="float" office:value="0.49930035492" calcext:value-type="float">
            <text:p>0.49930035492</text:p>
          </table:table-cell>
          <table:table-cell office:value-type="float" office:value="8.4392878803" calcext:value-type="float">
            <text:p>8.4392878803</text:p>
          </table:table-cell>
          <table:table-cell office:value-type="float" office:value="-0.51539077769" calcext:value-type="float">
            <text:p>-0.51539077769</text:p>
          </table:table-cell>
          <table:table-cell table:number-columns-repeated="2"/>
        </table:table-row>
        <table:table-row table:style-name="ro1">
          <table:table-cell office:value-type="float" office:value="0.39354726985" calcext:value-type="float">
            <text:p>0.39354726985</text:p>
          </table:table-cell>
          <table:table-cell office:value-type="float" office:value="1.6644289595" calcext:value-type="float">
            <text:p>1.6644289595</text:p>
          </table:table-cell>
          <table:table-cell office:value-type="float" office:value="0.49624820987" calcext:value-type="float">
            <text:p>0.49624820987</text:p>
          </table:table-cell>
          <table:table-cell office:value-type="float" office:value="8.5682616374" calcext:value-type="float">
            <text:p>8.5682616374</text:p>
          </table:table-cell>
          <table:table-cell office:value-type="float" office:value="-0.82953342262" calcext:value-type="float">
            <text:p>-0.82953342262</text:p>
          </table:table-cell>
          <table:table-cell table:number-columns-repeated="2"/>
        </table:table-row>
        <table:table-row table:style-name="ro1">
          <table:table-cell office:value-type="float" office:value="0.39527738638" calcext:value-type="float">
            <text:p>0.39527738638</text:p>
          </table:table-cell>
          <table:table-cell office:value-type="float" office:value="1.7036199028" calcext:value-type="float">
            <text:p>1.7036199028</text:p>
          </table:table-cell>
          <table:table-cell office:value-type="float" office:value="0.49175631679" calcext:value-type="float">
            <text:p>0.49175631679</text:p>
          </table:table-cell>
          <table:table-cell office:value-type="float" office:value="8.6871062113" calcext:value-type="float">
            <text:p>8.6871062113</text:p>
          </table:table-cell>
          <table:table-cell office:value-type="float" office:value="-1.1493100099" calcext:value-type="float">
            <text:p>-1.1493100099</text:p>
          </table:table-cell>
          <table:table-cell table:number-columns-repeated="2"/>
        </table:table-row>
        <table:table-row table:style-name="ro1">
          <table:table-cell office:value-type="float" office:value="0.39700750291" calcext:value-type="float">
            <text:p>0.39700750291</text:p>
          </table:table-cell>
          <table:table-cell office:value-type="float" office:value="1.7433272558" calcext:value-type="float">
            <text:p>1.7433272558</text:p>
          </table:table-cell>
          <table:table-cell office:value-type="float" office:value="0.48579976856" calcext:value-type="float">
            <text:p>0.48579976856</text:p>
          </table:table-cell>
          <table:table-cell office:value-type="float" office:value="8.7956204856" calcext:value-type="float">
            <text:p>8.7956204856</text:p>
          </table:table-cell>
          <table:table-cell office:value-type="float" office:value="-1.4744194099" calcext:value-type="float">
            <text:p>-1.4744194099</text:p>
          </table:table-cell>
          <table:table-cell table:number-columns-repeated="2"/>
        </table:table-row>
        <table:table-row table:style-name="ro1">
          <table:table-cell office:value-type="float" office:value="0.3987242995" calcext:value-type="float">
            <text:p>0.3987242995</text:p>
          </table:table-cell>
          <table:table-cell office:value-type="float" office:value="1.7831926722" calcext:value-type="float">
            <text:p>1.7831926722</text:p>
          </table:table-cell>
          <table:table-cell office:value-type="float" office:value="0.47841809678" calcext:value-type="float">
            <text:p>0.47841809678</text:p>
          </table:table-cell>
          <table:table-cell office:value-type="float" office:value="8.892897575" calcext:value-type="float">
            <text:p>8.892897575</text:p>
          </table:table-cell>
          <table:table-cell office:value-type="float" office:value="-1.8019935516" calcext:value-type="float">
            <text:p>-1.8019935516</text:p>
          </table:table-cell>
          <table:table-cell table:number-columns-repeated="2"/>
        </table:table-row>
        <table:table-row table:style-name="ro1">
          <table:table-cell office:value-type="float" office:value="0.40044109609" calcext:value-type="float">
            <text:p>0.40044109609</text:p>
          </table:table-cell>
          <table:table-cell office:value-type="float" office:value="1.8234728277" calcext:value-type="float">
            <text:p>1.8234728277</text:p>
          </table:table-cell>
          <table:table-cell office:value-type="float" office:value="0.46954945839" calcext:value-type="float">
            <text:p>0.46954945839</text:p>
          </table:table-cell>
          <table:table-cell office:value-type="float" office:value="8.979631922" calcext:value-type="float">
            <text:p>8.979631922</text:p>
          </table:table-cell>
          <table:table-cell office:value-type="float" office:value="-2.1342079547" calcext:value-type="float">
            <text:p>-2.1342079547</text:p>
          </table:table-cell>
          <table:table-cell table:number-columns-repeated="2"/>
        </table:table-row>
        <table:table-row table:style-name="ro1">
          <table:table-cell office:value-type="float" office:value="0.40215789267" calcext:value-type="float">
            <text:p>0.40215789267</text:p>
          </table:table-cell>
          <table:table-cell office:value-type="float" office:value="1.8641198152" calcext:value-type="float">
            <text:p>1.8641198152</text:p>
          </table:table-cell>
          <table:table-cell office:value-type="float" office:value="0.45917364532" calcext:value-type="float">
            <text:p>0.45917364532</text:p>
          </table:table-cell>
          <table:table-cell office:value-type="float" office:value="9.055651028" calcext:value-type="float">
            <text:p>9.055651028</text:p>
          </table:table-cell>
          <table:table-cell office:value-type="float" office:value="-2.4707488271" calcext:value-type="float">
            <text:p>-2.4707488271</text:p>
          </table:table-cell>
          <table:table-cell table:number-columns-repeated="2"/>
        </table:table-row>
        <table:table-row table:style-name="ro1">
          <table:table-cell office:value-type="float" office:value="0.40387468926" calcext:value-type="float">
            <text:p>0.40387468926</text:p>
          </table:table-cell>
          <table:table-cell office:value-type="float" office:value="1.9050849688" calcext:value-type="float">
            <text:p>1.9050849688</text:p>
          </table:table-cell>
          <table:table-cell office:value-type="float" office:value="0.44727187765" calcext:value-type="float">
            <text:p>0.44727187765</text:p>
          </table:table-cell>
          <table:table-cell office:value-type="float" office:value="9.120790806" calcext:value-type="float">
            <text:p>9.120790806</text:p>
          </table:table-cell>
          <table:table-cell office:value-type="float" office:value="-2.8112962252" calcext:value-type="float">
            <text:p>-2.8112962252</text:p>
          </table:table-cell>
          <table:table-cell table:number-columns-repeated="2"/>
        </table:table-row>
        <table:table-row table:style-name="ro1">
          <table:table-cell office:value-type="float" office:value="0.40558428165" calcext:value-type="float">
            <text:p>0.40558428165</text:p>
          </table:table-cell>
          <table:table-cell office:value-type="float" office:value="1.9461453779" calcext:value-type="float">
            <text:p>1.9461453779</text:p>
          </table:table-cell>
          <table:table-cell office:value-type="float" office:value="0.43388649554" calcext:value-type="float">
            <text:p>0.43388649554</text:p>
          </table:table-cell>
          <table:table-cell office:value-type="float" office:value="9.1746920047" calcext:value-type="float">
            <text:p>9.1746920047</text:p>
          </table:table-cell>
          <table:table-cell office:value-type="float" office:value="-3.1540725075" calcext:value-type="float">
            <text:p>-3.1540725075</text:p>
          </table:table-cell>
          <table:table-cell table:number-columns-repeated="2"/>
        </table:table-row>
        <table:table-row table:style-name="ro1">
          <table:table-cell office:value-type="float" office:value="0.40729387404" calcext:value-type="float">
            <text:p>0.40729387404</text:p>
          </table:table-cell>
          <table:table-cell office:value-type="float" office:value="1.9874228734" calcext:value-type="float">
            <text:p>1.9874228734</text:p>
          </table:table-cell>
          <table:table-cell office:value-type="float" office:value="0.41895510784" calcext:value-type="float">
            <text:p>0.41895510784</text:p>
          </table:table-cell>
          <table:table-cell office:value-type="float" office:value="9.217506005" calcext:value-type="float">
            <text:p>9.217506005</text:p>
          </table:table-cell>
          <table:table-cell office:value-type="float" office:value="-3.5001710339" calcext:value-type="float">
            <text:p>-3.5001710339</text:p>
          </table:table-cell>
          <table:table-cell table:number-columns-repeated="2"/>
        </table:table-row>
        <table:table-row table:style-name="ro1">
          <table:table-cell office:value-type="float" office:value="0.40900346643" calcext:value-type="float">
            <text:p>0.40900346643</text:p>
          </table:table-cell>
          <table:table-cell office:value-type="float" office:value="2.0288673876" calcext:value-type="float">
            <text:p>2.0288673876</text:p>
          </table:table-cell>
          <table:table-cell office:value-type="float" office:value="0.40246355003" calcext:value-type="float">
            <text:p>0.40246355003</text:p>
          </table:table-cell>
          <table:table-cell office:value-type="float" office:value="9.2490969215" calcext:value-type="float">
            <text:p>9.2490969215</text:p>
          </table:table-cell>
          <table:table-cell office:value-type="float" office:value="-3.8492587973" calcext:value-type="float">
            <text:p>-3.8492587973</text:p>
          </table:table-cell>
          <table:table-cell table:number-columns-repeated="2"/>
        </table:table-row>
        <table:table-row table:style-name="ro1">
          <table:table-cell office:value-type="float" office:value="0.41071305882" calcext:value-type="float">
            <text:p>0.41071305882</text:p>
          </table:table-cell>
          <table:table-cell office:value-type="float" office:value="2.0704282635" calcext:value-type="float">
            <text:p>2.0704282635</text:p>
          </table:table-cell>
          <table:table-cell office:value-type="float" office:value="0.38439916404" calcext:value-type="float">
            <text:p>0.38439916404</text:p>
          </table:table-cell>
          <table:table-cell office:value-type="float" office:value="9.2693379833" calcext:value-type="float">
            <text:p>9.2693379833</text:p>
          </table:table-cell>
          <table:table-cell office:value-type="float" office:value="-4.200997507" calcext:value-type="float">
            <text:p>-4.200997507</text:p>
          </table:table-cell>
          <table:table-cell table:number-columns-repeated="2"/>
        </table:table-row>
        <table:table-row table:style-name="ro1">
          <table:table-cell office:value-type="float" office:value="0.4124232464" calcext:value-type="float">
            <text:p>0.4124232464</text:p>
          </table:table-cell>
          <table:table-cell office:value-type="float" office:value="2.11206879" calcext:value-type="float">
            <text:p>2.11206879</text:p>
          </table:table-cell>
          <table:table-cell office:value-type="float" office:value="0.3647437024" calcext:value-type="float">
            <text:p>0.3647437024</text:p>
          </table:table-cell>
          <table:table-cell office:value-type="float" office:value="9.2781127701" calcext:value-type="float">
            <text:p>9.2781127701</text:p>
          </table:table-cell>
          <table:table-cell office:value-type="float" office:value="-4.5551674052" calcext:value-type="float">
            <text:p>-4.5551674052</text:p>
          </table:table-cell>
          <table:table-cell table:number-columns-repeated="2"/>
        </table:table-row>
        <table:table-row table:style-name="ro1">
          <table:table-cell office:value-type="float" office:value="0.41413343398" calcext:value-type="float">
            <text:p>0.41413343398</text:p>
          </table:table-cell>
          <table:table-cell office:value-type="float" office:value="2.1537227469" calcext:value-type="float">
            <text:p>2.1537227469</text:p>
          </table:table-cell>
          <table:table-cell office:value-type="float" office:value="0.34349359223" calcext:value-type="float">
            <text:p>0.34349359223</text:p>
          </table:table-cell>
          <table:table-cell office:value-type="float" office:value="9.2753041992" calcext:value-type="float">
            <text:p>9.2753041992</text:p>
          </table:table-cell>
          <table:table-cell office:value-type="float" office:value="-4.9112978747" calcext:value-type="float">
            <text:p>-4.9112978747</text:p>
          </table:table-cell>
          <table:table-cell table:number-columns-repeated="2"/>
        </table:table-row>
        <table:table-row table:style-name="ro1">
          <table:table-cell office:value-type="float" office:value="0.41584362157" calcext:value-type="float">
            <text:p>0.41584362157</text:p>
          </table:table-cell>
          <table:table-cell office:value-type="float" office:value="2.1953379054" calcext:value-type="float">
            <text:p>2.1953379054</text:p>
          </table:table-cell>
          <table:table-cell office:value-type="float" office:value="0.32064082313" calcext:value-type="float">
            <text:p>0.32064082313</text:p>
          </table:table-cell>
          <table:table-cell office:value-type="float" office:value="9.2608139696" calcext:value-type="float">
            <text:p>9.2608139696</text:p>
          </table:table-cell>
          <table:table-cell office:value-type="float" office:value="-5.2690356944" calcext:value-type="float">
            <text:p>-5.2690356944</text:p>
          </table:table-cell>
          <table:table-cell table:number-columns-repeated="2"/>
        </table:table-row>
        <table:table-row table:style-name="ro1">
          <table:table-cell office:value-type="float" office:value="0.41755380915" calcext:value-type="float">
            <text:p>0.41755380915</text:p>
          </table:table-cell>
          <table:table-cell office:value-type="float" office:value="2.2368616182" calcext:value-type="float">
            <text:p>2.2368616182</text:p>
          </table:table-cell>
          <table:table-cell office:value-type="float" office:value="0.29617898045" calcext:value-type="float">
            <text:p>0.29617898045</text:p>
          </table:table-cell>
          <table:table-cell office:value-type="float" office:value="9.2345537138" calcext:value-type="float">
            <text:p>9.2345537138</text:p>
          </table:table-cell>
          <table:table-cell office:value-type="float" office:value="-5.6280232425" calcext:value-type="float">
            <text:p>-5.6280232425</text:p>
          </table:table-cell>
          <table:table-cell table:number-columns-repeated="2"/>
        </table:table-row>
        <table:table-row table:style-name="ro1">
          <table:table-cell office:value-type="float" office:value="0.41927609906" calcext:value-type="float">
            <text:p>0.41927609906</text:p>
          </table:table-cell>
          <table:table-cell office:value-type="float" office:value="2.2785330433" calcext:value-type="float">
            <text:p>2.2785330433</text:p>
          </table:table-cell>
          <table:table-cell office:value-type="float" office:value="0.26991297614" calcext:value-type="float">
            <text:p>0.26991297614</text:p>
          </table:table-cell>
          <table:table-cell office:value-type="float" office:value="9.1961331119" calcext:value-type="float">
            <text:p>9.1961331119</text:p>
          </table:table-cell>
          <table:table-cell office:value-type="float" office:value="-5.9904477168" calcext:value-type="float">
            <text:p>-5.9904477168</text:p>
          </table:table-cell>
          <table:table-cell table:number-columns-repeated="2"/>
        </table:table-row>
        <table:table-row table:style-name="ro1">
          <table:table-cell office:value-type="float" office:value="0.42099838898" calcext:value-type="float">
            <text:p>0.42099838898</text:p>
          </table:table-cell>
          <table:table-cell office:value-type="float" office:value="2.3200034502" calcext:value-type="float">
            <text:p>2.3200034502</text:p>
          </table:table-cell>
          <table:table-cell office:value-type="float" office:value="0.24200694761" calcext:value-type="float">
            <text:p>0.24200694761</text:p>
          </table:table-cell>
          <table:table-cell office:value-type="float" office:value="9.1456266104" calcext:value-type="float">
            <text:p>9.1456266104</text:p>
          </table:table-cell>
          <table:table-cell office:value-type="float" office:value="-6.3533991921" calcext:value-type="float">
            <text:p>-6.3533991921</text:p>
          </table:table-cell>
          <table:table-cell table:number-columns-repeated="2"/>
        </table:table-row>
        <table:table-row table:style-name="ro1">
          <table:table-cell office:value-type="float" office:value="0.4227206789" calcext:value-type="float">
            <text:p>0.4227206789</text:p>
          </table:table-cell>
          <table:table-cell office:value-type="float" office:value="2.3612180582" calcext:value-type="float">
            <text:p>2.3612180582</text:p>
          </table:table-cell>
          <table:table-cell office:value-type="float" office:value="0.21245936418" calcext:value-type="float">
            <text:p>0.21245936418</text:p>
          </table:table-cell>
          <table:table-cell office:value-type="float" office:value="9.0829756813" calcext:value-type="float">
            <text:p>9.0829756813</text:p>
          </table:table-cell>
          <table:table-cell office:value-type="float" office:value="-6.7165004025" calcext:value-type="float">
            <text:p>-6.7165004025</text:p>
          </table:table-cell>
          <table:table-cell table:number-columns-repeated="2"/>
        </table:table-row>
        <table:table-row table:style-name="ro1">
          <table:table-cell office:value-type="float" office:value="0.42444296882" calcext:value-type="float">
            <text:p>0.42444296882</text:p>
          </table:table-cell>
          <table:table-cell office:value-type="float" office:value="2.4021218469" calcext:value-type="float">
            <text:p>2.4021218469</text:p>
          </table:table-cell>
          <table:table-cell office:value-type="float" office:value="0.18127040884" calcext:value-type="float">
            <text:p>0.18127040884</text:p>
          </table:table-cell>
          <table:table-cell office:value-type="float" office:value="9.0081327902" calcext:value-type="float">
            <text:p>9.0081327902</text:p>
          </table:table-cell>
          <table:table-cell office:value-type="float" office:value="-7.079370613" calcext:value-type="float">
            <text:p>-7.079370613</text:p>
          </table:table-cell>
          <table:table-cell table:number-columns-repeated="2"/>
        </table:table-row>
        <table:table-row table:style-name="ro1">
          <table:table-cell office:value-type="float" office:value="0.42620057109" calcext:value-type="float">
            <text:p>0.42620057109</text:p>
          </table:table-cell>
          <table:table-cell office:value-type="float" office:value="2.4434865346" calcext:value-type="float">
            <text:p>2.4434865346</text:p>
          </table:table-cell>
          <table:table-cell office:value-type="float" office:value="0.1477517778" calcext:value-type="float">
            <text:p>0.1477517778</text:p>
          </table:table-cell>
          <table:table-cell office:value-type="float" office:value="8.9191482087" calcext:value-type="float">
            <text:p>8.9191482087</text:p>
          </table:table-cell>
          <table:table-cell office:value-type="float" office:value="-7.4490441024" calcext:value-type="float">
            <text:p>-7.4490441024</text:p>
          </table:table-cell>
          <table:table-cell table:number-columns-repeated="2"/>
        </table:table-row>
        <table:table-row table:style-name="ro1">
          <table:table-cell office:value-type="float" office:value="0.42795817336" calcext:value-type="float">
            <text:p>0.42795817336</text:p>
          </table:table-cell>
          <table:table-cell office:value-type="float" office:value="2.4844111963" calcext:value-type="float">
            <text:p>2.4844111963</text:p>
          </table:table-cell>
          <table:table-cell office:value-type="float" office:value="0.11252967645" calcext:value-type="float">
            <text:p>0.11252967645</text:p>
          </table:table-cell>
          <table:table-cell office:value-type="float" office:value="8.8174023001" calcext:value-type="float">
            <text:p>8.8174023001</text:p>
          </table:table-cell>
          <table:table-cell office:value-type="float" office:value="-7.8176660305" calcext:value-type="float">
            <text:p>-7.8176660305</text:p>
          </table:table-cell>
          <table:table-cell table:number-columns-repeated="2"/>
        </table:table-row>
        <table:table-row table:style-name="ro1">
          <table:table-cell office:value-type="float" office:value="0.42971577562" calcext:value-type="float">
            <text:p>0.42971577562</text:p>
          </table:table-cell>
          <table:table-cell office:value-type="float" office:value="2.524836914" calcext:value-type="float">
            <text:p>2.524836914</text:p>
          </table:table-cell>
          <table:table-cell office:value-type="float" office:value="0.07560991125" calcext:value-type="float">
            <text:p>0.07560991125</text:p>
          </table:table-cell>
          <table:table-cell office:value-type="float" office:value="8.7028811261" calcext:value-type="float">
            <text:p>8.7028811261</text:p>
          </table:table-cell>
          <table:table-cell office:value-type="float" office:value="-8.1848224932" calcext:value-type="float">
            <text:p>-8.1848224932</text:p>
          </table:table-cell>
          <table:table-cell table:number-columns-repeated="2"/>
        </table:table-row>
        <table:table-row table:style-name="ro1">
          <table:table-cell office:value-type="float" office:value="0.43147337789" calcext:value-type="float">
            <text:p>0.43147337789</text:p>
          </table:table-cell>
          <table:table-cell office:value-type="float" office:value="2.564704735" calcext:value-type="float">
            <text:p>2.564704735</text:p>
          </table:table-cell>
          <table:table-cell office:value-type="float" office:value="0.037000204121" calcext:value-type="float">
            <text:p>0.037000204121</text:p>
          </table:table-cell>
          <table:table-cell office:value-type="float" office:value="8.5755834363" calcext:value-type="float">
            <text:p>8.5755834363</text:p>
          </table:table-cell>
          <table:table-cell office:value-type="float" office:value="-8.5500971455" calcext:value-type="float">
            <text:p>-8.5500971455</text:p>
          </table:table-cell>
          <table:table-cell table:number-columns-repeated="2"/>
        </table:table-row>
        <table:table-row table:style-name="ro1">
          <table:table-cell office:value-type="float" office:value="0.4334231465" calcext:value-type="float">
            <text:p>0.4334231465</text:p>
          </table:table-cell>
          <table:table-cell office:value-type="float" office:value="2.6082072911" calcext:value-type="float">
            <text:p>2.6082072911</text:p>
          </table:table-cell>
          <table:table-cell office:value-type="float" office:value="-0.007796304268" calcext:value-type="float">
            <text:p>-0.007796304268</text:p>
          </table:table-cell>
          <table:table-cell office:value-type="float" office:value="8.419433986" calcext:value-type="float">
            <text:p>8.419433986</text:p>
          </table:table-cell>
          <table:table-cell office:value-type="float" office:value="-8.9525997165" calcext:value-type="float">
            <text:p>-8.9525997165</text:p>
          </table:table-cell>
          <table:table-cell table:number-columns-repeated="2"/>
        </table:table-row>
        <table:table-row table:style-name="ro1">
          <table:table-cell office:value-type="float" office:value="0.4353729151" calcext:value-type="float">
            <text:p>0.4353729151</text:p>
          </table:table-cell>
          <table:table-cell office:value-type="float" office:value="2.650870434" calcext:value-type="float">
            <text:p>2.650870434</text:p>
          </table:table-cell>
          <table:table-cell office:value-type="float" office:value="-0.054644618799" calcext:value-type="float">
            <text:p>-0.054644618799</text:p>
          </table:table-cell>
          <table:table-cell office:value-type="float" office:value="8.2476106665" calcext:value-type="float">
            <text:p>8.2476106665</text:p>
          </table:table-cell>
          <table:table-cell office:value-type="float" office:value="-9.3516977884" calcext:value-type="float">
            <text:p>-9.3516977884</text:p>
          </table:table-cell>
          <table:table-cell table:number-columns-repeated="2"/>
        </table:table-row>
        <table:table-row table:style-name="ro1">
          <table:table-cell office:value-type="float" office:value="0.43732268371" calcext:value-type="float">
            <text:p>0.43732268371</text:p>
          </table:table-cell>
          <table:table-cell office:value-type="float" office:value="2.6926140693" calcext:value-type="float">
            <text:p>2.6926140693</text:p>
          </table:table-cell>
          <table:table-cell office:value-type="float" office:value="-0.10352584014" calcext:value-type="float">
            <text:p>-0.10352584014</text:p>
          </table:table-cell>
          <table:table-cell office:value-type="float" office:value="8.0601681139" calcext:value-type="float">
            <text:p>8.0601681139</text:p>
          </table:table-cell>
          <table:table-cell office:value-type="float" office:value="-9.7468157536" calcext:value-type="float">
            <text:p>-9.7468157536</text:p>
          </table:table-cell>
          <table:table-cell table:number-columns-repeated="2"/>
        </table:table-row>
        <table:table-row table:style-name="ro1">
          <table:table-cell office:value-type="float" office:value="0.43927245231" calcext:value-type="float">
            <text:p>0.43927245231</text:p>
          </table:table-cell>
          <table:table-cell office:value-type="float" office:value="2.7333584342" calcext:value-type="float">
            <text:p>2.7333584342</text:p>
          </table:table-cell>
          <table:table-cell office:value-type="float" office:value="-0.15441811932" calcext:value-type="float">
            <text:p>-0.15441811932</text:p>
          </table:table-cell>
          <table:table-cell office:value-type="float" office:value="7.8571812115" calcext:value-type="float">
            <text:p>7.8571812115</text:p>
          </table:table-cell>
          <table:table-cell office:value-type="float" office:value="-10.137376712" calcext:value-type="float">
            <text:p>-10.137376712</text:p>
          </table:table-cell>
          <table:table-cell table:number-columns-repeated="2"/>
        </table:table-row>
        <table:table-row table:style-name="ro1">
          <table:table-cell office:value-type="float" office:value="0.44107703269" calcext:value-type="float">
            <text:p>0.44107703269</text:p>
          </table:table-cell>
          <table:table-cell office:value-type="float" office:value="2.7701094236" calcext:value-type="float">
            <text:p>2.7701094236</text:p>
          </table:table-cell>
          <table:table-cell office:value-type="float" office:value="-0.20329123852" calcext:value-type="float">
            <text:p>-0.20329123852</text:p>
          </table:table-cell>
          <table:table-cell office:value-type="float" office:value="7.6555409163" calcext:value-type="float">
            <text:p>7.6555409163</text:p>
          </table:table-cell>
          <table:table-cell office:value-type="float" office:value="-10.494292287" calcext:value-type="float">
            <text:p>-10.494292287</text:p>
          </table:table-cell>
          <table:table-cell table:number-columns-repeated="2"/>
        </table:table-row>
        <table:table-row table:style-name="ro1">
          <table:table-cell office:value-type="float" office:value="0.44288161306" calcext:value-type="float">
            <text:p>0.44288161306</text:p>
          </table:table-cell>
          <table:table-cell office:value-type="float" office:value="2.8058739682" calcext:value-type="float">
            <text:p>2.8058739682</text:p>
          </table:table-cell>
          <table:table-cell office:value-type="float" office:value="-0.25384392354" calcext:value-type="float">
            <text:p>-0.25384392354</text:p>
          </table:table-cell>
          <table:table-cell office:value-type="float" office:value="7.4407579297" calcext:value-type="float">
            <text:p>7.4407579297</text:p>
          </table:table-cell>
          <table:table-cell office:value-type="float" office:value="-10.846351638" calcext:value-type="float">
            <text:p>-10.846351638</text:p>
          </table:table-cell>
          <table:table-cell table:number-columns-repeated="2"/>
        </table:table-row>
        <table:table-row table:style-name="ro1">
          <table:table-cell office:value-type="float" office:value="0.44468619344" calcext:value-type="float">
            <text:p>0.44468619344</text:p>
          </table:table-cell>
          <table:table-cell office:value-type="float" office:value="2.8405900536" calcext:value-type="float">
            <text:p>2.8405900536</text:p>
          </table:table-cell>
          <table:table-cell office:value-type="float" office:value="-0.30605208458" calcext:value-type="float">
            <text:p>-0.30605208458</text:p>
          </table:table-cell>
          <table:table-cell office:value-type="float" office:value="7.2129389591" calcext:value-type="float">
            <text:p>7.2129389591</text:p>
          </table:table-cell>
          <table:table-cell office:value-type="float" office:value="-11.193097478" calcext:value-type="float">
            <text:p>-11.193097478</text:p>
          </table:table-cell>
          <table:table-cell table:number-columns-repeated="2"/>
        </table:table-row>
        <table:table-row table:style-name="ro1">
          <table:table-cell office:value-type="float" office:value="0.44649077382" calcext:value-type="float">
            <text:p>0.44649077382</text:p>
          </table:table-cell>
          <table:table-cell office:value-type="float" office:value="2.8741962078" calcext:value-type="float">
            <text:p>2.8741962078</text:p>
          </table:table-cell>
          <table:table-cell office:value-type="float" office:value="-0.3598894679" calcext:value-type="float">
            <text:p>-0.3598894679</text:p>
          </table:table-cell>
          <table:table-cell office:value-type="float" office:value="6.9722061381" calcext:value-type="float">
            <text:p>6.9722061381</text:p>
          </table:table-cell>
          <table:table-cell office:value-type="float" office:value="-11.534073563" calcext:value-type="float">
            <text:p>-11.534073563</text:p>
          </table:table-cell>
          <table:table-cell table:number-columns-repeated="2"/>
        </table:table-row>
        <table:table-row table:style-name="ro1">
          <table:table-cell office:value-type="float" office:value="0.44840946209" calcext:value-type="float">
            <text:p>0.44840946209</text:p>
          </table:table-cell>
          <table:table-cell office:value-type="float" office:value="2.908641782" calcext:value-type="float">
            <text:p>2.908641782</text:p>
          </table:table-cell>
          <table:table-cell office:value-type="float" office:value="-0.41888626659" calcext:value-type="float">
            <text:p>-0.41888626659</text:p>
          </table:table-cell>
          <table:table-cell office:value-type="float" office:value="6.7022411287" calcext:value-type="float">
            <text:p>6.7022411287</text:p>
          </table:table-cell>
          <table:table-cell office:value-type="float" office:value="-11.889772587" calcext:value-type="float">
            <text:p>-11.889772587</text:p>
          </table:table-cell>
          <table:table-cell table:number-columns-repeated="2"/>
        </table:table-row>
        <table:table-row table:style-name="ro1">
          <table:table-cell office:value-type="float" office:value="0.45032815036" calcext:value-type="float">
            <text:p>0.45032815036</text:p>
          </table:table-cell>
          <table:table-cell office:value-type="float" office:value="2.9416915299" calcext:value-type="float">
            <text:p>2.9416915299</text:p>
          </table:table-cell>
          <table:table-cell office:value-type="float" office:value="-0.47965588003" calcext:value-type="float">
            <text:p>-0.47965588003</text:p>
          </table:table-cell>
          <table:table-cell office:value-type="float" office:value="6.4180181167" calcext:value-type="float">
            <text:p>6.4180181167</text:p>
          </table:table-cell>
          <table:table-cell office:value-type="float" office:value="-12.237891102" calcext:value-type="float">
            <text:p>-12.237891102</text:p>
          </table:table-cell>
          <table:table-cell table:number-columns-repeated="2"/>
        </table:table-row>
        <table:table-row table:style-name="ro1">
          <table:table-cell office:value-type="float" office:value="0.45224683863" calcext:value-type="float">
            <text:p>0.45224683863</text:p>
          </table:table-cell>
          <table:table-cell office:value-type="float" office:value="2.9732741443" calcext:value-type="float">
            <text:p>2.9732741443</text:p>
          </table:table-cell>
          <table:table-cell office:value-type="float" office:value="-0.54215876229" calcext:value-type="float">
            <text:p>-0.54215876229</text:p>
          </table:table-cell>
          <table:table-cell office:value-type="float" office:value="6.1197419773" calcext:value-type="float">
            <text:p>6.1197419773</text:p>
          </table:table-cell>
          <table:table-cell office:value-type="float" office:value="-12.577888542" calcext:value-type="float">
            <text:p>-12.577888542</text:p>
          </table:table-cell>
          <table:table-cell table:number-columns-repeated="2"/>
        </table:table-row>
        <table:table-row table:style-name="ro1">
          <table:table-cell office:value-type="float" office:value="0.4541655269" calcext:value-type="float">
            <text:p>0.4541655269</text:p>
          </table:table-cell>
          <table:table-cell office:value-type="float" office:value="3.0033194004" calcext:value-type="float">
            <text:p>3.0033194004</text:p>
          </table:table-cell>
          <table:table-cell office:value-type="float" office:value="-0.60635265486" calcext:value-type="float">
            <text:p>-0.60635265486</text:p>
          </table:table-cell>
          <table:table-cell office:value-type="float" office:value="5.8076377" calcext:value-type="float">
            <text:p>5.8076377</text:p>
          </table:table-cell>
          <table:table-cell office:value-type="float" office:value="-12.909228437" calcext:value-type="float">
            <text:p>-12.909228437</text:p>
          </table:table-cell>
          <table:table-cell table:number-columns-repeated="2"/>
        </table:table-row>
        <table:table-row table:style-name="ro1">
          <table:table-cell office:value-type="float" office:value="0.4558822098" calcext:value-type="float">
            <text:p>0.4558822098</text:p>
          </table:table-cell>
          <table:table-cell office:value-type="float" office:value="3.0288418077" calcext:value-type="float">
            <text:p>3.0288418077</text:p>
          </table:table-cell>
          <table:table-cell office:value-type="float" office:value="-0.66518464167" calcext:value-type="float">
            <text:p>-0.66518464167</text:p>
          </table:table-cell>
          <table:table-cell office:value-type="float" office:value="5.5168718071" calcext:value-type="float">
            <text:p>5.5168718071</text:p>
          </table:table-cell>
          <table:table-cell office:value-type="float" office:value="-13.197910597" calcext:value-type="float">
            <text:p>-13.197910597</text:p>
          </table:table-cell>
          <table:table-cell table:number-columns-repeated="2"/>
        </table:table-row>
        <table:table-row table:style-name="ro1">
          <table:table-cell office:value-type="float" office:value="0.45759889269" calcext:value-type="float">
            <text:p>0.45759889269</text:p>
          </table:table-cell>
          <table:table-cell office:value-type="float" office:value="3.0530296548" calcext:value-type="float">
            <text:p>3.0530296548</text:p>
          </table:table-cell>
          <table:table-cell office:value-type="float" office:value="-0.72530036061" calcext:value-type="float">
            <text:p>-0.72530036061</text:p>
          </table:table-cell>
          <table:table-cell office:value-type="float" office:value="5.2154214913" calcext:value-type="float">
            <text:p>5.2154214913</text:p>
          </table:table-cell>
          <table:table-cell office:value-type="float" office:value="-13.478859508" calcext:value-type="float">
            <text:p>-13.478859508</text:p>
          </table:table-cell>
          <table:table-cell table:number-columns-repeated="2"/>
        </table:table-row>
        <table:table-row table:style-name="ro1">
          <table:table-cell office:value-type="float" office:value="0.45931557559" calcext:value-type="float">
            <text:p>0.45931557559</text:p>
          </table:table-cell>
          <table:table-cell office:value-type="float" office:value="3.0758352424" calcext:value-type="float">
            <text:p>3.0758352424</text:p>
          </table:table-cell>
          <table:table-cell office:value-type="float" office:value="-0.78666411848" calcext:value-type="float">
            <text:p>-0.78666411848</text:p>
          </table:table-cell>
          <table:table-cell office:value-type="float" office:value="4.9034889566" calcext:value-type="float">
            <text:p>4.9034889566</text:p>
          </table:table-cell>
          <table:table-cell office:value-type="float" office:value="-13.751702206" calcext:value-type="float">
            <text:p>-13.751702206</text:p>
          </table:table-cell>
          <table:table-cell table:number-columns-repeated="2"/>
        </table:table-row>
        <table:table-row table:style-name="ro1">
          <table:table-cell office:value-type="float" office:value="0.46103225849" calcext:value-type="float">
            <text:p>0.46103225849</text:p>
          </table:table-cell>
          <table:table-cell office:value-type="float" office:value="3.0972118118" calcext:value-type="float">
            <text:p>3.0972118118</text:p>
          </table:table-cell>
          <table:table-cell office:value-type="float" office:value="-0.84923855135" calcext:value-type="float">
            <text:p>-0.84923855135</text:p>
          </table:table-cell>
          <table:table-cell office:value-type="float" office:value="4.5812893113" calcext:value-type="float">
            <text:p>4.5812893113</text:p>
          </table:table-cell>
          <table:table-cell office:value-type="float" office:value="-14.016070212" calcext:value-type="float">
            <text:p>-14.016070212</text:p>
          </table:table-cell>
          <table:table-cell table:number-columns-repeated="2"/>
        </table:table-row>
        <table:table-row table:style-name="ro1">
          <table:table-cell office:value-type="float" office:value="0.46266772859" calcext:value-type="float">
            <text:p>0.46266772859</text:p>
          </table:table-cell>
          <table:table-cell office:value-type="float" office:value="3.1162059792" calcext:value-type="float">
            <text:p>3.1162059792</text:p>
          </table:table-cell>
          <table:table-cell office:value-type="float" office:value="-0.9099431319" calcext:value-type="float">
            <text:p>-0.9099431319</text:p>
          </table:table-cell>
          <table:table-cell office:value-type="float" office:value="4.2649908296" calcext:value-type="float">
            <text:p>4.2649908296</text:p>
          </table:table-cell>
          <table:table-cell office:value-type="float" office:value="-14.259715799" calcext:value-type="float">
            <text:p>-14.259715799</text:p>
          </table:table-cell>
          <table:table-cell table:number-columns-repeated="2"/>
        </table:table-row>
        <table:table-row table:style-name="ro1">
          <table:table-cell office:value-type="float" office:value="0.46430319869" calcext:value-type="float">
            <text:p>0.46430319869</text:p>
          </table:table-cell>
          <table:table-cell office:value-type="float" office:value="3.1338229129" calcext:value-type="float">
            <text:p>3.1338229129</text:p>
          </table:table-cell>
          <table:table-cell office:value-type="float" office:value="-0.97167603836" calcext:value-type="float">
            <text:p>-0.97167603836</text:p>
          </table:table-cell>
          <table:table-cell office:value-type="float" office:value="3.9397884819" calcext:value-type="float">
            <text:p>3.9397884819</text:p>
          </table:table-cell>
          <table:table-cell office:value-type="float" office:value="-14.49502971" calcext:value-type="float">
            <text:p>-14.49502971</text:p>
          </table:table-cell>
          <table:table-cell table:number-columns-repeated="2"/>
        </table:table-row>
        <table:table-row table:style-name="ro1">
          <table:table-cell office:value-type="float" office:value="0.4659386688" calcext:value-type="float">
            <text:p>0.4659386688</text:p>
          </table:table-cell>
          <table:table-cell office:value-type="float" office:value="3.1500248507" calcext:value-type="float">
            <text:p>3.1500248507</text:p>
          </table:table-cell>
          <table:table-cell office:value-type="float" office:value="-1.0344008425" calcext:value-type="float">
            <text:p>-1.0344008425</text:p>
          </table:table-cell>
          <table:table-cell office:value-type="float" office:value="3.6059007302" calcext:value-type="float">
            <text:p>3.6059007302</text:p>
          </table:table-cell>
          <table:table-cell office:value-type="float" office:value="-14.721706953" calcext:value-type="float">
            <text:p>-14.721706953</text:p>
          </table:table-cell>
          <table:table-cell table:number-columns-repeated="2"/>
        </table:table-row>
        <table:table-row table:style-name="ro1">
          <table:table-cell office:value-type="float" office:value="0.4675741389" calcext:value-type="float">
            <text:p>0.4675741389</text:p>
          </table:table-cell>
          <table:table-cell office:value-type="float" office:value="3.1647749907" calcext:value-type="float">
            <text:p>3.1647749907</text:p>
          </table:table-cell>
          <table:table-cell office:value-type="float" office:value="-1.0980798177" calcext:value-type="float">
            <text:p>-1.0980798177</text:p>
          </table:table-cell>
          <table:table-cell office:value-type="float" office:value="3.2635564781" calcext:value-type="float">
            <text:p>3.2635564781</text:p>
          </table:table-cell>
          <table:table-cell office:value-type="float" office:value="-14.939447708" calcext:value-type="float">
            <text:p>-14.939447708</text:p>
          </table:table-cell>
          <table:table-cell table:number-columns-repeated="2"/>
        </table:table-row>
        <table:table-row table:style-name="ro1">
          <table:table-cell office:value-type="float" office:value="0.46916071053" calcext:value-type="float">
            <text:p>0.46916071053</text:p>
          </table:table-cell>
          <table:table-cell office:value-type="float" office:value="3.177662907" calcext:value-type="float">
            <text:p>3.177662907</text:p>
          </table:table-cell>
          <table:table-cell office:value-type="float" office:value="-1.1607297859" calcext:value-type="float">
            <text:p>-1.1607297859</text:p>
          </table:table-cell>
          <table:table-cell office:value-type="float" office:value="2.9235931592" calcext:value-type="float">
            <text:p>2.9235931592</text:p>
          </table:table-cell>
          <table:table-cell office:value-type="float" office:value="-15.141860125" calcext:value-type="float">
            <text:p>-15.141860125</text:p>
          </table:table-cell>
          <table:table-cell table:number-columns-repeated="2"/>
        </table:table-row>
        <table:table-row table:style-name="ro1">
          <table:table-cell office:value-type="float" office:value="0.47074728216" calcext:value-type="float">
            <text:p>0.47074728216</text:p>
          </table:table-cell>
          <table:table-cell office:value-type="float" office:value="3.1891191047" calcext:value-type="float">
            <text:p>3.1891191047</text:p>
          </table:table-cell>
          <table:table-cell office:value-type="float" office:value="-1.224204286" calcext:value-type="float">
            <text:p>-1.224204286</text:p>
          </table:table-cell>
          <table:table-cell office:value-type="float" office:value="2.57612428" calcext:value-type="float">
            <text:p>2.57612428</text:p>
          </table:table-cell>
          <table:table-cell office:value-type="float" office:value="-15.335322088" calcext:value-type="float">
            <text:p>-15.335322088</text:p>
          </table:table-cell>
          <table:table-cell table:number-columns-repeated="2"/>
        </table:table-row>
        <table:table-row table:style-name="ro1">
          <table:table-cell office:value-type="float" office:value="0.47233385379" calcext:value-type="float">
            <text:p>0.47233385379</text:p>
          </table:table-cell>
          <table:table-cell office:value-type="float" office:value="3.1991128132" calcext:value-type="float">
            <text:p>3.1991128132</text:p>
          </table:table-cell>
          <table:table-cell office:value-type="float" office:value="-1.2884654999" calcext:value-type="float">
            <text:p>-1.2884654999</text:p>
          </table:table-cell>
          <table:table-cell office:value-type="float" office:value="2.2213865324" calcext:value-type="float">
            <text:p>2.2213865324</text:p>
          </table:table-cell>
          <table:table-cell office:value-type="float" office:value="-15.519575815" calcext:value-type="float">
            <text:p>-15.519575815</text:p>
          </table:table-cell>
          <table:table-cell table:number-columns-repeated="2"/>
        </table:table-row>
        <table:table-row table:style-name="ro1">
          <table:table-cell office:value-type="float" office:value="0.47392042542" calcext:value-type="float">
            <text:p>0.47392042542</text:p>
          </table:table-cell>
          <table:table-cell office:value-type="float" office:value="3.207614266" calcext:value-type="float">
            <text:p>3.207614266</text:p>
          </table:table-cell>
          <table:table-cell office:value-type="float" office:value="-1.353474548" calcext:value-type="float">
            <text:p>-1.353474548</text:p>
          </table:table-cell>
          <table:table-cell office:value-type="float" office:value="1.8596255149" calcext:value-type="float">
            <text:p>1.8596255149</text:p>
          </table:table-cell>
          <table:table-cell office:value-type="float" office:value="-15.694369407" calcext:value-type="float">
            <text:p>-15.694369407</text:p>
          </table:table-cell>
          <table:table-cell table:number-columns-repeated="2"/>
        </table:table-row>
        <table:table-row table:style-name="ro1">
          <table:table-cell office:value-type="float" office:value="0.47547474081" calcext:value-type="float">
            <text:p>0.47547474081</text:p>
          </table:table-cell>
          <table:table-cell office:value-type="float" office:value="3.2144681476" calcext:value-type="float">
            <text:p>3.2144681476</text:p>
          </table:table-cell>
          <table:table-cell office:value-type="float" office:value="-1.4178486526" calcext:value-type="float">
            <text:p>-1.4178486526</text:p>
          </table:table-cell>
          <table:table-cell office:value-type="float" office:value="1.4986538235" calcext:value-type="float">
            <text:p>1.4986538235</text:p>
          </table:table-cell>
          <table:table-cell office:value-type="float" office:value="-15.856199021" calcext:value-type="float">
            <text:p>-15.856199021</text:p>
          </table:table-cell>
          <table:table-cell table:number-columns-repeated="2"/>
        </table:table-row>
        <table:table-row table:style-name="ro1">
          <table:table-cell office:value-type="float" office:value="0.47702905621" calcext:value-type="float">
            <text:p>0.47702905621</text:p>
          </table:table-cell>
          <table:table-cell office:value-type="float" office:value="3.2198362512" calcext:value-type="float">
            <text:p>3.2198362512</text:p>
          </table:table-cell>
          <table:table-cell office:value-type="float" office:value="-1.4828637115" calcext:value-type="float">
            <text:p>-1.4828637115</text:p>
          </table:table-cell>
          <table:table-cell office:value-type="float" office:value="1.1314329402" calcext:value-type="float">
            <text:p>1.1314329402</text:p>
          </table:table-cell>
          <table:table-cell office:value-type="float" office:value="-16.008488439" calcext:value-type="float">
            <text:p>-16.008488439</text:p>
          </table:table-cell>
          <table:table-cell table:number-columns-repeated="2"/>
        </table:table-row>
        <table:table-row table:style-name="ro1">
          <table:table-cell office:value-type="float" office:value="0.4785833716" calcext:value-type="float">
            <text:p>0.4785833716</text:p>
          </table:table-cell>
          <table:table-cell office:value-type="float" office:value="3.2236935961" calcext:value-type="float">
            <text:p>3.2236935961</text:p>
          </table:table-cell>
          <table:table-cell office:value-type="float" office:value="-1.5484803488" calcext:value-type="float">
            <text:p>-1.5484803488</text:p>
          </table:table-cell>
          <table:table-cell office:value-type="float" office:value="0.7582179874" calcext:value-type="float">
            <text:p>0.7582179874</text:p>
          </table:table-cell>
          <table:table-cell office:value-type="float" office:value="-16.151019018" calcext:value-type="float">
            <text:p>-16.151019018</text:p>
          </table:table-cell>
          <table:table-cell table:number-columns-repeated="2"/>
        </table:table-row>
        <table:table-row table:style-name="ro1">
          <table:table-cell office:value-type="float" office:value="0.48013768699" calcext:value-type="float">
            <text:p>0.48013768699</text:p>
          </table:table-cell>
          <table:table-cell office:value-type="float" office:value="3.2260162581" calcext:value-type="float">
            <text:p>3.2260162581</text:p>
          </table:table-cell>
          <table:table-cell office:value-type="float" office:value="-1.6146583096" calcext:value-type="float">
            <text:p>-1.6146583096</text:p>
          </table:table-cell>
          <table:table-cell office:value-type="float" office:value="0.37927181407" calcext:value-type="float">
            <text:p>0.37927181407</text:p>
          </table:table-cell>
          <table:table-cell office:value-type="float" office:value="-16.283578707" calcext:value-type="float">
            <text:p>-16.283578707</text:p>
          </table:table-cell>
          <table:table-cell table:number-columns-repeated="2"/>
        </table:table-row>
        <table:table-row table:style-name="ro1">
          <table:table-cell office:value-type="float" office:value="0.48167160554" calcext:value-type="float">
            <text:p>0.48167160554</text:p>
          </table:table-cell>
          <table:table-cell office:value-type="float" office:value="3.2267815383" calcext:value-type="float">
            <text:p>3.2267815383</text:p>
          </table:table-cell>
          <table:table-cell office:value-type="float" office:value="-1.6804780347" calcext:value-type="float">
            <text:p>-1.6804780347</text:p>
          </table:table-cell>
          <table:table-cell office:value-type="float" office:value="-0.000056496903958" calcext:value-type="float">
            <text:p>-5.6496903958E-05</text:p>
          </table:table-cell>
          <table:table-cell office:value-type="float" office:value="-16.404423057" calcext:value-type="float">
            <text:p>-16.404423057</text:p>
          </table:table-cell>
          <table:table-cell table:number-columns-repeated="2"/>
        </table:table-row>
        <table:table-row table:style-name="ro1">
          <table:table-cell office:value-type="float" office:value="0.48320552408" calcext:value-type="float">
            <text:p>0.48320552408</text:p>
          </table:table-cell>
          <table:table-cell office:value-type="float" office:value="3.2260090223" calcext:value-type="float">
            <text:p>3.2260090223</text:p>
          </table:table-cell>
          <table:table-cell office:value-type="float" office:value="-1.7467641164" calcext:value-type="float">
            <text:p>-1.7467641164</text:p>
          </table:table-cell>
          <table:table-cell office:value-type="float" office:value="-0.3844361966" calcext:value-type="float">
            <text:p>-0.3844361966</text:p>
          </table:table-cell>
          <table:table-cell office:value-type="float" office:value="-16.515166255" calcext:value-type="float">
            <text:p>-16.515166255</text:p>
          </table:table-cell>
          <table:table-cell table:number-columns-repeated="2"/>
        </table:table-row>
        <table:table-row table:style-name="ro1">
          <table:table-cell office:value-type="float" office:value="0.48473944262" calcext:value-type="float">
            <text:p>0.48473944262</text:p>
          </table:table-cell>
          <table:table-cell office:value-type="float" office:value="3.2236789185" calcext:value-type="float">
            <text:p>3.2236789185</text:p>
          </table:table-cell>
          <table:table-cell office:value-type="float" office:value="-1.8134755076" calcext:value-type="float">
            <text:p>-1.8134755076</text:p>
          </table:table-cell>
          <table:table-cell office:value-type="float" office:value="-0.77359338521" calcext:value-type="float">
            <text:p>-0.77359338521</text:p>
          </table:table-cell>
          <table:table-cell office:value-type="float" office:value="-16.615625004" calcext:value-type="float">
            <text:p>-16.615625004</text:p>
          </table:table-cell>
          <table:table-cell table:number-columns-repeated="2"/>
        </table:table-row>
        <table:table-row table:style-name="ro1">
          <table:table-cell office:value-type="float" office:value="0.48627336117" calcext:value-type="float">
            <text:p>0.48627336117</text:p>
          </table:table-cell>
          <table:table-cell office:value-type="float" office:value="3.2197725522" calcext:value-type="float">
            <text:p>3.2197725522</text:p>
          </table:table-cell>
          <table:table-cell office:value-type="float" office:value="-1.8805704375" calcext:value-type="float">
            <text:p>-1.8805704375</text:p>
          </table:table-cell>
          <table:table-cell office:value-type="float" office:value="-1.1672474461" calcext:value-type="float">
            <text:p>-1.1672474461</text:p>
          </table:table-cell>
          <table:table-cell office:value-type="float" office:value="-16.705623338" calcext:value-type="float">
            <text:p>-16.705623338</text:p>
          </table:table-cell>
          <table:table-cell table:number-columns-repeated="2"/>
        </table:table-row>
        <table:table-row table:style-name="ro1">
          <table:table-cell office:value-type="float" office:value="0.48779724425" calcext:value-type="float">
            <text:p>0.48779724425</text:p>
          </table:table-cell>
          <table:table-cell office:value-type="float" office:value="3.2143135892" calcext:value-type="float">
            <text:p>3.2143135892</text:p>
          </table:table-cell>
          <table:table-cell office:value-type="float" office:value="-1.9475642334" calcext:value-type="float">
            <text:p>-1.9475642334</text:p>
          </table:table-cell>
          <table:table-cell office:value-type="float" office:value="-1.5624951896" calcext:value-type="float">
            <text:p>-1.5624951896</text:p>
          </table:table-cell>
          <table:table-cell office:value-type="float" office:value="-16.784508486" calcext:value-type="float">
            <text:p>-16.784508486</text:p>
          </table:table-cell>
          <table:table-cell table:number-columns-repeated="2"/>
        </table:table-row>
        <table:table-row table:style-name="ro1">
          <table:table-cell office:value-type="float" office:value="0.48932112734" calcext:value-type="float">
            <text:p>0.48932112734</text:p>
          </table:table-cell>
          <table:table-cell office:value-type="float" office:value="3.207265566" calcext:value-type="float">
            <text:p>3.207265566</text:p>
          </table:table-cell>
          <table:table-cell office:value-type="float" office:value="-2.0148523686" calcext:value-type="float">
            <text:p>-2.0148523686</text:p>
          </table:table-cell>
          <table:table-cell office:value-type="float" office:value="-1.9616099629" calcext:value-type="float">
            <text:p>-1.9616099629</text:p>
          </table:table-cell>
          <table:table-cell office:value-type="float" office:value="-16.852745991" calcext:value-type="float">
            <text:p>-16.852745991</text:p>
          </table:table-cell>
          <table:table-cell table:number-columns-repeated="2"/>
        </table:table-row>
        <table:table-row table:style-name="ro1">
          <table:table-cell office:value-type="float" office:value="0.49084501042" calcext:value-type="float">
            <text:p>0.49084501042</text:p>
          </table:table-cell>
          <table:table-cell office:value-type="float" office:value="3.1986135986" calcext:value-type="float">
            <text:p>3.1986135986</text:p>
          </table:table-cell>
          <table:table-cell office:value-type="float" office:value="-2.0823919455" calcext:value-type="float">
            <text:p>-2.0823919455</text:p>
          </table:table-cell>
          <table:table-cell office:value-type="float" office:value="-2.3642980101" calcext:value-type="float">
            <text:p>-2.3642980101</text:p>
          </table:table-cell>
          <table:table-cell office:value-type="float" office:value="-16.910186319" calcext:value-type="float">
            <text:p>-16.910186319</text:p>
          </table:table-cell>
          <table:table-cell table:number-columns-repeated="2"/>
        </table:table-row>
        <table:table-row table:style-name="ro1">
          <table:table-cell office:value-type="float" office:value="0.49236889351" calcext:value-type="float">
            <text:p>0.49236889351</text:p>
          </table:table-cell>
          <table:table-cell office:value-type="float" office:value="3.18834399" calcext:value-type="float">
            <text:p>3.18834399</text:p>
          </table:table-cell>
          <table:table-cell office:value-type="float" office:value="-2.1501394845" calcext:value-type="float">
            <text:p>-2.1501394845</text:p>
          </table:table-cell>
          <table:table-cell office:value-type="float" office:value="-2.7702597876" calcext:value-type="float">
            <text:p>-2.7702597876</text:p>
          </table:table-cell>
          <table:table-cell office:value-type="float" office:value="-16.95668807" calcext:value-type="float">
            <text:p>-16.95668807</text:p>
          </table:table-cell>
          <table:table-cell table:number-columns-repeated="2"/>
        </table:table-row>
        <table:table-row table:style-name="ro1">
          <table:table-cell office:value-type="float" office:value="0.49389358914" calcext:value-type="float">
            <text:p>0.49389358914</text:p>
          </table:table-cell>
          <table:table-cell office:value-type="float" office:value="3.1764374689" calcext:value-type="float">
            <text:p>3.1764374689</text:p>
          </table:table-cell>
          <table:table-cell office:value-type="float" office:value="-2.2180872017" calcext:value-type="float">
            <text:p>-2.2180872017</text:p>
          </table:table-cell>
          <table:table-cell office:value-type="float" office:value="-3.1794089438" calcext:value-type="float">
            <text:p>-3.1794089438</text:p>
          </table:table-cell>
          <table:table-cell office:value-type="float" office:value="-16.992134117" calcext:value-type="float">
            <text:p>-16.992134117</text:p>
          </table:table-cell>
          <table:table-cell table:number-columns-repeated="2"/>
        </table:table-row>
        <table:table-row table:style-name="ro1">
          <table:table-cell office:value-type="float" office:value="0.49541828478" calcext:value-type="float">
            <text:p>0.49541828478</text:p>
          </table:table-cell>
          <table:table-cell office:value-type="float" office:value="3.1628878034" calcext:value-type="float">
            <text:p>3.1628878034</text:p>
          </table:table-cell>
          <table:table-cell office:value-type="float" office:value="-2.2861544072" calcext:value-type="float">
            <text:p>-2.2861544072</text:p>
          </table:table-cell>
          <table:table-cell office:value-type="float" office:value="-3.5912188769" calcext:value-type="float">
            <text:p>-3.5912188769</text:p>
          </table:table-cell>
          <table:table-cell office:value-type="float" office:value="-17.0163721" calcext:value-type="float">
            <text:p>-17.0163721</text:p>
          </table:table-cell>
          <table:table-cell table:number-columns-repeated="2"/>
        </table:table-row>
        <table:table-row table:style-name="ro1">
          <table:table-cell office:value-type="float" office:value="0.49694298041" calcext:value-type="float">
            <text:p>0.49694298041</text:p>
          </table:table-cell>
          <table:table-cell office:value-type="float" office:value="3.1476849747" calcext:value-type="float">
            <text:p>3.1476849747</text:p>
          </table:table-cell>
          <table:table-cell office:value-type="float" office:value="-2.3542960049" calcext:value-type="float">
            <text:p>-2.3542960049</text:p>
          </table:table-cell>
          <table:table-cell office:value-type="float" office:value="-4.0053734916" calcext:value-type="float">
            <text:p>-4.0053734916</text:p>
          </table:table-cell>
          <table:table-cell office:value-type="float" office:value="-17.029286257" calcext:value-type="float">
            <text:p>-17.029286257</text:p>
          </table:table-cell>
          <table:table-cell table:number-columns-repeated="2"/>
        </table:table-row>
        <table:table-row table:style-name="ro1">
          <table:table-cell office:value-type="float" office:value="0.49846767605" calcext:value-type="float">
            <text:p>0.49846767605</text:p>
          </table:table-cell>
          <table:table-cell office:value-type="float" office:value="3.1308202393" calcext:value-type="float">
            <text:p>3.1308202393</text:p>
          </table:table-cell>
          <table:table-cell office:value-type="float" office:value="-2.4224664531" calcext:value-type="float">
            <text:p>-2.4224664531</text:p>
          </table:table-cell>
          <table:table-cell office:value-type="float" office:value="-4.4215518113" calcext:value-type="float">
            <text:p>-4.4215518113</text:p>
          </table:table-cell>
          <table:table-cell office:value-type="float" office:value="-17.030769902" calcext:value-type="float">
            <text:p>-17.030769902</text:p>
          </table:table-cell>
          <table:table-cell table:number-columns-repeated="2"/>
        </table:table-row>
        <table:table-row table:style-name="ro1">
          <table:table-cell office:value-type="float" office:value="0.50000712979" calcext:value-type="float">
            <text:p>0.50000712979</text:p>
          </table:table-cell>
          <table:table-cell office:value-type="float" office:value="3.1120985692" calcext:value-type="float">
            <text:p>3.1120985692</text:p>
          </table:table-cell>
          <table:table-cell office:value-type="float" office:value="-2.4912792466" calcext:value-type="float">
            <text:p>-2.4912792466</text:p>
          </table:table-cell>
          <table:table-cell office:value-type="float" office:value="-4.8434802198" calcext:value-type="float">
            <text:p>-4.8434802198</text:p>
          </table:table-cell>
          <table:table-cell office:value-type="float" office:value="-17.020571776" calcext:value-type="float">
            <text:p>-17.020571776</text:p>
          </table:table-cell>
          <table:table-cell table:number-columns-repeated="2"/>
        </table:table-row>
        <table:table-row table:style-name="ro1">
          <table:table-cell office:value-type="float" office:value="0.50154658353" calcext:value-type="float">
            <text:p>0.50154658353</text:p>
          </table:table-cell>
          <table:table-cell office:value-type="float" office:value="3.0916687586" calcext:value-type="float">
            <text:p>3.0916687586</text:p>
          </table:table-cell>
          <table:table-cell office:value-type="float" office:value="-2.5600269211" calcext:value-type="float">
            <text:p>-2.5600269211</text:p>
          </table:table-cell>
          <table:table-cell office:value-type="float" office:value="-5.266800055" calcext:value-type="float">
            <text:p>-5.266800055</text:p>
          </table:table-cell>
          <table:table-cell office:value-type="float" office:value="-16.998531068" calcext:value-type="float">
            <text:p>-16.998531068</text:p>
          </table:table-cell>
          <table:table-cell table:number-columns-repeated="2"/>
        </table:table-row>
        <table:table-row table:style-name="ro1">
          <table:table-cell office:value-type="float" office:value="0.50308603727" calcext:value-type="float">
            <text:p>0.50308603727</text:p>
          </table:table-cell>
          <table:table-cell office:value-type="float" office:value="3.0695258783" calcext:value-type="float">
            <text:p>3.0695258783</text:p>
          </table:table-cell>
          <table:table-cell office:value-type="float" office:value="-2.6286614509" calcext:value-type="float">
            <text:p>-2.6286614509</text:p>
          </table:table-cell>
          <table:table-cell office:value-type="float" office:value="-5.6911674129" calcext:value-type="float">
            <text:p>-5.6911674129</text:p>
          </table:table-cell>
          <table:table-cell office:value-type="float" office:value="-16.96456745" calcext:value-type="float">
            <text:p>-16.96456745</text:p>
          </table:table-cell>
          <table:table-cell table:number-columns-repeated="2"/>
        </table:table-row>
        <table:table-row table:style-name="ro1">
          <table:table-cell office:value-type="float" office:value="0.50462549101" calcext:value-type="float">
            <text:p>0.50462549101</text:p>
          </table:table-cell>
          <table:table-cell office:value-type="float" office:value="3.045666397" calcext:value-type="float">
            <text:p>3.045666397</text:p>
          </table:table-cell>
          <table:table-cell office:value-type="float" office:value="-2.6971345064" calcext:value-type="float">
            <text:p>-2.6971345064</text:p>
          </table:table-cell>
          <table:table-cell office:value-type="float" office:value="-6.1162344448" calcext:value-type="float">
            <text:p>-6.1162344448</text:p>
          </table:table-cell>
          <table:table-cell office:value-type="float" office:value="-16.918610892" calcext:value-type="float">
            <text:p>-16.918610892</text:p>
          </table:table-cell>
          <table:table-cell table:number-columns-repeated="2"/>
        </table:table-row>
        <table:table-row table:style-name="ro1">
          <table:table-cell office:value-type="float" office:value="0.50620471621" calcext:value-type="float">
            <text:p>0.50620471621</text:p>
          </table:table-cell>
          <table:table-cell office:value-type="float" office:value="3.0194046039" calcext:value-type="float">
            <text:p>3.0194046039</text:p>
          </table:table-cell>
          <table:table-cell office:value-type="float" office:value="-2.7671578324" calcext:value-type="float">
            <text:p>-2.7671578324</text:p>
          </table:table-cell>
          <table:table-cell office:value-type="float" office:value="-6.5526415992" calcext:value-type="float">
            <text:p>-6.5526415992</text:p>
          </table:table-cell>
          <table:table-cell office:value-type="float" office:value="-16.85894302" calcext:value-type="float">
            <text:p>-16.85894302</text:p>
          </table:table-cell>
          <table:table-cell table:number-columns-repeated="2"/>
        </table:table-row>
        <table:table-row table:style-name="ro1">
          <table:table-cell office:value-type="float" office:value="0.5077839414" calcext:value-type="float">
            <text:p>0.5077839414</text:p>
          </table:table-cell>
          <table:table-cell office:value-type="float" office:value="2.9913334181" calcext:value-type="float">
            <text:p>2.9913334181</text:p>
          </table:table-cell>
          <table:table-cell office:value-type="float" office:value="-2.8369073959" calcext:value-type="float">
            <text:p>-2.8369073959</text:p>
          </table:table-cell>
          <table:table-cell office:value-type="float" office:value="-6.9890320425" calcext:value-type="float">
            <text:p>-6.9890320425</text:p>
          </table:table-cell>
          <table:table-cell office:value-type="float" office:value="-16.786539304" calcext:value-type="float">
            <text:p>-16.786539304</text:p>
          </table:table-cell>
          <table:table-cell table:number-columns-repeated="2"/>
        </table:table-row>
        <table:table-row table:style-name="ro1">
          <table:table-cell office:value-type="float" office:value="0.50936316659" calcext:value-type="float">
            <text:p>0.50936316659</text:p>
          </table:table-cell>
          <table:table-cell office:value-type="float" office:value="2.961453709" calcext:value-type="float">
            <text:p>2.961453709</text:p>
          </table:table-cell>
          <table:table-cell office:value-type="float" office:value="-2.906330309" calcext:value-type="float">
            <text:p>-2.906330309</text:p>
          </table:table-cell>
          <table:table-cell office:value-type="float" office:value="-7.4250194173" calcext:value-type="float">
            <text:p>-7.4250194173</text:p>
          </table:table-cell>
          <table:table-cell office:value-type="float" office:value="-16.701359177" calcext:value-type="float">
            <text:p>-16.701359177</text:p>
          </table:table-cell>
          <table:table-cell table:number-columns-repeated="2"/>
        </table:table-row>
        <table:table-row table:style-name="ro1">
          <table:table-cell office:value-type="float" office:value="0.51094239178" calcext:value-type="float">
            <text:p>0.51094239178</text:p>
          </table:table-cell>
          <table:table-cell office:value-type="float" office:value="2.9297679541" calcext:value-type="float">
            <text:p>2.9297679541</text:p>
          </table:table-cell>
          <table:table-cell office:value-type="float" office:value="-2.975373541" calcext:value-type="float">
            <text:p>-2.975373541</text:p>
          </table:table-cell>
          <table:table-cell office:value-type="float" office:value="-7.8602144515" calcext:value-type="float">
            <text:p>-7.8602144515</text:p>
          </table:table-cell>
          <table:table-cell office:value-type="float" office:value="-16.60337429" calcext:value-type="float">
            <text:p>-16.60337429</text:p>
          </table:table-cell>
          <table:table-cell table:number-columns-repeated="2"/>
        </table:table-row>
        <table:table-row table:style-name="ro1">
          <table:table-cell office:value-type="float" office:value="0.51263781562" calcext:value-type="float">
            <text:p>0.51263781562</text:p>
          </table:table-cell>
          <table:table-cell office:value-type="float" office:value="2.8937452148" calcext:value-type="float">
            <text:p>2.8937452148</text:p>
          </table:table-cell>
          <table:table-cell office:value-type="float" office:value="-3.0490137428" calcext:value-type="float">
            <text:p>-3.0490137428</text:p>
          </table:table-cell>
          <table:table-cell office:value-type="float" office:value="-8.3261021292" calcext:value-type="float">
            <text:p>-8.3261021292</text:p>
          </table:table-cell>
          <table:table-cell office:value-type="float" office:value="-16.483909099" calcext:value-type="float">
            <text:p>-16.483909099</text:p>
          </table:table-cell>
          <table:table-cell table:number-columns-repeated="2"/>
        </table:table-row>
        <table:table-row table:style-name="ro1">
          <table:table-cell office:value-type="float" office:value="0.51433323945" calcext:value-type="float">
            <text:p>0.51433323945</text:p>
          </table:table-cell>
          <table:table-cell office:value-type="float" office:value="2.8556527793" calcext:value-type="float">
            <text:p>2.8556527793</text:p>
          </table:table-cell>
          <table:table-cell office:value-type="float" office:value="-3.122089315" calcext:value-type="float">
            <text:p>-3.122089315</text:p>
          </table:table-cell>
          <table:table-cell office:value-type="float" office:value="-8.7901374128" calcext:value-type="float">
            <text:p>-8.7901374128</text:p>
          </table:table-cell>
          <table:table-cell office:value-type="float" office:value="-16.349663625" calcext:value-type="float">
            <text:p>-16.349663625</text:p>
          </table:table-cell>
          <table:table-cell table:number-columns-repeated="2"/>
        </table:table-row>
        <table:table-row table:style-name="ro1">
          <table:table-cell office:value-type="float" office:value="0.51602866329" calcext:value-type="float">
            <text:p>0.51602866329</text:p>
          </table:table-cell>
          <table:table-cell office:value-type="float" office:value="2.8154999821" calcext:value-type="float">
            <text:p>2.8154999821</text:p>
          </table:table-cell>
          <table:table-cell office:value-type="float" office:value="-3.1945344973" calcext:value-type="float">
            <text:p>-3.1945344973</text:p>
          </table:table-cell>
          <table:table-cell office:value-type="float" office:value="-9.2518305974" calcext:value-type="float">
            <text:p>-9.2518305974</text:p>
          </table:table-cell>
          <table:table-cell office:value-type="float" office:value="-16.200651139" calcext:value-type="float">
            <text:p>-16.200651139</text:p>
          </table:table-cell>
          <table:table-cell table:number-columns-repeated="2"/>
        </table:table-row>
        <table:table-row table:style-name="ro1">
          <table:table-cell office:value-type="float" office:value="0.51772408713" calcext:value-type="float">
            <text:p>0.51772408713</text:p>
          </table:table-cell>
          <table:table-cell office:value-type="float" office:value="2.7732983406" calcext:value-type="float">
            <text:p>2.7732983406</text:p>
          </table:table-cell>
          <table:table-cell office:value-type="float" office:value="-3.2662836267" calcext:value-type="float">
            <text:p>-3.2662836267</text:p>
          </table:table-cell>
          <table:table-cell office:value-type="float" office:value="-9.7106903676" calcext:value-type="float">
            <text:p>-9.7106903676</text:p>
          </table:table-cell>
          <table:table-cell office:value-type="float" office:value="-16.036901996" calcext:value-type="float">
            <text:p>-16.036901996</text:p>
          </table:table-cell>
          <table:table-cell table:number-columns-repeated="2"/>
        </table:table-row>
        <table:table-row table:style-name="ro1">
          <table:table-cell office:value-type="float" office:value="0.51944520424" calcext:value-type="float">
            <text:p>0.51944520424</text:p>
          </table:table-cell>
          <table:table-cell office:value-type="float" office:value="2.7283756007" calcext:value-type="float">
            <text:p>2.7283756007</text:p>
          </table:table-cell>
          <table:table-cell office:value-type="float" office:value="-3.3383407931" calcext:value-type="float">
            <text:p>-3.3383407931</text:p>
          </table:table-cell>
          <table:table-cell office:value-type="float" office:value="-10.173099629" calcext:value-type="float">
            <text:p>-10.173099629</text:p>
          </table:table-cell>
          <table:table-cell office:value-type="float" office:value="-15.855646981" calcext:value-type="float">
            <text:p>-15.855646981</text:p>
          </table:table-cell>
          <table:table-cell table:number-columns-repeated="2"/>
        </table:table-row>
        <table:table-row table:style-name="ro1">
          <table:table-cell office:value-type="float" office:value="0.52116632136" calcext:value-type="float">
            <text:p>0.52116632136</text:p>
          </table:table-cell>
          <table:table-cell office:value-type="float" office:value="2.6813722292" calcext:value-type="float">
            <text:p>2.6813722292</text:p>
          </table:table-cell>
          <table:table-cell office:value-type="float" office:value="-3.4095449018" calcext:value-type="float">
            <text:p>-3.4095449018</text:p>
          </table:table-cell>
          <table:table-cell office:value-type="float" office:value="-10.631566106" calcext:value-type="float">
            <text:p>-10.631566106</text:p>
          </table:table-cell>
          <table:table-cell office:value-type="float" office:value="-15.659322519" calcext:value-type="float">
            <text:p>-15.659322519</text:p>
          </table:table-cell>
          <table:table-cell table:number-columns-repeated="2"/>
        </table:table-row>
        <table:table-row table:style-name="ro1">
          <table:table-cell office:value-type="float" office:value="0.52288743848" calcext:value-type="float">
            <text:p>0.52288743848</text:p>
          </table:table-cell>
          <table:table-cell office:value-type="float" office:value="2.6323072051" calcext:value-type="float">
            <text:p>2.6323072051</text:p>
          </table:table-cell>
          <table:table-cell office:value-type="float" office:value="-3.4798280551" calcext:value-type="float">
            <text:p>-3.4798280551</text:p>
          </table:table-cell>
          <table:table-cell office:value-type="float" office:value="-11.085574704" calcext:value-type="float">
            <text:p>-11.085574704</text:p>
          </table:table-cell>
          <table:table-cell office:value-type="float" office:value="-15.448015373" calcext:value-type="float">
            <text:p>-15.448015373</text:p>
          </table:table-cell>
          <table:table-cell table:number-columns-repeated="2"/>
        </table:table-row>
        <table:table-row table:style-name="ro1">
          <table:table-cell office:value-type="float" office:value="0.52460855559" calcext:value-type="float">
            <text:p>0.52460855559</text:p>
          </table:table-cell>
          <table:table-cell office:value-type="float" office:value="2.5812018325" calcext:value-type="float">
            <text:p>2.5812018325</text:p>
          </table:table-cell>
          <table:table-cell office:value-type="float" office:value="-3.5491227898" calcext:value-type="float">
            <text:p>-3.5491227898</text:p>
          </table:table-cell>
          <table:table-cell office:value-type="float" office:value="-11.534611351" calcext:value-type="float">
            <text:p>-11.534611351</text:p>
          </table:table-cell>
          <table:table-cell office:value-type="float" office:value="-15.221831018" calcext:value-type="float">
            <text:p>-15.221831018</text:p>
          </table:table-cell>
          <table:table-cell table:number-columns-repeated="2"/>
        </table:table-row>
        <table:table-row table:style-name="ro1">
          <table:table-cell office:value-type="float" office:value="0.52621665849" calcext:value-type="float">
            <text:p>0.52621665849</text:p>
          </table:table-cell>
          <table:table-cell office:value-type="float" office:value="2.5316292709" calcext:value-type="float">
            <text:p>2.5316292709</text:p>
          </table:table-cell>
          <table:table-cell office:value-type="float" office:value="-3.6129150234" calcext:value-type="float">
            <text:p>-3.6129150234</text:p>
          </table:table-cell>
          <table:table-cell office:value-type="float" office:value="-11.949216881" calcext:value-type="float">
            <text:p>-11.949216881</text:p>
          </table:table-cell>
          <table:table-cell office:value-type="float" office:value="-14.997164277" calcext:value-type="float">
            <text:p>-14.997164277</text:p>
          </table:table-cell>
          <table:table-cell table:number-columns-repeated="2"/>
        </table:table-row>
        <table:table-row table:style-name="ro1">
          <table:table-cell office:value-type="float" office:value="0.52782476138" calcext:value-type="float">
            <text:p>0.52782476138</text:p>
          </table:table-cell>
          <table:table-cell office:value-type="float" office:value="2.4803172093" calcext:value-type="float">
            <text:p>2.4803172093</text:p>
          </table:table-cell>
          <table:table-cell office:value-type="float" office:value="-3.6757317956" calcext:value-type="float">
            <text:p>-3.6757317956</text:p>
          </table:table-cell>
          <table:table-cell office:value-type="float" office:value="-12.35861862" calcext:value-type="float">
            <text:p>-12.35861862</text:p>
          </table:table-cell>
          <table:table-cell office:value-type="float" office:value="-14.759734467" calcext:value-type="float">
            <text:p>-14.759734467</text:p>
          </table:table-cell>
          <table:table-cell table:number-columns-repeated="2"/>
        </table:table-row>
        <table:table-row table:style-name="ro1">
          <table:table-cell office:value-type="float" office:value="0.52943286428" calcext:value-type="float">
            <text:p>0.52943286428</text:p>
          </table:table-cell>
          <table:table-cell office:value-type="float" office:value="2.4272884899" calcext:value-type="float">
            <text:p>2.4272884899</text:p>
          </table:table-cell>
          <table:table-cell office:value-type="float" office:value="-3.7375194974" calcext:value-type="float">
            <text:p>-3.7375194974</text:p>
          </table:table-cell>
          <table:table-cell office:value-type="float" office:value="-12.76240298" calcext:value-type="float">
            <text:p>-12.76240298</text:p>
          </table:table-cell>
          <table:table-cell office:value-type="float" office:value="-14.509672162" calcext:value-type="float">
            <text:p>-14.509672162</text:p>
          </table:table-cell>
          <table:table-cell table:number-columns-repeated="2"/>
        </table:table-row>
        <table:table-row table:style-name="ro1">
          <table:table-cell office:value-type="float" office:value="0.53104096717" calcext:value-type="float">
            <text:p>0.53104096717</text:p>
          </table:table-cell>
          <table:table-cell office:value-type="float" office:value="2.3725676953" calcext:value-type="float">
            <text:p>2.3725676953</text:p>
          </table:table-cell>
          <table:table-cell office:value-type="float" office:value="-3.7982251011" calcext:value-type="float">
            <text:p>-3.7982251011</text:p>
          </table:table-cell>
          <table:table-cell office:value-type="float" office:value="-13.160159295" calcext:value-type="float">
            <text:p>-13.160159295</text:p>
          </table:table-cell>
          <table:table-cell office:value-type="float" office:value="-14.247122286" calcext:value-type="float">
            <text:p>-14.247122286</text:p>
          </table:table-cell>
          <table:table-cell table:number-columns-repeated="2"/>
        </table:table-row>
        <table:table-row table:style-name="ro1">
          <table:table-cell office:value-type="float" office:value="0.53256066313" calcext:value-type="float">
            <text:p>0.53256066313</text:p>
          </table:table-cell>
          <table:table-cell office:value-type="float" office:value="2.3193238453" calcext:value-type="float">
            <text:p>2.3193238453</text:p>
          </table:table-cell>
          <table:table-cell office:value-type="float" office:value="-3.854551584" calcext:value-type="float">
            <text:p>-3.854551584</text:p>
          </table:table-cell>
          <table:table-cell office:value-type="float" office:value="-13.530141056" calcext:value-type="float">
            <text:p>-13.530141056</text:p>
          </table:table-cell>
          <table:table-cell office:value-type="float" office:value="-13.987673162" calcext:value-type="float">
            <text:p>-13.987673162</text:p>
          </table:table-cell>
          <table:table-cell table:number-columns-repeated="2"/>
        </table:table-row>
        <table:table-row table:style-name="ro1">
          <table:table-cell office:value-type="float" office:value="0.53408035909" calcext:value-type="float">
            <text:p>0.53408035909</text:p>
          </table:table-cell>
          <table:table-cell office:value-type="float" office:value="2.2646159457" calcext:value-type="float">
            <text:p>2.2646159457</text:p>
          </table:table-cell>
          <table:table-cell office:value-type="float" office:value="-3.9098212435" calcext:value-type="float">
            <text:p>-3.9098212435</text:p>
          </table:table-cell>
          <table:table-cell office:value-type="float" office:value="-13.894035156" calcext:value-type="float">
            <text:p>-13.894035156</text:p>
          </table:table-cell>
          <table:table-cell office:value-type="float" office:value="-13.717359985" calcext:value-type="float">
            <text:p>-13.717359985</text:p>
          </table:table-cell>
          <table:table-cell table:number-columns-repeated="2"/>
        </table:table-row>
        <table:table-row table:style-name="ro1">
          <table:table-cell office:value-type="float" office:value="0.53560005504" calcext:value-type="float">
            <text:p>0.53560005504</text:p>
          </table:table-cell>
          <table:table-cell office:value-type="float" office:value="2.2084689565" calcext:value-type="float">
            <text:p>2.2084689565</text:p>
          </table:table-cell>
          <table:table-cell office:value-type="float" office:value="-3.9639910484" calcext:value-type="float">
            <text:p>-3.9639910484</text:p>
          </table:table-cell>
          <table:table-cell office:value-type="float" office:value="-14.251504748" calcext:value-type="float">
            <text:p>-14.251504748</text:p>
          </table:table-cell>
          <table:table-cell office:value-type="float" office:value="-13.436340197" calcext:value-type="float">
            <text:p>-13.436340197</text:p>
          </table:table-cell>
          <table:table-cell table:number-columns-repeated="2"/>
        </table:table-row>
        <table:table-row table:style-name="ro1">
          <table:table-cell office:value-type="float" office:value="0.537119751" calcext:value-type="float">
            <text:p>0.537119751</text:p>
          </table:table-cell>
          <table:table-cell office:value-type="float" office:value="2.1509091738" calcext:value-type="float">
            <text:p>2.1509091738</text:p>
          </table:table-cell>
          <table:table-cell office:value-type="float" office:value="-4.0170186178" calcext:value-type="float">
            <text:p>-4.0170186178</text:p>
          </table:table-cell>
          <table:table-cell office:value-type="float" office:value="-14.602216966" calcext:value-type="float">
            <text:p>-14.602216966</text:p>
          </table:table-cell>
          <table:table-cell office:value-type="float" office:value="-13.144782496" calcext:value-type="float">
            <text:p>-13.144782496</text:p>
          </table:table-cell>
          <table:table-cell table:number-columns-repeated="2"/>
        </table:table-row>
        <table:table-row table:style-name="ro1">
          <table:table-cell office:value-type="float" office:value="0.53859339715" calcext:value-type="float">
            <text:p>0.53859339715</text:p>
          </table:table-cell>
          <table:table-cell office:value-type="float" office:value="2.0937704386" calcext:value-type="float">
            <text:p>2.0937704386</text:p>
          </table:table-cell>
          <table:table-cell office:value-type="float" office:value="-4.0673090887" calcext:value-type="float">
            <text:p>-4.0673090887</text:p>
          </table:table-cell>
          <table:table-cell office:value-type="float" office:value="-14.935537979" calcext:value-type="float">
            <text:p>-14.935537979</text:p>
          </table:table-cell>
          <table:table-cell office:value-type="float" office:value="-12.852165767" calcext:value-type="float">
            <text:p>-12.852165767</text:p>
          </table:table-cell>
          <table:table-cell table:number-columns-repeated="2"/>
        </table:table-row>
        <table:table-row table:style-name="ro1">
          <table:table-cell office:value-type="float" office:value="0.54006704331" calcext:value-type="float">
            <text:p>0.54006704331</text:p>
          </table:table-cell>
          <table:table-cell office:value-type="float" office:value="2.0353555462" calcext:value-type="float">
            <text:p>2.0353555462</text:p>
          </table:table-cell>
          <table:table-cell office:value-type="float" office:value="-4.1164489468" calcext:value-type="float">
            <text:p>-4.1164489468</text:p>
          </table:table-cell>
          <table:table-cell office:value-type="float" office:value="-15.261900762" calcext:value-type="float">
            <text:p>-15.261900762</text:p>
          </table:table-cell>
          <table:table-cell office:value-type="float" office:value="-12.549983135" calcext:value-type="float">
            <text:p>-12.549983135</text:p>
          </table:table-cell>
          <table:table-cell table:number-columns-repeated="2"/>
        </table:table-row>
        <table:table-row table:style-name="ro1">
          <table:table-cell office:value-type="float" office:value="0.54154068946" calcext:value-type="float">
            <text:p>0.54154068946</text:p>
          </table:table-cell>
          <table:table-cell office:value-type="float" office:value="1.975691979" calcext:value-type="float">
            <text:p>1.975691979</text:p>
          </table:table-cell>
          <table:table-cell office:value-type="float" office:value="-4.1644015378" calcext:value-type="float">
            <text:p>-4.1644015378</text:p>
          </table:table-cell>
          <table:table-cell office:value-type="float" office:value="-15.581014664" calcext:value-type="float">
            <text:p>-15.581014664</text:p>
          </table:table-cell>
          <table:table-cell office:value-type="float" office:value="-12.238418235" calcext:value-type="float">
            <text:p>-12.238418235</text:p>
          </table:table-cell>
          <table:table-cell table:number-columns-repeated="2"/>
        </table:table-row>
        <table:table-row table:style-name="ro1">
          <table:table-cell office:value-type="float" office:value="0.54301433562" calcext:value-type="float">
            <text:p>0.54301433562</text:p>
          </table:table-cell>
          <table:table-cell office:value-type="float" office:value="1.9148083345" calcext:value-type="float">
            <text:p>1.9148083345</text:p>
          </table:table-cell>
          <table:table-cell office:value-type="float" office:value="-4.2111309364" calcext:value-type="float">
            <text:p>-4.2111309364</text:p>
          </table:table-cell>
          <table:table-cell office:value-type="float" office:value="-15.892593954" calcext:value-type="float">
            <text:p>-15.892593954</text:p>
          </table:table-cell>
          <table:table-cell office:value-type="float" office:value="-11.917664274" calcext:value-type="float">
            <text:p>-11.917664274</text:p>
          </table:table-cell>
          <table:table-cell table:number-columns-repeated="2"/>
        </table:table-row>
        <table:table-row table:style-name="ro1">
          <table:table-cell office:value-type="float" office:value="0.54446125986" calcext:value-type="float">
            <text:p>0.54446125986</text:p>
          </table:table-cell>
          <table:table-cell office:value-type="float" office:value="1.853870325" calcext:value-type="float">
            <text:p>1.853870325</text:p>
          </table:table-cell>
          <table:table-cell office:value-type="float" office:value="-4.2557888506" calcext:value-type="float">
            <text:p>-4.2557888506</text:p>
          </table:table-cell>
          <table:table-cell office:value-type="float" office:value="-16.190921114" calcext:value-type="float">
            <text:p>-16.190921114</text:p>
          </table:table-cell>
          <table:table-cell office:value-type="float" office:value="-11.593981925" calcext:value-type="float">
            <text:p>-11.593981925</text:p>
          </table:table-cell>
          <table:table-cell table:number-columns-repeated="2"/>
        </table:table-row>
        <table:table-row table:style-name="ro1">
          <table:table-cell office:value-type="float" office:value="0.54590818411" calcext:value-type="float">
            <text:p>0.54590818411</text:p>
          </table:table-cell>
          <table:table-cell office:value-type="float" office:value="1.791813825" calcext:value-type="float">
            <text:p>1.791813825</text:p>
          </table:table-cell>
          <table:table-cell office:value-type="float" office:value="-4.2992010984" calcext:value-type="float">
            <text:p>-4.2992010984</text:p>
          </table:table-cell>
          <table:table-cell office:value-type="float" office:value="-16.481453729" calcext:value-type="float">
            <text:p>-16.481453729</text:p>
          </table:table-cell>
          <table:table-cell office:value-type="float" office:value="-11.261836664" calcext:value-type="float">
            <text:p>-11.261836664</text:p>
          </table:table-cell>
          <table:table-cell table:number-columns-repeated="2"/>
        </table:table-row>
        <table:table-row table:style-name="ro1">
          <table:table-cell office:value-type="float" office:value="0.54735510835" calcext:value-type="float">
            <text:p>0.54735510835</text:p>
          </table:table-cell>
          <table:table-cell office:value-type="float" office:value="1.7286689275" calcext:value-type="float">
            <text:p>1.7286689275</text:p>
          </table:table-cell>
          <table:table-cell office:value-type="float" office:value="-4.3413359286" calcext:value-type="float">
            <text:p>-4.3413359286</text:p>
          </table:table-cell>
          <table:table-cell office:value-type="float" office:value="-16.763937055" calcext:value-type="float">
            <text:p>-16.763937055</text:p>
          </table:table-cell>
          <table:table-cell office:value-type="float" office:value="-10.921437553" calcext:value-type="float">
            <text:p>-10.921437553</text:p>
          </table:table-cell>
          <table:table-cell table:number-columns-repeated="2"/>
        </table:table-row>
        <table:table-row table:style-name="ro1">
          <table:table-cell office:value-type="float" office:value="0.54880203259" calcext:value-type="float">
            <text:p>0.54880203259</text:p>
          </table:table-cell>
          <table:table-cell office:value-type="float" office:value="1.6644666821" calcext:value-type="float">
            <text:p>1.6644666821</text:p>
          </table:table-cell>
          <table:table-cell office:value-type="float" office:value="-4.3821623998" calcext:value-type="float">
            <text:p>-4.3821623998</text:p>
          </table:table-cell>
          <table:table-cell office:value-type="float" office:value="-17.038122148" calcext:value-type="float">
            <text:p>-17.038122148</text:p>
          </table:table-cell>
          <table:table-cell office:value-type="float" office:value="-10.573002007" calcext:value-type="float">
            <text:p>-10.573002007</text:p>
          </table:table-cell>
          <table:table-cell table:number-columns-repeated="2"/>
        </table:table-row>
        <table:table-row table:style-name="ro1">
          <table:table-cell office:value-type="float" office:value="0.55023534832" calcext:value-type="float">
            <text:p>0.55023534832</text:p>
          </table:table-cell>
          <table:table-cell office:value-type="float" office:value="1.5998572244" calcext:value-type="float">
            <text:p>1.5998572244</text:p>
          </table:table-cell>
          <table:table-cell office:value-type="float" office:value="-4.4212853458" calcext:value-type="float">
            <text:p>-4.4212853458</text:p>
          </table:table-cell>
          <table:table-cell office:value-type="float" office:value="-17.301308249" calcext:value-type="float">
            <text:p>-17.301308249</text:p>
          </table:table-cell>
          <table:table-cell office:value-type="float" office:value="-10.220141857" calcext:value-type="float">
            <text:p>-10.220141857</text:p>
          </table:table-cell>
          <table:table-cell table:number-columns-repeated="2"/>
        </table:table-row>
        <table:table-row table:style-name="ro1">
          <table:table-cell office:value-type="float" office:value="0.55166866404" calcext:value-type="float">
            <text:p>0.55166866404</text:p>
          </table:table-cell>
          <table:table-cell office:value-type="float" office:value="1.5342735718" calcext:value-type="float">
            <text:p>1.5342735718</text:p>
          </table:table-cell>
          <table:table-cell office:value-type="float" office:value="-4.4590664709" calcext:value-type="float">
            <text:p>-4.4590664709</text:p>
          </table:table-cell>
          <table:table-cell office:value-type="float" office:value="-17.555883257" calcext:value-type="float">
            <text:p>-17.555883257</text:p>
          </table:table-cell>
          <table:table-cell office:value-type="float" office:value="-9.8598441741" calcext:value-type="float">
            <text:p>-9.8598441741</text:p>
          </table:table-cell>
          <table:table-cell table:number-columns-repeated="2"/>
        </table:table-row>
        <table:table-row table:style-name="ro1">
          <table:table-cell office:value-type="float" office:value="0.55310197976" calcext:value-type="float">
            <text:p>0.55310197976</text:p>
          </table:table-cell>
          <table:table-cell office:value-type="float" office:value="1.4677485481" calcext:value-type="float">
            <text:p>1.4677485481</text:p>
          </table:table-cell>
          <table:table-cell office:value-type="float" office:value="-4.4954782291" calcext:value-type="float">
            <text:p>-4.4954782291</text:p>
          </table:table-cell>
          <table:table-cell office:value-type="float" office:value="-17.80162373" calcext:value-type="float">
            <text:p>-17.80162373</text:p>
          </table:table-cell>
          <table:table-cell office:value-type="float" office:value="-9.4923435492" calcext:value-type="float">
            <text:p>-9.4923435492</text:p>
          </table:table-cell>
          <table:table-cell table:number-columns-repeated="2"/>
        </table:table-row>
        <table:table-row table:style-name="ro1">
          <table:table-cell office:value-type="float" office:value="0.55453529548" calcext:value-type="float">
            <text:p>0.55453529548</text:p>
          </table:table-cell>
          <table:table-cell office:value-type="float" office:value="1.4003158052" calcext:value-type="float">
            <text:p>1.4003158052</text:p>
          </table:table-cell>
          <table:table-cell office:value-type="float" office:value="-4.5304939708" calcext:value-type="float">
            <text:p>-4.5304939708</text:p>
          </table:table-cell>
          <table:table-cell office:value-type="float" office:value="-18.03831292" calcext:value-type="float">
            <text:p>-18.03831292</text:p>
          </table:table-cell>
          <table:table-cell office:value-type="float" office:value="-9.1178819199" calcext:value-type="float">
            <text:p>-9.1178819199</text:p>
          </table:table-cell>
          <table:table-cell table:number-columns-repeated="2"/>
        </table:table-row>
        <table:table-row table:style-name="ro1">
          <table:table-cell office:value-type="float" office:value="0.55596625176" calcext:value-type="float">
            <text:p>0.55596625176</text:p>
          </table:table-cell>
          <table:table-cell office:value-type="float" office:value="1.3321229387" calcext:value-type="float">
            <text:p>1.3321229387</text:p>
          </table:table-cell>
          <table:table-cell office:value-type="float" office:value="-4.56403385" calcext:value-type="float">
            <text:p>-4.56403385</text:p>
          </table:table-cell>
          <table:table-cell office:value-type="float" office:value="-18.265374366" calcext:value-type="float">
            <text:p>-18.265374366</text:p>
          </table:table-cell>
          <table:table-cell office:value-type="float" office:value="-8.7373412256" calcext:value-type="float">
            <text:p>-8.7373412256</text:p>
          </table:table-cell>
          <table:table-cell table:number-columns-repeated="2"/>
        </table:table-row>
        <table:table-row table:style-name="ro1">
          <table:table-cell office:value-type="float" office:value="0.55739720805" calcext:value-type="float">
            <text:p>0.55739720805</text:p>
          </table:table-cell>
          <table:table-cell office:value-type="float" office:value="1.2630947398" calcext:value-type="float">
            <text:p>1.2630947398</text:p>
          </table:table-cell>
          <table:table-cell office:value-type="float" office:value="-4.5961320059" calcext:value-type="float">
            <text:p>-4.5961320059</text:p>
          </table:table-cell>
          <table:table-cell office:value-type="float" office:value="-18.483003593" calcext:value-type="float">
            <text:p>-18.483003593</text:p>
          </table:table-cell>
          <table:table-cell office:value-type="float" office:value="-8.3503654755" calcext:value-type="float">
            <text:p>-8.3503654755</text:p>
          </table:table-cell>
          <table:table-cell table:number-columns-repeated="2"/>
        </table:table-row>
        <table:table-row table:style-name="ro1">
          <table:table-cell office:value-type="float" office:value="0.55882816434" calcext:value-type="float">
            <text:p>0.55882816434</text:p>
          </table:table-cell>
          <table:table-cell office:value-type="float" office:value="1.1932670081" calcext:value-type="float">
            <text:p>1.1932670081</text:p>
          </table:table-cell>
          <table:table-cell office:value-type="float" office:value="-4.6267647544" calcext:value-type="float">
            <text:p>-4.6267647544</text:p>
          </table:table-cell>
          <table:table-cell office:value-type="float" office:value="-18.691006438" calcext:value-type="float">
            <text:p>-18.691006438</text:p>
          </table:table-cell>
          <table:table-cell office:value-type="float" office:value="-7.9572160966" calcext:value-type="float">
            <text:p>-7.9572160966</text:p>
          </table:table-cell>
          <table:table-cell table:number-columns-repeated="2"/>
        </table:table-row>
        <table:table-row table:style-name="ro1">
          <table:table-cell office:value-type="float" office:value="0.56025912063" calcext:value-type="float">
            <text:p>0.56025912063</text:p>
          </table:table-cell>
          <table:table-cell office:value-type="float" office:value="1.122676258" calcext:value-type="float">
            <text:p>1.122676258</text:p>
          </table:table-cell>
          <table:table-cell office:value-type="float" office:value="-4.6559094051" calcext:value-type="float">
            <text:p>-4.6559094051</text:p>
          </table:table-cell>
          <table:table-cell office:value-type="float" office:value="-18.889196396" calcext:value-type="float">
            <text:p>-18.889196396</text:p>
          </table:table-cell>
          <table:table-cell office:value-type="float" office:value="-7.5581609578" calcext:value-type="float">
            <text:p>-7.5581609578</text:p>
          </table:table-cell>
          <table:table-cell table:number-columns-repeated="2"/>
        </table:table-row>
        <table:table-row table:style-name="ro1">
          <table:table-cell office:value-type="float" office:value="0.56169953479" calcext:value-type="float">
            <text:p>0.56169953479</text:p>
          </table:table-cell>
          <table:table-cell office:value-type="float" office:value="1.0508859965" calcext:value-type="float">
            <text:p>1.0508859965</text:p>
          </table:table-cell>
          <table:table-cell office:value-type="float" office:value="-4.6837218676" calcext:value-type="float">
            <text:p>-4.6837218676</text:p>
          </table:table-cell>
          <table:table-cell office:value-type="float" office:value="-19.078605107" calcext:value-type="float">
            <text:p>-19.078605107</text:p>
          </table:table-cell>
          <table:table-cell office:value-type="float" office:value="-7.150781267" calcext:value-type="float">
            <text:p>-7.150781267</text:p>
          </table:table-cell>
          <table:table-cell table:number-columns-repeated="2"/>
        </table:table-row>
        <table:table-row table:style-name="ro1">
          <table:table-cell office:value-type="float" office:value="0.56313994894" calcext:value-type="float">
            <text:p>0.56313994894</text:p>
          </table:table-cell>
          <table:table-cell office:value-type="float" office:value="0.97839891011" calcext:value-type="float">
            <text:p>0.97839891011</text:p>
          </table:table-cell>
          <table:table-cell office:value-type="float" office:value="-4.7099834954" calcext:value-type="float">
            <text:p>-4.7099834954</text:p>
          </table:table-cell>
          <table:table-cell office:value-type="float" office:value="-19.257715903" calcext:value-type="float">
            <text:p>-19.257715903</text:p>
          </table:table-cell>
          <table:table-cell office:value-type="float" office:value="-6.737980878" calcext:value-type="float">
            <text:p>-6.737980878</text:p>
          </table:table-cell>
          <table:table-cell table:number-columns-repeated="2"/>
        </table:table-row>
        <table:table-row table:style-name="ro1">
          <table:table-cell office:value-type="float" office:value="0.5645803631" calcext:value-type="float">
            <text:p>0.5645803631</text:p>
          </table:table-cell>
          <table:table-cell office:value-type="float" office:value="0.90525425415" calcext:value-type="float">
            <text:p>0.90525425415</text:p>
          </table:table-cell>
          <table:table-cell office:value-type="float" office:value="-4.7346743404" calcext:value-type="float">
            <text:p>-4.7346743404</text:p>
          </table:table-cell>
          <table:table-cell office:value-type="float" office:value="-19.426363465" calcext:value-type="float">
            <text:p>-19.426363465</text:p>
          </table:table-cell>
          <table:table-cell office:value-type="float" office:value="-6.3200512752" calcext:value-type="float">
            <text:p>-6.3200512752</text:p>
          </table:table-cell>
          <table:table-cell table:number-columns-repeated="2"/>
        </table:table-row>
        <table:table-row table:style-name="ro1">
          <table:table-cell office:value-type="float" office:value="0.56602077726" calcext:value-type="float">
            <text:p>0.56602077726</text:p>
          </table:table-cell>
          <table:table-cell office:value-type="float" office:value="0.83149189264" calcext:value-type="float">
            <text:p>0.83149189264</text:p>
          </table:table-cell>
          <table:table-cell office:value-type="float" office:value="-4.7577755673" calcext:value-type="float">
            <text:p>-4.7577755673</text:p>
          </table:table-cell>
          <table:table-cell office:value-type="float" office:value="-19.584391242" calcext:value-type="float">
            <text:p>-19.584391242</text:p>
          </table:table-cell>
          <table:table-cell office:value-type="float" office:value="-5.8972895147" calcext:value-type="float">
            <text:p>-5.8972895147</text:p>
          </table:table-cell>
          <table:table-cell table:number-columns-repeated="2"/>
        </table:table-row>
        <table:table-row table:style-name="ro1">
          <table:table-cell office:value-type="float" office:value="0.56748614773" calcext:value-type="float">
            <text:p>0.56748614773</text:p>
          </table:table-cell>
          <table:table-cell office:value-type="float" office:value="0.75585942857" calcext:value-type="float">
            <text:p>0.75585942857</text:p>
          </table:table-cell>
          <table:table-cell office:value-type="float" office:value="-4.7796276066" calcext:value-type="float">
            <text:p>-4.7796276066</text:p>
          </table:table-cell>
          <table:table-cell office:value-type="float" office:value="-19.734107322" calcext:value-type="float">
            <text:p>-19.734107322</text:p>
          </table:table-cell>
          <table:table-cell office:value-type="float" office:value="-5.462556688" calcext:value-type="float">
            <text:p>-5.462556688</text:p>
          </table:table-cell>
          <table:table-cell table:number-columns-repeated="2"/>
        </table:table-row>
        <table:table-row table:style-name="ro1">
          <table:table-cell office:value-type="float" office:value="0.56895151821" calcext:value-type="float">
            <text:p>0.56895151821</text:p>
          </table:table-cell>
          <table:table-cell office:value-type="float" office:value="0.67967268002" calcext:value-type="float">
            <text:p>0.67967268002</text:p>
          </table:table-cell>
          <table:table-cell office:value-type="float" office:value="-4.7997987343" calcext:value-type="float">
            <text:p>-4.7997987343</text:p>
          </table:table-cell>
          <table:table-cell office:value-type="float" office:value="-19.872534066" calcext:value-type="float">
            <text:p>-19.872534066</text:p>
          </table:table-cell>
          <table:table-cell office:value-type="float" office:value="-5.0234594177" calcext:value-type="float">
            <text:p>-5.0234594177</text:p>
          </table:table-cell>
          <table:table-cell table:number-columns-repeated="2"/>
        </table:table-row>
        <table:table-row table:style-name="ro1">
          <table:table-cell office:value-type="float" office:value="0.57041688869" calcext:value-type="float">
            <text:p>0.57041688869</text:p>
          </table:table-cell>
          <table:table-cell office:value-type="float" office:value="0.60297533962" calcext:value-type="float">
            <text:p>0.60297533962</text:p>
          </table:table-cell>
          <table:table-cell office:value-type="float" office:value="-4.8182727919" calcext:value-type="float">
            <text:p>-4.8182727919</text:p>
          </table:table-cell>
          <table:table-cell office:value-type="float" office:value="-19.999535859" calcext:value-type="float">
            <text:p>-19.999535859</text:p>
          </table:table-cell>
          <table:table-cell office:value-type="float" office:value="-4.5803263607" calcext:value-type="float">
            <text:p>-4.5803263607</text:p>
          </table:table-cell>
          <table:table-cell table:number-columns-repeated="2"/>
        </table:table-row>
        <table:table-row table:style-name="ro1">
          <table:table-cell office:value-type="float" office:value="0.57188225917" calcext:value-type="float">
            <text:p>0.57188225917</text:p>
          </table:table-cell>
          <table:table-cell office:value-type="float" office:value="0.5258116021" calcext:value-type="float">
            <text:p>0.5258116021</text:p>
          </table:table-cell>
          <table:table-cell office:value-type="float" office:value="-4.8350348939" calcext:value-type="float">
            <text:p>-4.8350348939</text:p>
          </table:table-cell>
          <table:table-cell office:value-type="float" office:value="-20.114987301" calcext:value-type="float">
            <text:p>-20.114987301</text:p>
          </table:table-cell>
          <table:table-cell office:value-type="float" office:value="-4.133490859" calcext:value-type="float">
            <text:p>-4.133490859</text:p>
          </table:table-cell>
          <table:table-cell table:number-columns-repeated="2"/>
        </table:table-row>
        <table:table-row table:style-name="ro1">
          <table:table-cell office:value-type="float" office:value="0.57340071151" calcext:value-type="float">
            <text:p>0.57340071151</text:p>
          </table:table-cell>
          <table:table-cell office:value-type="float" office:value="0.44540831392" calcext:value-type="float">
            <text:p>0.44540831392</text:p>
          </table:table-cell>
          <table:table-cell office:value-type="float" office:value="-4.8505835857" calcext:value-type="float">
            <text:p>-4.8505835857</text:p>
          </table:table-cell>
          <table:table-cell office:value-type="float" office:value="-20.222312633" calcext:value-type="float">
            <text:p>-20.222312633</text:p>
          </table:table-cell>
          <table:table-cell office:value-type="float" office:value="-3.6669236694" calcext:value-type="float">
            <text:p>-3.6669236694</text:p>
          </table:table-cell>
          <table:table-cell table:number-columns-repeated="2"/>
        </table:table-row>
        <table:table-row table:style-name="ro1">
          <table:table-cell office:value-type="float" office:value="0.57491916385" calcext:value-type="float">
            <text:p>0.57491916385</text:p>
          </table:table-cell>
          <table:table-cell office:value-type="float" office:value="0.3646023529" calcext:value-type="float">
            <text:p>0.3646023529</text:p>
          </table:table-cell>
          <table:table-cell office:value-type="float" office:value="-4.864265811" calcext:value-type="float">
            <text:p>-4.864265811</text:p>
          </table:table-cell>
          <table:table-cell office:value-type="float" office:value="-20.316996197" calcext:value-type="float">
            <text:p>-20.316996197</text:p>
          </table:table-cell>
          <table:table-cell office:value-type="float" office:value="-3.1971238502" calcext:value-type="float">
            <text:p>-3.1971238502</text:p>
          </table:table-cell>
          <table:table-cell table:number-columns-repeated="2"/>
        </table:table-row>
        <table:table-row table:style-name="ro1">
          <table:table-cell office:value-type="float" office:value="0.57643761619" calcext:value-type="float">
            <text:p>0.57643761619</text:p>
          </table:table-cell>
          <table:table-cell office:value-type="float" office:value="0.28344432239" calcext:value-type="float">
            <text:p>0.28344432239</text:p>
          </table:table-cell>
          <table:table-cell office:value-type="float" office:value="-4.8760694489" calcext:value-type="float">
            <text:p>-4.8760694489</text:p>
          </table:table-cell>
          <table:table-cell office:value-type="float" office:value="-20.398934337" calcext:value-type="float">
            <text:p>-20.398934337</text:p>
          </table:table-cell>
          <table:table-cell office:value-type="float" office:value="-2.7244758056" calcext:value-type="float">
            <text:p>-2.7244758056</text:p>
          </table:table-cell>
          <table:table-cell table:number-columns-repeated="2"/>
        </table:table-row>
        <table:table-row table:style-name="ro1">
          <table:table-cell office:value-type="float" office:value="0.57795606853" calcext:value-type="float">
            <text:p>0.57795606853</text:p>
          </table:table-cell>
          <table:table-cell office:value-type="float" office:value="0.20198521404" calcext:value-type="float">
            <text:p>0.20198521404</text:p>
          </table:table-cell>
          <table:table-cell office:value-type="float" office:value="-4.8859839184" calcext:value-type="float">
            <text:p>-4.8859839184</text:p>
          </table:table-cell>
          <table:table-cell office:value-type="float" office:value="-20.468035907" calcext:value-type="float">
            <text:p>-20.468035907</text:p>
          </table:table-cell>
          <table:table-cell office:value-type="float" office:value="-2.2493676708" calcext:value-type="float">
            <text:p>-2.2493676708</text:p>
          </table:table-cell>
          <table:table-cell table:number-columns-repeated="2"/>
        </table:table-row>
        <table:table-row table:style-name="ro1">
          <table:table-cell office:value-type="float" office:value="0.5796043952" calcext:value-type="float">
            <text:p>0.5796043952</text:p>
          </table:table-cell>
          <table:table-cell office:value-type="float" office:value="0.11327781364" calcext:value-type="float">
            <text:p>0.11327781364</text:p>
          </table:table-cell>
          <table:table-cell office:value-type="float" office:value="-4.8945974564" calcext:value-type="float">
            <text:p>-4.8945974564</text:p>
          </table:table-cell>
          <table:table-cell office:value-type="float" office:value="-20.528426314" calcext:value-type="float">
            <text:p>-20.528426314</text:p>
          </table:table-cell>
          <table:table-cell office:value-type="float" office:value="-1.7312942945" calcext:value-type="float">
            <text:p>-1.7312942945</text:p>
          </table:table-cell>
          <table:table-cell table:number-columns-repeated="2"/>
        </table:table-row>
        <table:table-row table:style-name="ro1">
          <table:table-cell office:value-type="float" office:value="0.58125272187" calcext:value-type="float">
            <text:p>0.58125272187</text:p>
          </table:table-cell>
          <table:table-cell office:value-type="float" office:value="0.024342170042" calcext:value-type="float">
            <text:p>0.024342170042</text:p>
          </table:table-cell>
          <table:table-cell office:value-type="float" office:value="-4.9009647725" calcext:value-type="float">
            <text:p>-4.9009647725</text:p>
          </table:table-cell>
          <table:table-cell office:value-type="float" office:value="-20.573514797" calcext:value-type="float">
            <text:p>-20.573514797</text:p>
          </table:table-cell>
          <table:table-cell office:value-type="float" office:value="-1.2112878299" calcext:value-type="float">
            <text:p>-1.2112878299</text:p>
          </table:table-cell>
          <table:table-cell table:number-columns-repeated="2"/>
        </table:table-row>
        <table:table-row table:style-name="ro1">
          <table:table-cell office:value-type="float" office:value="0.58290104854" calcext:value-type="float">
            <text:p>0.58290104854</text:p>
          </table:table-cell>
          <table:table-cell office:value-type="float" office:value="-0.064755355583" calcext:value-type="float">
            <text:p>-0.064755355583</text:p>
          </table:table-cell>
          <table:table-cell office:value-type="float" office:value="-4.9050785996" calcext:value-type="float">
            <text:p>-4.9050785996</text:p>
          </table:table-cell>
          <table:table-cell office:value-type="float" office:value="-20.603235959" calcext:value-type="float">
            <text:p>-20.603235959</text:p>
          </table:table-cell>
          <table:table-cell office:value-type="float" office:value="-0.68985597035" calcext:value-type="float">
            <text:p>-0.68985597035</text:p>
          </table:table-cell>
          <table:table-cell table:number-columns-repeated="2"/>
        </table:table-row>
        <table:table-row table:style-name="ro1">
          <table:table-cell office:value-type="float" office:value="0.58454937521" calcext:value-type="float">
            <text:p>0.58454937521</text:p>
          </table:table-cell>
          <table:table-cell office:value-type="float" office:value="-0.15394815817" calcext:value-type="float">
            <text:p>-0.15394815817</text:p>
          </table:table-cell>
          <table:table-cell office:value-type="float" office:value="-4.9069338731" calcext:value-type="float">
            <text:p>-4.9069338731</text:p>
          </table:table-cell>
          <table:table-cell office:value-type="float" office:value="-20.617542465" calcext:value-type="float">
            <text:p>-20.617542465</text:p>
          </table:table-cell>
          <table:table-cell office:value-type="float" office:value="-0.16750895858" calcext:value-type="float">
            <text:p>-0.16750895858</text:p>
          </table:table-cell>
          <table:table-cell table:number-columns-repeated="2"/>
        </table:table-row>
        <table:table-row table:style-name="ro1">
          <table:table-cell office:value-type="float" office:value="0.58619368528" calcext:value-type="float">
            <text:p>0.58619368528</text:p>
          </table:table-cell>
          <table:table-cell office:value-type="float" office:value="-0.24295206916" calcext:value-type="float">
            <text:p>-0.24295206916</text:p>
          </table:table-cell>
          <table:table-cell office:value-type="float" office:value="-4.906531479" calcext:value-type="float">
            <text:p>-4.906531479</text:p>
          </table:table-cell>
          <table:table-cell office:value-type="float" office:value="-20.616426701" calcext:value-type="float">
            <text:p>-20.616426701</text:p>
          </table:table-cell>
          <table:table-cell office:value-type="float" office:value="0.35396717038" calcext:value-type="float">
            <text:p>0.35396717038</text:p>
          </table:table-cell>
          <table:table-cell table:number-columns-repeated="2"/>
        </table:table-row>
        <table:table-row table:style-name="ro1">
          <table:table-cell office:value-type="float" office:value="0.58783799536" calcext:value-type="float">
            <text:p>0.58783799536</text:p>
          </table:table-cell>
          <table:table-cell office:value-type="float" office:value="-0.33191796677" calcext:value-type="float">
            <text:p>-0.33191796677</text:p>
          </table:table-cell>
          <table:table-cell office:value-type="float" office:value="-4.9038780533" calcext:value-type="float">
            <text:p>-4.9038780533</text:p>
          </table:table-cell>
          <table:table-cell office:value-type="float" office:value="-20.599931429" calcext:value-type="float">
            <text:p>-20.599931429</text:p>
          </table:table-cell>
          <table:table-cell office:value-type="float" office:value="0.87533481908" calcext:value-type="float">
            <text:p>0.87533481908</text:p>
          </table:table-cell>
          <table:table-cell table:number-columns-repeated="2"/>
        </table:table-row>
        <table:table-row table:style-name="ro1">
          <table:table-cell office:value-type="float" office:value="0.58948230544" calcext:value-type="float">
            <text:p>0.58948230544</text:p>
          </table:table-cell>
          <table:table-cell office:value-type="float" office:value="-0.42077947348" calcext:value-type="float">
            <text:p>-0.42077947348</text:p>
          </table:table-cell>
          <table:table-cell office:value-type="float" office:value="-4.8989751649" calcext:value-type="float">
            <text:p>-4.8989751649</text:p>
          </table:table-cell>
          <table:table-cell office:value-type="float" office:value="-20.56806392" calcext:value-type="float">
            <text:p>-20.56806392</text:p>
          </table:table-cell>
          <table:table-cell office:value-type="float" office:value="1.3960840856" calcext:value-type="float">
            <text:p>1.3960840856</text:p>
          </table:table-cell>
          <table:table-cell table:number-columns-repeated="2"/>
        </table:table-row>
        <table:table-row table:style-name="ro1">
          <table:table-cell office:value-type="float" office:value="0.59112661551" calcext:value-type="float">
            <text:p>0.59112661551</text:p>
          </table:table-cell>
          <table:table-cell office:value-type="float" office:value="-0.50947028228" calcext:value-type="float">
            <text:p>-0.50947028228</text:p>
          </table:table-cell>
          <table:table-cell office:value-type="float" office:value="-4.8918265831" calcext:value-type="float">
            <text:p>-4.8918265831</text:p>
          </table:table-cell>
          <table:table-cell office:value-type="float" office:value="-20.520849582" calcext:value-type="float">
            <text:p>-20.520849582</text:p>
          </table:table-cell>
          <table:table-cell office:value-type="float" office:value="1.9157053549" calcext:value-type="float">
            <text:p>1.9157053549</text:p>
          </table:table-cell>
          <table:table-cell table:number-columns-repeated="2"/>
        </table:table-row>
        <table:table-row table:style-name="ro1">
          <table:table-cell office:value-type="float" office:value="0.59264121055" calcext:value-type="float">
            <text:p>0.59264121055</text:p>
          </table:table-cell>
          <table:table-cell office:value-type="float" office:value="-0.59095648494" calcext:value-type="float">
            <text:p>-0.59095648494</text:p>
          </table:table-cell>
          <table:table-cell office:value-type="float" office:value="-4.8832600908" calcext:value-type="float">
            <text:p>-4.8832600908</text:p>
          </table:table-cell>
          <table:table-cell office:value-type="float" office:value="-20.463818472" calcext:value-type="float">
            <text:p>-20.463818472</text:p>
          </table:table-cell>
          <table:table-cell office:value-type="float" office:value="2.3928988615" calcext:value-type="float">
            <text:p>2.3928988615</text:p>
          </table:table-cell>
          <table:table-cell table:number-columns-repeated="2"/>
        </table:table-row>
        <table:table-row table:style-name="ro1">
          <table:table-cell office:value-type="float" office:value="0.59415580558" calcext:value-type="float">
            <text:p>0.59415580558</text:p>
          </table:table-cell>
          <table:table-cell office:value-type="float" office:value="-0.67219018048" calcext:value-type="float">
            <text:p>-0.67219018048</text:p>
          </table:table-cell>
          <table:table-cell office:value-type="float" office:value="-4.8727995928" calcext:value-type="float">
            <text:p>-4.8727995928</text:p>
          </table:table-cell>
          <table:table-cell office:value-type="float" office:value="-20.393850714" calcext:value-type="float">
            <text:p>-20.393850714</text:p>
          </table:table-cell>
          <table:table-cell office:value-type="float" office:value="2.8683074459" calcext:value-type="float">
            <text:p>2.8683074459</text:p>
          </table:table-cell>
          <table:table-cell table:number-columns-repeated="2"/>
        </table:table-row>
        <table:table-row table:style-name="ro1">
          <table:table-cell office:value-type="float" office:value="0.59567040062" calcext:value-type="float">
            <text:p>0.59567040062</text:p>
          </table:table-cell>
          <table:table-cell office:value-type="float" office:value="-0.75312004802" calcext:value-type="float">
            <text:p>-0.75312004802</text:p>
          </table:table-cell>
          <table:table-cell office:value-type="float" office:value="-4.8604529712" calcext:value-type="float">
            <text:p>-4.8604529712</text:p>
          </table:table-cell>
          <table:table-cell office:value-type="float" office:value="-20.311006875" calcext:value-type="float">
            <text:p>-20.311006875</text:p>
          </table:table-cell>
          <table:table-cell office:value-type="float" office:value="3.3415365598" calcext:value-type="float">
            <text:p>3.3415365598</text:p>
          </table:table-cell>
          <table:table-cell table:number-columns-repeated="2"/>
        </table:table-row>
        <table:table-row table:style-name="ro1">
          <table:table-cell office:value-type="float" office:value="0.59718499565" calcext:value-type="float">
            <text:p>0.59718499565</text:p>
          </table:table-cell>
          <table:table-cell office:value-type="float" office:value="-0.83369503311" calcext:value-type="float">
            <text:p>-0.83369503311</text:p>
          </table:table-cell>
          <table:table-cell office:value-type="float" office:value="-4.8462296724" calcext:value-type="float">
            <text:p>-4.8462296724</text:p>
          </table:table-cell>
          <table:table-cell office:value-type="float" office:value="-20.215360426" calcext:value-type="float">
            <text:p>-20.215360426</text:p>
          </table:table-cell>
          <table:table-cell office:value-type="float" office:value="3.8121938135" calcext:value-type="float">
            <text:p>3.8121938135</text:p>
          </table:table-cell>
          <table:table-cell table:number-columns-repeated="2"/>
        </table:table-row>
        <table:table-row table:style-name="ro1">
          <table:table-cell office:value-type="float" office:value="0.5986463647" calcext:value-type="float">
            <text:p>0.5986463647</text:p>
          </table:table-cell>
          <table:table-cell office:value-type="float" office:value="-0.91105451591" calcext:value-type="float">
            <text:p>-0.91105451591</text:p>
          </table:table-cell>
          <table:table-cell office:value-type="float" office:value="-4.8307375937" calcext:value-type="float">
            <text:p>-4.8307375937</text:p>
          </table:table-cell>
          <table:table-cell office:value-type="float" office:value="-20.111020274" calcext:value-type="float">
            <text:p>-20.111020274</text:p>
          </table:table-cell>
          <table:table-cell office:value-type="float" office:value="4.263508133" calcext:value-type="float">
            <text:p>4.263508133</text:p>
          </table:table-cell>
          <table:table-cell table:number-columns-repeated="2"/>
        </table:table-row>
        <table:table-row table:style-name="ro1">
          <table:table-cell office:value-type="float" office:value="0.60010773375" calcext:value-type="float">
            <text:p>0.60010773375</text:p>
          </table:table-cell>
          <table:table-cell office:value-type="float" office:value="-0.98799112945" calcext:value-type="float">
            <text:p>-0.98799112945</text:p>
          </table:table-cell>
          <table:table-cell office:value-type="float" office:value="-4.813519901" calcext:value-type="float">
            <text:p>-4.813519901</text:p>
          </table:table-cell>
          <table:table-cell office:value-type="float" office:value="-19.994930522" calcext:value-type="float">
            <text:p>-19.994930522</text:p>
          </table:table-cell>
          <table:table-cell office:value-type="float" office:value="4.7117178558" calcext:value-type="float">
            <text:p>4.7117178558</text:p>
          </table:table-cell>
          <table:table-cell table:number-columns-repeated="2"/>
        </table:table-row>
        <table:table-row table:style-name="ro1">
          <table:table-cell office:value-type="float" office:value="0.60156910279" calcext:value-type="float">
            <text:p>0.60156910279</text:p>
          </table:table-cell>
          <table:table-cell office:value-type="float" office:value="-1.0644599858" calcext:value-type="float">
            <text:p>-1.0644599858</text:p>
          </table:table-cell>
          <table:table-cell office:value-type="float" office:value="-4.7945891662" calcext:value-type="float">
            <text:p>-4.7945891662</text:p>
          </table:table-cell>
          <table:table-cell office:value-type="float" office:value="-19.867190817" calcext:value-type="float">
            <text:p>-19.867190817</text:p>
          </table:table-cell>
          <table:table-cell office:value-type="float" office:value="5.15647864" calcext:value-type="float">
            <text:p>5.15647864</text:p>
          </table:table-cell>
          <table:table-cell table:number-columns-repeated="2"/>
        </table:table-row>
        <table:table-row table:style-name="ro1">
          <table:table-cell office:value-type="float" office:value="0.60303047184" calcext:value-type="float">
            <text:p>0.60303047184</text:p>
          </table:table-cell>
          <table:table-cell office:value-type="float" office:value="-1.1404166" calcext:value-type="float">
            <text:p>-1.1404166</text:p>
          </table:table-cell>
          <table:table-cell office:value-type="float" office:value="-4.7739592758" calcext:value-type="float">
            <text:p>-4.7739592758</text:p>
          </table:table-cell>
          <table:table-cell office:value-type="float" office:value="-19.727911604" calcext:value-type="float">
            <text:p>-19.727911604</text:p>
          </table:table-cell>
          <table:table-cell office:value-type="float" office:value="5.5974495695" calcext:value-type="float">
            <text:p>5.5974495695</text:p>
          </table:table-cell>
          <table:table-cell table:number-columns-repeated="2"/>
        </table:table-row>
        <table:table-row table:style-name="ro1">
          <table:table-cell office:value-type="float" office:value="0.60446438379" calcext:value-type="float">
            <text:p>0.60446438379</text:p>
          </table:table-cell>
          <table:table-cell office:value-type="float" office:value="-1.2144056543" calcext:value-type="float">
            <text:p>-1.2144056543</text:p>
          </table:table-cell>
          <table:table-cell office:value-type="float" office:value="-4.7520800885" calcext:value-type="float">
            <text:p>-4.7520800885</text:p>
          </table:table-cell>
          <table:table-cell office:value-type="float" office:value="-19.580149875" calcext:value-type="float">
            <text:p>-19.580149875</text:p>
          </table:table-cell>
          <table:table-cell office:value-type="float" office:value="6.0261258824" calcext:value-type="float">
            <text:p>6.0261258824</text:p>
          </table:table-cell>
          <table:table-cell table:number-columns-repeated="2"/>
        </table:table-row>
        <table:table-row table:style-name="ro1">
          <table:table-cell office:value-type="float" office:value="0.60589829573" calcext:value-type="float">
            <text:p>0.60589829573</text:p>
          </table:table-cell>
          <table:table-cell office:value-type="float" office:value="-1.2878179749" calcext:value-type="float">
            <text:p>-1.2878179749</text:p>
          </table:table-cell>
          <table:table-cell office:value-type="float" office:value="-4.7285951657" calcext:value-type="float">
            <text:p>-4.7285951657</text:p>
          </table:table-cell>
          <table:table-cell office:value-type="float" office:value="-19.421519058" calcext:value-type="float">
            <text:p>-19.421519058</text:p>
          </table:table-cell>
          <table:table-cell office:value-type="float" office:value="6.4505142053" calcext:value-type="float">
            <text:p>6.4505142053</text:p>
          </table:table-cell>
          <table:table-cell table:number-columns-repeated="2"/>
        </table:table-row>
        <table:table-row table:style-name="ro1">
          <table:table-cell office:value-type="float" office:value="0.60733220768" calcext:value-type="float">
            <text:p>0.60733220768</text:p>
          </table:table-cell>
          <table:table-cell office:value-type="float" office:value="-1.3606128965" calcext:value-type="float">
            <text:p>-1.3606128965</text:p>
          </table:table-cell>
          <table:table-cell office:value-type="float" office:value="-4.7035212341" calcext:value-type="float">
            <text:p>-4.7035212341</text:p>
          </table:table-cell>
          <table:table-cell office:value-type="float" office:value="-19.252153042" calcext:value-type="float">
            <text:p>-19.252153042</text:p>
          </table:table-cell>
          <table:table-cell office:value-type="float" office:value="6.870304145" calcext:value-type="float">
            <text:p>6.870304145</text:p>
          </table:table-cell>
          <table:table-cell table:number-columns-repeated="2"/>
        </table:table-row>
        <table:table-row table:style-name="ro1">
          <table:table-cell office:value-type="float" office:value="0.60876611963" calcext:value-type="float">
            <text:p>0.60876611963</text:p>
          </table:table-cell>
          <table:table-cell office:value-type="float" office:value="-1.4327502755" calcext:value-type="float">
            <text:p>-1.4327502755</text:p>
          </table:table-cell>
          <table:table-cell office:value-type="float" office:value="-4.6768761804" calcext:value-type="float">
            <text:p>-4.6768761804</text:p>
          </table:table-cell>
          <table:table-cell office:value-type="float" office:value="-19.072195175" calcext:value-type="float">
            <text:p>-19.072195175</text:p>
          </table:table-cell>
          <table:table-cell office:value-type="float" office:value="7.2851898152" calcext:value-type="float">
            <text:p>7.2851898152</text:p>
          </table:table-cell>
          <table:table-cell table:number-columns-repeated="2"/>
        </table:table-row>
        <table:table-row table:style-name="ro1">
          <table:table-cell office:value-type="float" office:value="0.61018781316" calcext:value-type="float">
            <text:p>0.61018781316</text:p>
          </table:table-cell>
          <table:table-cell office:value-type="float" office:value="-1.5035848329" calcext:value-type="float">
            <text:p>-1.5035848329</text:p>
          </table:table-cell>
          <table:table-cell office:value-type="float" office:value="-4.6489258047" calcext:value-type="float">
            <text:p>-4.6489258047</text:p>
          </table:table-cell>
          <table:table-cell office:value-type="float" office:value="-18.883464143" calcext:value-type="float">
            <text:p>-18.883464143</text:p>
          </table:table-cell>
          <table:table-cell office:value-type="float" office:value="7.6914020498" calcext:value-type="float">
            <text:p>7.6914020498</text:p>
          </table:table-cell>
          <table:table-cell table:number-columns-repeated="2"/>
        </table:table-row>
        <table:table-row table:style-name="ro1">
          <table:table-cell office:value-type="float" office:value="0.61160950669" calcext:value-type="float">
            <text:p>0.61160950669</text:p>
          </table:table-cell>
          <table:table-cell office:value-type="float" office:value="-1.5736960771" calcext:value-type="float">
            <text:p>-1.5736960771</text:p>
          </table:table-cell>
          <table:table-cell office:value-type="float" office:value="-4.619469313" calcext:value-type="float">
            <text:p>-4.619469313</text:p>
          </table:table-cell>
          <table:table-cell office:value-type="float" office:value="-18.684628687" calcext:value-type="float">
            <text:p>-18.684628687</text:p>
          </table:table-cell>
          <table:table-cell office:value-type="float" office:value="8.0922087756" calcext:value-type="float">
            <text:p>8.0922087756</text:p>
          </table:table-cell>
          <table:table-cell table:number-columns-repeated="2"/>
        </table:table-row>
        <table:table-row table:style-name="ro1">
          <table:table-cell office:value-type="float" office:value="0.61303120023" calcext:value-type="float">
            <text:p>0.61303120023</text:p>
          </table:table-cell>
          <table:table-cell office:value-type="float" office:value="-1.6430466039" calcext:value-type="float">
            <text:p>-1.6430466039</text:p>
          </table:table-cell>
          <table:table-cell office:value-type="float" office:value="-4.5885274101" calcext:value-type="float">
            <text:p>-4.5885274101</text:p>
          </table:table-cell>
          <table:table-cell office:value-type="float" office:value="-18.475855056" calcext:value-type="float">
            <text:p>-18.475855056</text:p>
          </table:table-cell>
          <table:table-cell office:value-type="float" office:value="8.4873267811" calcext:value-type="float">
            <text:p>8.4873267811</text:p>
          </table:table-cell>
          <table:table-cell table:number-columns-repeated="2"/>
        </table:table-row>
        <table:table-row table:style-name="ro1">
          <table:table-cell office:value-type="float" office:value="0.61445289376" calcext:value-type="float">
            <text:p>0.61445289376</text:p>
          </table:table-cell>
          <table:table-cell office:value-type="float" office:value="-1.7115996454" calcext:value-type="float">
            <text:p>-1.7115996454</text:p>
          </table:table-cell>
          <table:table-cell office:value-type="float" office:value="-4.5561218471" calcext:value-type="float">
            <text:p>-4.5561218471</text:p>
          </table:table-cell>
          <table:table-cell office:value-type="float" office:value="-18.257317938" calcext:value-type="float">
            <text:p>-18.257317938</text:p>
          </table:table-cell>
          <table:table-cell office:value-type="float" office:value="8.8764783793" calcext:value-type="float">
            <text:p>8.8764783793</text:p>
          </table:table-cell>
          <table:table-cell table:number-columns-repeated="2"/>
        </table:table-row>
        <table:table-row table:style-name="ro1">
          <table:table-cell office:value-type="float" office:value="0.61587423839" calcext:value-type="float">
            <text:p>0.61587423839</text:p>
          </table:table-cell>
          <table:table-cell office:value-type="float" office:value="-1.7793025848" calcext:value-type="float">
            <text:p>-1.7793025848</text:p>
          </table:table-cell>
          <table:table-cell office:value-type="float" office:value="-4.5222838839" calcext:value-type="float">
            <text:p>-4.5222838839</text:p>
          </table:table-cell>
          <table:table-cell office:value-type="float" office:value="-18.02925741" calcext:value-type="float">
            <text:p>-18.02925741</text:p>
          </table:table-cell>
          <table:table-cell office:value-type="float" office:value="9.2592984788" calcext:value-type="float">
            <text:p>9.2592984788</text:p>
          </table:table-cell>
          <table:table-cell table:number-columns-repeated="2"/>
        </table:table-row>
        <table:table-row table:style-name="ro1">
          <table:table-cell office:value-type="float" office:value="0.61729558303" calcext:value-type="float">
            <text:p>0.61729558303</text:p>
          </table:table-cell>
          <table:table-cell office:value-type="float" office:value="-1.8461369664" calcext:value-type="float">
            <text:p>-1.8461369664</text:p>
          </table:table-cell>
          <table:table-cell office:value-type="float" office:value="-4.487029511" calcext:value-type="float">
            <text:p>-4.487029511</text:p>
          </table:table-cell>
          <table:table-cell office:value-type="float" office:value="-17.791811854" calcext:value-type="float">
            <text:p>-17.791811854</text:p>
          </table:table-cell>
          <table:table-cell office:value-type="float" office:value="9.6356176761" calcext:value-type="float">
            <text:p>9.6356176761</text:p>
          </table:table-cell>
          <table:table-cell table:number-columns-repeated="2"/>
        </table:table-row>
        <table:table-row table:style-name="ro1">
          <table:table-cell office:value-type="float" office:value="0.61871692766" calcext:value-type="float">
            <text:p>0.61871692766</text:p>
          </table:table-cell>
          <table:table-cell office:value-type="float" office:value="-1.9120681398" calcext:value-type="float">
            <text:p>-1.9120681398</text:p>
          </table:table-cell>
          <table:table-cell office:value-type="float" office:value="-4.450383471" calcext:value-type="float">
            <text:p>-4.450383471</text:p>
          </table:table-cell>
          <table:table-cell office:value-type="float" office:value="-17.54517987" calcext:value-type="float">
            <text:p>-17.54517987</text:p>
          </table:table-cell>
          <table:table-cell office:value-type="float" office:value="10.005176653" calcext:value-type="float">
            <text:p>10.005176653</text:p>
          </table:table-cell>
          <table:table-cell table:number-columns-repeated="2"/>
        </table:table-row>
        <table:table-row table:style-name="ro1">
          <table:table-cell office:value-type="float" office:value="0.6201382723" calcext:value-type="float">
            <text:p>0.6201382723</text:p>
          </table:table-cell>
          <table:table-cell office:value-type="float" office:value="-1.9770622102" calcext:value-type="float">
            <text:p>-1.9770622102</text:p>
          </table:table-cell>
          <table:table-cell office:value-type="float" office:value="-4.4123714618" calcext:value-type="float">
            <text:p>-4.4123714618</text:p>
          </table:table-cell>
          <table:table-cell office:value-type="float" office:value="-17.289567629" calcext:value-type="float">
            <text:p>-17.289567629</text:p>
          </table:table-cell>
          <table:table-cell office:value-type="float" office:value="10.367722652" calcext:value-type="float">
            <text:p>10.367722652</text:p>
          </table:table-cell>
          <table:table-cell table:number-columns-repeated="2"/>
        </table:table-row>
        <table:table-row table:style-name="ro1">
          <table:table-cell office:value-type="float" office:value="0.62157070228" calcext:value-type="float">
            <text:p>0.62157070228</text:p>
          </table:table-cell>
          <table:table-cell office:value-type="float" office:value="-2.0415814997" calcext:value-type="float">
            <text:p>-2.0415814997</text:p>
          </table:table-cell>
          <table:table-cell office:value-type="float" office:value="-4.3727080127" calcext:value-type="float">
            <text:p>-4.3727080127</text:p>
          </table:table-cell>
          <table:table-cell office:value-type="float" office:value="-17.023092827" calcext:value-type="float">
            <text:p>-17.023092827</text:p>
          </table:table-cell>
          <table:table-cell office:value-type="float" office:value="10.725751484" calcext:value-type="float">
            <text:p>10.725751484</text:p>
          </table:table-cell>
          <table:table-cell table:number-columns-repeated="2"/>
        </table:table-row>
        <table:table-row table:style-name="ro1">
          <table:table-cell office:value-type="float" office:value="0.62300313226" calcext:value-type="float">
            <text:p>0.62300313226</text:p>
          </table:table-cell>
          <table:table-cell office:value-type="float" office:value="-2.1050823185" calcext:value-type="float">
            <text:p>-2.1050823185</text:p>
          </table:table-cell>
          <table:table-cell office:value-type="float" office:value="-4.3317124408" calcext:value-type="float">
            <text:p>-4.3317124408</text:p>
          </table:table-cell>
          <table:table-cell office:value-type="float" office:value="-16.74793985" calcext:value-type="float">
            <text:p>-16.74793985</text:p>
          </table:table-cell>
          <table:table-cell office:value-type="float" office:value="11.076163141" calcext:value-type="float">
            <text:p>11.076163141</text:p>
          </table:table-cell>
          <table:table-cell table:number-columns-repeated="2"/>
        </table:table-row>
        <table:table-row table:style-name="ro1">
          <table:table-cell office:value-type="float" office:value="0.62443556224" calcext:value-type="float">
            <text:p>0.62443556224</text:p>
          </table:table-cell>
          <table:table-cell office:value-type="float" office:value="-2.1675324686" calcext:value-type="float">
            <text:p>-2.1675324686</text:p>
          </table:table-cell>
          <table:table-cell office:value-type="float" office:value="-4.2894138376" calcext:value-type="float">
            <text:p>-4.2894138376</text:p>
          </table:table-cell>
          <table:table-cell office:value-type="float" office:value="-16.464341566" calcext:value-type="float">
            <text:p>-16.464341566</text:p>
          </table:table-cell>
          <table:table-cell office:value-type="float" office:value="11.418720553" calcext:value-type="float">
            <text:p>11.418720553</text:p>
          </table:table-cell>
          <table:table-cell table:number-columns-repeated="2"/>
        </table:table-row>
        <table:table-row table:style-name="ro1">
          <table:table-cell office:value-type="float" office:value="0.62586799223" calcext:value-type="float">
            <text:p>0.62586799223</text:p>
          </table:table-cell>
          <table:table-cell office:value-type="float" office:value="-2.2289006408" calcext:value-type="float">
            <text:p>-2.2289006408</text:p>
          </table:table-cell>
          <table:table-cell office:value-type="float" office:value="-4.2458421718" calcext:value-type="float">
            <text:p>-4.2458421718</text:p>
          </table:table-cell>
          <table:table-cell office:value-type="float" office:value="-16.172537616" calcext:value-type="float">
            <text:p>-16.172537616</text:p>
          </table:table-cell>
          <table:table-cell office:value-type="float" office:value="11.753194342" calcext:value-type="float">
            <text:p>11.753194342</text:p>
          </table:table-cell>
          <table:table-cell table:number-columns-repeated="2"/>
        </table:table-row>
        <table:table-row table:style-name="ro1">
          <table:table-cell office:value-type="float" office:value="0.62732507234" calcext:value-type="float">
            <text:p>0.62732507234</text:p>
          </table:table-cell>
          <table:table-cell office:value-type="float" office:value="-2.2901834456" calcext:value-type="float">
            <text:p>-2.2901834456</text:p>
          </table:table-cell>
          <table:table-cell office:value-type="float" office:value="-4.2002463889" calcext:value-type="float">
            <text:p>-4.2002463889</text:p>
          </table:table-cell>
          <table:table-cell office:value-type="float" office:value="-15.867547465" calcext:value-type="float">
            <text:p>-15.867547465</text:p>
          </table:table-cell>
          <table:table-cell office:value-type="float" office:value="12.084901963" calcext:value-type="float">
            <text:p>12.084901963</text:p>
          </table:table-cell>
          <table:table-cell table:number-columns-repeated="2"/>
        </table:table-row>
        <table:table-row table:style-name="ro1">
          <table:table-cell office:value-type="float" office:value="0.62878215246" calcext:value-type="float">
            <text:p>0.62878215246</text:p>
          </table:table-cell>
          <table:table-cell office:value-type="float" office:value="-2.3502842651" calcext:value-type="float">
            <text:p>-2.3502842651</text:p>
          </table:table-cell>
          <table:table-cell office:value-type="float" office:value="-4.1533985471" calcext:value-type="float">
            <text:p>-4.1533985471</text:p>
          </table:table-cell>
          <table:table-cell office:value-type="float" office:value="-15.554587227" calcext:value-type="float">
            <text:p>-15.554587227</text:p>
          </table:table-cell>
          <table:table-cell office:value-type="float" office:value="12.407791648" calcext:value-type="float">
            <text:p>12.407791648</text:p>
          </table:table-cell>
          <table:table-cell table:number-columns-repeated="2"/>
        </table:table-row>
        <table:table-row table:style-name="ro1">
          <table:table-cell office:value-type="float" office:value="0.63023923257" calcext:value-type="float">
            <text:p>0.63023923257</text:p>
          </table:table-cell>
          <table:table-cell office:value-type="float" office:value="-2.4091731312" calcext:value-type="float">
            <text:p>-2.4091731312</text:p>
          </table:table-cell>
          <table:table-cell office:value-type="float" office:value="-4.1053327909" calcext:value-type="float">
            <text:p>-4.1053327909</text:p>
          </table:table-cell>
          <table:table-cell office:value-type="float" office:value="-15.233928919" calcext:value-type="float">
            <text:p>-15.233928919</text:p>
          </table:table-cell>
          <table:table-cell office:value-type="float" office:value="12.721647734" calcext:value-type="float">
            <text:p>12.721647734</text:p>
          </table:table-cell>
          <table:table-cell table:number-columns-repeated="2"/>
        </table:table-row>
        <table:table-row table:style-name="ro1">
          <table:table-cell office:value-type="float" office:value="0.63169631269" calcext:value-type="float">
            <text:p>0.63169631269</text:p>
          </table:table-cell>
          <table:table-cell office:value-type="float" office:value="-2.4668211275" calcext:value-type="float">
            <text:p>-2.4668211275</text:p>
          </table:table-cell>
          <table:table-cell office:value-type="float" office:value="-4.0560840728" calcext:value-type="float">
            <text:p>-4.0560840728</text:p>
          </table:table-cell>
          <table:table-cell office:value-type="float" office:value="-14.905850579" calcext:value-type="float">
            <text:p>-14.905850579</text:p>
          </table:table-cell>
          <table:table-cell office:value-type="float" office:value="13.026263601" calcext:value-type="float">
            <text:p>13.026263601</text:p>
          </table:table-cell>
          <table:table-cell table:number-columns-repeated="2"/>
        </table:table-row>
        <table:table-row table:style-name="ro1">
          <table:table-cell office:value-type="float" office:value="0.63319894469" calcext:value-type="float">
            <text:p>0.63319894469</text:p>
          </table:table-cell>
          <table:table-cell office:value-type="float" office:value="-2.5249422189" calcext:value-type="float">
            <text:p>-2.5249422189</text:p>
          </table:table-cell>
          <table:table-cell office:value-type="float" office:value="-4.0040945225" calcext:value-type="float">
            <text:p>-4.0040945225</text:p>
          </table:table-cell>
          <table:table-cell office:value-type="float" office:value="-14.560044443" calcext:value-type="float">
            <text:p>-14.560044443</text:p>
          </table:table-cell>
          <table:table-cell office:value-type="float" office:value="13.330515622" calcext:value-type="float">
            <text:p>13.330515622</text:p>
          </table:table-cell>
          <table:table-cell table:number-columns-repeated="2"/>
        </table:table-row>
        <table:table-row table:style-name="ro1">
          <table:table-cell office:value-type="float" office:value="0.63470157669" calcext:value-type="float">
            <text:p>0.63470157669</text:p>
          </table:table-cell>
          <table:table-cell office:value-type="float" office:value="-2.5816847218" calcext:value-type="float">
            <text:p>-2.5816847218</text:p>
          </table:table-cell>
          <table:table-cell office:value-type="float" office:value="-3.9509248951" calcext:value-type="float">
            <text:p>-3.9509248951</text:p>
          </table:table-cell>
          <table:table-cell office:value-type="float" office:value="-14.206966078" calcext:value-type="float">
            <text:p>-14.206966078</text:p>
          </table:table-cell>
          <table:table-cell office:value-type="float" office:value="13.624524703" calcext:value-type="float">
            <text:p>13.624524703</text:p>
          </table:table-cell>
          <table:table-cell table:number-columns-repeated="2"/>
        </table:table-row>
        <table:table-row table:style-name="ro1">
          <table:table-cell office:value-type="float" office:value="0.63620420869" calcext:value-type="float">
            <text:p>0.63620420869</text:p>
          </table:table-cell>
          <table:table-cell office:value-type="float" office:value="-2.6370205843" calcext:value-type="float">
            <text:p>-2.6370205843</text:p>
          </table:table-cell>
          <table:table-cell office:value-type="float" office:value="-3.8966159844" calcext:value-type="float">
            <text:p>-3.8966159844</text:p>
          </table:table-cell>
          <table:table-cell office:value-type="float" office:value="-13.846938318" calcext:value-type="float">
            <text:p>-13.846938318</text:p>
          </table:table-cell>
          <table:table-cell office:value-type="float" office:value="13.908095587" calcext:value-type="float">
            <text:p>13.908095587</text:p>
          </table:table-cell>
          <table:table-cell table:number-columns-repeated="2"/>
        </table:table-row>
        <table:table-row table:style-name="ro1">
          <table:table-cell office:value-type="float" office:value="0.63770684069" calcext:value-type="float">
            <text:p>0.63770684069</text:p>
          </table:table-cell>
          <table:table-cell office:value-type="float" office:value="-2.6909230387" calcext:value-type="float">
            <text:p>-2.6909230387</text:p>
          </table:table-cell>
          <table:table-cell office:value-type="float" office:value="-3.8412093325" calcext:value-type="float">
            <text:p>-3.8412093325</text:p>
          </table:table-cell>
          <table:table-cell office:value-type="float" office:value="-13.480289276" calcext:value-type="float">
            <text:p>-13.480289276</text:p>
          </table:table-cell>
          <table:table-cell office:value-type="float" office:value="14.181043951" calcext:value-type="float">
            <text:p>14.181043951</text:p>
          </table:table-cell>
          <table:table-cell table:number-columns-repeated="2"/>
        </table:table-row>
        <table:table-row table:style-name="ro1">
          <table:table-cell office:value-type="float" office:value="0.63930202711" calcext:value-type="float">
            <text:p>0.63930202711</text:p>
          </table:table-cell>
          <table:table-cell office:value-type="float" office:value="-2.7465486285" calcext:value-type="float">
            <text:p>-2.7465486285</text:p>
          </table:table-cell>
          <table:table-cell office:value-type="float" office:value="-3.7812358643" calcext:value-type="float">
            <text:p>-3.7812358643</text:p>
          </table:table-cell>
          <table:table-cell office:value-type="float" office:value="-13.084182921" calcext:value-type="float">
            <text:p>-13.084182921</text:p>
          </table:table-cell>
          <table:table-cell office:value-type="float" office:value="14.458987136" calcext:value-type="float">
            <text:p>14.458987136</text:p>
          </table:table-cell>
          <table:table-cell table:number-columns-repeated="2"/>
        </table:table-row>
        <table:table-row table:style-name="ro1">
          <table:table-cell office:value-type="float" office:value="0.64089721352" calcext:value-type="float">
            <text:p>0.64089721352</text:p>
          </table:table-cell>
          <table:table-cell office:value-type="float" office:value="-2.8005012733" calcext:value-type="float">
            <text:p>-2.8005012733</text:p>
          </table:table-cell>
          <table:table-cell office:value-type="float" office:value="-3.7201242466" calcext:value-type="float">
            <text:p>-3.7201242466</text:p>
          </table:table-cell>
          <table:table-cell office:value-type="float" office:value="-12.681393796" calcext:value-type="float">
            <text:p>-12.681393796</text:p>
          </table:table-cell>
          <table:table-cell office:value-type="float" office:value="14.724570342" calcext:value-type="float">
            <text:p>14.724570342</text:p>
          </table:table-cell>
          <table:table-cell table:number-columns-repeated="2"/>
        </table:table-row>
        <table:table-row table:style-name="ro1">
          <table:table-cell office:value-type="float" office:value="0.64249239993" calcext:value-type="float">
            <text:p>0.64249239993</text:p>
          </table:table-cell>
          <table:table-cell office:value-type="float" office:value="-2.8527538427" calcext:value-type="float">
            <text:p>-2.8527538427</text:p>
          </table:table-cell>
          <table:table-cell office:value-type="float" office:value="-3.6579266183" calcext:value-type="float">
            <text:p>-3.6579266183</text:p>
          </table:table-cell>
          <table:table-cell office:value-type="float" office:value="-12.272330941" calcext:value-type="float">
            <text:p>-12.272330941</text:p>
          </table:table-cell>
          <table:table-cell office:value-type="float" office:value="14.977614495" calcext:value-type="float">
            <text:p>14.977614495</text:p>
          </table:table-cell>
          <table:table-cell table:number-columns-repeated="2"/>
        </table:table-row>
        <table:table-row table:style-name="ro1">
          <table:table-cell office:value-type="float" office:value="0.64408758635" calcext:value-type="float">
            <text:p>0.64408758635</text:p>
          </table:table-cell>
          <table:table-cell office:value-type="float" office:value="-2.9032809287" calcext:value-type="float">
            <text:p>-2.9032809287</text:p>
          </table:table-cell>
          <table:table-cell office:value-type="float" office:value="-3.5946958378" calcext:value-type="float">
            <text:p>-3.5946958378</text:p>
          </table:table-cell>
          <table:table-cell office:value-type="float" office:value="-11.857407992" calcext:value-type="float">
            <text:p>-11.857407992</text:p>
          </table:table-cell>
          <table:table-cell office:value-type="float" office:value="15.217955016" calcext:value-type="float">
            <text:p>15.217955016</text:p>
          </table:table-cell>
          <table:table-cell table:number-columns-repeated="2"/>
        </table:table-row>
        <table:table-row table:style-name="ro1">
          <table:table-cell office:value-type="float" office:value="0.6458018214" calcext:value-type="float">
            <text:p>0.6458018214</text:p>
          </table:table-cell>
          <table:table-cell office:value-type="float" office:value="-2.9556283973" calcext:value-type="float">
            <text:p>-2.9556283973</text:p>
          </table:table-cell>
          <table:table-cell office:value-type="float" office:value="-3.5256556222" calcext:value-type="float">
            <text:p>-3.5256556222</text:p>
          </table:table-cell>
          <table:table-cell office:value-type="float" office:value="-11.405464252" calcext:value-type="float">
            <text:p>-11.405464252</text:p>
          </table:table-cell>
          <table:table-cell office:value-type="float" office:value="15.461899963" calcext:value-type="float">
            <text:p>15.461899963</text:p>
          </table:table-cell>
          <table:table-cell table:number-columns-repeated="2"/>
        </table:table-row>
        <table:table-row table:style-name="ro1">
          <table:table-cell office:value-type="float" office:value="0.64751605645" calcext:value-type="float">
            <text:p>0.64751605645</text:p>
          </table:table-cell>
          <table:table-cell office:value-type="float" office:value="-3.0059288103" calcext:value-type="float">
            <text:p>-3.0059288103</text:p>
          </table:table-cell>
          <table:table-cell office:value-type="float" office:value="-3.4555512965" calcext:value-type="float">
            <text:p>-3.4555512965</text:p>
          </table:table-cell>
          <table:table-cell office:value-type="float" office:value="-10.947758411" calcext:value-type="float">
            <text:p>-10.947758411</text:p>
          </table:table-cell>
          <table:table-cell office:value-type="float" office:value="15.690834128" calcext:value-type="float">
            <text:p>15.690834128</text:p>
          </table:table-cell>
          <table:table-cell table:number-columns-repeated="2"/>
        </table:table-row>
        <table:table-row table:style-name="ro1">
          <table:table-cell office:value-type="float" office:value="0.6492302915" calcext:value-type="float">
            <text:p>0.6492302915</text:p>
          </table:table-cell>
          <table:table-cell office:value-type="float" office:value="-3.054157421" calcext:value-type="float">
            <text:p>-3.054157421</text:p>
          </table:table-cell>
          <table:table-cell office:value-type="float" office:value="-3.3844507506" calcext:value-type="float">
            <text:p>-3.3844507506</text:p>
          </table:table-cell>
          <table:table-cell office:value-type="float" office:value="-10.48481715" calcext:value-type="float">
            <text:p>-10.48481715</text:p>
          </table:table-cell>
          <table:table-cell office:value-type="float" office:value="15.904609896" calcext:value-type="float">
            <text:p>15.904609896</text:p>
          </table:table-cell>
          <table:table-cell table:number-columns-repeated="2"/>
        </table:table-row>
        <table:table-row table:style-name="ro1">
          <table:table-cell office:value-type="float" office:value="0.65094452655" calcext:value-type="float">
            <text:p>0.65094452655</text:p>
          </table:table-cell>
          <table:table-cell office:value-type="float" office:value="-3.1002918597" calcext:value-type="float">
            <text:p>-3.1002918597</text:p>
          </table:table-cell>
          <table:table-cell office:value-type="float" office:value="-3.3124224941" calcext:value-type="float">
            <text:p>-3.3124224941</text:p>
          </table:table-cell>
          <table:table-cell office:value-type="float" office:value="-10.017170235" calcext:value-type="float">
            <text:p>-10.017170235</text:p>
          </table:table-cell>
          <table:table-cell office:value-type="float" office:value="16.103099329" calcext:value-type="float">
            <text:p>16.103099329</text:p>
          </table:table-cell>
          <table:table-cell table:number-columns-repeated="2"/>
        </table:table-row>
        <table:table-row table:style-name="ro1">
          <table:table-cell office:value-type="float" office:value="0.65256880651" calcext:value-type="float">
            <text:p>0.65256880651</text:p>
          </table:table-cell>
          <table:table-cell office:value-type="float" office:value="-3.142055019" calcext:value-type="float">
            <text:p>-3.142055019</text:p>
          </table:table-cell>
          <table:table-cell office:value-type="float" office:value="-3.243380569" calcext:value-type="float">
            <text:p>-3.243380569</text:p>
          </table:table-cell>
          <table:table-cell office:value-type="float" office:value="-9.5702038899" calcext:value-type="float">
            <text:p>-9.5702038899</text:p>
          </table:table-cell>
          <table:table-cell office:value-type="float" office:value="16.276970441" calcext:value-type="float">
            <text:p>16.276970441</text:p>
          </table:table-cell>
          <table:table-cell table:number-columns-repeated="2"/>
        </table:table-row>
        <table:table-row table:style-name="ro1">
          <table:table-cell office:value-type="float" office:value="0.65419308648" calcext:value-type="float">
            <text:p>0.65419308648</text:p>
          </table:table-cell>
          <table:table-cell office:value-type="float" office:value="-3.181905057" calcext:value-type="float">
            <text:p>-3.181905057</text:p>
          </table:table-cell>
          <table:table-cell office:value-type="float" office:value="-3.173626837" calcext:value-type="float">
            <text:p>-3.173626837</text:p>
          </table:table-cell>
          <table:table-cell office:value-type="float" office:value="-9.1199444877" calcext:value-type="float">
            <text:p>-9.1199444877</text:p>
          </table:table-cell>
          <table:table-cell office:value-type="float" office:value="16.436944291" calcext:value-type="float">
            <text:p>16.436944291</text:p>
          </table:table-cell>
          <table:table-cell table:number-columns-repeated="2"/>
        </table:table-row>
        <table:table-row table:style-name="ro1">
          <table:table-cell office:value-type="float" office:value="0.65581736644" calcext:value-type="float">
            <text:p>0.65581736644</text:p>
          </table:table-cell>
          <table:table-cell office:value-type="float" office:value="-3.2198289007" calcext:value-type="float">
            <text:p>-3.2198289007</text:p>
          </table:table-cell>
          <table:table-cell office:value-type="float" office:value="-3.1032206895" calcext:value-type="float">
            <text:p>-3.1032206895</text:p>
          </table:table-cell>
          <table:table-cell office:value-type="float" office:value="-8.6668465946" calcext:value-type="float">
            <text:p>-8.6668465946</text:p>
          </table:table-cell>
          <table:table-cell office:value-type="float" office:value="16.582960874" calcext:value-type="float">
            <text:p>16.582960874</text:p>
          </table:table-cell>
          <table:table-cell table:number-columns-repeated="2"/>
        </table:table-row>
        <table:table-row table:style-name="ro1">
          <table:table-cell office:value-type="float" office:value="0.6574416464" calcext:value-type="float">
            <text:p>0.6574416464</text:p>
          </table:table-cell>
          <table:table-cell office:value-type="float" office:value="-3.2558154156" calcext:value-type="float">
            <text:p>-3.2558154156</text:p>
          </table:table-cell>
          <table:table-cell office:value-type="float" office:value="-3.0322217401" calcext:value-type="float">
            <text:p>-3.0322217401</text:p>
          </table:table-cell>
          <table:table-cell office:value-type="float" office:value="-8.211364848" calcext:value-type="float">
            <text:p>-8.211364848</text:p>
          </table:table-cell>
          <table:table-cell office:value-type="float" office:value="16.714975911" calcext:value-type="float">
            <text:p>16.714975911</text:p>
          </table:table-cell>
          <table:table-cell table:number-columns-repeated="2"/>
        </table:table-row>
        <table:table-row table:style-name="ro1">
          <table:table-cell office:value-type="float" office:value="0.65898213607" calcext:value-type="float">
            <text:p>0.65898213607</text:p>
          </table:table-cell>
          <table:table-cell office:value-type="float" office:value="-3.2881471546" calcext:value-type="float">
            <text:p>-3.2881471546</text:p>
          </table:table-cell>
          <table:table-cell office:value-type="float" office:value="-2.9643919081" calcext:value-type="float">
            <text:p>-2.9643919081</text:p>
          </table:table-cell>
          <table:table-cell office:value-type="float" office:value="-7.7775895055" calcext:value-type="float">
            <text:p>-7.7775895055</text:p>
          </table:table-cell>
          <table:table-cell office:value-type="float" office:value="16.827217878" calcext:value-type="float">
            <text:p>16.827217878</text:p>
          </table:table-cell>
          <table:table-cell table:number-columns-repeated="2"/>
        </table:table-row>
        <table:table-row table:style-name="ro1">
          <table:table-cell office:value-type="float" office:value="0.66052262574" calcext:value-type="float">
            <text:p>0.66052262574</text:p>
          </table:table-cell>
          <table:table-cell office:value-type="float" office:value="-3.3187217639" calcext:value-type="float">
            <text:p>-3.3187217639</text:p>
          </table:table-cell>
          <table:table-cell office:value-type="float" office:value="-2.8961336902" calcext:value-type="float">
            <text:p>-2.8961336902</text:p>
          </table:table-cell>
          <table:table-cell office:value-type="float" office:value="-7.3424650266" calcext:value-type="float">
            <text:p>-7.3424650266</text:p>
          </table:table-cell>
          <table:table-cell office:value-type="float" office:value="16.926828228" calcext:value-type="float">
            <text:p>16.926828228</text:p>
          </table:table-cell>
          <table:table-cell table:number-columns-repeated="2"/>
        </table:table-row>
        <table:table-row table:style-name="ro1">
          <table:table-cell office:value-type="float" office:value="0.66206311541" calcext:value-type="float">
            <text:p>0.66206311541</text:p>
          </table:table-cell>
          <table:table-cell office:value-type="float" office:value="-3.3475345666" calcext:value-type="float">
            <text:p>-3.3475345666</text:p>
          </table:table-cell>
          <table:table-cell office:value-type="float" office:value="-2.8274981715" calcext:value-type="float">
            <text:p>-2.8274981715</text:p>
          </table:table-cell>
          <table:table-cell office:value-type="float" office:value="-6.9063766733" calcext:value-type="float">
            <text:p>-6.9063766733</text:p>
          </table:table-cell>
          <table:table-cell office:value-type="float" office:value="17.013807899" calcext:value-type="float">
            <text:p>17.013807899</text:p>
          </table:table-cell>
          <table:table-cell table:number-columns-repeated="2"/>
        </table:table-row>
        <table:table-row table:style-name="ro1">
          <table:table-cell office:value-type="float" office:value="0.66360360508" calcext:value-type="float">
            <text:p>0.66360360508</text:p>
          </table:table-cell>
          <table:table-cell office:value-type="float" office:value="-3.3745824406" calcext:value-type="float">
            <text:p>-3.3745824406</text:p>
          </table:table-cell>
          <table:table-cell office:value-type="float" office:value="-2.7585364085" calcext:value-type="float">
            <text:p>-2.7585364085</text:p>
          </table:table-cell>
          <table:table-cell office:value-type="float" office:value="-6.4697080045" calcext:value-type="float">
            <text:p>-6.4697080045</text:p>
          </table:table-cell>
          <table:table-cell office:value-type="float" office:value="17.08817017" calcext:value-type="float">
            <text:p>17.08817017</text:p>
          </table:table-cell>
          <table:table-cell table:number-columns-repeated="2"/>
        </table:table-row>
        <table:table-row table:style-name="ro1">
          <table:table-cell office:value-type="float" office:value="0.66511005303" calcext:value-type="float">
            <text:p>0.66511005303</text:p>
          </table:table-cell>
          <table:table-cell office:value-type="float" office:value="-3.3993242337" calcext:value-type="float">
            <text:p>-3.3993242337</text:p>
          </table:table-cell>
          <table:table-cell office:value-type="float" office:value="-2.6908319935" calcext:value-type="float">
            <text:p>-2.6908319935</text:p>
          </table:table-cell>
          <table:table-cell office:value-type="float" office:value="-6.0424938331" calcext:value-type="float">
            <text:p>-6.0424938331</text:p>
          </table:table-cell>
          <table:table-cell office:value-type="float" office:value="17.148711346" calcext:value-type="float">
            <text:p>17.148711346</text:p>
          </table:table-cell>
          <table:table-cell table:number-columns-repeated="2"/>
        </table:table-row>
        <table:table-row table:style-name="ro1">
          <table:table-cell office:value-type="float" office:value="0.66661650097" calcext:value-type="float">
            <text:p>0.66661650097</text:p>
          </table:table-cell>
          <table:table-cell office:value-type="float" office:value="-3.4223766781" calcext:value-type="float">
            <text:p>-3.4223766781</text:p>
          </table:table-cell>
          <table:table-cell office:value-type="float" office:value="-2.6229119055" calcext:value-type="float">
            <text:p>-2.6229119055</text:p>
          </table:table-cell>
          <table:table-cell office:value-type="float" office:value="-5.6154439371" calcext:value-type="float">
            <text:p>-5.6154439371</text:p>
          </table:table-cell>
          <table:table-cell office:value-type="float" office:value="17.197245945" calcext:value-type="float">
            <text:p>17.197245945</text:p>
          </table:table-cell>
          <table:table-cell table:number-columns-repeated="2"/>
        </table:table-row>
        <table:table-row table:style-name="ro1">
          <table:table-cell office:value-type="float" office:value="0.66812294892" calcext:value-type="float">
            <text:p>0.66812294892</text:p>
          </table:table-cell>
          <table:table-cell office:value-type="float" office:value="-3.4437411194" calcext:value-type="float">
            <text:p>-3.4437411194</text:p>
          </table:table-cell>
          <table:table-cell office:value-type="float" office:value="-2.5548235397" calcext:value-type="float">
            <text:p>-2.5548235397</text:p>
          </table:table-cell>
          <table:table-cell office:value-type="float" office:value="-5.1889100577" calcext:value-type="float">
            <text:p>-5.1889100577</text:p>
          </table:table-cell>
          <table:table-cell office:value-type="float" office:value="17.233819847" calcext:value-type="float">
            <text:p>17.233819847</text:p>
          </table:table-cell>
          <table:table-cell table:number-columns-repeated="2"/>
        </table:table-row>
        <table:table-row table:style-name="ro1">
          <table:table-cell office:value-type="float" office:value="0.66962939687" calcext:value-type="float">
            <text:p>0.66962939687</text:p>
          </table:table-cell>
          <table:table-cell office:value-type="float" office:value="-3.4634202888" calcext:value-type="float">
            <text:p>-3.4634202888</text:p>
          </table:table-cell>
          <table:table-cell office:value-type="float" office:value="-2.4866140887" calcext:value-type="float">
            <text:p>-2.4866140887</text:p>
          </table:table-cell>
          <table:table-cell office:value-type="float" office:value="-4.763240944" calcext:value-type="float">
            <text:p>-4.763240944</text:p>
          </table:table-cell>
          <table:table-cell office:value-type="float" office:value="17.258489662" calcext:value-type="float">
            <text:p>17.258489662</text:p>
          </table:table-cell>
          <table:table-cell table:number-columns-repeated="2"/>
        </table:table-row>
        <table:table-row table:style-name="ro1">
          <table:table-cell office:value-type="float" office:value="0.67112209262" calcext:value-type="float">
            <text:p>0.67112209262</text:p>
          </table:table-cell>
          <table:table-cell office:value-type="float" office:value="-3.4812615771" calcext:value-type="float">
            <text:p>-3.4812615771</text:p>
          </table:table-cell>
          <table:table-cell office:value-type="float" office:value="-2.4189540516" calcext:value-type="float">
            <text:p>-2.4189540516</text:p>
          </table:table-cell>
          <table:table-cell office:value-type="float" office:value="-4.3426503781" calcext:value-type="float">
            <text:p>-4.3426503781</text:p>
          </table:table-cell>
          <table:table-cell office:value-type="float" office:value="17.271258739" calcext:value-type="float">
            <text:p>17.271258739</text:p>
          </table:table-cell>
          <table:table-cell table:number-columns-repeated="2"/>
        </table:table-row>
        <table:table-row table:style-name="ro1">
          <table:table-cell office:value-type="float" office:value="0.67261478837" calcext:value-type="float">
            <text:p>0.67261478837</text:p>
          </table:table-cell>
          <table:table-cell office:value-type="float" office:value="-3.4974575599" calcext:value-type="float">
            <text:p>-3.4974575599</text:p>
          </table:table-cell>
          <table:table-cell office:value-type="float" office:value="-2.351266627" calcext:value-type="float">
            <text:p>-2.351266627</text:p>
          </table:table-cell>
          <table:table-cell office:value-type="float" office:value="-3.9235805679" calcext:value-type="float">
            <text:p>-3.9235805679</text:p>
          </table:table-cell>
          <table:table-cell office:value-type="float" office:value="17.272481456" calcext:value-type="float">
            <text:p>17.272481456</text:p>
          </table:table-cell>
          <table:table-cell table:number-columns-repeated="2"/>
        </table:table-row>
        <table:table-row table:style-name="ro1">
          <table:table-cell office:value-type="float" office:value="0.67410748412" calcext:value-type="float">
            <text:p>0.67410748412</text:p>
          </table:table-cell>
          <table:table-cell office:value-type="float" office:value="-3.5120148415" calcext:value-type="float">
            <text:p>-3.5120148415</text:p>
          </table:table-cell>
          <table:table-cell office:value-type="float" office:value="-2.2835968969" calcext:value-type="float">
            <text:p>-2.2835968969</text:p>
          </table:table-cell>
          <table:table-cell office:value-type="float" office:value="-3.5063602045" calcext:value-type="float">
            <text:p>-3.5063602045</text:p>
          </table:table-cell>
          <table:table-cell office:value-type="float" office:value="17.262243064" calcext:value-type="float">
            <text:p>17.262243064</text:p>
          </table:table-cell>
          <table:table-cell table:number-columns-repeated="2"/>
        </table:table-row>
        <table:table-row table:style-name="ro1">
          <table:table-cell office:value-type="float" office:value="0.67560017987" calcext:value-type="float">
            <text:p>0.67560017987</text:p>
          </table:table-cell>
          <table:table-cell office:value-type="float" office:value="-3.5249413059" calcext:value-type="float">
            <text:p>-3.5249413059</text:p>
          </table:table-cell>
          <table:table-cell office:value-type="float" office:value="-2.2159895899" calcext:value-type="float">
            <text:p>-2.2159895899</text:p>
          </table:table-cell>
          <table:table-cell office:value-type="float" office:value="-3.0913138647" calcext:value-type="float">
            <text:p>-3.0913138647</text:p>
          </table:table-cell>
          <table:table-cell office:value-type="float" office:value="17.240638455" calcext:value-type="float">
            <text:p>17.240638455</text:p>
          </table:table-cell>
          <table:table-cell table:number-columns-repeated="2"/>
        </table:table-row>
        <table:table-row table:style-name="ro1">
          <table:table-cell office:value-type="float" office:value="0.67709241639" calcext:value-type="float">
            <text:p>0.67709241639</text:p>
          </table:table-cell>
          <table:table-cell office:value-type="float" office:value="-3.5362428726" calcext:value-type="float">
            <text:p>-3.5362428726</text:p>
          </table:table-cell>
          <table:table-cell office:value-type="float" office:value="-2.1485097929" calcext:value-type="float">
            <text:p>-2.1485097929</text:p>
          </table:table-cell>
          <table:table-cell office:value-type="float" office:value="-2.6788882551" calcext:value-type="float">
            <text:p>-2.6788882551</text:p>
          </table:table-cell>
          <table:table-cell office:value-type="float" office:value="17.207783823" calcext:value-type="float">
            <text:p>17.207783823</text:p>
          </table:table-cell>
          <table:table-cell table:number-columns-repeated="2"/>
        </table:table-row>
        <table:table-row table:style-name="ro1">
          <table:table-cell office:value-type="float" office:value="0.67858465291" calcext:value-type="float">
            <text:p>0.67858465291</text:p>
          </table:table-cell>
          <table:table-cell office:value-type="float" office:value="-3.5459341535" calcext:value-type="float">
            <text:p>-3.5459341535</text:p>
          </table:table-cell>
          <table:table-cell office:value-type="float" office:value="-2.0811805675" calcext:value-type="float">
            <text:p>-2.0811805675</text:p>
          </table:table-cell>
          <table:table-cell office:value-type="float" office:value="-2.2692705707" calcext:value-type="float">
            <text:p>-2.2692705707</text:p>
          </table:table-cell>
          <table:table-cell office:value-type="float" office:value="17.163787763" calcext:value-type="float">
            <text:p>17.163787763</text:p>
          </table:table-cell>
          <table:table-cell table:number-columns-repeated="2"/>
        </table:table-row>
        <table:table-row table:style-name="ro1">
          <table:table-cell office:value-type="float" office:value="0.68007688943" calcext:value-type="float">
            <text:p>0.68007688943</text:p>
          </table:table-cell>
          <table:table-cell office:value-type="float" office:value="-3.5540267575" calcext:value-type="float">
            <text:p>-3.5540267575</text:p>
          </table:table-cell>
          <table:table-cell office:value-type="float" office:value="-2.0140453224" calcext:value-type="float">
            <text:p>-2.0140453224</text:p>
          </table:table-cell>
          <table:table-cell office:value-type="float" office:value="-1.8627711008" calcext:value-type="float">
            <text:p>-1.8627711008</text:p>
          </table:table-cell>
          <table:table-cell office:value-type="float" office:value="17.108772783" calcext:value-type="float">
            <text:p>17.108772783</text:p>
          </table:table-cell>
          <table:table-cell table:number-columns-repeated="2"/>
        </table:table-row>
        <table:table-row table:style-name="ro1">
          <table:table-cell office:value-type="float" office:value="0.68156912594" calcext:value-type="float">
            <text:p>0.68156912594</text:p>
          </table:table-cell>
          <table:table-cell office:value-type="float" office:value="-3.560533499" calcext:value-type="float">
            <text:p>-3.560533499</text:p>
          </table:table-cell>
          <table:table-cell office:value-type="float" office:value="-1.9471469686" calcext:value-type="float">
            <text:p>-1.9471469686</text:p>
          </table:table-cell>
          <table:table-cell office:value-type="float" office:value="-1.4596949533" calcext:value-type="float">
            <text:p>-1.4596949533</text:p>
          </table:table-cell>
          <table:table-cell office:value-type="float" office:value="17.042870191" calcext:value-type="float">
            <text:p>17.042870191</text:p>
          </table:table-cell>
          <table:table-cell table:number-columns-repeated="2"/>
        </table:table-row>
        <table:table-row table:style-name="ro1">
          <table:table-cell office:value-type="float" office:value="0.6830720626" calcext:value-type="float">
            <text:p>0.6830720626</text:p>
          </table:table-cell>
          <table:table-cell office:value-type="float" office:value="-3.565498124" calcext:value-type="float">
            <text:p>-3.565498124</text:p>
          </table:table-cell>
          <table:table-cell office:value-type="float" office:value="-1.880051304" calcext:value-type="float">
            <text:p>-1.880051304</text:p>
          </table:table-cell>
          <table:table-cell office:value-type="float" office:value="-1.0574924106" calcext:value-type="float">
            <text:p>-1.0574924106</text:p>
          </table:table-cell>
          <table:table-cell office:value-type="float" office:value="16.965631811" calcext:value-type="float">
            <text:p>16.965631811</text:p>
          </table:table-cell>
          <table:table-cell table:number-columns-repeated="2"/>
        </table:table-row>
        <table:table-row table:style-name="ro1">
          <table:table-cell office:value-type="float" office:value="0.68457499925" calcext:value-type="float">
            <text:p>0.68457499925</text:p>
          </table:table-cell>
          <table:table-cell office:value-type="float" office:value="-3.5688837617" calcext:value-type="float">
            <text:p>-3.5688837617</text:p>
          </table:table-cell>
          <table:table-cell office:value-type="float" office:value="-1.8132816535" calcext:value-type="float">
            <text:p>-1.8132816535</text:p>
          </table:table-cell>
          <table:table-cell office:value-type="float" office:value="-0.65936685574" calcext:value-type="float">
            <text:p>-0.65936685574</text:p>
          </table:table-cell>
          <table:table-cell office:value-type="float" office:value="16.877642535" calcext:value-type="float">
            <text:p>16.877642535</text:p>
          </table:table-cell>
          <table:table-cell table:number-columns-repeated="2"/>
        </table:table-row>
        <table:table-row table:style-name="ro1">
          <table:table-cell office:value-type="float" office:value="0.6860779359" calcext:value-type="float">
            <text:p>0.6860779359</text:p>
          </table:table-cell>
          <table:table-cell office:value-type="float" office:value="-3.5707070802" calcext:value-type="float">
            <text:p>-3.5707070802</text:p>
          </table:table-cell>
          <table:table-cell office:value-type="float" office:value="-1.7468801222" calcext:value-type="float">
            <text:p>-1.7468801222</text:p>
          </table:table-cell>
          <table:table-cell office:value-type="float" office:value="-0.26561260884" calcext:value-type="float">
            <text:p>-0.26561260884</text:p>
          </table:table-cell>
          <table:table-cell office:value-type="float" office:value="16.779062175" calcext:value-type="float">
            <text:p>16.779062175</text:p>
          </table:table-cell>
          <table:table-cell table:number-columns-repeated="2"/>
        </table:table-row>
        <table:table-row table:style-name="ro1">
          <table:table-cell office:value-type="float" office:value="0.68758087255" calcext:value-type="float">
            <text:p>0.68758087255</text:p>
          </table:table-cell>
          <table:table-cell office:value-type="float" office:value="-3.5709858963" calcext:value-type="float">
            <text:p>-3.5709858963</text:p>
          </table:table-cell>
          <table:table-cell office:value-type="float" office:value="-1.6808881686" calcext:value-type="float">
            <text:p>-1.6808881686</text:p>
          </table:table-cell>
          <table:table-cell office:value-type="float" office:value="0.12348228203" calcext:value-type="float">
            <text:p>0.12348228203</text:p>
          </table:table-cell>
          <table:table-cell office:value-type="float" office:value="16.67005863" calcext:value-type="float">
            <text:p>16.67005863</text:p>
          </table:table-cell>
          <table:table-cell table:number-columns-repeated="2"/>
        </table:table-row>
        <table:table-row table:style-name="ro1">
          <table:table-cell office:value-type="float" office:value="0.68910593048" calcext:value-type="float">
            <text:p>0.68910593048</text:p>
          </table:table-cell>
          <table:table-cell office:value-type="float" office:value="-3.5697095089" calcext:value-type="float">
            <text:p>-3.5697095089</text:p>
          </table:table-cell>
          <table:table-cell office:value-type="float" office:value="-1.6143854535" calcext:value-type="float">
            <text:p>-1.6143854535</text:p>
          </table:table-cell>
          <table:table-cell office:value-type="float" office:value="0.51325219743" calcext:value-type="float">
            <text:p>0.51325219743</text:p>
          </table:table-cell>
          <table:table-cell office:value-type="float" office:value="16.548976813" calcext:value-type="float">
            <text:p>16.548976813</text:p>
          </table:table-cell>
          <table:table-cell table:number-columns-repeated="2"/>
        </table:table-row>
        <table:table-row table:style-name="ro1">
          <table:table-cell office:value-type="float" office:value="0.6906309884" calcext:value-type="float">
            <text:p>0.6906309884</text:p>
          </table:table-cell>
          <table:table-cell office:value-type="float" office:value="-3.5668832723" calcext:value-type="float">
            <text:p>-3.5668832723</text:p>
          </table:table-cell>
          <table:table-cell office:value-type="float" office:value="-1.5483883164" calcext:value-type="float">
            <text:p>-1.5483883164</text:p>
          </table:table-cell>
          <table:table-cell office:value-type="float" office:value="0.89764750869" calcext:value-type="float">
            <text:p>0.89764750869</text:p>
          </table:table-cell>
          <table:table-cell office:value-type="float" office:value="16.417535284" calcext:value-type="float">
            <text:p>16.417535284</text:p>
          </table:table-cell>
          <table:table-cell table:number-columns-repeated="2"/>
        </table:table-row>
        <table:table-row table:style-name="ro1">
          <table:table-cell office:value-type="float" office:value="0.69215604632" calcext:value-type="float">
            <text:p>0.69215604632</text:p>
          </table:table-cell>
          <table:table-cell office:value-type="float" office:value="-3.5625292663" calcext:value-type="float">
            <text:p>-3.5625292663</text:p>
          </table:table-cell>
          <table:table-cell office:value-type="float" office:value="-1.4829378366" calcext:value-type="float">
            <text:p>-1.4829378366</text:p>
          </table:table-cell>
          <table:table-cell office:value-type="float" office:value="1.2763883466" calcext:value-type="float">
            <text:p>1.2763883466</text:p>
          </table:table-cell>
          <table:table-cell office:value-type="float" office:value="16.275933348" calcext:value-type="float">
            <text:p>16.275933348</text:p>
          </table:table-cell>
          <table:table-cell table:number-columns-repeated="2"/>
        </table:table-row>
        <table:table-row table:style-name="ro1">
          <table:table-cell office:value-type="float" office:value="0.69368110425" calcext:value-type="float">
            <text:p>0.69368110425</text:p>
          </table:table-cell>
          <table:table-cell office:value-type="float" office:value="-3.5566706765" calcext:value-type="float">
            <text:p>-3.5566706765</text:p>
          </table:table-cell>
          <table:table-cell office:value-type="float" office:value="-1.4180742806" calcext:value-type="float">
            <text:p>-1.4180742806</text:p>
          </table:table-cell>
          <table:table-cell office:value-type="float" office:value="1.6492023119" calcext:value-type="float">
            <text:p>1.6492023119</text:p>
          </table:table-cell>
          <table:table-cell office:value-type="float" office:value="16.124377756" calcext:value-type="float">
            <text:p>16.124377756</text:p>
          </table:table-cell>
          <table:table-cell table:number-columns-repeated="2"/>
        </table:table-row>
        <table:table-row table:style-name="ro1">
          <table:table-cell office:value-type="float" office:value="0.69524257909" calcext:value-type="float">
            <text:p>0.69524257909</text:p>
          </table:table-cell>
          <table:table-cell office:value-type="float" office:value="-3.5491386298" calcext:value-type="float">
            <text:p>-3.5491386298</text:p>
          </table:table-cell>
          <table:table-cell office:value-type="float" office:value="-1.3523111287" calcext:value-type="float">
            <text:p>-1.3523111287</text:p>
          </table:table-cell>
          <table:table-cell office:value-type="float" office:value="2.0245014052" calcext:value-type="float">
            <text:p>2.0245014052</text:p>
          </table:table-cell>
          <table:table-cell office:value-type="float" office:value="15.9591136" calcext:value-type="float">
            <text:p>15.9591136</text:p>
          </table:table-cell>
          <table:table-cell table:number-columns-repeated="2"/>
        </table:table-row>
        <table:table-row table:style-name="ro1">
          <table:table-cell office:value-type="float" office:value="0.69680405394" calcext:value-type="float">
            <text:p>0.69680405394</text:p>
          </table:table-cell>
          <table:table-cell office:value-type="float" office:value="-3.5400819024" calcext:value-type="float">
            <text:p>-3.5400819024</text:p>
          </table:table-cell>
          <table:table-cell office:value-type="float" office:value="-1.287245967" calcext:value-type="float">
            <text:p>-1.287245967</text:p>
          </table:table-cell>
          <table:table-cell office:value-type="float" office:value="2.3930339663" calcext:value-type="float">
            <text:p>2.3930339663</text:p>
          </table:table-cell>
          <table:table-cell office:value-type="float" office:value="15.783876108" calcext:value-type="float">
            <text:p>15.783876108</text:p>
          </table:table-cell>
          <table:table-cell table:number-columns-repeated="2"/>
        </table:table-row>
        <table:table-row table:style-name="ro1">
          <table:table-cell office:value-type="float" office:value="0.69836552878" calcext:value-type="float">
            <text:p>0.69836552878</text:p>
          </table:table-cell>
          <table:table-cell office:value-type="float" office:value="-3.529528781" calcext:value-type="float">
            <text:p>-3.529528781</text:p>
          </table:table-cell>
          <table:table-cell office:value-type="float" office:value="-1.2229191795" calcext:value-type="float">
            <text:p>-1.2229191795</text:p>
          </table:table-cell>
          <table:table-cell office:value-type="float" office:value="2.7545330671" calcext:value-type="float">
            <text:p>2.7545330671</text:p>
          </table:table-cell>
          <table:table-cell office:value-type="float" office:value="15.598909527" calcext:value-type="float">
            <text:p>15.598909527</text:p>
          </table:table-cell>
          <table:table-cell table:number-columns-repeated="2"/>
        </table:table-row>
        <table:table-row table:style-name="ro1">
          <table:table-cell office:value-type="float" office:value="0.69992700363" calcext:value-type="float">
            <text:p>0.69992700363</text:p>
          </table:table-cell>
          <table:table-cell office:value-type="float" office:value="-3.5175086284" calcext:value-type="float">
            <text:p>-3.5175086284</text:p>
          </table:table-cell>
          <table:table-cell office:value-type="float" office:value="-1.1593701354" calcext:value-type="float">
            <text:p>-1.1593701354</text:p>
          </table:table-cell>
          <table:table-cell office:value-type="float" office:value="3.108740694" calcext:value-type="float">
            <text:p>3.108740694</text:p>
          </table:table-cell>
          <table:table-cell office:value-type="float" office:value="15.404464968" calcext:value-type="float">
            <text:p>15.404464968</text:p>
          </table:table-cell>
          <table:table-cell table:number-columns-repeated="2"/>
        </table:table-row>
        <table:table-row table:style-name="ro1">
          <table:table-cell office:value-type="float" office:value="0.7015485131" calcext:value-type="float">
            <text:p>0.7015485131</text:p>
          </table:table-cell>
          <table:table-cell office:value-type="float" office:value="-3.5035062147" calcext:value-type="float">
            <text:p>-3.5035062147</text:p>
          </table:table-cell>
          <table:table-cell office:value-type="float" office:value="-1.0942420437" calcext:value-type="float">
            <text:p>-1.0942420437</text:p>
          </table:table-cell>
          <table:table-cell office:value-type="float" office:value="3.468582521" calcext:value-type="float">
            <text:p>3.468582521</text:p>
          </table:table-cell>
          <table:table-cell office:value-type="float" office:value="15.192789203" calcext:value-type="float">
            <text:p>15.192789203</text:p>
          </table:table-cell>
          <table:table-cell table:number-columns-repeated="2"/>
        </table:table-row>
        <table:table-row table:style-name="ro1">
          <table:table-cell office:value-type="float" office:value="0.70317002257" calcext:value-type="float">
            <text:p>0.70317002257</text:p>
          </table:table-cell>
          <table:table-cell office:value-type="float" office:value="-3.4879897795" calcext:value-type="float">
            <text:p>-3.4879897795</text:p>
          </table:table-cell>
          <table:table-cell office:value-type="float" office:value="-1.030035674" calcext:value-type="float">
            <text:p>-1.030035674</text:p>
          </table:table-cell>
          <table:table-cell office:value-type="float" office:value="3.8200247086" calcext:value-type="float">
            <text:p>3.8200247086</text:p>
          </table:table-cell>
          <table:table-cell office:value-type="float" office:value="14.971466131" calcext:value-type="float">
            <text:p>14.971466131</text:p>
          </table:table-cell>
          <table:table-cell table:number-columns-repeated="2"/>
        </table:table-row>
        <table:table-row table:style-name="ro1">
          <table:table-cell office:value-type="float" office:value="0.70479153205" calcext:value-type="float">
            <text:p>0.70479153205</text:p>
          </table:table-cell>
          <table:table-cell office:value-type="float" office:value="-3.4709956294" calcext:value-type="float">
            <text:p>-3.4709956294</text:p>
          </table:table-cell>
          <table:table-cell office:value-type="float" office:value="-0.96679145144" calcext:value-type="float">
            <text:p>-0.96679145144</text:p>
          </table:table-cell>
          <table:table-cell office:value-type="float" office:value="4.1628097973" calcext:value-type="float">
            <text:p>4.1628097973</text:p>
          </table:table-cell>
          <table:table-cell office:value-type="float" office:value="14.740798095" calcext:value-type="float">
            <text:p>14.740798095</text:p>
          </table:table-cell>
          <table:table-cell table:number-columns-repeated="2"/>
        </table:table-row>
        <table:table-row table:style-name="ro1">
          <table:table-cell office:value-type="float" office:value="0.70641304152" calcext:value-type="float">
            <text:p>0.70641304152</text:p>
          </table:table-cell>
          <table:table-cell office:value-type="float" office:value="-3.4525611436" calcext:value-type="float">
            <text:p>-3.4525611436</text:p>
          </table:table-cell>
          <table:table-cell office:value-type="float" office:value="-0.90454850087" calcext:value-type="float">
            <text:p>-0.90454850087</text:p>
          </table:table-cell>
          <table:table-cell office:value-type="float" office:value="4.4966912836" calcext:value-type="float">
            <text:p>4.4966912836</text:p>
          </table:table-cell>
          <table:table-cell office:value-type="float" office:value="14.501093806" calcext:value-type="float">
            <text:p>14.501093806</text:p>
          </table:table-cell>
          <table:table-cell table:number-columns-repeated="2"/>
        </table:table-row>
        <table:table-row table:style-name="ro1">
          <table:table-cell office:value-type="float" office:value="0.70815417715" calcext:value-type="float">
            <text:p>0.70815417715</text:p>
          </table:table-cell>
          <table:table-cell office:value-type="float" office:value="-3.4312068512" calcext:value-type="float">
            <text:p>-3.4312068512</text:p>
          </table:table-cell>
          <table:table-cell office:value-type="float" office:value="-0.83887149473" calcext:value-type="float">
            <text:p>-0.83887149473</text:p>
          </table:table-cell>
          <table:table-cell office:value-type="float" office:value="4.8450232612" calcext:value-type="float">
            <text:p>4.8450232612</text:p>
          </table:table-cell>
          <table:table-cell office:value-type="float" office:value="14.234003741" calcext:value-type="float">
            <text:p>14.234003741</text:p>
          </table:table-cell>
          <table:table-cell table:number-columns-repeated="2"/>
        </table:table-row>
        <table:table-row table:style-name="ro1">
          <table:table-cell office:value-type="float" office:value="0.70989531279" calcext:value-type="float">
            <text:p>0.70989531279</text:p>
          </table:table-cell>
          <table:table-cell office:value-type="float" office:value="-3.4082849685" calcext:value-type="float">
            <text:p>-3.4082849685</text:p>
          </table:table-cell>
          <table:table-cell office:value-type="float" office:value="-0.77443757116" calcext:value-type="float">
            <text:p>-0.77443757116</text:p>
          </table:table-cell>
          <table:table-cell office:value-type="float" office:value="5.1825410044" calcext:value-type="float">
            <text:p>5.1825410044</text:p>
          </table:table-cell>
          <table:table-cell office:value-type="float" office:value="13.95725461" calcext:value-type="float">
            <text:p>13.95725461</text:p>
          </table:table-cell>
          <table:table-cell table:number-columns-repeated="2"/>
        </table:table-row>
        <table:table-row table:style-name="ro1">
          <table:table-cell office:value-type="float" office:value="0.71163644842" calcext:value-type="float">
            <text:p>0.71163644842</text:p>
          </table:table-cell>
          <table:table-cell office:value-type="float" office:value="-3.3838455292" calcext:value-type="float">
            <text:p>-3.3838455292</text:p>
          </table:table-cell>
          <table:table-cell office:value-type="float" office:value="-0.71128996042" calcext:value-type="float">
            <text:p>-0.71128996042</text:p>
          </table:table-cell>
          <table:table-cell office:value-type="float" office:value="5.5089823177" calcext:value-type="float">
            <text:p>5.5089823177</text:p>
          </table:table-cell>
          <table:table-cell office:value-type="float" office:value="13.671249898" calcext:value-type="float">
            <text:p>13.671249898</text:p>
          </table:table-cell>
          <table:table-cell table:number-columns-repeated="2"/>
        </table:table-row>
        <table:table-row table:style-name="ro1">
          <table:table-cell office:value-type="float" office:value="0.71337758406" calcext:value-type="float">
            <text:p>0.71337758406</text:p>
          </table:table-cell>
          <table:table-cell office:value-type="float" office:value="-3.3579397312" calcext:value-type="float">
            <text:p>-3.3579397312</text:p>
          </table:table-cell>
          <table:table-cell office:value-type="float" office:value="-0.64947003421" calcext:value-type="float">
            <text:p>-0.64947003421</text:p>
          </table:table-cell>
          <table:table-cell office:value-type="float" office:value="5.8241000444" calcext:value-type="float">
            <text:p>5.8241000444</text:p>
          </table:table-cell>
          <table:table-cell office:value-type="float" office:value="13.376399313" calcext:value-type="float">
            <text:p>13.376399313</text:p>
          </table:table-cell>
          <table:table-cell table:number-columns-repeated="2"/>
        </table:table-row>
        <table:table-row table:style-name="ro1">
          <table:table-cell office:value-type="float" office:value="0.71514892847" calcext:value-type="float">
            <text:p>0.71514892847</text:p>
          </table:table-cell>
          <table:table-cell office:value-type="float" office:value="-3.3301337068" calcext:value-type="float">
            <text:p>-3.3301337068</text:p>
          </table:table-cell>
          <table:table-cell office:value-type="float" office:value="-0.58798071401" calcext:value-type="float">
            <text:p>-0.58798071401</text:p>
          </table:table-cell>
          <table:table-cell office:value-type="float" office:value="6.1328256531" calcext:value-type="float">
            <text:p>6.1328256531</text:p>
          </table:table-cell>
          <table:table-cell office:value-type="float" office:value="13.067784399" calcext:value-type="float">
            <text:p>13.067784399</text:p>
          </table:table-cell>
          <table:table-cell table:number-columns-repeated="2"/>
        </table:table-row>
        <table:table-row table:style-name="ro1">
          <table:table-cell office:value-type="float" office:value="0.71692027289" calcext:value-type="float">
            <text:p>0.71692027289</text:p>
          </table:table-cell>
          <table:table-cell office:value-type="float" office:value="-3.3009202881" calcext:value-type="float">
            <text:p>-3.3009202881</text:p>
          </table:table-cell>
          <table:table-cell office:value-type="float" office:value="-0.52794596183" calcext:value-type="float">
            <text:p>-0.52794596183</text:p>
          </table:table-cell>
          <table:table-cell office:value-type="float" office:value="6.4293629646" calcext:value-type="float">
            <text:p>6.4293629646</text:p>
          </table:table-cell>
          <table:table-cell office:value-type="float" office:value="12.750886748" calcext:value-type="float">
            <text:p>12.750886748</text:p>
          </table:table-cell>
          <table:table-cell table:number-columns-repeated="2"/>
        </table:table-row>
        <table:table-row table:style-name="ro1">
          <table:table-cell office:value-type="float" office:value="0.71869161731" calcext:value-type="float">
            <text:p>0.71869161731</text:p>
          </table:table-cell>
          <table:table-cell office:value-type="float" office:value="-3.2703566501" calcext:value-type="float">
            <text:p>-3.2703566501</text:p>
          </table:table-cell>
          <table:table-cell office:value-type="float" office:value="-0.46940325471" calcext:value-type="float">
            <text:p>-0.46940325471</text:p>
          </table:table-cell>
          <table:table-cell office:value-type="float" office:value="6.7134999957" calcext:value-type="float">
            <text:p>6.7134999957</text:p>
          </table:table-cell>
          <table:table-cell office:value-type="float" office:value="12.426153948" calcext:value-type="float">
            <text:p>12.426153948</text:p>
          </table:table-cell>
          <table:table-cell table:number-columns-repeated="2"/>
        </table:table-row>
        <table:table-row table:style-name="ro1">
          <table:table-cell office:value-type="float" office:value="0.72046296172" calcext:value-type="float">
            <text:p>0.72046296172</text:p>
          </table:table-cell>
          <table:table-cell office:value-type="float" office:value="-3.2385009159" calcext:value-type="float">
            <text:p>-3.2385009159</text:p>
          </table:table-cell>
          <table:table-cell office:value-type="float" office:value="-0.41238797844" calcext:value-type="float">
            <text:p>-0.41238797844</text:p>
          </table:table-cell>
          <table:table-cell office:value-type="float" office:value="6.9850410247" calcext:value-type="float">
            <text:p>6.9850410247</text:p>
          </table:table-cell>
          <table:table-cell office:value-type="float" office:value="12.094037827" calcext:value-type="float">
            <text:p>12.094037827</text:p>
          </table:table-cell>
          <table:table-cell table:number-columns-repeated="2"/>
        </table:table-row>
        <table:table-row table:style-name="ro1">
          <table:table-cell office:value-type="float" office:value="0.72223391005" calcext:value-type="float">
            <text:p>0.72223391005</text:p>
          </table:table-cell>
          <table:table-cell office:value-type="float" office:value="-3.2054196188" calcext:value-type="float">
            <text:p>-3.2054196188</text:p>
          </table:table-cell>
          <table:table-cell office:value-type="float" office:value="-0.35694563348" calcext:value-type="float">
            <text:p>-0.35694563348</text:p>
          </table:table-cell>
          <table:table-cell office:value-type="float" office:value="7.243750155" calcext:value-type="float">
            <text:p>7.243750155</text:p>
          </table:table-cell>
          <table:table-cell office:value-type="float" office:value="11.75507045" calcext:value-type="float">
            <text:p>11.75507045</text:p>
          </table:table-cell>
          <table:table-cell table:number-columns-repeated="2"/>
        </table:table-row>
        <table:table-row table:style-name="ro1">
          <table:table-cell office:value-type="float" office:value="0.72400485839" calcext:value-type="float">
            <text:p>0.72400485839</text:p>
          </table:table-cell>
          <table:table-cell office:value-type="float" office:value="-3.1711655352" calcext:value-type="float">
            <text:p>-3.1711655352</text:p>
          </table:table-cell>
          <table:table-cell office:value-type="float" office:value="-0.30309442924" calcext:value-type="float">
            <text:p>-0.30309442924</text:p>
          </table:table-cell>
          <table:table-cell office:value-type="float" office:value="7.4895263645" calcext:value-type="float">
            <text:p>7.4895263645</text:p>
          </table:table-cell>
          <table:table-cell office:value-type="float" office:value="11.409636629" calcext:value-type="float">
            <text:p>11.409636629</text:p>
          </table:table-cell>
          <table:table-cell table:number-columns-repeated="2"/>
        </table:table-row>
        <table:table-row table:style-name="ro1">
          <table:table-cell office:value-type="float" office:value="0.72577580672" calcext:value-type="float">
            <text:p>0.72577580672</text:p>
          </table:table-cell>
          <table:table-cell office:value-type="float" office:value="-3.1357991384" calcext:value-type="float">
            <text:p>-3.1357991384</text:p>
          </table:table-cell>
          <table:table-cell office:value-type="float" office:value="-0.25086335903" calcext:value-type="float">
            <text:p>-0.25086335903</text:p>
          </table:table-cell>
          <table:table-cell office:value-type="float" office:value="7.7222226258" calcext:value-type="float">
            <text:p>7.7222226258</text:p>
          </table:table-cell>
          <table:table-cell office:value-type="float" office:value="11.058197075" calcext:value-type="float">
            <text:p>11.058197075</text:p>
          </table:table-cell>
          <table:table-cell table:number-columns-repeated="2"/>
        </table:table-row>
        <table:table-row table:style-name="ro1">
          <table:table-cell office:value-type="float" office:value="0.72754675505" calcext:value-type="float">
            <text:p>0.72754675505</text:p>
          </table:table-cell>
          <table:table-cell office:value-type="float" office:value="-3.0993815478" calcext:value-type="float">
            <text:p>-3.0993815478</text:p>
          </table:table-cell>
          <table:table-cell office:value-type="float" office:value="-0.20027926974" calcext:value-type="float">
            <text:p>-0.20027926974</text:p>
          </table:table-cell>
          <table:table-cell office:value-type="float" office:value="7.9417079654" calcext:value-type="float">
            <text:p>7.9417079654</text:p>
          </table:table-cell>
          <table:table-cell office:value-type="float" office:value="10.701214425" calcext:value-type="float">
            <text:p>10.701214425</text:p>
          </table:table-cell>
          <table:table-cell table:number-columns-repeated="2"/>
        </table:table-row>
        <table:table-row table:style-name="ro1">
          <table:table-cell office:value-type="float" office:value="0.72928415241" calcext:value-type="float">
            <text:p>0.72928415241</text:p>
          </table:table-cell>
          <table:table-cell office:value-type="float" office:value="-3.0626919592" calcext:value-type="float">
            <text:p>-3.0626919592</text:p>
          </table:table-cell>
          <table:table-cell office:value-type="float" office:value="-0.15227783299" calcext:value-type="float">
            <text:p>-0.15227783299</text:p>
          </table:table-cell>
          <table:table-cell office:value-type="float" office:value="8.1440861193" calcext:value-type="float">
            <text:p>8.1440861193</text:p>
          </table:table-cell>
          <table:table-cell office:value-type="float" office:value="10.346056412" calcext:value-type="float">
            <text:p>10.346056412</text:p>
          </table:table-cell>
          <table:table-cell table:number-columns-repeated="2"/>
        </table:table-row>
        <table:table-row table:style-name="ro1">
          <table:table-cell office:value-type="float" office:value="0.73102154978" calcext:value-type="float">
            <text:p>0.73102154978</text:p>
          </table:table-cell>
          <table:table-cell office:value-type="float" office:value="-3.0251087312" calcext:value-type="float">
            <text:p>-3.0251087312</text:p>
          </table:table-cell>
          <table:table-cell office:value-type="float" office:value="-0.1059066321" calcext:value-type="float">
            <text:p>-0.1059066321</text:p>
          </table:table-cell>
          <table:table-cell office:value-type="float" office:value="8.333544671" calcext:value-type="float">
            <text:p>8.333544671</text:p>
          </table:table-cell>
          <table:table-cell office:value-type="float" office:value="9.9864489383" calcext:value-type="float">
            <text:p>9.9864489383</text:p>
          </table:table-cell>
          <table:table-cell table:number-columns-repeated="2"/>
        </table:table-row>
        <table:table-row table:style-name="ro1">
          <table:table-cell office:value-type="float" office:value="0.73275894715" calcext:value-type="float">
            <text:p>0.73275894715</text:p>
          </table:table-cell>
          <table:table-cell office:value-type="float" office:value="-2.9866909755" calcext:value-type="float">
            <text:p>-2.9866909755</text:p>
          </table:table-cell>
          <table:table-cell office:value-type="float" office:value="-0.061184959919" calcext:value-type="float">
            <text:p>-0.061184959919</text:p>
          </table:table-cell>
          <table:table-cell office:value-type="float" office:value="8.510004404" calcext:value-type="float">
            <text:p>8.510004404</text:p>
          </table:table-cell>
          <table:table-cell office:value-type="float" office:value="9.622831231" calcext:value-type="float">
            <text:p>9.622831231</text:p>
          </table:table-cell>
          <table:table-cell table:number-columns-repeated="2"/>
        </table:table-row>
        <table:table-row table:style-name="ro1">
          <table:table-cell office:value-type="float" office:value="0.73449634451" calcext:value-type="float">
            <text:p>0.73449634451</text:p>
          </table:table-cell>
          <table:table-cell office:value-type="float" office:value="-2.9474981323" calcext:value-type="float">
            <text:p>-2.9474981323</text:p>
          </table:table-cell>
          <table:table-cell office:value-type="float" office:value="-0.018130106296" calcext:value-type="float">
            <text:p>-0.018130106296</text:p>
          </table:table-cell>
          <table:table-cell office:value-type="float" office:value="8.6734005286" calcext:value-type="float">
            <text:p>8.6734005286</text:p>
          </table:table-cell>
          <table:table-cell office:value-type="float" office:value="9.2556423486" calcext:value-type="float">
            <text:p>9.2556423486</text:p>
          </table:table-cell>
          <table:table-cell table:number-columns-repeated="2"/>
        </table:table-row>
        <table:table-row table:style-name="ro1">
          <table:table-cell office:value-type="float" office:value="0.73618086914" calcext:value-type="float">
            <text:p>0.73618086914</text:p>
          </table:table-cell>
          <table:table-cell office:value-type="float" office:value="-2.9088143769" calcext:value-type="float">
            <text:p>-2.9088143769</text:p>
          </table:table-cell>
          <table:table-cell office:value-type="float" office:value="0.022008528567" calcext:value-type="float">
            <text:p>0.022008528567</text:p>
          </table:table-cell>
          <table:table-cell office:value-type="float" office:value="8.8193030038" calcext:value-type="float">
            <text:p>8.8193030038</text:p>
          </table:table-cell>
          <table:table-cell office:value-type="float" office:value="8.8966324223" calcext:value-type="float">
            <text:p>8.8966324223</text:p>
          </table:table-cell>
          <table:table-cell table:number-columns-repeated="2"/>
        </table:table-row>
        <table:table-row table:style-name="ro1">
          <table:table-cell office:value-type="float" office:value="0.73786539376" calcext:value-type="float">
            <text:p>0.73786539376</text:p>
          </table:table-cell>
          <table:table-cell office:value-type="float" office:value="-2.8695127185" calcext:value-type="float">
            <text:p>-2.8695127185</text:p>
          </table:table-cell>
          <table:table-cell office:value-type="float" office:value="0.060553728465" calcext:value-type="float">
            <text:p>0.060553728465</text:p>
          </table:table-cell>
          <table:table-cell office:value-type="float" office:value="8.9528440015" calcext:value-type="float">
            <text:p>8.9528440015</text:p>
          </table:table-cell>
          <table:table-cell office:value-type="float" office:value="8.5350762558" calcext:value-type="float">
            <text:p>8.5350762558</text:p>
          </table:table-cell>
          <table:table-cell table:number-columns-repeated="2"/>
        </table:table-row>
        <table:table-row table:style-name="ro1">
          <table:table-cell office:value-type="float" office:value="0.73954991839" calcext:value-type="float">
            <text:p>0.73954991839</text:p>
          </table:table-cell>
          <table:table-cell office:value-type="float" office:value="-2.8296478728" calcext:value-type="float">
            <text:p>-2.8296478728</text:p>
          </table:table-cell>
          <table:table-cell office:value-type="float" office:value="0.09749511207" calcext:value-type="float">
            <text:p>0.09749511207</text:p>
          </table:table-cell>
          <table:table-cell office:value-type="float" office:value="9.0740025048" calcext:value-type="float">
            <text:p>9.0740025048</text:p>
          </table:table-cell>
          <table:table-cell office:value-type="float" office:value="8.171371205" calcext:value-type="float">
            <text:p>8.171371205</text:p>
          </table:table-cell>
          <table:table-cell table:number-columns-repeated="2"/>
        </table:table-row>
        <table:table-row table:style-name="ro1">
          <table:table-cell office:value-type="float" office:value="0.74123444301" calcext:value-type="float">
            <text:p>0.74123444301</text:p>
          </table:table-cell>
          <table:table-cell office:value-type="float" office:value="-2.7892746211" calcext:value-type="float">
            <text:p>-2.7892746211</text:p>
          </table:table-cell>
          <table:table-cell office:value-type="float" office:value="0.1328240516" calcext:value-type="float">
            <text:p>0.1328240516</text:p>
          </table:table-cell>
          <table:table-cell office:value-type="float" office:value="9.1827696779" calcext:value-type="float">
            <text:p>9.1827696779</text:p>
          </table:table-cell>
          <table:table-cell office:value-type="float" office:value="7.8059129571" calcext:value-type="float">
            <text:p>7.8059129571</text:p>
          </table:table-cell>
          <table:table-cell table:number-columns-repeated="2"/>
        </table:table-row>
        <table:table-row table:style-name="ro1">
          <table:table-cell office:value-type="float" office:value="0.74290066169" calcext:value-type="float">
            <text:p>0.74290066169</text:p>
          </table:table-cell>
          <table:table-cell office:value-type="float" office:value="-2.7488936749" calcext:value-type="float">
            <text:p>-2.7488936749</text:p>
          </table:table-cell>
          <table:table-cell office:value-type="float" office:value="0.16617606165" calcext:value-type="float">
            <text:p>0.16617606165</text:p>
          </table:table-cell>
          <table:table-cell office:value-type="float" office:value="9.2781678888" calcext:value-type="float">
            <text:p>9.2781678888</text:p>
          </table:table-cell>
          <table:table-cell office:value-type="float" office:value="7.4430873731" calcext:value-type="float">
            <text:p>7.4430873731</text:p>
          </table:table-cell>
          <table:table-cell table:number-columns-repeated="2"/>
        </table:table-row>
        <table:table-row table:style-name="ro1">
          <table:table-cell office:value-type="float" office:value="0.74456688036" calcext:value-type="float">
            <text:p>0.74456688036</text:p>
          </table:table-cell>
          <table:table-cell office:value-type="float" office:value="-2.7081219177" calcext:value-type="float">
            <text:p>-2.7081219177</text:p>
          </table:table-cell>
          <table:table-cell office:value-type="float" office:value="0.19793875796" calcext:value-type="float">
            <text:p>0.19793875796</text:p>
          </table:table-cell>
          <table:table-cell office:value-type="float" office:value="9.361460223" calcext:value-type="float">
            <text:p>9.361460223</text:p>
          </table:table-cell>
          <table:table-cell office:value-type="float" office:value="7.0793104079" calcext:value-type="float">
            <text:p>7.0793104079</text:p>
          </table:table-cell>
          <table:table-cell table:number-columns-repeated="2"/>
        </table:table-row>
        <table:table-row table:style-name="ro1">
          <table:table-cell office:value-type="float" office:value="0.74623309904" calcext:value-type="float">
            <text:p>0.74623309904</text:p>
          </table:table-cell>
          <table:table-cell office:value-type="float" office:value="-2.6670122501" calcext:value-type="float">
            <text:p>-2.6670122501</text:p>
          </table:table-cell>
          <table:table-cell office:value-type="float" office:value="0.22810880223" calcext:value-type="float">
            <text:p>0.22810880223</text:p>
          </table:table-cell>
          <table:table-cell office:value-type="float" office:value="9.4326723349" calcext:value-type="float">
            <text:p>9.4326723349</text:p>
          </table:table-cell>
          <table:table-cell office:value-type="float" office:value="6.7149582049" calcext:value-type="float">
            <text:p>6.7149582049</text:p>
          </table:table-cell>
          <table:table-cell table:number-columns-repeated="2"/>
        </table:table-row>
        <table:table-row table:style-name="ro1">
          <table:table-cell office:value-type="float" office:value="0.74789931771" calcext:value-type="float">
            <text:p>0.74789931771</text:p>
          </table:table-cell>
          <table:table-cell office:value-type="float" office:value="-2.6256174363" calcext:value-type="float">
            <text:p>-2.6256174363</text:p>
          </table:table-cell>
          <table:table-cell office:value-type="float" office:value="0.2566844952" calcext:value-type="float">
            <text:p>0.2566844952</text:p>
          </table:table-cell>
          <table:table-cell office:value-type="float" office:value="9.4918408726" calcext:value-type="float">
            <text:p>9.4918408726</text:p>
          </table:table-cell>
          <table:table-cell office:value-type="float" office:value="6.3504040418" calcext:value-type="float">
            <text:p>6.3504040418</text:p>
          </table:table-cell>
          <table:table-cell table:number-columns-repeated="2"/>
        </table:table-row>
        <table:table-row table:style-name="ro1">
          <table:table-cell office:value-type="float" office:value="0.74956253547" calcext:value-type="float">
            <text:p>0.74956253547</text:p>
          </table:table-cell>
          <table:table-cell office:value-type="float" office:value="-2.58406521" calcext:value-type="float">
            <text:p>-2.58406521</text:p>
          </table:table-cell>
          <table:table-cell office:value-type="float" office:value="0.2836186029" calcext:value-type="float">
            <text:p>0.2836186029</text:p>
          </table:table-cell>
          <table:table-cell office:value-type="float" office:value="9.5389391008" calcext:value-type="float">
            <text:p>9.5389391008</text:p>
          </table:table-cell>
          <table:table-cell office:value-type="float" office:value="5.9866739623" calcext:value-type="float">
            <text:p>5.9866739623</text:p>
          </table:table-cell>
          <table:table-cell table:number-columns-repeated="2"/>
        </table:table-row>
        <table:table-row table:style-name="ro1">
          <table:table-cell office:value-type="float" office:value="0.75122575322" calcext:value-type="float">
            <text:p>0.75122575322</text:p>
          </table:table-cell>
          <table:table-cell office:value-type="float" office:value="-2.5423333286" calcext:value-type="float">
            <text:p>-2.5423333286</text:p>
          </table:table-cell>
          <table:table-cell office:value-type="float" office:value="0.30896555455" calcext:value-type="float">
            <text:p>0.30896555455</text:p>
          </table:table-cell>
          <table:table-cell office:value-type="float" office:value="9.5741421745" calcext:value-type="float">
            <text:p>9.5741421745</text:p>
          </table:table-cell>
          <table:table-cell office:value-type="float" office:value="5.623476188" calcext:value-type="float">
            <text:p>5.623476188</text:p>
          </table:table-cell>
          <table:table-cell table:number-columns-repeated="2"/>
        </table:table-row>
        <table:table-row table:style-name="ro1">
          <table:table-cell office:value-type="float" office:value="0.75288897098" calcext:value-type="float">
            <text:p>0.75288897098</text:p>
          </table:table-cell>
          <table:table-cell office:value-type="float" office:value="-2.5004735842" calcext:value-type="float">
            <text:p>-2.5004735842</text:p>
          </table:table-cell>
          <table:table-cell office:value-type="float" office:value="0.33272846342" calcext:value-type="float">
            <text:p>0.33272846342</text:p>
          </table:table-cell>
          <table:table-cell office:value-type="float" office:value="9.5975182143" calcext:value-type="float">
            <text:p>9.5975182143</text:p>
          </table:table-cell>
          <table:table-cell office:value-type="float" office:value="5.2611717466" calcext:value-type="float">
            <text:p>5.2611717466</text:p>
          </table:table-cell>
          <table:table-cell table:number-columns-repeated="2"/>
        </table:table-row>
        <table:table-row table:style-name="ro1">
          <table:table-cell office:value-type="float" office:value="0.75455218873" calcext:value-type="float">
            <text:p>0.75455218873</text:p>
          </table:table-cell>
          <table:table-cell office:value-type="float" office:value="-2.4585374495" calcext:value-type="float">
            <text:p>-2.4585374495</text:p>
          </table:table-cell>
          <table:table-cell office:value-type="float" office:value="0.35491201055" calcext:value-type="float">
            <text:p>0.35491201055</text:p>
          </table:table-cell>
          <table:table-cell office:value-type="float" office:value="9.6091455017" calcext:value-type="float">
            <text:p>9.6091455017</text:p>
          </table:table-cell>
          <table:table-cell office:value-type="float" office:value="4.9001177254" calcext:value-type="float">
            <text:p>4.9001177254</text:p>
          </table:table-cell>
          <table:table-cell table:number-columns-repeated="2"/>
        </table:table-row>
        <table:table-row table:style-name="ro1">
          <table:table-cell office:value-type="float" office:value="0.7562223964" calcext:value-type="float">
            <text:p>0.7562223964</text:p>
          </table:table-cell>
          <table:table-cell office:value-type="float" office:value="-2.4163997059" calcext:value-type="float">
            <text:p>-2.4163997059</text:p>
          </table:table-cell>
          <table:table-cell office:value-type="float" office:value="0.37560573753" calcext:value-type="float">
            <text:p>0.37560573753</text:p>
          </table:table-cell>
          <table:table-cell office:value-type="float" office:value="9.6090876846" calcext:value-type="float">
            <text:p>9.6090876846</text:p>
          </table:table-cell>
          <table:table-cell office:value-type="float" office:value="4.5391602723" calcext:value-type="float">
            <text:p>4.5391602723</text:p>
          </table:table-cell>
          <table:table-cell table:number-columns-repeated="2"/>
        </table:table-row>
        <table:table-row table:style-name="ro1">
          <table:table-cell office:value-type="float" office:value="0.75789260406" calcext:value-type="float">
            <text:p>0.75789260406</text:p>
          </table:table-cell>
          <table:table-cell office:value-type="float" office:value="-2.3742878173" calcext:value-type="float">
            <text:p>-2.3742878173</text:p>
          </table:table-cell>
          <table:table-cell office:value-type="float" office:value="0.39472095148" calcext:value-type="float">
            <text:p>0.39472095148</text:p>
          </table:table-cell>
          <table:table-cell office:value-type="float" office:value="9.5973704427" calcext:value-type="float">
            <text:p>9.5973704427</text:p>
          </table:table-cell>
          <table:table-cell office:value-type="float" office:value="4.1801725412" calcext:value-type="float">
            <text:p>4.1801725412</text:p>
          </table:table-cell>
          <table:table-cell table:number-columns-repeated="2"/>
        </table:table-row>
        <table:table-row table:style-name="ro1">
          <table:table-cell office:value-type="float" office:value="0.75956281173" calcext:value-type="float">
            <text:p>0.75956281173</text:p>
          </table:table-cell>
          <table:table-cell office:value-type="float" office:value="-2.3322526701" calcext:value-type="float">
            <text:p>-2.3322526701</text:p>
          </table:table-cell>
          <table:table-cell office:value-type="float" office:value="0.41226705339" calcext:value-type="float">
            <text:p>0.41226705339</text:p>
          </table:table-cell>
          <table:table-cell office:value-type="float" office:value="9.5741027517" calcext:value-type="float">
            <text:p>9.5741027517</text:p>
          </table:table-cell>
          <table:table-cell office:value-type="float" office:value="3.8235026596" calcext:value-type="float">
            <text:p>3.8235026596</text:p>
          </table:table-cell>
          <table:table-cell table:number-columns-repeated="2"/>
        </table:table-row>
        <table:table-row table:style-name="ro1">
          <table:table-cell office:value-type="float" office:value="0.7612330194" calcext:value-type="float">
            <text:p>0.7612330194</text:p>
          </table:table-cell>
          <table:table-cell office:value-type="float" office:value="-2.2903446522" calcext:value-type="float">
            <text:p>-2.2903446522</text:p>
          </table:table-cell>
          <table:table-cell office:value-type="float" office:value="0.42825495979" calcext:value-type="float">
            <text:p>0.42825495979</text:p>
          </table:table-cell>
          <table:table-cell office:value-type="float" office:value="9.5394030845" calcext:value-type="float">
            <text:p>9.5394030845</text:p>
          </table:table-cell>
          <table:table-cell office:value-type="float" office:value="3.4694937887" calcext:value-type="float">
            <text:p>3.4694937887</text:p>
          </table:table-cell>
          <table:table-cell table:number-columns-repeated="2"/>
        </table:table-row>
        <table:table-row table:style-name="ro1">
          <table:table-cell office:value-type="float" office:value="0.76291797169" calcext:value-type="float">
            <text:p>0.76291797169</text:p>
          </table:table-cell>
          <table:table-cell office:value-type="float" office:value="-2.2482461476" calcext:value-type="float">
            <text:p>-2.2482461476</text:p>
          </table:table-cell>
          <table:table-cell office:value-type="float" office:value="0.44281773455" calcext:value-type="float">
            <text:p>0.44281773455</text:p>
          </table:table-cell>
          <table:table-cell office:value-type="float" office:value="9.4929431514" calcext:value-type="float">
            <text:p>9.4929431514</text:p>
          </table:table-cell>
          <table:table-cell office:value-type="float" office:value="3.115399548" calcext:value-type="float">
            <text:p>3.115399548</text:p>
          </table:table-cell>
          <table:table-cell table:number-columns-repeated="2"/>
        </table:table-row>
        <table:table-row table:style-name="ro1">
          <table:table-cell office:value-type="float" office:value="0.76460292399" calcext:value-type="float">
            <text:p>0.76460292399</text:p>
          </table:table-cell>
          <table:table-cell office:value-type="float" office:value="-2.2063783454" calcext:value-type="float">
            <text:p>-2.2063783454</text:p>
          </table:table-cell>
          <table:table-cell office:value-type="float" office:value="0.45582157407" calcext:value-type="float">
            <text:p>0.45582157407</text:p>
          </table:table-cell>
          <table:table-cell office:value-type="float" office:value="9.435119085" calcext:value-type="float">
            <text:p>9.435119085</text:p>
          </table:table-cell>
          <table:table-cell office:value-type="float" office:value="2.764698946" calcext:value-type="float">
            <text:p>2.764698946</text:p>
          </table:table-cell>
          <table:table-cell table:number-columns-repeated="2"/>
        </table:table-row>
        <table:table-row table:style-name="ro1">
          <table:table-cell office:value-type="float" office:value="0.76628787629" calcext:value-type="float">
            <text:p>0.76628787629</text:p>
          </table:table-cell>
          <table:table-cell office:value-type="float" office:value="-2.1647911849" calcext:value-type="float">
            <text:p>-2.1647911849</text:p>
          </table:table-cell>
          <table:table-cell office:value-type="float" office:value="0.46728223357" calcext:value-type="float">
            <text:p>0.46728223357</text:p>
          </table:table-cell>
          <table:table-cell office:value-type="float" office:value="9.3660805522" calcext:value-type="float">
            <text:p>9.3660805522</text:p>
          </table:table-cell>
          <table:table-cell office:value-type="float" office:value="2.4177276353" calcext:value-type="float">
            <text:p>2.4177276353</text:p>
          </table:table-cell>
          <table:table-cell table:number-columns-repeated="2"/>
        </table:table-row>
        <table:table-row table:style-name="ro1">
          <table:table-cell office:value-type="float" office:value="0.76797282859" calcext:value-type="float">
            <text:p>0.76797282859</text:p>
          </table:table-cell>
          <table:table-cell office:value-type="float" office:value="-2.123533924" calcext:value-type="float">
            <text:p>-2.123533924</text:p>
          </table:table-cell>
          <table:table-cell office:value-type="float" office:value="0.47721693976" calcext:value-type="float">
            <text:p>0.47721693976</text:p>
          </table:table-cell>
          <table:table-cell office:value-type="float" office:value="9.2859861418" calcext:value-type="float">
            <text:p>9.2859861418</text:p>
          </table:table-cell>
          <table:table-cell office:value-type="float" office:value="2.0748152779" calcext:value-type="float">
            <text:p>2.0748152779</text:p>
          </table:table-cell>
          <table:table-cell table:number-columns-repeated="2"/>
        </table:table-row>
        <table:table-row table:style-name="ro1">
          <table:table-cell office:value-type="float" office:value="0.76967922563" calcext:value-type="float">
            <text:p>0.76967922563</text:p>
          </table:table-cell>
          <table:table-cell office:value-type="float" office:value="-2.082137475" calcext:value-type="float">
            <text:p>-2.082137475</text:p>
          </table:table-cell>
          <table:table-cell office:value-type="float" office:value="0.48574199512" calcext:value-type="float">
            <text:p>0.48574199512</text:p>
          </table:table-cell>
          <table:table-cell office:value-type="float" office:value="9.1937757666" calcext:value-type="float">
            <text:p>9.1937757666</text:p>
          </table:table-cell>
          <table:table-cell office:value-type="float" office:value="1.7320064466" calcext:value-type="float">
            <text:p>1.7320064466</text:p>
          </table:table-cell>
          <table:table-cell table:number-columns-repeated="2"/>
        </table:table-row>
        <table:table-row table:style-name="ro1">
          <table:table-cell office:value-type="float" office:value="0.77138562268" calcext:value-type="float">
            <text:p>0.77138562268</text:p>
          </table:table-cell>
          <table:table-cell office:value-type="float" office:value="-2.0411787809" calcext:value-type="float">
            <text:p>-2.0411787809</text:p>
          </table:table-cell>
          <table:table-cell office:value-type="float" office:value="0.49274203893" calcext:value-type="float">
            <text:p>0.49274203893</text:p>
          </table:table-cell>
          <table:table-cell office:value-type="float" office:value="9.0905804992" calcext:value-type="float">
            <text:p>9.0905804992</text:p>
          </table:table-cell>
          <table:table-cell office:value-type="float" office:value="1.3940216639" calcext:value-type="float">
            <text:p>1.3940216639</text:p>
          </table:table-cell>
          <table:table-cell table:number-columns-repeated="2"/>
        </table:table-row>
        <table:table-row table:style-name="ro1">
          <table:table-cell office:value-type="float" office:value="0.77309201973" calcext:value-type="float">
            <text:p>0.77309201973</text:p>
          </table:table-cell>
          <table:table-cell office:value-type="float" office:value="-2.0007066247" calcext:value-type="float">
            <text:p>-2.0007066247</text:p>
          </table:table-cell>
          <table:table-cell office:value-type="float" office:value="0.49823940549" calcext:value-type="float">
            <text:p>0.49823940549</text:p>
          </table:table-cell>
          <table:table-cell office:value-type="float" office:value="8.976591562" calcext:value-type="float">
            <text:p>8.976591562</text:p>
          </table:table-cell>
          <table:table-cell office:value-type="float" office:value="1.0611833945" calcext:value-type="float">
            <text:p>1.0611833945</text:p>
          </table:table-cell>
          <table:table-cell table:number-columns-repeated="2"/>
        </table:table-row>
        <table:table-row table:style-name="ro1">
          <table:table-cell office:value-type="float" office:value="0.77479841678" calcext:value-type="float">
            <text:p>0.77479841678</text:p>
          </table:table-cell>
          <table:table-cell office:value-type="float" office:value="-1.960768914" calcext:value-type="float">
            <text:p>-1.960768914</text:p>
          </table:table-cell>
          <table:table-cell office:value-type="float" office:value="0.50225785785" calcext:value-type="float">
            <text:p>0.50225785785</text:p>
          </table:table-cell>
          <table:table-cell office:value-type="float" office:value="8.8520085663" calcext:value-type="float">
            <text:p>8.8520085663</text:p>
          </table:table-cell>
          <table:table-cell office:value-type="float" office:value="0.73380705517" calcext:value-type="float">
            <text:p>0.73380705517</text:p>
          </table:table-cell>
          <table:table-cell table:number-columns-repeated="2"/>
        </table:table-row>
        <table:table-row table:style-name="ro1">
          <table:table-cell office:value-type="float" office:value="0.77653251364" calcext:value-type="float">
            <text:p>0.77653251364</text:p>
          </table:table-cell>
          <table:table-cell office:value-type="float" office:value="-1.9207788315" calcext:value-type="float">
            <text:p>-1.9207788315</text:p>
          </table:table-cell>
          <table:table-cell office:value-type="float" office:value="0.50485234518" calcext:value-type="float">
            <text:p>0.50485234518</text:p>
          </table:table-cell>
          <table:table-cell office:value-type="float" office:value="8.7147638501" calcext:value-type="float">
            <text:p>8.7147638501</text:p>
          </table:table-cell>
          <table:table-cell office:value-type="float" office:value="0.40702952229" calcext:value-type="float">
            <text:p>0.40702952229</text:p>
          </table:table-cell>
          <table:table-cell table:number-columns-repeated="2"/>
        </table:table-row>
        <table:table-row table:style-name="ro1">
          <table:table-cell office:value-type="float" office:value="0.77826661051" calcext:value-type="float">
            <text:p>0.77826661051</text:p>
          </table:table-cell>
          <table:table-cell office:value-type="float" office:value="-1.8814375395" calcext:value-type="float">
            <text:p>-1.8814375395</text:p>
          </table:table-cell>
          <table:table-cell office:value-type="float" office:value="0.50597335496" calcext:value-type="float">
            <text:p>0.50597335496</text:p>
          </table:table-cell>
          <table:table-cell office:value-type="float" office:value="8.5670193218" calcext:value-type="float">
            <text:p>8.5670193218</text:p>
          </table:table-cell>
          <table:table-cell office:value-type="float" office:value="0.086526634265" calcext:value-type="float">
            <text:p>0.086526634265</text:p>
          </table:table-cell>
          <table:table-cell table:number-columns-repeated="2"/>
        </table:table-row>
        <table:table-row table:style-name="ro1">
          <table:table-cell office:value-type="float" office:value="0.78000070737" calcext:value-type="float">
            <text:p>0.78000070737</text:p>
          </table:table-cell>
          <table:table-cell office:value-type="float" office:value="-1.8427923059" calcext:value-type="float">
            <text:p>-1.8427923059</text:p>
          </table:table-cell>
          <table:table-cell office:value-type="float" office:value="0.50565015433" calcext:value-type="float">
            <text:p>0.50565015433</text:p>
          </table:table-cell>
          <table:table-cell office:value-type="float" office:value="8.4090094942" calcext:value-type="float">
            <text:p>8.4090094942</text:p>
          </table:table-cell>
          <table:table-cell office:value-type="float" office:value="-0.22739397395" calcext:value-type="float">
            <text:p>-0.22739397395</text:p>
          </table:table-cell>
          <table:table-cell table:number-columns-repeated="2"/>
        </table:table-row>
        <table:table-row table:style-name="ro1">
          <table:table-cell office:value-type="float" office:value="0.78173480423" calcext:value-type="float">
            <text:p>0.78173480423</text:p>
          </table:table-cell>
          <table:table-cell office:value-type="float" office:value="-1.804889313" calcext:value-type="float">
            <text:p>-1.804889313</text:p>
          </table:table-cell>
          <table:table-cell office:value-type="float" office:value="0.5039133923" calcext:value-type="float">
            <text:p>0.5039133923</text:p>
          </table:table-cell>
          <table:table-cell office:value-type="float" office:value="8.2409767467" calcext:value-type="float">
            <text:p>8.2409767467</text:p>
          </table:table-cell>
          <table:table-cell office:value-type="float" office:value="-0.5344328405" calcext:value-type="float">
            <text:p>-0.5344328405</text:p>
          </table:table-cell>
          <table:table-cell table:number-columns-repeated="2"/>
        </table:table-row>
        <table:table-row table:style-name="ro1">
          <table:table-cell office:value-type="float" office:value="0.78350283826" calcext:value-type="float">
            <text:p>0.78350283826</text:p>
          </table:table-cell>
          <table:table-cell office:value-type="float" office:value="-1.7670554036" calcext:value-type="float">
            <text:p>-1.7670554036</text:p>
          </table:table-cell>
          <table:table-cell office:value-type="float" office:value="0.50072047565" calcext:value-type="float">
            <text:p>0.50072047565</text:p>
          </table:table-cell>
          <table:table-cell office:value-type="float" office:value="8.0595955406" calcext:value-type="float">
            <text:p>8.0595955406</text:p>
          </table:table-cell>
          <table:table-cell office:value-type="float" office:value="-0.84009386697" calcext:value-type="float">
            <text:p>-0.84009386697</text:p>
          </table:table-cell>
          <table:table-cell table:number-columns-repeated="2"/>
        </table:table-row>
        <table:table-row table:style-name="ro1">
          <table:table-cell office:value-type="float" office:value="0.78527087229" calcext:value-type="float">
            <text:p>0.78527087229</text:p>
          </table:table-cell>
          <table:table-cell office:value-type="float" office:value="-1.730086438" calcext:value-type="float">
            <text:p>-1.730086438</text:p>
          </table:table-cell>
          <table:table-cell office:value-type="float" office:value="0.49612670263" calcext:value-type="float">
            <text:p>0.49612670263</text:p>
          </table:table-cell>
          <table:table-cell office:value-type="float" office:value="7.8683279708" calcext:value-type="float">
            <text:p>7.8683279708</text:p>
          </table:table-cell>
          <table:table-cell office:value-type="float" office:value="-1.1379989885" calcext:value-type="float">
            <text:p>-1.1379989885</text:p>
          </table:table-cell>
          <table:table-cell table:number-columns-repeated="2"/>
        </table:table-row>
        <table:table-row table:style-name="ro1">
          <table:table-cell office:value-type="float" office:value="0.78703890632" calcext:value-type="float">
            <text:p>0.78703890632</text:p>
          </table:table-cell>
          <table:table-cell office:value-type="float" office:value="-1.6940276552" calcext:value-type="float">
            <text:p>-1.6940276552</text:p>
          </table:table-cell>
          <table:table-cell office:value-type="float" office:value="0.49016874841" calcext:value-type="float">
            <text:p>0.49016874841</text:p>
          </table:table-cell>
          <table:table-cell office:value-type="float" office:value="7.6674544389" calcext:value-type="float">
            <text:p>7.6674544389</text:p>
          </table:table-cell>
          <table:table-cell office:value-type="float" office:value="-1.4278579532" calcext:value-type="float">
            <text:p>-1.4278579532</text:p>
          </table:table-cell>
          <table:table-cell table:number-columns-repeated="2"/>
        </table:table-row>
        <table:table-row table:style-name="ro1">
          <table:table-cell office:value-type="float" office:value="0.78880694035" calcext:value-type="float">
            <text:p>0.78880694035</text:p>
          </table:table-cell>
          <table:table-cell office:value-type="float" office:value="-1.6589229758" calcext:value-type="float">
            <text:p>-1.6589229758</text:p>
          </table:table-cell>
          <table:table-cell office:value-type="float" office:value="0.48288461355" calcext:value-type="float">
            <text:p>0.48288461355</text:p>
          </table:table-cell>
          <table:table-cell office:value-type="float" office:value="7.4572626736" calcext:value-type="float">
            <text:p>7.4572626736</text:p>
          </table:table-cell>
          <table:table-cell office:value-type="float" office:value="-1.7093899141" calcext:value-type="float">
            <text:p>-1.7093899141</text:p>
          </table:table-cell>
          <table:table-cell table:number-columns-repeated="2"/>
        </table:table-row>
        <table:table-row table:style-name="ro1">
          <table:table-cell office:value-type="float" office:value="0.79061559392" calcext:value-type="float">
            <text:p>0.79061559392</text:p>
          </table:table-cell>
          <table:table-cell office:value-type="float" office:value="-1.6240434003" calcext:value-type="float">
            <text:p>-1.6240434003</text:p>
          </table:table-cell>
          <table:table-cell office:value-type="float" office:value="0.47410186511" calcext:value-type="float">
            <text:p>0.47410186511</text:p>
          </table:table-cell>
          <table:table-cell office:value-type="float" office:value="7.2329074591" calcext:value-type="float">
            <text:p>7.2329074591</text:p>
          </table:table-cell>
          <table:table-cell office:value-type="float" office:value="-1.9884909033" calcext:value-type="float">
            <text:p>-1.9884909033</text:p>
          </table:table-cell>
          <table:table-cell table:number-columns-repeated="2"/>
        </table:table-row>
        <table:table-row table:style-name="ro1">
          <table:table-cell office:value-type="float" office:value="0.7924242475" calcext:value-type="float">
            <text:p>0.7924242475</text:p>
          </table:table-cell>
          <table:table-cell office:value-type="float" office:value="-1.5902508892" calcext:value-type="float">
            <text:p>-1.5902508892</text:p>
          </table:table-cell>
          <table:table-cell office:value-type="float" office:value="0.46401581035" calcext:value-type="float">
            <text:p>0.46401581035</text:p>
          </table:table-cell>
          <table:table-cell office:value-type="float" office:value="6.9994323158" calcext:value-type="float">
            <text:p>6.9994323158</text:p>
          </table:table-cell>
          <table:table-cell office:value-type="float" office:value="-2.2583139676" calcext:value-type="float">
            <text:p>-2.2583139676</text:p>
          </table:table-cell>
          <table:table-cell table:number-columns-repeated="2"/>
        </table:table-row>
        <table:table-row table:style-name="ro1">
          <table:table-cell office:value-type="float" office:value="0.79423290107" calcext:value-type="float">
            <text:p>0.79423290107</text:p>
          </table:table-cell>
          <table:table-cell office:value-type="float" office:value="-1.5575879641" calcext:value-type="float">
            <text:p>-1.5575879641</text:p>
          </table:table-cell>
          <table:table-cell office:value-type="float" office:value="0.45267114453" calcext:value-type="float">
            <text:p>0.45267114453</text:p>
          </table:table-cell>
          <table:table-cell office:value-type="float" office:value="6.7571671558" calcext:value-type="float">
            <text:p>6.7571671558</text:p>
          </table:table-cell>
          <table:table-cell office:value-type="float" office:value="-2.5185897863" calcext:value-type="float">
            <text:p>-2.5185897863</text:p>
          </table:table-cell>
          <table:table-cell table:number-columns-repeated="2"/>
        </table:table-row>
        <table:table-row table:style-name="ro1">
          <table:table-cell office:value-type="float" office:value="0.79604155465" calcext:value-type="float">
            <text:p>0.79604155465</text:p>
          </table:table-cell>
          <table:table-cell office:value-type="float" office:value="-1.5260955638" calcext:value-type="float">
            <text:p>-1.5260955638</text:p>
          </table:table-cell>
          <table:table-cell office:value-type="float" office:value="0.44011381603" calcext:value-type="float">
            <text:p>0.44011381603</text:p>
          </table:table-cell>
          <table:table-cell office:value-type="float" office:value="6.5064486332" calcext:value-type="float">
            <text:p>6.5064486332</text:p>
          </table:table-cell>
          <table:table-cell office:value-type="float" office:value="-2.7690598341" calcext:value-type="float">
            <text:p>-2.7690598341</text:p>
          </table:table-cell>
          <table:table-cell table:number-columns-repeated="2"/>
        </table:table-row>
        <table:table-row table:style-name="ro1">
          <table:table-cell office:value-type="float" office:value="0.79789875704" calcext:value-type="float">
            <text:p>0.79789875704</text:p>
          </table:table-cell>
          <table:table-cell office:value-type="float" office:value="-1.4950171842" calcext:value-type="float">
            <text:p>-1.4950171842</text:p>
          </table:table-cell>
          <table:table-cell office:value-type="float" office:value="0.42600700776" calcext:value-type="float">
            <text:p>0.42600700776</text:p>
          </table:table-cell>
          <table:table-cell office:value-type="float" office:value="6.2405636986" calcext:value-type="float">
            <text:p>6.2405636986</text:p>
          </table:table-cell>
          <table:table-cell office:value-type="float" office:value="-3.0157890882" calcext:value-type="float">
            <text:p>-3.0157890882</text:p>
          </table:table-cell>
          <table:table-cell table:number-columns-repeated="2"/>
        </table:table-row>
        <table:table-row table:style-name="ro1">
          <table:table-cell office:value-type="float" office:value="0.79975595942" calcext:value-type="float">
            <text:p>0.79975595942</text:p>
          </table:table-cell>
          <table:table-cell office:value-type="float" office:value="-1.4652552474" calcext:value-type="float">
            <text:p>-1.4652552474</text:p>
          </table:table-cell>
          <table:table-cell office:value-type="float" office:value="0.41072360068" calcext:value-type="float">
            <text:p>0.41072360068</text:p>
          </table:table-cell>
          <table:table-cell office:value-type="float" office:value="5.9665054639" calcext:value-type="float">
            <text:p>5.9665054639</text:p>
          </table:table-cell>
          <table:table-cell office:value-type="float" office:value="-3.2516619905" calcext:value-type="float">
            <text:p>-3.2516619905</text:p>
          </table:table-cell>
          <table:table-cell table:number-columns-repeated="2"/>
        </table:table-row>
        <table:table-row table:style-name="ro1">
          <table:table-cell office:value-type="float" office:value="0.80161316181" calcext:value-type="float">
            <text:p>0.80161316181</text:p>
          </table:table-cell>
          <table:table-cell office:value-type="float" office:value="-1.4368486675" calcext:value-type="float">
            <text:p>-1.4368486675</text:p>
          </table:table-cell>
          <table:table-cell office:value-type="float" office:value="0.39431712353" calcext:value-type="float">
            <text:p>0.39431712353</text:p>
          </table:table-cell>
          <table:table-cell office:value-type="float" office:value="5.6846585138" calcext:value-type="float">
            <text:p>5.6846585138</text:p>
          </table:table-cell>
          <table:table-cell office:value-type="float" office:value="-3.476434838" calcext:value-type="float">
            <text:p>-3.476434838</text:p>
          </table:table-cell>
          <table:table-cell table:number-columns-repeated="2"/>
        </table:table-row>
        <table:table-row table:style-name="ro1">
          <table:table-cell office:value-type="float" office:value="0.8034703642" calcext:value-type="float">
            <text:p>0.8034703642</text:p>
          </table:table-cell>
          <table:table-cell office:value-type="float" office:value="-1.4098344685" calcext:value-type="float">
            <text:p>-1.4098344685</text:p>
          </table:table-cell>
          <table:table-cell office:value-type="float" office:value="0.376842263" calcext:value-type="float">
            <text:p>0.376842263</text:p>
          </table:table-cell>
          <table:table-cell office:value-type="float" office:value="5.3954135122" calcext:value-type="float">
            <text:p>5.3954135122</text:p>
          </table:table-cell>
          <table:table-cell office:value-type="float" office:value="-3.6898763532" calcext:value-type="float">
            <text:p>-3.6898763532</text:p>
          </table:table-cell>
          <table:table-cell table:number-columns-repeated="2"/>
        </table:table-row>
        <table:table-row table:style-name="ro1">
          <table:table-cell office:value-type="float" office:value="0.8053872528" calcext:value-type="float">
            <text:p>0.8053872528</text:p>
          </table:table-cell>
          <table:table-cell office:value-type="float" office:value="-1.3834495127" calcext:value-type="float">
            <text:p>-1.3834495127</text:p>
          </table:table-cell>
          <table:table-cell office:value-type="float" office:value="0.35774450431" calcext:value-type="float">
            <text:p>0.35774450431</text:p>
          </table:table-cell>
          <table:table-cell office:value-type="float" office:value="5.0895345667" calcext:value-type="float">
            <text:p>5.0895345667</text:p>
          </table:table-cell>
          <table:table-cell office:value-type="float" office:value="-3.89806218" calcext:value-type="float">
            <text:p>-3.89806218</text:p>
          </table:table-cell>
          <table:table-cell table:number-columns-repeated="2"/>
        </table:table-row>
        <table:table-row table:style-name="ro1">
          <table:table-cell office:value-type="float" office:value="0.8073041414" calcext:value-type="float">
            <text:p>0.8073041414</text:p>
          </table:table-cell>
          <table:table-cell office:value-type="float" office:value="-1.3586216878" calcext:value-type="float">
            <text:p>-1.3586216878</text:p>
          </table:table-cell>
          <table:table-cell office:value-type="float" office:value="0.33763052376" calcext:value-type="float">
            <text:p>0.33763052376</text:p>
          </table:table-cell>
          <table:table-cell office:value-type="float" office:value="4.7766386385" calcext:value-type="float">
            <text:p>4.7766386385</text:p>
          </table:table-cell>
          <table:table-cell office:value-type="float" office:value="-4.0937171879" calcext:value-type="float">
            <text:p>-4.0937171879</text:p>
          </table:table-cell>
          <table:table-cell table:number-columns-repeated="2"/>
        </table:table-row>
        <table:table-row table:style-name="ro1">
          <table:table-cell office:value-type="float" office:value="0.80922103" calcext:value-type="float">
            <text:p>0.80922103</text:p>
          </table:table-cell>
          <table:table-cell office:value-type="float" office:value="-1.3353851805" calcext:value-type="float">
            <text:p>-1.3353851805</text:p>
          </table:table-cell>
          <table:table-cell office:value-type="float" office:value="0.31656391782" calcext:value-type="float">
            <text:p>0.31656391782</text:p>
          </table:table-cell>
          <table:table-cell office:value-type="float" office:value="4.4571732858" calcext:value-type="float">
            <text:p>4.4571732858</text:p>
          </table:table-cell>
          <table:table-cell office:value-type="float" office:value="-4.2766292889" calcext:value-type="float">
            <text:p>-4.2766292889</text:p>
          </table:table-cell>
          <table:table-cell table:number-columns-repeated="2"/>
        </table:table-row>
        <table:table-row table:style-name="ro1">
          <table:table-cell office:value-type="float" office:value="0.8111379186" calcext:value-type="float">
            <text:p>0.8111379186</text:p>
          </table:table-cell>
          <table:table-cell office:value-type="float" office:value="-1.3137719124" calcext:value-type="float">
            <text:p>-1.3137719124</text:p>
          </table:table-cell>
          <table:table-cell office:value-type="float" office:value="0.29460931388" calcext:value-type="float">
            <text:p>0.29460931388</text:p>
          </table:table-cell>
          <table:table-cell office:value-type="float" office:value="4.1315913682" calcext:value-type="float">
            <text:p>4.1315913682</text:p>
          </table:table-cell>
          <table:table-cell office:value-type="float" office:value="-4.4466008524" calcext:value-type="float">
            <text:p>-4.4466008524</text:p>
          </table:table-cell>
          <table:table-cell table:number-columns-repeated="2"/>
        </table:table-row>
        <table:table-row table:style-name="ro1">
          <table:table-cell office:value-type="float" office:value="0.81313536183" calcext:value-type="float">
            <text:p>0.81313536183</text:p>
          </table:table-cell>
          <table:table-cell office:value-type="float" office:value="-1.2930093114" calcext:value-type="float">
            <text:p>-1.2930093114</text:p>
          </table:table-cell>
          <table:table-cell office:value-type="float" office:value="0.27085811078" calcext:value-type="float">
            <text:p>0.27085811078</text:p>
          </table:table-cell>
          <table:table-cell office:value-type="float" office:value="3.7863137171" calcext:value-type="float">
            <text:p>3.7863137171</text:p>
          </table:table-cell>
          <table:table-cell office:value-type="float" office:value="-4.6097501889" calcext:value-type="float">
            <text:p>-4.6097501889</text:p>
          </table:table-cell>
          <table:table-cell table:number-columns-repeated="2"/>
        </table:table-row>
        <table:table-row table:style-name="ro1">
          <table:table-cell office:value-type="float" office:value="0.81513280505" calcext:value-type="float">
            <text:p>0.81513280505</text:p>
          </table:table-cell>
          <table:table-cell office:value-type="float" office:value="-1.2740722526" calcext:value-type="float">
            <text:p>-1.2740722526</text:p>
          </table:table-cell>
          <table:table-cell office:value-type="float" office:value="0.24628916642" calcext:value-type="float">
            <text:p>0.24628916642</text:p>
          </table:table-cell>
          <table:table-cell office:value-type="float" office:value="3.4354149004" calcext:value-type="float">
            <text:p>3.4354149004</text:p>
          </table:table-cell>
          <table:table-cell office:value-type="float" office:value="-4.7584595008" calcext:value-type="float">
            <text:p>-4.7584595008</text:p>
          </table:table-cell>
          <table:table-cell table:number-columns-repeated="2"/>
        </table:table-row>
        <table:table-row table:style-name="ro1">
          <table:table-cell office:value-type="float" office:value="0.81713024828" calcext:value-type="float">
            <text:p>0.81713024828</text:p>
          </table:table-cell>
          <table:table-cell office:value-type="float" office:value="-1.2569888291" calcext:value-type="float">
            <text:p>-1.2569888291</text:p>
          </table:table-cell>
          <table:table-cell office:value-type="float" office:value="0.22097865967" calcext:value-type="float">
            <text:p>0.22097865967</text:p>
          </table:table-cell>
          <table:table-cell office:value-type="float" office:value="3.0794228917" calcext:value-type="float">
            <text:p>3.0794228917</text:p>
          </table:table-cell>
          <table:table-cell office:value-type="float" office:value="-4.8925557587" calcext:value-type="float">
            <text:p>-4.8925557587</text:p>
          </table:table-cell>
          <table:table-cell table:number-columns-repeated="2"/>
        </table:table-row>
        <table:table-row table:style-name="ro1">
          <table:table-cell office:value-type="float" office:value="0.8191276915" calcext:value-type="float">
            <text:p>0.8191276915</text:p>
          </table:table-cell>
          <table:table-cell office:value-type="float" office:value="-1.2417843541" calcext:value-type="float">
            <text:p>-1.2417843541</text:p>
          </table:table-cell>
          <table:table-cell office:value-type="float" office:value="0.19500363126" calcext:value-type="float">
            <text:p>0.19500363126</text:p>
          </table:table-cell>
          <table:table-cell office:value-type="float" office:value="2.7188700267" calcext:value-type="float">
            <text:p>2.7188700267</text:p>
          </table:table-cell>
          <table:table-cell office:value-type="float" office:value="-5.0118832718" calcext:value-type="float">
            <text:p>-5.0118832718</text:p>
          </table:table-cell>
          <table:table-cell table:number-columns-repeated="2"/>
        </table:table-row>
        <table:table-row table:style-name="ro1">
          <table:table-cell office:value-type="float" office:value="0.8212653573" calcext:value-type="float">
            <text:p>0.8212653573</text:p>
          </table:table-cell>
          <table:table-cell office:value-type="float" office:value="-1.22761941" calcext:value-type="float">
            <text:p>-1.22761941</text:p>
          </table:table-cell>
          <table:table-cell office:value-type="float" office:value="0.16655722949" calcext:value-type="float">
            <text:p>0.16655722949</text:p>
          </table:table-cell>
          <table:table-cell office:value-type="float" office:value="2.3285616366" calcext:value-type="float">
            <text:p>2.3285616366</text:p>
          </table:table-cell>
          <table:table-cell office:value-type="float" office:value="-5.1230709518" calcext:value-type="float">
            <text:p>-5.1230709518</text:p>
          </table:table-cell>
          <table:table-cell table:number-columns-repeated="2"/>
        </table:table-row>
        <table:table-row table:style-name="ro1">
          <table:table-cell office:value-type="float" office:value="0.82340302309" calcext:value-type="float">
            <text:p>0.82340302309</text:p>
          </table:table-cell>
          <table:table-cell office:value-type="float" office:value="-1.2156562419" calcext:value-type="float">
            <text:p>-1.2156562419</text:p>
          </table:table-cell>
          <table:table-cell office:value-type="float" office:value="0.13753511069" calcext:value-type="float">
            <text:p>0.13753511069</text:p>
          </table:table-cell>
          <table:table-cell office:value-type="float" office:value="1.9343054331" calcext:value-type="float">
            <text:p>1.9343054331</text:p>
          </table:table-cell>
          <table:table-cell office:value-type="float" office:value="-5.2170380068" calcext:value-type="float">
            <text:p>-5.2170380068</text:p>
          </table:table-cell>
          <table:table-cell table:number-columns-repeated="2"/>
        </table:table-row>
        <table:table-row table:style-name="ro1">
          <table:table-cell office:value-type="float" office:value="0.82554068889" calcext:value-type="float">
            <text:p>0.82554068889</text:p>
          </table:table-cell>
          <table:table-cell office:value-type="float" office:value="-1.2059151382" calcext:value-type="float">
            <text:p>-1.2059151382</text:p>
          </table:table-cell>
          <table:table-cell office:value-type="float" office:value="0.10803427131" calcext:value-type="float">
            <text:p>0.10803427131</text:p>
          </table:table-cell>
          <table:table-cell office:value-type="float" office:value="1.5367668327" calcext:value-type="float">
            <text:p>1.5367668327</text:p>
          </table:table-cell>
          <table:table-cell office:value-type="float" office:value="-5.2936600033" calcext:value-type="float">
            <text:p>-5.2936600033</text:p>
          </table:table-cell>
          <table:table-cell table:number-columns-repeated="2"/>
        </table:table-row>
        <table:table-row table:style-name="ro1">
          <table:table-cell office:value-type="float" office:value="0.82767835468" calcext:value-type="float">
            <text:p>0.82767835468</text:p>
          </table:table-cell>
          <table:table-cell office:value-type="float" office:value="-1.1984126444" calcext:value-type="float">
            <text:p>-1.1984126444</text:p>
          </table:table-cell>
          <table:table-cell office:value-type="float" office:value="0.07815234155" calcext:value-type="float">
            <text:p>0.07815234155</text:p>
          </table:table-cell>
          <table:table-cell office:value-type="float" office:value="1.1366144316" calcext:value-type="float">
            <text:p>1.1366144316</text:p>
          </table:table-cell>
          <table:table-cell office:value-type="float" office:value="-5.3528354966" calcext:value-type="float">
            <text:p>-5.3528354966</text:p>
          </table:table-cell>
          <table:table-cell table:number-columns-repeated="2"/>
        </table:table-row>
        <table:table-row table:style-name="ro1">
          <table:table-cell office:value-type="float" office:value="0.82996465216" calcext:value-type="float">
            <text:p>0.82996465216</text:p>
          </table:table-cell>
          <table:table-cell office:value-type="float" office:value="-1.1928804048" calcext:value-type="float">
            <text:p>-1.1928804048</text:p>
          </table:table-cell>
          <table:table-cell office:value-type="float" office:value="0.045882108729" calcext:value-type="float">
            <text:p>0.045882108729</text:p>
          </table:table-cell>
          <table:table-cell office:value-type="float" office:value="0.70650679785" calcext:value-type="float">
            <text:p>0.70650679785</text:p>
          </table:table-cell>
          <table:table-cell office:value-type="float" office:value="-5.3967288592" calcext:value-type="float">
            <text:p>-5.3967288592</text:p>
          </table:table-cell>
          <table:table-cell table:number-columns-repeated="2"/>
        </table:table-row>
        <table:table-row table:style-name="ro1">
          <table:table-cell office:value-type="float" office:value="0.83225094963" calcext:value-type="float">
            <text:p>0.83225094963</text:p>
          </table:table-cell>
          <table:table-cell office:value-type="float" office:value="-1.1899343404" calcext:value-type="float">
            <text:p>-1.1899343404</text:p>
          </table:table-cell>
          <table:table-cell office:value-type="float" office:value="0.013408763273" calcext:value-type="float">
            <text:p>0.013408763273</text:p>
          </table:table-cell>
          <table:table-cell office:value-type="float" office:value="0.27500052511" calcext:value-type="float">
            <text:p>0.27500052511</text:p>
          </table:table-cell>
          <table:table-cell office:value-type="float" office:value="-5.4205091459" calcext:value-type="float">
            <text:p>-5.4205091459</text:p>
          </table:table-cell>
          <table:table-cell table:number-columns-repeated="2"/>
        </table:table-row>
        <table:table-row table:style-name="ro1">
          <table:table-cell office:value-type="float" office:value="0.83453724711" calcext:value-type="float">
            <text:p>0.83453724711</text:p>
          </table:table-cell>
          <table:table-cell office:value-type="float" office:value="-1.1895803705" calcext:value-type="float">
            <text:p>-1.1895803705</text:p>
          </table:table-cell>
          <table:table-cell office:value-type="float" office:value="-0.0191468551" calcext:value-type="float">
            <text:p>-0.0191468551</text:p>
          </table:table-cell>
          <table:table-cell office:value-type="float" office:value="-0.15707939109" calcext:value-type="float">
            <text:p>-0.15707939109</text:p>
          </table:table-cell>
          <table:table-cell office:value-type="float" office:value="-5.4241398266" calcext:value-type="float">
            <text:p>-5.4241398266</text:p>
          </table:table-cell>
          <table:table-cell table:number-columns-repeated="2"/>
        </table:table-row>
        <table:table-row table:style-name="ro1">
          <table:table-cell office:value-type="float" office:value="0.83682354458" calcext:value-type="float">
            <text:p>0.83682354458</text:p>
          </table:table-cell>
          <table:table-cell office:value-type="float" office:value="-1.1918194605" calcext:value-type="float">
            <text:p>-1.1918194605</text:p>
          </table:table-cell>
          <table:table-cell office:value-type="float" office:value="-0.051663778103" calcext:value-type="float">
            <text:p>-0.051663778103</text:p>
          </table:table-cell>
          <table:table-cell office:value-type="float" office:value="-0.58890729041" calcext:value-type="float">
            <text:p>-0.58890729041</text:p>
          </table:table-cell>
          <table:table-cell office:value-type="float" office:value="-5.4076145917" calcext:value-type="float">
            <text:p>-5.4076145917</text:p>
          </table:table-cell>
          <table:table-cell table:number-columns-repeated="2"/>
        </table:table-row>
        <table:table-row table:style-name="ro1">
          <table:table-cell office:value-type="float" office:value="0.83887478735" calcext:value-type="float">
            <text:p>0.83887478735</text:p>
          </table:table-cell>
          <table:table-cell office:value-type="float" office:value="-1.196032049" calcext:value-type="float">
            <text:p>-1.196032049</text:p>
          </table:table-cell>
          <table:table-cell office:value-type="float" office:value="-0.080705300517" calcext:value-type="float">
            <text:p>-0.080705300517</text:p>
          </table:table-cell>
          <table:table-cell office:value-type="float" office:value="-0.97544589449" calcext:value-type="float">
            <text:p>-0.97544589449</text:p>
          </table:table-cell>
          <table:table-cell office:value-type="float" office:value="-5.375653253" calcext:value-type="float">
            <text:p>-5.375653253</text:p>
          </table:table-cell>
          <table:table-cell table:number-columns-repeated="2"/>
        </table:table-row>
        <table:table-row table:style-name="ro1">
          <table:table-cell office:value-type="float" office:value="0.84092603013" calcext:value-type="float">
            <text:p>0.84092603013</text:p>
          </table:table-cell>
          <table:table-cell office:value-type="float" office:value="-1.2023224979" calcext:value-type="float">
            <text:p>-1.2023224979</text:p>
          </table:table-cell>
          <table:table-cell office:value-type="float" office:value="-0.10953115224" calcext:value-type="float">
            <text:p>-0.10953115224</text:p>
          </table:table-cell>
          <table:table-cell office:value-type="float" office:value="-1.3605217325" calcext:value-type="float">
            <text:p>-1.3605217325</text:p>
          </table:table-cell>
          <table:table-cell office:value-type="float" office:value="-5.3275242597" calcext:value-type="float">
            <text:p>-5.3275242597</text:p>
          </table:table-cell>
          <table:table-cell table:number-columns-repeated="2"/>
        </table:table-row>
        <table:table-row table:style-name="ro1">
          <table:table-cell office:value-type="float" office:value="0.8429772729" calcext:value-type="float">
            <text:p>0.8429772729</text:p>
          </table:table-cell>
          <table:table-cell office:value-type="float" office:value="-1.2106813301" calcext:value-type="float">
            <text:p>-1.2106813301</text:p>
          </table:table-cell>
          <table:table-cell office:value-type="float" office:value="-0.13805441947" calcext:value-type="float">
            <text:p>-0.13805441947</text:p>
          </table:table-cell>
          <table:table-cell office:value-type="float" office:value="-1.7435406886" calcext:value-type="float">
            <text:p>-1.7435406886</text:p>
          </table:table-cell>
          <table:table-cell office:value-type="float" office:value="-5.2632851633" calcext:value-type="float">
            <text:p>-5.2632851633</text:p>
          </table:table-cell>
          <table:table-cell table:number-columns-repeated="2"/>
        </table:table-row>
        <table:table-row table:style-name="ro1">
          <table:table-cell office:value-type="float" office:value="0.84502851568" calcext:value-type="float">
            <text:p>0.84502851568</text:p>
          </table:table-cell>
          <table:table-cell office:value-type="float" office:value="-1.2210958738" calcext:value-type="float">
            <text:p>-1.2210958738</text:p>
          </table:table-cell>
          <table:table-cell office:value-type="float" office:value="-0.16618855098" calcext:value-type="float">
            <text:p>-0.16618855098</text:p>
          </table:table-cell>
          <table:table-cell office:value-type="float" office:value="-2.1239104317" calcext:value-type="float">
            <text:p>-2.1239104317</text:p>
          </table:table-cell>
          <table:table-cell office:value-type="float" office:value="-5.1830130668" calcext:value-type="float">
            <text:p>-5.1830130668</text:p>
          </table:table-cell>
          <table:table-cell table:number-columns-repeated="2"/>
        </table:table-row>
        <table:table-row table:style-name="ro1">
          <table:table-cell office:value-type="float" office:value="0.84698286869" calcext:value-type="float">
            <text:p>0.84698286869</text:p>
          </table:table-cell>
          <table:table-cell office:value-type="float" office:value="-1.2329163595" calcext:value-type="float">
            <text:p>-1.2329163595</text:p>
          </table:table-cell>
          <table:table-cell office:value-type="float" office:value="-0.19255294488" calcext:value-type="float">
            <text:p>-0.19255294488</text:p>
          </table:table-cell>
          <table:table-cell office:value-type="float" office:value="-2.4833087745" calcext:value-type="float">
            <text:p>-2.4833087745</text:p>
          </table:table-cell>
          <table:table-cell office:value-type="float" office:value="-5.0917059487" calcext:value-type="float">
            <text:p>-5.0917059487</text:p>
          </table:table-cell>
          <table:table-cell table:number-columns-repeated="2"/>
        </table:table-row>
        <table:table-row table:style-name="ro1">
          <table:table-cell office:value-type="float" office:value="0.84893722171" calcext:value-type="float">
            <text:p>0.84893722171</text:p>
          </table:table-cell>
          <table:table-cell office:value-type="float" office:value="-1.2465721783" calcext:value-type="float">
            <text:p>-1.2465721783</text:p>
          </table:table-cell>
          <table:table-cell office:value-type="float" office:value="-0.21841196551" calcext:value-type="float">
            <text:p>-0.21841196551</text:p>
          </table:table-cell>
          <table:table-cell office:value-type="float" office:value="-2.8392586705" calcext:value-type="float">
            <text:p>-2.8392586705</text:p>
          </table:table-cell>
          <table:table-cell office:value-type="float" office:value="-4.9860323131" calcext:value-type="float">
            <text:p>-4.9860323131</text:p>
          </table:table-cell>
          <table:table-cell table:number-columns-repeated="2"/>
        </table:table-row>
        <table:table-row table:style-name="ro1">
          <table:table-cell office:value-type="float" office:value="0.85089157472" calcext:value-type="float">
            <text:p>0.85089157472</text:p>
          </table:table-cell>
          <table:table-cell office:value-type="float" office:value="-1.2620443405" calcext:value-type="float">
            <text:p>-1.2620443405</text:p>
          </table:table-cell>
          <table:table-cell office:value-type="float" office:value="-0.24369219651" calcext:value-type="float">
            <text:p>-0.24369219651</text:p>
          </table:table-cell>
          <table:table-cell office:value-type="float" office:value="-3.1912549672" calcext:value-type="float">
            <text:p>-3.1912549672</text:p>
          </table:table-cell>
          <table:table-cell office:value-type="float" office:value="-4.866108236" calcext:value-type="float">
            <text:p>-4.866108236</text:p>
          </table:table-cell>
          <table:table-cell table:number-columns-repeated="2"/>
        </table:table-row>
        <table:table-row table:style-name="ro1">
          <table:table-cell office:value-type="float" office:value="0.85284592774" calcext:value-type="float">
            <text:p>0.85284592774</text:p>
          </table:table-cell>
          <table:table-cell office:value-type="float" office:value="-1.279311273" calcext:value-type="float">
            <text:p>-1.279311273</text:p>
          </table:table-cell>
          <table:table-cell office:value-type="float" office:value="-0.26832085811" calcext:value-type="float">
            <text:p>-0.26832085811</text:p>
          </table:table-cell>
          <table:table-cell office:value-type="float" office:value="-3.538795691" calcext:value-type="float">
            <text:p>-3.538795691</text:p>
          </table:table-cell>
          <table:table-cell office:value-type="float" office:value="-4.7320657911" calcext:value-type="float">
            <text:p>-4.7320657911</text:p>
          </table:table-cell>
          <table:table-cell table:number-columns-repeated="2"/>
        </table:table-row>
        <table:table-row table:style-name="ro1">
          <table:table-cell office:value-type="float" office:value="0.85473309009" calcext:value-type="float">
            <text:p>0.85473309009</text:p>
          </table:table-cell>
          <table:table-cell office:value-type="float" office:value="-1.2976652157" calcext:value-type="float">
            <text:p>-1.2976652157</text:p>
          </table:table-cell>
          <table:table-cell office:value-type="float" office:value="-0.29141681729" calcext:value-type="float">
            <text:p>-0.29141681729</text:p>
          </table:table-cell>
          <table:table-cell office:value-type="float" office:value="-3.8696919247" calcext:value-type="float">
            <text:p>-3.8696919247</text:p>
          </table:table-cell>
          <table:table-cell office:value-type="float" office:value="-4.5893718475" calcext:value-type="float">
            <text:p>-4.5893718475</text:p>
          </table:table-cell>
          <table:table-cell table:number-columns-repeated="2"/>
        </table:table-row>
        <table:table-row table:style-name="ro1">
          <table:table-cell office:value-type="float" office:value="0.85662025244" calcext:value-type="float">
            <text:p>0.85662025244</text:p>
          </table:table-cell>
          <table:table-cell office:value-type="float" office:value="-1.3176461553" calcext:value-type="float">
            <text:p>-1.3176461553</text:p>
          </table:table-cell>
          <table:table-cell office:value-type="float" office:value="-0.31377385829" calcext:value-type="float">
            <text:p>-0.31377385829</text:p>
          </table:table-cell>
          <table:table-cell office:value-type="float" office:value="-4.1955237557" calcext:value-type="float">
            <text:p>-4.1955237557</text:p>
          </table:table-cell>
          <table:table-cell office:value-type="float" office:value="-4.4337989363" calcext:value-type="float">
            <text:p>-4.4337989363</text:p>
          </table:table-cell>
          <table:table-cell table:number-columns-repeated="2"/>
        </table:table-row>
        <table:table-row table:style-name="ro1">
          <table:table-cell office:value-type="float" office:value="0.85850741479" calcext:value-type="float">
            <text:p>0.85850741479</text:p>
          </table:table-cell>
          <table:table-cell office:value-type="float" office:value="-1.3392279072" calcext:value-type="float">
            <text:p>-1.3392279072</text:p>
          </table:table-cell>
          <table:table-cell office:value-type="float" office:value="-0.33532857074" calcext:value-type="float">
            <text:p>-0.33532857074</text:p>
          </table:table-cell>
          <table:table-cell office:value-type="float" office:value="-4.5158498847" calcext:value-type="float">
            <text:p>-4.5158498847</text:p>
          </table:table-cell>
          <table:table-cell office:value-type="float" office:value="-4.265508201" calcext:value-type="float">
            <text:p>-4.265508201</text:p>
          </table:table-cell>
          <table:table-cell table:number-columns-repeated="2"/>
        </table:table-row>
        <table:table-row table:style-name="ro1">
          <table:table-cell office:value-type="float" office:value="0.86039457714" calcext:value-type="float">
            <text:p>0.86039457714</text:p>
          </table:table-cell>
          <table:table-cell office:value-type="float" office:value="-1.3623821106" calcext:value-type="float">
            <text:p>-1.3623821106</text:p>
          </table:table-cell>
          <table:table-cell office:value-type="float" office:value="-0.35601837665" calcext:value-type="float">
            <text:p>-0.35601837665</text:p>
          </table:table-cell>
          <table:table-cell office:value-type="float" office:value="-4.8302332363" calcext:value-type="float">
            <text:p>-4.8302332363</text:p>
          </table:table-cell>
          <table:table-cell office:value-type="float" office:value="-4.084674516" calcext:value-type="float">
            <text:p>-4.084674516</text:p>
          </table:table-cell>
          <table:table-cell table:number-columns-repeated="2"/>
        </table:table-row>
        <table:table-row table:style-name="ro1">
          <table:table-cell office:value-type="float" office:value="0.86222845326" calcext:value-type="float">
            <text:p>0.86222845326</text:p>
          </table:table-cell>
          <table:table-cell office:value-type="float" office:value="-1.38636006" calcext:value-type="float">
            <text:p>-1.38636006</text:p>
          </table:table-cell>
          <table:table-cell office:value-type="float" office:value="-0.37523681799" calcext:value-type="float">
            <text:p>-0.37523681799</text:p>
          </table:table-cell>
          <table:table-cell office:value-type="float" office:value="-5.1296356647" calcext:value-type="float">
            <text:p>-5.1296356647</text:p>
          </table:table-cell>
          <table:table-cell office:value-type="float" office:value="-3.8971090282" calcext:value-type="float">
            <text:p>-3.8971090282</text:p>
          </table:table-cell>
          <table:table-cell table:number-columns-repeated="2"/>
        </table:table-row>
        <table:table-row table:style-name="ro1">
          <table:table-cell office:value-type="float" office:value="0.86406232939" calcext:value-type="float">
            <text:p>0.86406232939</text:p>
          </table:table-cell>
          <table:table-cell office:value-type="float" office:value="-1.4117641748" calcext:value-type="float">
            <text:p>-1.4117641748</text:p>
          </table:table-cell>
          <table:table-cell office:value-type="float" office:value="-0.3935245252" calcext:value-type="float">
            <text:p>-0.3935245252</text:p>
          </table:table-cell>
          <table:table-cell office:value-type="float" office:value="-5.4226253087" calcext:value-type="float">
            <text:p>-5.4226253087</text:p>
          </table:table-cell>
          <table:table-cell office:value-type="float" office:value="-3.6980622577" calcext:value-type="float">
            <text:p>-3.6980622577</text:p>
          </table:table-cell>
          <table:table-cell table:number-columns-repeated="2"/>
        </table:table-row>
        <table:table-row table:style-name="ro1">
          <table:table-cell office:value-type="float" office:value="0.86589620551" calcext:value-type="float">
            <text:p>0.86589620551</text:p>
          </table:table-cell>
          <table:table-cell office:value-type="float" office:value="-1.4385626467" calcext:value-type="float">
            <text:p>-1.4385626467</text:p>
          </table:table-cell>
          <table:table-cell office:value-type="float" office:value="-0.4108266951" calcext:value-type="float">
            <text:p>-0.4108266951</text:p>
          </table:table-cell>
          <table:table-cell office:value-type="float" office:value="-5.7088145172" calcext:value-type="float">
            <text:p>-5.7088145172</text:p>
          </table:table-cell>
          <table:table-cell office:value-type="float" office:value="-3.4877316166" calcext:value-type="float">
            <text:p>-3.4877316166</text:p>
          </table:table-cell>
          <table:table-cell table:number-columns-repeated="2"/>
        </table:table-row>
        <table:table-row table:style-name="ro1">
          <table:table-cell office:value-type="float" office:value="0.86773008164" calcext:value-type="float">
            <text:p>0.86773008164</text:p>
          </table:table-cell>
          <table:table-cell office:value-type="float" office:value="-1.4667218137" calcext:value-type="float">
            <text:p>-1.4667218137</text:p>
          </table:table-cell>
          <table:table-cell office:value-type="float" office:value="-0.42708950385" calcext:value-type="float">
            <text:p>-0.42708950385</text:p>
          </table:table-cell>
          <table:table-cell office:value-type="float" office:value="-5.9878207084" calcext:value-type="float">
            <text:p>-5.9878207084</text:p>
          </table:table-cell>
          <table:table-cell office:value-type="float" office:value="-3.2663265239" calcext:value-type="float">
            <text:p>-3.2663265239</text:p>
          </table:table-cell>
          <table:table-cell table:number-columns-repeated="2"/>
        </table:table-row>
        <table:table-row table:style-name="ro1">
          <table:table-cell office:value-type="float" office:value="0.86951961959" calcext:value-type="float">
            <text:p>0.86951961959</text:p>
          </table:table-cell>
          <table:table-cell office:value-type="float" office:value="-1.4954779837" calcext:value-type="float">
            <text:p>-1.4954779837</text:p>
          </table:table-cell>
          <table:table-cell office:value-type="float" office:value="-0.44190666224" calcext:value-type="float">
            <text:p>-0.44190666224</text:p>
          </table:table-cell>
          <table:table-cell office:value-type="float" office:value="-6.2527959244" calcext:value-type="float">
            <text:p>-6.2527959244</text:p>
          </table:table-cell>
          <table:table-cell office:value-type="float" office:value="-3.0398099518" calcext:value-type="float">
            <text:p>-3.0398099518</text:p>
          </table:table-cell>
          <table:table-cell table:number-columns-repeated="2"/>
        </table:table-row>
        <table:table-row table:style-name="ro1">
          <table:table-cell office:value-type="float" office:value="0.87130915755" calcext:value-type="float">
            <text:p>0.87130915755</text:p>
          </table:table-cell>
          <table:table-cell office:value-type="float" office:value="-1.5254614221" calcext:value-type="float">
            <text:p>-1.5254614221</text:p>
          </table:table-cell>
          <table:table-cell office:value-type="float" office:value="-0.45563578683" calcext:value-type="float">
            <text:p>-0.45563578683</text:p>
          </table:table-cell>
          <table:table-cell office:value-type="float" office:value="-6.5102267945" calcext:value-type="float">
            <text:p>-6.5102267945</text:p>
          </table:table-cell>
          <table:table-cell office:value-type="float" office:value="-2.8031752646" calcext:value-type="float">
            <text:p>-2.8031752646</text:p>
          </table:table-cell>
          <table:table-cell table:number-columns-repeated="2"/>
        </table:table-row>
        <table:table-row table:style-name="ro1">
          <table:table-cell office:value-type="float" office:value="0.87309869551" calcext:value-type="float">
            <text:p>0.87309869551</text:p>
          </table:table-cell>
          <table:table-cell office:value-type="float" office:value="-1.5566358859" calcext:value-type="float">
            <text:p>-1.5566358859</text:p>
          </table:table-cell>
          <table:table-cell office:value-type="float" office:value="-0.46822987399" calcext:value-type="float">
            <text:p>-0.46822987399</text:p>
          </table:table-cell>
          <table:table-cell office:value-type="float" office:value="-6.7597735782" calcext:value-type="float">
            <text:p>-6.7597735782</text:p>
          </table:table-cell>
          <table:table-cell office:value-type="float" office:value="-2.5566496978" calcext:value-type="float">
            <text:p>-2.5566496978</text:p>
          </table:table-cell>
          <table:table-cell table:number-columns-repeated="2"/>
        </table:table-row>
        <table:table-row table:style-name="ro1">
          <table:table-cell office:value-type="float" office:value="0.87488823346" calcext:value-type="float">
            <text:p>0.87488823346</text:p>
          </table:table-cell>
          <table:table-cell office:value-type="float" office:value="-1.5889635499" calcext:value-type="float">
            <text:p>-1.5889635499</text:p>
          </table:table-cell>
          <table:table-cell office:value-type="float" office:value="-0.47964301254" calcext:value-type="float">
            <text:p>-0.47964301254</text:p>
          </table:table-cell>
          <table:table-cell office:value-type="float" office:value="-7.0011023218" calcext:value-type="float">
            <text:p>-7.0011023218</text:p>
          </table:table-cell>
          <table:table-cell office:value-type="float" office:value="-2.300471073" calcext:value-type="float">
            <text:p>-2.300471073</text:p>
          </table:table-cell>
          <table:table-cell table:number-columns-repeated="2"/>
        </table:table-row>
        <table:table-row table:style-name="ro1">
          <table:table-cell office:value-type="float" office:value="0.87664044957" calcext:value-type="float">
            <text:p>0.87664044957</text:p>
          </table:table-cell>
          <table:table-cell office:value-type="float" office:value="-1.621696491" calcext:value-type="float">
            <text:p>-1.621696491</text:p>
          </table:table-cell>
          <table:table-cell office:value-type="float" office:value="-0.48963077579" calcext:value-type="float">
            <text:p>-0.48963077579</text:p>
          </table:table-cell>
          <table:table-cell office:value-type="float" office:value="-7.2291197495" calcext:value-type="float">
            <text:p>-7.2291197495</text:p>
          </table:table-cell>
          <table:table-cell office:value-type="float" office:value="-2.0405209109" calcext:value-type="float">
            <text:p>-2.0405209109</text:p>
          </table:table-cell>
          <table:table-cell table:number-columns-repeated="2"/>
        </table:table-row>
        <table:table-row table:style-name="ro1">
          <table:table-cell office:value-type="float" office:value="0.87839266567" calcext:value-type="float">
            <text:p>0.87839266567</text:p>
          </table:table-cell>
          <table:table-cell office:value-type="float" office:value="-1.6554588944" calcext:value-type="float">
            <text:p>-1.6554588944</text:p>
          </table:table-cell>
          <table:table-cell office:value-type="float" office:value="-0.49840248355" calcext:value-type="float">
            <text:p>-0.49840248355</text:p>
          </table:table-cell>
          <table:table-cell office:value-type="float" office:value="-7.4486421069" calcext:value-type="float">
            <text:p>-7.4486421069</text:p>
          </table:table-cell>
          <table:table-cell office:value-type="float" office:value="-1.7717969458" calcext:value-type="float">
            <text:p>-1.7717969458</text:p>
          </table:table-cell>
          <table:table-cell table:number-columns-repeated="2"/>
        </table:table-row>
        <table:table-row table:style-name="ro1">
          <table:table-cell office:value-type="float" office:value="0.88014488177" calcext:value-type="float">
            <text:p>0.88014488177</text:p>
          </table:table-cell>
          <table:table-cell office:value-type="float" office:value="-1.6902110009" calcext:value-type="float">
            <text:p>-1.6902110009</text:p>
          </table:table-cell>
          <table:table-cell office:value-type="float" office:value="-0.50591835411" calcext:value-type="float">
            <text:p>-0.50591835411</text:p>
          </table:table-cell>
          <table:table-cell office:value-type="float" office:value="-7.6593736972" calcext:value-type="float">
            <text:p>-7.6593736972</text:p>
          </table:table-cell>
          <table:table-cell office:value-type="float" office:value="-1.4945514078" calcext:value-type="float">
            <text:p>-1.4945514078</text:p>
          </table:table-cell>
          <table:table-cell table:number-columns-repeated="2"/>
        </table:table-row>
        <table:table-row table:style-name="ro1">
          <table:table-cell office:value-type="float" office:value="0.88189709787" calcext:value-type="float">
            <text:p>0.88189709787</text:p>
          </table:table-cell>
          <table:table-cell office:value-type="float" office:value="-1.7259117061" calcext:value-type="float">
            <text:p>-1.7259117061</text:p>
          </table:table-cell>
          <table:table-cell office:value-type="float" office:value="-0.51213978758" calcext:value-type="float">
            <text:p>-0.51213978758</text:p>
          </table:table-cell>
          <table:table-cell office:value-type="float" office:value="-7.8610252487" calcext:value-type="float">
            <text:p>-7.8610252487</text:p>
          </table:table-cell>
          <table:table-cell office:value-type="float" office:value="-1.20904589" calcext:value-type="float">
            <text:p>-1.20904589</text:p>
          </table:table-cell>
          <table:table-cell table:number-columns-repeated="2"/>
        </table:table-row>
        <table:table-row table:style-name="ro1">
          <table:table-cell office:value-type="float" office:value="0.88361822363" calcext:value-type="float">
            <text:p>0.88361822363</text:p>
          </table:table-cell>
          <table:table-cell office:value-type="float" office:value="-1.7618614088" calcext:value-type="float">
            <text:p>-1.7618614088</text:p>
          </table:table-cell>
          <table:table-cell office:value-type="float" office:value="-0.51695446265" calcext:value-type="float">
            <text:p>-0.51695446265</text:p>
          </table:table-cell>
          <table:table-cell office:value-type="float" office:value="-8.0499854927" calcext:value-type="float">
            <text:p>-8.0499854927</text:p>
          </table:table-cell>
          <table:table-cell office:value-type="float" office:value="-0.92082687413" calcext:value-type="float">
            <text:p>-0.92082687413</text:p>
          </table:table-cell>
          <table:table-cell table:number-columns-repeated="2"/>
        </table:table-row>
        <table:table-row table:style-name="ro1">
          <table:table-cell office:value-type="float" office:value="0.88533934939" calcext:value-type="float">
            <text:p>0.88533934939</text:p>
          </table:table-cell>
          <table:table-cell office:value-type="float" office:value="-1.7986440094" calcext:value-type="float">
            <text:p>-1.7986440094</text:p>
          </table:table-cell>
          <table:table-cell office:value-type="float" office:value="-0.52044992763" calcext:value-type="float">
            <text:p>-0.52044992763</text:p>
          </table:table-cell>
          <table:table-cell office:value-type="float" office:value="-8.2296511409" calcext:value-type="float">
            <text:p>-8.2296511409</text:p>
          </table:table-cell>
          <table:table-cell office:value-type="float" office:value="-0.62516498333" calcext:value-type="float">
            <text:p>-0.62516498333</text:p>
          </table:table-cell>
          <table:table-cell table:number-columns-repeated="2"/>
        </table:table-row>
        <table:table-row table:style-name="ro1">
          <table:table-cell office:value-type="float" office:value="0.88706047516" calcext:value-type="float">
            <text:p>0.88706047516</text:p>
          </table:table-cell>
          <table:table-cell office:value-type="float" office:value="-1.8362169346" calcext:value-type="float">
            <text:p>-1.8362169346</text:p>
          </table:table-cell>
          <table:table-cell office:value-type="float" office:value="-0.52259316906" calcext:value-type="float">
            <text:p>-0.52259316906</text:p>
          </table:table-cell>
          <table:table-cell office:value-type="float" office:value="-8.39976772" calcext:value-type="float">
            <text:p>-8.39976772</text:p>
          </table:table-cell>
          <table:table-cell office:value-type="float" office:value="-0.32233388563" calcext:value-type="float">
            <text:p>-0.32233388563</text:p>
          </table:table-cell>
          <table:table-cell table:number-columns-repeated="2"/>
        </table:table-row>
        <table:table-row table:style-name="ro1">
          <table:table-cell office:value-type="float" office:value="0.88878160092" calcext:value-type="float">
            <text:p>0.88878160092</text:p>
          </table:table-cell>
          <table:table-cell office:value-type="float" office:value="-1.8745364773" calcext:value-type="float">
            <text:p>-1.8745364773</text:p>
          </table:table-cell>
          <table:table-cell office:value-type="float" office:value="-0.52335242867" calcext:value-type="float">
            <text:p>-0.52335242867</text:p>
          </table:table-cell>
          <table:table-cell office:value-type="float" office:value="-8.5600877761" calcext:value-type="float">
            <text:p>-8.5600877761</text:p>
          </table:table-cell>
          <table:table-cell office:value-type="float" office:value="-0.012615524267" calcext:value-type="float">
            <text:p>-0.012615524267</text:p>
          </table:table-cell>
          <table:table-cell table:number-columns-repeated="2"/>
        </table:table-row>
        <table:table-row table:style-name="ro1">
          <table:table-cell office:value-type="float" office:value="0.89047765048" calcext:value-type="float">
            <text:p>0.89047765048</text:p>
          </table:table-cell>
          <table:table-cell office:value-type="float" office:value="-1.9129844773" calcext:value-type="float">
            <text:p>-1.9129844773</text:p>
          </table:table-cell>
          <table:table-cell office:value-type="float" office:value="-0.52271707781" calcext:value-type="float">
            <text:p>-0.52271707781</text:p>
          </table:table-cell>
          <table:table-cell office:value-type="float" office:value="-8.708254707" calcext:value-type="float">
            <text:p>-8.708254707</text:p>
          </table:table-cell>
          <table:table-cell office:value-type="float" office:value="0.29904544117" calcext:value-type="float">
            <text:p>0.29904544117</text:p>
          </table:table-cell>
          <table:table-cell table:number-columns-repeated="2"/>
        </table:table-row>
        <table:table-row table:style-name="ro1">
          <table:table-cell office:value-type="float" office:value="0.89217370004" calcext:value-type="float">
            <text:p>0.89217370004</text:p>
          </table:table-cell>
          <table:table-cell office:value-type="float" office:value="-1.9520700885" calcext:value-type="float">
            <text:p>-1.9520700885</text:p>
          </table:table-cell>
          <table:table-cell office:value-type="float" office:value="-0.52068029566" calcext:value-type="float">
            <text:p>-0.52068029566</text:p>
          </table:table-cell>
          <table:table-cell office:value-type="float" office:value="-8.8464525569" calcext:value-type="float">
            <text:p>-8.8464525569</text:p>
          </table:table-cell>
          <table:table-cell office:value-type="float" office:value="0.61682753213" calcext:value-type="float">
            <text:p>0.61682753213</text:p>
          </table:table-cell>
          <table:table-cell table:number-columns-repeated="2"/>
        </table:table-row>
        <table:table-row table:style-name="ro1">
          <table:table-cell office:value-type="float" office:value="0.8938697496" calcext:value-type="float">
            <text:p>0.8938697496</text:p>
          </table:table-cell>
          <table:table-cell office:value-type="float" office:value="-1.9917484419" calcext:value-type="float">
            <text:p>-1.9917484419</text:p>
          </table:table-cell>
          <table:table-cell office:value-type="float" office:value="-0.51721547737" calcext:value-type="float">
            <text:p>-0.51721547737</text:p>
          </table:table-cell>
          <table:table-cell office:value-type="float" office:value="-8.9744660193" calcext:value-type="float">
            <text:p>-8.9744660193</text:p>
          </table:table-cell>
          <table:table-cell office:value-type="float" office:value="0.94043811565" calcext:value-type="float">
            <text:p>0.94043811565</text:p>
          </table:table-cell>
          <table:table-cell table:number-columns-repeated="2"/>
        </table:table-row>
        <table:table-row table:style-name="ro1">
          <table:table-cell office:value-type="float" office:value="0.89556579916" calcext:value-type="float">
            <text:p>0.89556579916</text:p>
          </table:table-cell>
          <table:table-cell office:value-type="float" office:value="-2.0319737265" calcext:value-type="float">
            <text:p>-2.0319737265</text:p>
          </table:table-cell>
          <table:table-cell office:value-type="float" office:value="-0.51229733727" calcext:value-type="float">
            <text:p>-0.51229733727</text:p>
          </table:table-cell>
          <table:table-cell office:value-type="float" office:value="-9.0920873897" calcext:value-type="float">
            <text:p>-9.0920873897</text:p>
          </table:table-cell>
          <table:table-cell office:value-type="float" office:value="1.2695772771" calcext:value-type="float">
            <text:p>1.2695772771</text:p>
          </table:table-cell>
          <table:table-cell table:number-columns-repeated="2"/>
        </table:table-row>
        <table:table-row table:style-name="ro1">
          <table:table-cell office:value-type="float" office:value="0.89724298072" calcext:value-type="float">
            <text:p>0.89724298072</text:p>
          </table:table-cell>
          <table:table-cell office:value-type="float" office:value="-2.072243585" calcext:value-type="float">
            <text:p>-2.072243585</text:p>
          </table:table-cell>
          <table:table-cell office:value-type="float" office:value="-0.50598129455" calcext:value-type="float">
            <text:p>-0.50598129455</text:p>
          </table:table-cell>
          <table:table-cell office:value-type="float" office:value="-9.1979850943" calcext:value-type="float">
            <text:p>-9.1979850943</text:p>
          </table:table-cell>
          <table:table-cell office:value-type="float" office:value="1.6001907214" calcext:value-type="float">
            <text:p>1.6001907214</text:p>
          </table:table-cell>
          <table:table-cell table:number-columns-repeated="2"/>
        </table:table-row>
        <table:table-row table:style-name="ro1">
          <table:table-cell office:value-type="float" office:value="0.89892016229" calcext:value-type="float">
            <text:p>0.89892016229</text:p>
          </table:table-cell>
          <table:table-cell office:value-type="float" office:value="-2.1129565706" calcext:value-type="float">
            <text:p>-2.1129565706</text:p>
          </table:table-cell>
          <table:table-cell office:value-type="float" office:value="-0.4981988592" calcext:value-type="float">
            <text:p>-0.4981988592</text:p>
          </table:table-cell>
          <table:table-cell office:value-type="float" office:value="-9.2933396762" calcext:value-type="float">
            <text:p>-9.2933396762</text:p>
          </table:table-cell>
          <table:table-cell office:value-type="float" office:value="1.9356065319" calcext:value-type="float">
            <text:p>1.9356065319</text:p>
          </table:table-cell>
          <table:table-cell table:number-columns-repeated="2"/>
        </table:table-row>
        <table:table-row table:style-name="ro1">
          <table:table-cell office:value-type="float" office:value="0.90059734385" calcext:value-type="float">
            <text:p>0.90059734385</text:p>
          </table:table-cell>
          <table:table-cell office:value-type="float" office:value="-2.1540658687" calcext:value-type="float">
            <text:p>-2.1540658687</text:p>
          </table:table-cell>
          <table:table-cell office:value-type="float" office:value="-0.48892956762" calcext:value-type="float">
            <text:p>-0.48892956762</text:p>
          </table:table-cell>
          <table:table-cell office:value-type="float" office:value="-9.377973628" calcext:value-type="float">
            <text:p>-9.377973628</text:p>
          </table:table-cell>
          <table:table-cell office:value-type="float" office:value="2.2755145694" calcext:value-type="float">
            <text:p>2.2755145694</text:p>
          </table:table-cell>
          <table:table-cell table:number-columns-repeated="2"/>
        </table:table-row>
        <table:table-row table:style-name="ro1">
          <table:table-cell office:value-type="float" office:value="0.90227452541" calcext:value-type="float">
            <text:p>0.90227452541</text:p>
          </table:table-cell>
          <table:table-cell office:value-type="float" office:value="-2.1955239016" calcext:value-type="float">
            <text:p>-2.1955239016</text:p>
          </table:table-cell>
          <table:table-cell office:value-type="float" office:value="-0.47815433575" calcext:value-type="float">
            <text:p>-0.47815433575</text:p>
          </table:table-cell>
          <table:table-cell office:value-type="float" office:value="-9.4517176456" calcext:value-type="float">
            <text:p>-9.4517176456</text:p>
          </table:table-cell>
          <table:table-cell office:value-type="float" office:value="2.6195983449" calcext:value-type="float">
            <text:p>2.6195983449</text:p>
          </table:table-cell>
          <table:table-cell table:number-columns-repeated="2"/>
        </table:table-row>
        <table:table-row table:style-name="ro1">
          <table:table-cell office:value-type="float" office:value="0.90393971362" calcext:value-type="float">
            <text:p>0.90393971362</text:p>
          </table:table-cell>
          <table:table-cell office:value-type="float" office:value="-2.2369827999" calcext:value-type="float">
            <text:p>-2.2369827999</text:p>
          </table:table-cell>
          <table:table-cell office:value-type="float" office:value="-0.46594888038" calcext:value-type="float">
            <text:p>-0.46594888038</text:p>
          </table:table-cell>
          <table:table-cell office:value-type="float" office:value="-9.5140021239" calcext:value-type="float">
            <text:p>-9.5140021239</text:p>
          </table:table-cell>
          <table:table-cell office:value-type="float" office:value="2.9650342132" calcext:value-type="float">
            <text:p>2.9650342132</text:p>
          </table:table-cell>
          <table:table-cell table:number-columns-repeated="2"/>
        </table:table-row>
        <table:table-row table:style-name="ro1">
          <table:table-cell office:value-type="float" office:value="0.90560490182" calcext:value-type="float">
            <text:p>0.90560490182</text:p>
          </table:table-cell>
          <table:table-cell office:value-type="float" office:value="-2.2786898937" calcext:value-type="float">
            <text:p>-2.2786898937</text:p>
          </table:table-cell>
          <table:table-cell office:value-type="float" office:value="-0.45222561305" calcext:value-type="float">
            <text:p>-0.45222561305</text:p>
          </table:table-cell>
          <table:table-cell office:value-type="float" office:value="-9.5652442448" calcext:value-type="float">
            <text:p>-9.5652442448</text:p>
          </table:table-cell>
          <table:table-cell office:value-type="float" office:value="3.313946584" calcext:value-type="float">
            <text:p>3.313946584</text:p>
          </table:table-cell>
          <table:table-cell table:number-columns-repeated="2"/>
        </table:table-row>
        <table:table-row table:style-name="ro1">
          <table:table-cell office:value-type="float" office:value="0.90727009003" calcext:value-type="float">
            <text:p>0.90727009003</text:p>
          </table:table-cell>
          <table:table-cell office:value-type="float" office:value="-2.3205966022" calcext:value-type="float">
            <text:p>-2.3205966022</text:p>
          </table:table-cell>
          <table:table-cell office:value-type="float" office:value="-0.43697005025" calcext:value-type="float">
            <text:p>-0.43697005025</text:p>
          </table:table-cell>
          <table:table-cell office:value-type="float" office:value="-9.6053036574" calcext:value-type="float">
            <text:p>-9.6053036574</text:p>
          </table:table-cell>
          <table:table-cell office:value-type="float" office:value="3.6660081732" calcext:value-type="float">
            <text:p>3.6660081732</text:p>
          </table:table-cell>
          <table:table-cell table:number-columns-repeated="2"/>
        </table:table-row>
        <table:table-row table:style-name="ro1">
          <table:table-cell office:value-type="float" office:value="0.90893527824" calcext:value-type="float">
            <text:p>0.90893527824</text:p>
          </table:table-cell>
          <table:table-cell office:value-type="float" office:value="-2.3626537502" calcext:value-type="float">
            <text:p>-2.3626537502</text:p>
          </table:table-cell>
          <table:table-cell office:value-type="float" office:value="-0.42016915112" calcext:value-type="float">
            <text:p>-0.42016915112</text:p>
          </table:table-cell>
          <table:table-cell office:value-type="float" office:value="-9.6340488716" calcext:value-type="float">
            <text:p>-9.6340488716</text:p>
          </table:table-cell>
          <table:table-cell office:value-type="float" office:value="4.0208862467" calcext:value-type="float">
            <text:p>4.0208862467</text:p>
          </table:table-cell>
          <table:table-cell table:number-columns-repeated="2"/>
        </table:table-row>
        <table:table-row table:style-name="ro1">
          <table:table-cell office:value-type="float" office:value="0.91059679972" calcext:value-type="float">
            <text:p>0.91059679972</text:p>
          </table:table-cell>
          <table:table-cell office:value-type="float" office:value="-2.4047186996" calcext:value-type="float">
            <text:p>-2.4047186996</text:p>
          </table:table-cell>
          <table:table-cell office:value-type="float" office:value="-0.40185348101" calcext:value-type="float">
            <text:p>-0.40185348101</text:p>
          </table:table-cell>
          <table:table-cell office:value-type="float" office:value="-9.6513319972" calcext:value-type="float">
            <text:p>-9.6513319972</text:p>
          </table:table-cell>
          <table:table-cell office:value-type="float" office:value="4.3774534391" calcext:value-type="float">
            <text:p>4.3774534391</text:p>
          </table:table-cell>
          <table:table-cell table:number-columns-repeated="2"/>
        </table:table-row>
        <table:table-row table:style-name="ro1">
          <table:table-cell office:value-type="float" office:value="0.91225832121" calcext:value-type="float">
            <text:p>0.91225832121</text:p>
          </table:table-cell>
          <table:table-cell office:value-type="float" office:value="-2.4468339962" calcext:value-type="float">
            <text:p>-2.4468339962</text:p>
          </table:table-cell>
          <table:table-cell office:value-type="float" office:value="-0.38197772399" calcext:value-type="float">
            <text:p>-0.38197772399</text:p>
          </table:table-cell>
          <table:table-cell office:value-type="float" office:value="-9.6571164131" calcext:value-type="float">
            <text:p>-9.6571164131</text:p>
          </table:table-cell>
          <table:table-cell office:value-type="float" office:value="4.7361474437" calcext:value-type="float">
            <text:p>4.7361474437</text:p>
          </table:table-cell>
          <table:table-cell table:number-columns-repeated="2"/>
        </table:table-row>
        <table:table-row table:style-name="ro1">
          <table:table-cell office:value-type="float" office:value="0.91391984269" calcext:value-type="float">
            <text:p>0.91391984269</text:p>
          </table:table-cell>
          <table:table-cell office:value-type="float" office:value="-2.4889492569" calcext:value-type="float">
            <text:p>-2.4889492569</text:p>
          </table:table-cell>
          <table:table-cell office:value-type="float" office:value="-0.36053335571" calcext:value-type="float">
            <text:p>-0.36053335571</text:p>
          </table:table-cell>
          <table:table-cell office:value-type="float" office:value="-9.6512991668" calcext:value-type="float">
            <text:p>-9.6512991668</text:p>
          </table:table-cell>
          <table:table-cell office:value-type="float" office:value="5.0966227252" calcext:value-type="float">
            <text:p>5.0966227252</text:p>
          </table:table-cell>
          <table:table-cell table:number-columns-repeated="2"/>
        </table:table-row>
        <table:table-row table:style-name="ro1">
          <table:table-cell office:value-type="float" office:value="0.91558136417" calcext:value-type="float">
            <text:p>0.91558136417</text:p>
          </table:table-cell>
          <table:table-cell office:value-type="float" office:value="-2.5310136704" calcext:value-type="float">
            <text:p>-2.5310136704</text:p>
          </table:table-cell>
          <table:table-cell office:value-type="float" office:value="-0.33751336894" calcext:value-type="float">
            <text:p>-0.33751336894</text:p>
          </table:table-cell>
          <table:table-cell office:value-type="float" office:value="-9.6337869396" calcext:value-type="float">
            <text:p>-9.6337869396</text:p>
          </table:table-cell>
          <table:table-cell office:value-type="float" office:value="5.4585291957" calcext:value-type="float">
            <text:p>5.4585291957</text:p>
          </table:table-cell>
          <table:table-cell table:number-columns-repeated="2"/>
        </table:table-row>
        <table:table-row table:style-name="ro1">
          <table:table-cell office:value-type="float" office:value="0.91725075299" calcext:value-type="float">
            <text:p>0.91725075299</text:p>
          </table:table-cell>
          <table:table-cell office:value-type="float" office:value="-2.5731744047" calcext:value-type="float">
            <text:p>-2.5731744047</text:p>
          </table:table-cell>
          <table:table-cell office:value-type="float" office:value="-0.31279203739" calcext:value-type="float">
            <text:p>-0.31279203739</text:p>
          </table:table-cell>
          <table:table-cell office:value-type="float" office:value="-9.604329408" calcext:value-type="float">
            <text:p>-9.604329408</text:p>
          </table:table-cell>
          <table:table-cell office:value-type="float" office:value="5.8232331573" calcext:value-type="float">
            <text:p>5.8232331573</text:p>
          </table:table-cell>
          <table:table-cell table:number-columns-repeated="2"/>
        </table:table-row>
        <table:table-row table:style-name="ro1">
          <table:table-cell office:value-type="float" office:value="0.9189201418" calcext:value-type="float">
            <text:p>0.9189201418</text:p>
          </table:table-cell>
          <table:table-cell office:value-type="float" office:value="-2.6151798442" calcext:value-type="float">
            <text:p>-2.6151798442</text:p>
          </table:table-cell>
          <table:table-cell office:value-type="float" office:value="-0.28647063911" calcext:value-type="float">
            <text:p>-0.28647063911</text:p>
          </table:table-cell>
          <table:table-cell office:value-type="float" office:value="-9.5629071299" calcext:value-type="float">
            <text:p>-9.5629071299</text:p>
          </table:table-cell>
          <table:table-cell office:value-type="float" office:value="6.1886604797" calcext:value-type="float">
            <text:p>6.1886604797</text:p>
          </table:table-cell>
          <table:table-cell table:number-columns-repeated="2"/>
        </table:table-row>
        <table:table-row table:style-name="ro1">
          <table:table-cell office:value-type="float" office:value="0.92058953061" calcext:value-type="float">
            <text:p>0.92058953061</text:p>
          </table:table-cell>
          <table:table-cell office:value-type="float" office:value="-2.6569774097" calcext:value-type="float">
            <text:p>-2.6569774097</text:p>
          </table:table-cell>
          <table:table-cell office:value-type="float" office:value="-0.25854680846" calcext:value-type="float">
            <text:p>-0.25854680846</text:p>
          </table:table-cell>
          <table:table-cell office:value-type="float" office:value="-9.509456082" calcext:value-type="float">
            <text:p>-9.509456082</text:p>
          </table:table-cell>
          <table:table-cell office:value-type="float" office:value="6.5544436674" calcext:value-type="float">
            <text:p>6.5544436674</text:p>
          </table:table-cell>
          <table:table-cell table:number-columns-repeated="2"/>
        </table:table-row>
        <table:table-row table:style-name="ro1">
          <table:table-cell office:value-type="float" office:value="0.92225891942" calcext:value-type="float">
            <text:p>0.92225891942</text:p>
          </table:table-cell>
          <table:table-cell office:value-type="float" office:value="-2.6985142649" calcext:value-type="float">
            <text:p>-2.6985142649</text:p>
          </table:table-cell>
          <table:table-cell office:value-type="float" office:value="-0.22901979829" calcext:value-type="float">
            <text:p>-0.22901979829</text:p>
          </table:table-cell>
          <table:table-cell office:value-type="float" office:value="-9.443922875" calcext:value-type="float">
            <text:p>-9.443922875</text:p>
          </table:table-cell>
          <table:table-cell office:value-type="float" office:value="6.9202116043" calcext:value-type="float">
            <text:p>6.9202116043</text:p>
          </table:table-cell>
          <table:table-cell table:number-columns-repeated="2"/>
        </table:table-row>
        <table:table-row table:style-name="ro1">
          <table:table-cell office:value-type="float" office:value="0.92395694608" calcext:value-type="float">
            <text:p>0.92395694608</text:p>
          </table:table-cell>
          <table:table-cell office:value-type="float" office:value="-2.7404414798" calcext:value-type="float">
            <text:p>-2.7404414798</text:p>
          </table:table-cell>
          <table:table-cell office:value-type="float" office:value="-0.197342514" calcext:value-type="float">
            <text:p>-0.197342514</text:p>
          </table:table-cell>
          <table:table-cell office:value-type="float" office:value="-9.364826753" calcext:value-type="float">
            <text:p>-9.364826753</text:p>
          </table:table-cell>
          <table:table-cell office:value-type="float" office:value="7.2918521531" calcext:value-type="float">
            <text:p>7.2918521531</text:p>
          </table:table-cell>
          <table:table-cell table:number-columns-repeated="2"/>
        </table:table-row>
        <table:table-row table:style-name="ro1">
          <table:table-cell office:value-type="float" office:value="0.92565497274" calcext:value-type="float">
            <text:p>0.92565497274</text:p>
          </table:table-cell>
          <table:table-cell office:value-type="float" office:value="-2.7819880771" calcext:value-type="float">
            <text:p>-2.7819880771</text:p>
          </table:table-cell>
          <table:table-cell office:value-type="float" office:value="-0.16401017704" calcext:value-type="float">
            <text:p>-0.16401017704</text:p>
          </table:table-cell>
          <table:table-cell office:value-type="float" office:value="-9.2731532607" calcext:value-type="float">
            <text:p>-9.2731532607</text:p>
          </table:table-cell>
          <table:table-cell office:value-type="float" office:value="7.6626921574" calcext:value-type="float">
            <text:p>7.6626921574</text:p>
          </table:table-cell>
          <table:table-cell table:number-columns-repeated="2"/>
        </table:table-row>
        <table:table-row table:style-name="ro1">
          <table:table-cell office:value-type="float" office:value="0.9273529994" calcext:value-type="float">
            <text:p>0.9273529994</text:p>
          </table:table-cell>
          <table:table-cell office:value-type="float" office:value="-2.8230979399" calcext:value-type="float">
            <text:p>-2.8230979399</text:p>
          </table:table-cell>
          <table:table-cell office:value-type="float" office:value="-0.12902724759" calcext:value-type="float">
            <text:p>-0.12902724759</text:p>
          </table:table-cell>
          <table:table-cell office:value-type="float" office:value="-9.1688812922" calcext:value-type="float">
            <text:p>-9.1688812922</text:p>
          </table:table-cell>
          <table:table-cell office:value-type="float" office:value="8.0323313807" calcext:value-type="float">
            <text:p>8.0323313807</text:p>
          </table:table-cell>
          <table:table-cell table:number-columns-repeated="2"/>
        </table:table-row>
        <table:table-row table:style-name="ro1">
          <table:table-cell office:value-type="float" office:value="0.92905102606" calcext:value-type="float">
            <text:p>0.92905102606</text:p>
          </table:table-cell>
          <table:table-cell office:value-type="float" office:value="-2.8637148847" calcext:value-type="float">
            <text:p>-2.8637148847</text:p>
          </table:table-cell>
          <table:table-cell office:value-type="float" office:value="-0.092399975792" calcext:value-type="float">
            <text:p>-0.092399975792</text:p>
          </table:table-cell>
          <table:table-cell office:value-type="float" office:value="-9.0520019212" calcext:value-type="float">
            <text:p>-9.0520019212</text:p>
          </table:table-cell>
          <table:table-cell office:value-type="float" office:value="8.4003669843" calcext:value-type="float">
            <text:p>8.4003669843</text:p>
          </table:table-cell>
          <table:table-cell table:number-columns-repeated="2"/>
        </table:table-row>
        <table:table-row table:style-name="ro1">
          <table:table-cell office:value-type="float" office:value="0.93085026282" calcext:value-type="float">
            <text:p>0.93085026282</text:p>
          </table:table-cell>
          <table:table-cell office:value-type="float" office:value="-2.9061523782" calcext:value-type="float">
            <text:p>-2.9061523782</text:p>
          </table:table-cell>
          <table:table-cell office:value-type="float" office:value="-0.051804262599" calcext:value-type="float">
            <text:p>-0.051804262599</text:p>
          </table:table-cell>
          <table:table-cell office:value-type="float" office:value="-8.914403043" calcext:value-type="float">
            <text:p>-8.914403043</text:p>
          </table:table-cell>
          <table:table-cell office:value-type="float" office:value="8.7881384673" calcext:value-type="float">
            <text:p>8.7881384673</text:p>
          </table:table-cell>
          <table:table-cell table:number-columns-repeated="2"/>
        </table:table-row>
        <table:table-row table:style-name="ro1">
          <table:table-cell office:value-type="float" office:value="0.93264949957" calcext:value-type="float">
            <text:p>0.93264949957</text:p>
          </table:table-cell>
          <table:table-cell office:value-type="float" office:value="-2.947906538" calcext:value-type="float">
            <text:p>-2.947906538</text:p>
          </table:table-cell>
          <table:table-cell office:value-type="float" office:value="-0.0093831998037" calcext:value-type="float">
            <text:p>-0.0093831998037</text:p>
          </table:table-cell>
          <table:table-cell office:value-type="float" office:value="-8.7626724863" calcext:value-type="float">
            <text:p>-8.7626724863</text:p>
          </table:table-cell>
          <table:table-cell office:value-type="float" office:value="9.1731703226" calcext:value-type="float">
            <text:p>9.1731703226</text:p>
          </table:table-cell>
          <table:table-cell table:number-columns-repeated="2"/>
        </table:table-row>
        <table:table-row table:style-name="ro1">
          <table:table-cell office:value-type="float" office:value="0.93444873633" calcext:value-type="float">
            <text:p>0.93444873633</text:p>
          </table:table-cell>
          <table:table-cell office:value-type="float" office:value="-2.9889106939" calcext:value-type="float">
            <text:p>-2.9889106939</text:p>
          </table:table-cell>
          <table:table-cell office:value-type="float" office:value="0.034849124234" calcext:value-type="float">
            <text:p>0.034849124234</text:p>
          </table:table-cell>
          <table:table-cell office:value-type="float" office:value="-8.5968457363" calcext:value-type="float">
            <text:p>-8.5968457363</text:p>
          </table:table-cell>
          <table:table-cell office:value-type="float" office:value="9.5549764213" calcext:value-type="float">
            <text:p>9.5549764213</text:p>
          </table:table-cell>
          <table:table-cell table:number-columns-repeated="2"/>
        </table:table-row>
        <table:table-row table:style-name="ro1">
          <table:table-cell office:value-type="float" office:value="0.93624797308" calcext:value-type="float">
            <text:p>0.93624797308</text:p>
          </table:table-cell>
          <table:table-cell office:value-type="float" office:value="-3.0290983812" calcext:value-type="float">
            <text:p>-3.0290983812</text:p>
          </table:table-cell>
          <table:table-cell office:value-type="float" office:value="0.080876321679" calcext:value-type="float">
            <text:p>0.080876321679</text:p>
          </table:table-cell>
          <table:table-cell office:value-type="float" office:value="-8.4169745112" calcext:value-type="float">
            <text:p>-8.4169745112</text:p>
          </table:table-cell>
          <table:table-cell office:value-type="float" office:value="9.9330692544" calcext:value-type="float">
            <text:p>9.9330692544</text:p>
          </table:table-cell>
          <table:table-cell table:number-columns-repeated="2"/>
        </table:table-row>
        <table:table-row table:style-name="ro1">
          <table:table-cell office:value-type="float" office:value="0.93800206298" calcext:value-type="float">
            <text:p>0.93800206298</text:p>
          </table:table-cell>
          <table:table-cell office:value-type="float" office:value="-3.0674284888" calcext:value-type="float">
            <text:p>-3.0674284888</text:p>
          </table:table-cell>
          <table:table-cell office:value-type="float" office:value="0.12745864607" calcext:value-type="float">
            <text:p>0.12745864607</text:p>
          </table:table-cell>
          <table:table-cell office:value-type="float" office:value="-8.2281613118" calcext:value-type="float">
            <text:p>-8.2281613118</text:p>
          </table:table-cell>
          <table:table-cell office:value-type="float" office:value="10.297633983" calcext:value-type="float">
            <text:p>10.297633983</text:p>
          </table:table-cell>
          <table:table-cell table:number-columns-repeated="2"/>
        </table:table-row>
        <table:table-row table:style-name="ro1">
          <table:table-cell office:value-type="float" office:value="0.93975615287" calcext:value-type="float">
            <text:p>0.93975615287</text:p>
          </table:table-cell>
          <table:table-cell office:value-type="float" office:value="-3.10485868" calcext:value-type="float">
            <text:p>-3.10485868</text:p>
          </table:table-cell>
          <table:table-cell office:value-type="float" office:value="0.17570970962" calcext:value-type="float">
            <text:p>0.17570970962</text:p>
          </table:table-cell>
          <table:table-cell office:value-type="float" office:value="-8.0261426275" calcext:value-type="float">
            <text:p>-8.0261426275</text:p>
          </table:table-cell>
          <table:table-cell office:value-type="float" office:value="10.65775241" calcext:value-type="float">
            <text:p>10.65775241</text:p>
          </table:table-cell>
          <table:table-cell table:number-columns-repeated="2"/>
        </table:table-row>
        <table:table-row table:style-name="ro1">
          <table:table-cell office:value-type="float" office:value="0.94151024277" calcext:value-type="float">
            <text:p>0.94151024277</text:p>
          </table:table-cell>
          <table:table-cell office:value-type="float" office:value="-3.1413283561" calcext:value-type="float">
            <text:p>-3.1413283561</text:p>
          </table:table-cell>
          <table:table-cell office:value-type="float" office:value="0.22560799503" calcext:value-type="float">
            <text:p>0.22560799503</text:p>
          </table:table-cell>
          <table:table-cell office:value-type="float" office:value="-7.8110119392" calcext:value-type="float">
            <text:p>-7.8110119392</text:p>
          </table:table-cell>
          <table:table-cell office:value-type="float" office:value="11.012971928" calcext:value-type="float">
            <text:p>11.012971928</text:p>
          </table:table-cell>
          <table:table-cell table:number-columns-repeated="2"/>
        </table:table-row>
        <table:table-row table:style-name="ro1">
          <table:table-cell office:value-type="float" office:value="0.94326433266" calcext:value-type="float">
            <text:p>0.94326433266</text:p>
          </table:table-cell>
          <table:table-cell office:value-type="float" office:value="-3.1767773839" calcext:value-type="float">
            <text:p>-3.1767773839</text:p>
          </table:table-cell>
          <table:table-cell office:value-type="float" office:value="0.27712990243" calcext:value-type="float">
            <text:p>0.27712990243</text:p>
          </table:table-cell>
          <table:table-cell office:value-type="float" office:value="-7.582877997" calcext:value-type="float">
            <text:p>-7.582877997</text:p>
          </table:table-cell>
          <table:table-cell office:value-type="float" office:value="11.362840634" calcext:value-type="float">
            <text:p>11.362840634</text:p>
          </table:table-cell>
          <table:table-cell table:number-columns-repeated="2"/>
        </table:table-row>
        <table:table-row table:style-name="ro1">
          <table:table-cell office:value-type="float" office:value="0.94512642208" calcext:value-type="float">
            <text:p>0.94512642208</text:p>
          </table:table-cell>
          <table:table-cell office:value-type="float" office:value="-3.2132256202" calcext:value-type="float">
            <text:p>-3.2132256202</text:p>
          </table:table-cell>
          <table:table-cell office:value-type="float" office:value="0.33357195803" calcext:value-type="float">
            <text:p>0.33357195803</text:p>
          </table:table-cell>
          <table:table-cell office:value-type="float" office:value="-7.3266078814" calcext:value-type="float">
            <text:p>-7.3266078814</text:p>
          </table:table-cell>
          <table:table-cell office:value-type="float" office:value="11.727892377" calcext:value-type="float">
            <text:p>11.727892377</text:p>
          </table:table-cell>
          <table:table-cell table:number-columns-repeated="2"/>
        </table:table-row>
        <table:table-row table:style-name="ro1">
          <table:table-cell office:value-type="float" office:value="0.9469885115" calcext:value-type="float">
            <text:p>0.9469885115</text:p>
          </table:table-cell>
          <table:table-cell office:value-type="float" office:value="-3.2483859443" calcext:value-type="float">
            <text:p>-3.2483859443</text:p>
          </table:table-cell>
          <table:table-cell office:value-type="float" office:value="0.39178148622" calcext:value-type="float">
            <text:p>0.39178148622</text:p>
          </table:table-cell>
          <table:table-cell office:value-type="float" office:value="-7.0559916501" calcext:value-type="float">
            <text:p>-7.0559916501</text:p>
          </table:table-cell>
          <table:table-cell office:value-type="float" office:value="12.085869171" calcext:value-type="float">
            <text:p>12.085869171</text:p>
          </table:table-cell>
          <table:table-cell table:number-columns-repeated="2"/>
        </table:table-row>
        <table:table-row table:style-name="ro1">
          <table:table-cell office:value-type="float" office:value="0.94885060092" calcext:value-type="float">
            <text:p>0.94885060092</text:p>
          </table:table-cell>
          <table:table-cell office:value-type="float" office:value="-3.2821886789" calcext:value-type="float">
            <text:p>-3.2821886789</text:p>
          </table:table-cell>
          <table:table-cell office:value-type="float" office:value="0.45172259507" calcext:value-type="float">
            <text:p>0.45172259507</text:p>
          </table:table-cell>
          <table:table-cell office:value-type="float" office:value="-6.7712166614" calcext:value-type="float">
            <text:p>-6.7712166614</text:p>
          </table:table-cell>
          <table:table-cell office:value-type="float" office:value="12.436236962" calcext:value-type="float">
            <text:p>12.436236962</text:p>
          </table:table-cell>
          <table:table-cell table:number-columns-repeated="2"/>
        </table:table-row>
        <table:table-row table:style-name="ro1">
          <table:table-cell office:value-type="float" office:value="0.95071269034" calcext:value-type="float">
            <text:p>0.95071269034</text:p>
          </table:table-cell>
          <table:table-cell office:value-type="float" office:value="-3.314565111" calcext:value-type="float">
            <text:p>-3.314565111</text:p>
          </table:table-cell>
          <table:table-cell office:value-type="float" office:value="0.51335679086" calcext:value-type="float">
            <text:p>0.51335679086</text:p>
          </table:table-cell>
          <table:table-cell office:value-type="float" office:value="-6.4724901119" calcext:value-type="float">
            <text:p>-6.4724901119</text:p>
          </table:table-cell>
          <table:table-cell office:value-type="float" office:value="12.778465364" calcext:value-type="float">
            <text:p>12.778465364</text:p>
          </table:table-cell>
          <table:table-cell table:number-columns-repeated="2"/>
        </table:table-row>
        <table:table-row table:style-name="ro1">
          <table:table-cell office:value-type="float" office:value="0.95238545509" calcext:value-type="float">
            <text:p>0.95238545509</text:p>
          </table:table-cell>
          <table:table-cell office:value-type="float" office:value="-3.342377818" calcext:value-type="float">
            <text:p>-3.342377818</text:p>
          </table:table-cell>
          <table:table-cell office:value-type="float" office:value="0.5701342793" calcext:value-type="float">
            <text:p>0.5701342793</text:p>
          </table:table-cell>
          <table:table-cell office:value-type="float" office:value="-6.1924267842" calcext:value-type="float">
            <text:p>-6.1924267842</text:p>
          </table:table-cell>
          <table:table-cell office:value-type="float" office:value="13.078524752" calcext:value-type="float">
            <text:p>13.078524752</text:p>
          </table:table-cell>
          <table:table-cell table:number-columns-repeated="2"/>
        </table:table-row>
        <table:table-row table:style-name="ro1">
          <table:table-cell office:value-type="float" office:value="0.95405821985" calcext:value-type="float">
            <text:p>0.95405821985</text:p>
          </table:table-cell>
          <table:table-cell office:value-type="float" office:value="-3.3689366429" calcext:value-type="float">
            <text:p>-3.3689366429</text:p>
          </table:table-cell>
          <table:table-cell office:value-type="float" office:value="0.62821341679" calcext:value-type="float">
            <text:p>0.62821341679</text:p>
          </table:table-cell>
          <table:table-cell office:value-type="float" office:value="-5.9014660035" calcext:value-type="float">
            <text:p>-5.9014660035</text:p>
          </table:table-cell>
          <table:table-cell office:value-type="float" office:value="13.371213383" calcext:value-type="float">
            <text:p>13.371213383</text:p>
          </table:table-cell>
          <table:table-cell table:number-columns-repeated="2"/>
        </table:table-row>
        <table:table-row table:style-name="ro1">
          <table:table-cell office:value-type="float" office:value="0.9557309846" calcext:value-type="float">
            <text:p>0.9557309846</text:p>
          </table:table-cell>
          <table:table-cell office:value-type="float" office:value="-3.3941941475" calcext:value-type="float">
            <text:p>-3.3941941475</text:p>
          </table:table-cell>
          <table:table-cell office:value-type="float" office:value="0.68756101308" calcext:value-type="float">
            <text:p>0.68756101308</text:p>
          </table:table-cell>
          <table:table-cell office:value-type="float" office:value="-5.5997990688" calcext:value-type="float">
            <text:p>-5.5997990688</text:p>
          </table:table-cell>
          <table:table-cell office:value-type="float" office:value="13.656157329" calcext:value-type="float">
            <text:p>13.656157329</text:p>
          </table:table-cell>
          <table:table-cell table:number-columns-repeated="2"/>
        </table:table-row>
        <table:table-row table:style-name="ro1">
          <table:table-cell office:value-type="float" office:value="0.95740374935" calcext:value-type="float">
            <text:p>0.95740374935</text:p>
          </table:table-cell>
          <table:table-cell office:value-type="float" office:value="-3.418103762" calcext:value-type="float">
            <text:p>-3.418103762</text:p>
          </table:table-cell>
          <table:table-cell office:value-type="float" office:value="0.74814224523" calcext:value-type="float">
            <text:p>0.74814224523</text:p>
          </table:table-cell>
          <table:table-cell office:value-type="float" office:value="-5.2876302273" calcext:value-type="float">
            <text:p>-5.2876302273</text:p>
          </table:table-cell>
          <table:table-cell office:value-type="float" office:value="13.932986955" calcext:value-type="float">
            <text:p>13.932986955</text:p>
          </table:table-cell>
          <table:table-cell table:number-columns-repeated="2"/>
        </table:table-row>
        <table:table-row table:style-name="ro1">
          <table:table-cell office:value-type="float" office:value="0.95899593314" calcext:value-type="float">
            <text:p>0.95899593314</text:p>
          </table:table-cell>
          <table:table-cell office:value-type="float" office:value="-3.4395678043" calcext:value-type="float">
            <text:p>-3.4395678043</text:p>
          </table:table-cell>
          <table:table-cell office:value-type="float" office:value="0.80691777972" calcext:value-type="float">
            <text:p>0.80691777972</text:p>
          </table:table-cell>
          <table:table-cell office:value-type="float" office:value="-4.9809423858" calcext:value-type="float">
            <text:p>-4.9809423858</text:p>
          </table:table-cell>
          <table:table-cell office:value-type="float" office:value="14.188610062" calcext:value-type="float">
            <text:p>14.188610062</text:p>
          </table:table-cell>
          <table:table-cell table:number-columns-repeated="2"/>
        </table:table-row>
        <table:table-row table:style-name="ro1">
          <table:table-cell office:value-type="float" office:value="0.96058811694" calcext:value-type="float">
            <text:p>0.96058811694</text:p>
          </table:table-cell>
          <table:table-cell office:value-type="float" office:value="-3.4597307883" calcext:value-type="float">
            <text:p>-3.4597307883</text:p>
          </table:table-cell>
          <table:table-cell office:value-type="float" office:value="0.86674519757" calcext:value-type="float">
            <text:p>0.86674519757</text:p>
          </table:table-cell>
          <table:table-cell office:value-type="float" office:value="-4.6651348191" calcext:value-type="float">
            <text:p>-4.6651348191</text:p>
          </table:table-cell>
          <table:table-cell office:value-type="float" office:value="14.436240854" calcext:value-type="float">
            <text:p>14.436240854</text:p>
          </table:table-cell>
          <table:table-cell table:number-columns-repeated="2"/>
        </table:table-row>
        <table:table-row table:style-name="ro1">
          <table:table-cell office:value-type="float" office:value="0.96218030073" calcext:value-type="float">
            <text:p>0.96218030073</text:p>
          </table:table-cell>
          <table:table-cell office:value-type="float" office:value="-3.4785550284" calcext:value-type="float">
            <text:p>-3.4785550284</text:p>
          </table:table-cell>
          <table:table-cell office:value-type="float" office:value="0.92759045193" calcext:value-type="float">
            <text:p>0.92759045193</text:p>
          </table:table-cell>
          <table:table-cell office:value-type="float" office:value="-4.3404161208" calcext:value-type="float">
            <text:p>-4.3404161208</text:p>
          </table:table-cell>
          <table:table-cell office:value-type="float" office:value="14.675573719" calcext:value-type="float">
            <text:p>14.675573719</text:p>
          </table:table-cell>
          <table:table-cell table:number-columns-repeated="2"/>
        </table:table-row>
        <table:table-row table:style-name="ro1">
          <table:table-cell office:value-type="float" office:value="0.96377248453" calcext:value-type="float">
            <text:p>0.96377248453</text:p>
          </table:table-cell>
          <table:table-cell office:value-type="float" office:value="-3.4960037324" calcext:value-type="float">
            <text:p>-3.4960037324</text:p>
          </table:table-cell>
          <table:table-cell office:value-type="float" office:value="0.98941822908" calcext:value-type="float">
            <text:p>0.98941822908</text:p>
          </table:table-cell>
          <table:table-cell office:value-type="float" office:value="-4.0070053183" calcext:value-type="float">
            <text:p>-4.0070053183</text:p>
          </table:table-cell>
          <table:table-cell office:value-type="float" office:value="14.906308075" calcext:value-type="float">
            <text:p>14.906308075</text:p>
          </table:table-cell>
          <table:table-cell table:number-columns-repeated="2"/>
        </table:table-row>
        <table:table-row table:style-name="ro1">
          <table:table-cell office:value-type="float" office:value="0.96531752134" calcext:value-type="float">
            <text:p>0.96531752134</text:p>
          </table:table-cell>
          <table:table-cell office:value-type="float" office:value="-3.5115867629" calcext:value-type="float">
            <text:p>-3.5115867629</text:p>
          </table:table-cell>
          <table:table-cell office:value-type="float" office:value="1.0503199052" calcext:value-type="float">
            <text:p>1.0503199052</text:p>
          </table:table-cell>
          <table:table-cell office:value-type="float" office:value="-3.6753745434" calcext:value-type="float">
            <text:p>-3.6753745434</text:p>
          </table:table-cell>
          <table:table-cell office:value-type="float" office:value="15.121710199" calcext:value-type="float">
            <text:p>15.121710199</text:p>
          </table:table-cell>
          <table:table-cell table:number-columns-repeated="2"/>
        </table:table-row>
        <table:table-row table:style-name="ro1">
          <table:table-cell office:value-type="float" office:value="0.96686255815" calcext:value-type="float">
            <text:p>0.96686255815</text:p>
          </table:table-cell>
          <table:table-cell office:value-type="float" office:value="-3.5258088606" calcext:value-type="float">
            <text:p>-3.5258088606</text:p>
          </table:table-cell>
          <table:table-cell office:value-type="float" office:value="1.1120778472" calcext:value-type="float">
            <text:p>1.1120778472</text:p>
          </table:table-cell>
          <table:table-cell office:value-type="float" office:value="-3.3359936178" calcext:value-type="float">
            <text:p>-3.3359936178</text:p>
          </table:table-cell>
          <table:table-cell office:value-type="float" office:value="15.328472938" calcext:value-type="float">
            <text:p>15.328472938</text:p>
          </table:table-cell>
          <table:table-cell table:number-columns-repeated="2"/>
        </table:table-row>
        <table:table-row table:style-name="ro1">
          <table:table-cell office:value-type="float" office:value="0.96840759496" calcext:value-type="float">
            <text:p>0.96840759496</text:p>
          </table:table-cell>
          <table:table-cell office:value-type="float" office:value="-3.5386390503" calcext:value-type="float">
            <text:p>-3.5386390503</text:p>
          </table:table-cell>
          <table:table-cell office:value-type="float" office:value="1.174656486" calcext:value-type="float">
            <text:p>1.174656486</text:p>
          </table:table-cell>
          <table:table-cell office:value-type="float" office:value="-2.9890903822" calcext:value-type="float">
            <text:p>-2.9890903822</text:p>
          </table:table-cell>
          <table:table-cell office:value-type="float" office:value="15.526337206" calcext:value-type="float">
            <text:p>15.526337206</text:p>
          </table:table-cell>
          <table:table-cell table:number-columns-repeated="2"/>
        </table:table-row>
        <table:table-row table:style-name="ro1">
          <table:table-cell office:value-type="float" office:value="0.96995263178" calcext:value-type="float">
            <text:p>0.96995263178</text:p>
          </table:table-cell>
          <table:table-cell office:value-type="float" office:value="-3.5500472989" calcext:value-type="float">
            <text:p>-3.5500472989</text:p>
          </table:table-cell>
          <table:table-cell office:value-type="float" office:value="1.2380192134" calcext:value-type="float">
            <text:p>1.2380192134</text:p>
          </table:table-cell>
          <table:table-cell office:value-type="float" office:value="-2.6349015717" calcext:value-type="float">
            <text:p>-2.6349015717</text:p>
          </table:table-cell>
          <table:table-cell office:value-type="float" office:value="15.715049688" calcext:value-type="float">
            <text:p>15.715049688</text:p>
          </table:table-cell>
          <table:table-cell table:number-columns-repeated="2"/>
        </table:table-row>
        <table:table-row table:style-name="ro1">
          <table:table-cell office:value-type="float" office:value="0.97146763724" calcext:value-type="float">
            <text:p>0.97146763724</text:p>
          </table:table-cell>
          <table:table-cell office:value-type="float" office:value="-3.5598250124" calcext:value-type="float">
            <text:p>-3.5598250124</text:p>
          </table:table-cell>
          <table:table-cell office:value-type="float" office:value="1.3008754222" calcext:value-type="float">
            <text:p>1.3008754222</text:p>
          </table:table-cell>
          <table:table-cell office:value-type="float" office:value="-2.2807595268" calcext:value-type="float">
            <text:p>-2.2807595268</text:p>
          </table:table-cell>
          <table:table-cell office:value-type="float" office:value="15.890968866" calcext:value-type="float">
            <text:p>15.890968866</text:p>
          </table:table-cell>
          <table:table-cell table:number-columns-repeated="2"/>
        </table:table-row>
        <table:table-row table:style-name="ro1">
          <table:table-cell office:value-type="float" office:value="0.97298264271" calcext:value-type="float">
            <text:p>0.97298264271</text:p>
          </table:table-cell>
          <table:table-cell office:value-type="float" office:value="-3.5681811331" calcext:value-type="float">
            <text:p>-3.5681811331</text:p>
          </table:table-cell>
          <table:table-cell office:value-type="float" office:value="1.3644129628" calcext:value-type="float">
            <text:p>1.3644129628</text:p>
          </table:table-cell>
          <table:table-cell office:value-type="float" office:value="-1.9200879778" calcext:value-type="float">
            <text:p>-1.9200879778</text:p>
          </table:table-cell>
          <table:table-cell office:value-type="float" office:value="16.057623712" calcext:value-type="float">
            <text:p>16.057623712</text:p>
          </table:table-cell>
          <table:table-cell table:number-columns-repeated="2"/>
        </table:table-row>
        <table:table-row table:style-name="ro1">
          <table:table-cell office:value-type="float" office:value="0.97449764817" calcext:value-type="float">
            <text:p>0.97449764817</text:p>
          </table:table-cell>
          <table:table-cell office:value-type="float" office:value="-3.5750901817" calcext:value-type="float">
            <text:p>-3.5750901817</text:p>
          </table:table-cell>
          <table:table-cell office:value-type="float" office:value="1.4285945477" calcext:value-type="float">
            <text:p>1.4285945477</text:p>
          </table:table-cell>
          <table:table-cell office:value-type="float" office:value="-1.5531343345" calcext:value-type="float">
            <text:p>-1.5531343345</text:p>
          </table:table-cell>
          <table:table-cell office:value-type="float" office:value="16.21479336" calcext:value-type="float">
            <text:p>16.21479336</text:p>
          </table:table-cell>
          <table:table-cell table:number-columns-repeated="2"/>
        </table:table-row>
        <table:table-row table:style-name="ro1">
          <table:table-cell office:value-type="float" office:value="0.97601265364" calcext:value-type="float">
            <text:p>0.97601265364</text:p>
          </table:table-cell>
          <table:table-cell office:value-type="float" office:value="-3.5805276785" calcext:value-type="float">
            <text:p>-3.5805276785</text:p>
          </table:table-cell>
          <table:table-cell office:value-type="float" office:value="1.493382024" calcext:value-type="float">
            <text:p>1.493382024</text:p>
          </table:table-cell>
          <table:table-cell office:value-type="float" office:value="-1.1801537275" calcext:value-type="float">
            <text:p>-1.1801537275</text:p>
          </table:table-cell>
          <table:table-cell office:value-type="float" office:value="16.362263457" calcext:value-type="float">
            <text:p>16.362263457</text:p>
          </table:table-cell>
          <table:table-cell table:number-columns-repeated="2"/>
        </table:table-row>
        <table:table-row table:style-name="ro1">
          <table:table-cell office:value-type="float" office:value="0.977509866" calcext:value-type="float">
            <text:p>0.977509866</text:p>
          </table:table-cell>
          <table:table-cell office:value-type="float" office:value="-3.5844326315" calcext:value-type="float">
            <text:p>-3.5844326315</text:p>
          </table:table-cell>
          <table:table-cell office:value-type="float" office:value="1.5579657008" calcext:value-type="float">
            <text:p>1.5579657008</text:p>
          </table:table-cell>
          <table:table-cell office:value-type="float" office:value="-0.80588948458" calcext:value-type="float">
            <text:p>-0.80588948458</text:p>
          </table:table-cell>
          <table:table-cell office:value-type="float" office:value="16.498269089" calcext:value-type="float">
            <text:p>16.498269089</text:p>
          </table:table-cell>
          <table:table-cell table:number-columns-repeated="2"/>
        </table:table-row>
        <table:table-row table:style-name="ro1">
          <table:table-cell office:value-type="float" office:value="0.97900707837" calcext:value-type="float">
            <text:p>0.97900707837</text:p>
          </table:table-cell>
          <table:table-cell office:value-type="float" office:value="-3.5868558699" calcext:value-type="float">
            <text:p>-3.5868558699</text:p>
          </table:table-cell>
          <table:table-cell office:value-type="float" office:value="1.6230646238" calcext:value-type="float">
            <text:p>1.6230646238</text:p>
          </table:table-cell>
          <table:table-cell office:value-type="float" office:value="-0.42625624562" calcext:value-type="float">
            <text:p>-0.42625624562</text:p>
          </table:table-cell>
          <table:table-cell office:value-type="float" office:value="16.624405397" calcext:value-type="float">
            <text:p>16.624405397</text:p>
          </table:table-cell>
          <table:table-cell table:number-columns-repeated="2"/>
        </table:table-row>
        <table:table-row table:style-name="ro1">
          <table:table-cell office:value-type="float" office:value="0.98050429074" calcext:value-type="float">
            <text:p>0.98050429074</text:p>
          </table:table-cell>
          <table:table-cell office:value-type="float" office:value="-3.5877768149" calcext:value-type="float">
            <text:p>-3.5877768149</text:p>
          </table:table-cell>
          <table:table-cell office:value-type="float" office:value="1.688639633" calcext:value-type="float">
            <text:p>1.688639633</text:p>
          </table:table-cell>
          <table:table-cell office:value-type="float" office:value="-0.041521563816" calcext:value-type="float">
            <text:p>-0.041521563816</text:p>
          </table:table-cell>
          <table:table-cell office:value-type="float" office:value="16.740485896" calcext:value-type="float">
            <text:p>16.740485896</text:p>
          </table:table-cell>
          <table:table-cell table:number-columns-repeated="2"/>
        </table:table-row>
        <table:table-row table:style-name="ro1">
          <table:table-cell office:value-type="float" office:value="0.98200150311" calcext:value-type="float">
            <text:p>0.98200150311</text:p>
          </table:table-cell>
          <table:table-cell office:value-type="float" office:value="-3.5871759527" calcext:value-type="float">
            <text:p>-3.5871759527</text:p>
          </table:table-cell>
          <table:table-cell office:value-type="float" office:value="1.7546508496" calcext:value-type="float">
            <text:p>1.7546508496</text:p>
          </table:table-cell>
          <table:table-cell office:value-type="float" office:value="0.3480402889" calcext:value-type="float">
            <text:p>0.3480402889</text:p>
          </table:table-cell>
          <table:table-cell office:value-type="float" office:value="16.846331395" calcext:value-type="float">
            <text:p>16.846331395</text:p>
          </table:table-cell>
          <table:table-cell table:number-columns-repeated="2"/>
        </table:table-row>
        <table:table-row table:style-name="ro1">
          <table:table-cell office:value-type="float" office:value="0.98349173072" calcext:value-type="float">
            <text:p>0.98349173072</text:p>
          </table:table-cell>
          <table:table-cell office:value-type="float" office:value="-3.5850484502" calcext:value-type="float">
            <text:p>-3.5850484502</text:p>
          </table:table-cell>
          <table:table-cell office:value-type="float" office:value="1.8207470485" calcext:value-type="float">
            <text:p>1.8207470485</text:p>
          </table:table-cell>
          <table:table-cell office:value-type="float" office:value="0.74029979731" calcext:value-type="float">
            <text:p>0.74029979731</text:p>
          </table:table-cell>
          <table:table-cell office:value-type="float" office:value="16.941349417" calcext:value-type="float">
            <text:p>16.941349417</text:p>
          </table:table-cell>
          <table:table-cell table:number-columns-repeated="2"/>
        </table:table-row>
        <table:table-row table:style-name="ro1">
          <table:table-cell office:value-type="float" office:value="0.98498195833" calcext:value-type="float">
            <text:p>0.98498195833</text:p>
          </table:table-cell>
          <table:table-cell office:value-type="float" office:value="-3.5813779825" calcext:value-type="float">
            <text:p>-3.5813779825</text:p>
          </table:table-cell>
          <table:table-cell office:value-type="float" office:value="1.8871945481" calcext:value-type="float">
            <text:p>1.8871945481</text:p>
          </table:table-cell>
          <table:table-cell office:value-type="float" office:value="1.1367802051" calcext:value-type="float">
            <text:p>1.1367802051</text:p>
          </table:table-cell>
          <table:table-cell office:value-type="float" office:value="17.025896072" calcext:value-type="float">
            <text:p>17.025896072</text:p>
          </table:table-cell>
          <table:table-cell table:number-columns-repeated="2"/>
        </table:table-row>
        <table:table-row table:style-name="ro1">
          <table:table-cell office:value-type="float" office:value="0.98647218594" calcext:value-type="float">
            <text:p>0.98647218594</text:p>
          </table:table-cell>
          <table:table-cell office:value-type="float" office:value="-3.5761486008" calcext:value-type="float">
            <text:p>-3.5761486008</text:p>
          </table:table-cell>
          <table:table-cell office:value-type="float" office:value="1.9539520797" calcext:value-type="float">
            <text:p>1.9539520797</text:p>
          </table:table-cell>
          <table:table-cell office:value-type="float" office:value="1.5371923768" calcext:value-type="float">
            <text:p>1.5371923768</text:p>
          </table:table-cell>
          <table:table-cell office:value-type="float" office:value="17.099817713" calcext:value-type="float">
            <text:p>17.099817713</text:p>
          </table:table-cell>
          <table:table-cell table:number-columns-repeated="2"/>
        </table:table-row>
        <table:table-row table:style-name="ro1">
          <table:table-cell office:value-type="float" office:value="0.98796241355" calcext:value-type="float">
            <text:p>0.98796241355</text:p>
          </table:table-cell>
          <table:table-cell office:value-type="float" office:value="-3.569345499" calcext:value-type="float">
            <text:p>-3.569345499</text:p>
          </table:table-cell>
          <table:table-cell office:value-type="float" office:value="2.0209777896" calcext:value-type="float">
            <text:p>2.0209777896</text:p>
          </table:table-cell>
          <table:table-cell office:value-type="float" office:value="1.9412413808" calcext:value-type="float">
            <text:p>1.9412413808</text:p>
          </table:table-cell>
          <table:table-cell office:value-type="float" office:value="17.162968845" calcext:value-type="float">
            <text:p>17.162968845</text:p>
          </table:table-cell>
          <table:table-cell table:number-columns-repeated="2"/>
        </table:table-row>
        <table:table-row table:style-name="ro1">
          <table:table-cell office:value-type="float" office:value="0.98945719337" calcext:value-type="float">
            <text:p>0.98945719337</text:p>
          </table:table-cell>
          <table:table-cell office:value-type="float" office:value="-3.5609269588" calcext:value-type="float">
            <text:p>-3.5609269588</text:p>
          </table:table-cell>
          <table:table-cell office:value-type="float" office:value="2.0884350048" calcext:value-type="float">
            <text:p>2.0884350048</text:p>
          </table:table-cell>
          <table:table-cell office:value-type="float" office:value="2.3498759428" calcext:value-type="float">
            <text:p>2.3498759428</text:p>
          </table:table-cell>
          <table:table-cell office:value-type="float" office:value="17.215355089" calcext:value-type="float">
            <text:p>17.215355089</text:p>
          </table:table-cell>
          <table:table-cell table:number-columns-repeated="2"/>
        </table:table-row>
        <table:table-row table:style-name="ro1">
          <table:table-cell office:value-type="float" office:value="0.9909519732" calcext:value-type="float">
            <text:p>0.9909519732</text:p>
          </table:table-cell>
          <table:table-cell office:value-type="float" office:value="-3.5508987742" calcext:value-type="float">
            <text:p>-3.5508987742</text:p>
          </table:table-cell>
          <table:table-cell office:value-type="float" office:value="2.1560760463" calcext:value-type="float">
            <text:p>2.1560760463</text:p>
          </table:table-cell>
          <table:table-cell office:value-type="float" office:value="2.7615585513" calcext:value-type="float">
            <text:p>2.7615585513</text:p>
          </table:table-cell>
          <table:table-cell office:value-type="float" office:value="17.256637293" calcext:value-type="float">
            <text:p>17.256637293</text:p>
          </table:table-cell>
          <table:table-cell table:number-columns-repeated="2"/>
        </table:table-row>
        <table:table-row table:style-name="ro1">
          <table:table-cell office:value-type="float" office:value="0.99244675303" calcext:value-type="float">
            <text:p>0.99244675303</text:p>
          </table:table-cell>
          <table:table-cell office:value-type="float" office:value="-3.539249599" calcext:value-type="float">
            <text:p>-3.539249599</text:p>
          </table:table-cell>
          <table:table-cell office:value-type="float" office:value="2.2238571011" calcext:value-type="float">
            <text:p>2.2238571011</text:p>
          </table:table-cell>
          <table:table-cell office:value-type="float" office:value="3.175975395" calcext:value-type="float">
            <text:p>3.175975395</text:p>
          </table:table-cell>
          <table:table-cell office:value-type="float" office:value="17.286694754" calcext:value-type="float">
            <text:p>17.286694754</text:p>
          </table:table-cell>
          <table:table-cell table:number-columns-repeated="2"/>
        </table:table-row>
        <table:table-row table:style-name="ro1">
          <table:table-cell office:value-type="float" office:value="0.99394153286" calcext:value-type="float">
            <text:p>0.99394153286</text:p>
          </table:table-cell>
          <table:table-cell office:value-type="float" office:value="-3.525969328" calcext:value-type="float">
            <text:p>-3.525969328</text:p>
          </table:table-cell>
          <table:table-cell office:value-type="float" office:value="2.2917339005" calcext:value-type="float">
            <text:p>2.2917339005</text:p>
          </table:table-cell>
          <table:table-cell office:value-type="float" office:value="3.5928077705" calcext:value-type="float">
            <text:p>3.5928077705</text:p>
          </table:table-cell>
          <table:table-cell office:value-type="float" office:value="17.305415934" calcext:value-type="float">
            <text:p>17.305415934</text:p>
          </table:table-cell>
          <table:table-cell table:number-columns-repeated="2"/>
        </table:table-row>
        <table:table-row table:style-name="ro1">
          <table:table-cell office:value-type="float" office:value="0.99545614964" calcext:value-type="float">
            <text:p>0.99545614964</text:p>
          </table:table-cell>
          <table:table-cell office:value-type="float" office:value="-3.5108400491" calcext:value-type="float">
            <text:p>-3.5108400491</text:p>
          </table:table-cell>
          <table:table-cell office:value-type="float" office:value="2.3605633529" calcext:value-type="float">
            <text:p>2.3605633529</text:p>
          </table:table-cell>
          <table:table-cell office:value-type="float" office:value="4.0173043987" calcext:value-type="float">
            <text:p>4.0173043987</text:p>
          </table:table-cell>
          <table:table-cell office:value-type="float" office:value="17.312717981" calcext:value-type="float">
            <text:p>17.312717981</text:p>
          </table:table-cell>
          <table:table-cell table:number-columns-repeated="2"/>
        </table:table-row>
        <table:table-row table:style-name="ro1">
          <table:table-cell office:value-type="float" office:value="0.99697076643" calcext:value-type="float">
            <text:p>0.99697076643</text:p>
          </table:table-cell>
          <table:table-cell office:value-type="float" office:value="-3.4940191494" calcext:value-type="float">
            <text:p>-3.4940191494</text:p>
          </table:table-cell>
          <table:table-cell office:value-type="float" office:value="2.4293983288" calcext:value-type="float">
            <text:p>2.4293983288</text:p>
          </table:table-cell>
          <table:table-cell office:value-type="float" office:value="4.4436081613" calcext:value-type="float">
            <text:p>4.4436081613</text:p>
          </table:table-cell>
          <table:table-cell office:value-type="float" office:value="17.308179746" calcext:value-type="float">
            <text:p>17.308179746</text:p>
          </table:table-cell>
          <table:table-cell table:number-columns-repeated="2"/>
        </table:table-row>
        <table:table-row table:style-name="ro1">
          <table:table-cell office:value-type="float" office:value="0.99848538321" calcext:value-type="float">
            <text:p>0.99848538321</text:p>
          </table:table-cell>
          <table:table-cell office:value-type="float" office:value="-3.4755001288" calcext:value-type="float">
            <text:p>-3.4755001288</text:p>
          </table:table-cell>
          <table:table-cell office:value-type="float" office:value="2.4981915753" calcext:value-type="float">
            <text:p>2.4981915753</text:p>
          </table:table-cell>
          <table:table-cell office:value-type="float" office:value="4.871373871" calcext:value-type="float">
            <text:p>4.871373871</text:p>
          </table:table-cell>
          <table:table-cell office:value-type="float" office:value="17.291715308" calcext:value-type="float">
            <text:p>17.2917153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4552778675" calcext:value-type="float">
            <text:p>-3.4552778675</text:p>
          </table:table-cell>
          <table:table-cell office:value-type="float" office:value="2.5668955186" calcext:value-type="float">
            <text:p>2.5668955186</text:p>
          </table:table-cell>
          <table:table-cell office:value-type="float" office:value="5.3002523904" calcext:value-type="float">
            <text:p>5.3002523904</text:p>
          </table:table-cell>
          <table:table-cell office:value-type="float" office:value="17.263249261" calcext:value-type="float">
            <text:p>17.26324926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6T23:39:28.301313329</dc:date>
    <meta:editing-duration>PT9M31S</meta:editing-duration>
    <meta:editing-cycles>2</meta:editing-cycles>
    <meta:generator>LibreOffice/6.4.7.2$Linux_X86_64 LibreOffice_project/40$Build-2</meta:generator>
    <meta:document-statistic meta:table-count="1" meta:cell-count="300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scatter" chart:style-name="ch1">
        <chart:legend chart:legend-position="end" svg:x="13.131cm" svg:y="4.204cm" style:legend-expansion="high" chart:style-name="ch2"/>
        <chart:plot-area chart:style-name="ch3" table:cell-range-address="'orbit_from_regular_sample_at_epsH1e-1_zeta1e-5_Omeg5_UZ1'.B1:'orbit_from_regular_sample_at_epsH1e-1_zeta1e-5_Omeg5_UZ1'.C120" svg:x="0.319cm" svg:y="0.18cm" svg:width="12.493cm" svg:height="8.646cm">
          <chartooo:coordinate-region svg:x="0.465cm" svg:y="0.38cm" svg:width="12.25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rbit_from_regular_sample_at_epsH1e-1_zeta1e-5_Omeg5_UZ1'.C1:'orbit_from_regular_sample_at_epsH1e-1_zeta1e-5_Omeg5_UZ1'.C120" chart:class="chart:scatter">
            <chart:domain table:cell-range-address="'orbit_from_regular_sample_at_epsH1e-1_zeta1e-5_Omeg5_UZ1'.B1:'orbit_from_regular_sample_at_epsH1e-1_zeta1e-5_Omeg5_UZ1'.B120"/>
            <chart:data-point chart:repeated="1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4552778675">
                <text:p>-3.4552778675</text:p>
                <draw:g>
                  <svg:desc>'orbit_from_regular_sample_at_epsH1e-1_zeta1e-5_Omeg5_UZ1'.B1:'orbit_from_regular_sample_at_epsH1e-1_zeta1e-5_Omeg5_UZ1'.B120</svg:desc>
                </draw:g>
              </table:table-cell>
              <table:table-cell office:value-type="float" office:value="2.5668955186">
                <text:p>2.5668955186</text:p>
                <draw:g>
                  <svg:desc>'orbit_from_regular_sample_at_epsH1e-1_zeta1e-5_Omeg5_UZ1'.C1:'orbit_from_regular_sample_at_epsH1e-1_zeta1e-5_Omeg5_UZ1'.C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4326089703">
                <text:p>-3.4326089703</text:p>
              </table:table-cell>
              <table:table-cell office:value-type="float" office:value="2.6376827807">
                <text:p>2.6376827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4081180993">
                <text:p>-3.4081180993</text:p>
              </table:table-cell>
              <table:table-cell office:value-type="float" office:value="2.7082709174">
                <text:p>2.7082709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3818043483">
                <text:p>-3.3818043483</text:p>
              </table:table-cell>
              <table:table-cell office:value-type="float" office:value="2.7786067896">
                <text:p>2.77860678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3536684392">
                <text:p>-3.3536684392</text:p>
              </table:table-cell>
              <table:table-cell office:value-type="float" office:value="2.8486370934">
                <text:p>2.84863709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3196290257">
                <text:p>-3.3196290257</text:p>
              </table:table-cell>
              <table:table-cell office:value-type="float" office:value="2.9274614979">
                <text:p>2.9274614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2832645248">
                <text:p>-3.2832645248</text:p>
              </table:table-cell>
              <table:table-cell office:value-type="float" office:value="3.0057485124">
                <text:p>3.0057485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.244583628">
                <text:p>-3.244583628</text:p>
              </table:table-cell>
              <table:table-cell office:value-type="float" office:value="3.0834206135">
                <text:p>3.0834206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.2035977552">
                <text:p>-3.2035977552</text:p>
              </table:table-cell>
              <table:table-cell office:value-type="float" office:value="3.1604003827">
                <text:p>3.1604003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1617614902">
                <text:p>-3.1617614902</text:p>
              </table:table-cell>
              <table:table-cell office:value-type="float" office:value="3.234149931">
                <text:p>3.2341499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1177959407">
                <text:p>-3.1177959407</text:p>
              </table:table-cell>
              <table:table-cell office:value-type="float" office:value="3.3071094043">
                <text:p>3.3071094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071718761">
                <text:p>-3.071718761</text:p>
              </table:table-cell>
              <table:table-cell office:value-type="float" office:value="3.3792095018">
                <text:p>3.3792095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0235499948">
                <text:p>-3.0235499948</text:p>
              </table:table-cell>
              <table:table-cell office:value-type="float" office:value="3.4503813697">
                <text:p>3.4503813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9783936232">
                <text:p>-2.9783936232</text:p>
              </table:table-cell>
              <table:table-cell office:value-type="float" office:value="3.5136332878">
                <text:p>3.51363328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9315767039">
                <text:p>-2.9315767039</text:p>
              </table:table-cell>
              <table:table-cell office:value-type="float" office:value="3.5760272806">
                <text:p>3.57602728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8831188175">
                <text:p>-2.8831188175</text:p>
              </table:table-cell>
              <table:table-cell office:value-type="float" office:value="3.6375143239">
                <text:p>3.63751432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8330410832">
                <text:p>-2.8330410832</text:p>
              </table:table-cell>
              <table:table-cell office:value-type="float" office:value="3.6980459084">
                <text:p>3.6980459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783491934">
                <text:p>-2.783491934</text:p>
              </table:table-cell>
              <table:table-cell office:value-type="float" office:value="3.7551807924">
                <text:p>3.75518079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7324937658">
                <text:p>-2.7324937658</text:p>
              </table:table-cell>
              <table:table-cell office:value-type="float" office:value="3.8113501654">
                <text:p>3.81135016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6800691531">
                <text:p>-2.6800691531</text:p>
              </table:table-cell>
              <table:table-cell office:value-type="float" office:value="3.8665127825">
                <text:p>3.86651278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6262419215">
                <text:p>-2.6262419215</text:p>
              </table:table-cell>
              <table:table-cell office:value-type="float" office:value="3.9206280055">
                <text:p>3.92062800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5723424064">
                <text:p>-2.5723424064</text:p>
              </table:table-cell>
              <table:table-cell office:value-type="float" office:value="3.9724296513">
                <text:p>3.97242965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5171534122">
                <text:p>-2.5171534122</text:p>
              </table:table-cell>
              <table:table-cell office:value-type="float" office:value="4.0231575019">
                <text:p>4.0231575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4607004935">
                <text:p>-2.4607004935</text:p>
              </table:table-cell>
              <table:table-cell office:value-type="float" office:value="4.0727756001">
                <text:p>4.0727756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4030102764">
                <text:p>-2.4030102764</text:p>
              </table:table-cell>
              <table:table-cell office:value-type="float" office:value="4.1212486854">
                <text:p>4.12124868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3448810865">
                <text:p>-2.3448810865</text:p>
              </table:table-cell>
              <table:table-cell office:value-type="float" office:value="4.1679372343">
                <text:p>4.16793723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2856010138">
                <text:p>-2.2856010138</text:p>
              </table:table-cell>
              <table:table-cell office:value-type="float" office:value="4.2134441247">
                <text:p>4.21344412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2251986155">
                <text:p>-2.2251986155</text:p>
              </table:table-cell>
              <table:table-cell office:value-type="float" office:value="4.2577376403">
                <text:p>4.25773764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1637033844">
                <text:p>-2.1637033844</text:p>
              </table:table-cell>
              <table:table-cell office:value-type="float" office:value="4.3007868528">
                <text:p>4.30078685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14420839">
                <text:p>-2.1014420839</text:p>
              </table:table-cell>
              <table:table-cell office:value-type="float" office:value="4.3423684003">
                <text:p>4.34236840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381591715">
                <text:p>-2.0381591715</text:p>
              </table:table-cell>
              <table:table-cell office:value-type="float" office:value="4.3826586216">
                <text:p>4.38265862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738863478">
                <text:p>-1.9738863478</text:p>
              </table:table-cell>
              <table:table-cell office:value-type="float" office:value="4.4216295202">
                <text:p>4.42162952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9086561358">
                <text:p>-1.9086561358</text:p>
              </table:table-cell>
              <table:table-cell office:value-type="float" office:value="4.4592539857">
                <text:p>4.45925398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8422868675">
                <text:p>-1.8422868675</text:p>
              </table:table-cell>
              <table:table-cell office:value-type="float" office:value="4.4956205796">
                <text:p>4.4956205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7750219799">
                <text:p>-1.7750219799</text:p>
              </table:table-cell>
              <table:table-cell office:value-type="float" office:value="4.5305801582">
                <text:p>4.53058015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7068966438">
                <text:p>-1.7068966438</text:p>
              </table:table-cell>
              <table:table-cell office:value-type="float" office:value="4.5641081908">
                <text:p>4.56410819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637946751">
                <text:p>-1.637946751</text:p>
              </table:table-cell>
              <table:table-cell office:value-type="float" office:value="4.5961811444">
                <text:p>4.59618114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5673424417">
                <text:p>-1.5673424417</text:p>
              </table:table-cell>
              <table:table-cell office:value-type="float" office:value="4.6271452057">
                <text:p>4.62714520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4959692162">
                <text:p>-1.4959692162</text:p>
              </table:table-cell>
              <table:table-cell office:value-type="float" office:value="4.6565726682">
                <text:p>4.65657266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423866378">
                <text:p>-1.423866378</text:p>
              </table:table-cell>
              <table:table-cell office:value-type="float" office:value="4.6844423819">
                <text:p>4.68444238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3510738551">
                <text:p>-1.3510738551</text:p>
              </table:table-cell>
              <table:table-cell office:value-type="float" office:value="4.7107343355">
                <text:p>4.71073433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2757490365">
                <text:p>-1.2757490365</text:p>
              </table:table-cell>
              <table:table-cell office:value-type="float" office:value="4.7360390963">
                <text:p>4.73603909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1997857936">
                <text:p>-1.1997857936</text:p>
              </table:table-cell>
              <table:table-cell office:value-type="float" office:value="4.7596456341">
                <text:p>4.75964563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1232290017">
                <text:p>-1.1232290017</text:p>
              </table:table-cell>
              <table:table-cell office:value-type="float" office:value="4.7815362235">
                <text:p>4.78153622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0461240643">
                <text:p>-1.0461240643</text:p>
              </table:table-cell>
              <table:table-cell office:value-type="float" office:value="4.8016944792">
                <text:p>4.80169447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96415302695">
                <text:p>-0.96415302695</text:p>
              </table:table-cell>
              <table:table-cell office:value-type="float" office:value="4.8210853123">
                <text:p>4.82108531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88167644319">
                <text:p>-0.88167644319</text:p>
              </table:table-cell>
              <table:table-cell office:value-type="float" office:value="4.8385113881">
                <text:p>4.83851138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79874938398">
                <text:p>-0.79874938398</text:p>
              </table:table-cell>
              <table:table-cell office:value-type="float" office:value="4.8539583948">
                <text:p>4.85395839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71542735343">
                <text:p>-0.71542735343</text:p>
              </table:table-cell>
              <table:table-cell office:value-type="float" office:value="4.8674137613">
                <text:p>4.86741376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61302293588">
                <text:p>-0.61302293588</text:p>
              </table:table-cell>
              <table:table-cell office:value-type="float" office:value="4.881152176">
                <text:p>4.8811521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1021388739">
                <text:p>-0.51021388739</text:p>
              </table:table-cell>
              <table:table-cell office:value-type="float" office:value="4.8918766482">
                <text:p>4.89187664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0710372948">
                <text:p>-0.40710372948</text:p>
              </table:table-cell>
              <table:table-cell office:value-type="float" office:value="4.899574949">
                <text:p>4.8995749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30379635923">
                <text:p>-0.30379635923</text:p>
              </table:table-cell>
              <table:table-cell office:value-type="float" office:value="4.904238849">
                <text:p>4.9042388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21971119716">
                <text:p>-0.21971119716</text:p>
              </table:table-cell>
              <table:table-cell office:value-type="float" office:value="4.9057913974">
                <text:p>4.90579139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3562049253">
                <text:p>-0.13562049253</text:p>
              </table:table-cell>
              <table:table-cell office:value-type="float" office:value="4.9053340329">
                <text:p>4.90533403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51580225066">
                <text:p>-0.051580225066</text:p>
              </table:table-cell>
              <table:table-cell office:value-type="float" office:value="4.9028681976">
                <text:p>4.90286819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2353723998">
                <text:p>0.032353723998</text:p>
              </table:table-cell>
              <table:table-cell office:value-type="float" office:value="4.8983970835">
                <text:p>4.89839708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235848508">
                <text:p>0.11235848508</text:p>
              </table:table-cell>
              <table:table-cell office:value-type="float" office:value="4.8922598848">
                <text:p>4.89225988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9216710723">
                <text:p>0.19216710723</text:p>
              </table:table-cell>
              <table:table-cell office:value-type="float" office:value="4.8843041663">
                <text:p>4.88430416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7173146572">
                <text:p>0.27173146572</text:p>
              </table:table-cell>
              <table:table-cell office:value-type="float" office:value="4.8745371411">
                <text:p>4.87453714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5100370639">
                <text:p>0.35100370639</text:p>
              </table:table-cell>
              <table:table-cell office:value-type="float" office:value="4.8629674485">
                <text:p>4.86296744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2813248104">
                <text:p>0.42813248104</text:p>
              </table:table-cell>
              <table:table-cell office:value-type="float" office:value="4.8499311861">
                <text:p>4.84993118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0489295943">
                <text:p>0.50489295943</text:p>
              </table:table-cell>
              <table:table-cell office:value-type="float" office:value="4.8351941598">
                <text:p>4.83519415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8124149493">
                <text:p>0.58124149493</text:p>
              </table:table-cell>
              <table:table-cell office:value-type="float" office:value="4.8187683077">
                <text:p>4.81876830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713484733">
                <text:p>0.65713484733</text:p>
              </table:table-cell>
              <table:table-cell office:value-type="float" office:value="4.8006668195">
                <text:p>4.80066681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3170585786">
                <text:p>0.73170585786</text:p>
              </table:table-cell>
              <table:table-cell office:value-type="float" office:value="4.7811299108">
                <text:p>4.78112991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057488124">
                <text:p>0.8057488124</text:p>
              </table:table-cell>
              <table:table-cell office:value-type="float" office:value="4.7599831748">
                <text:p>4.75998317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7922326851">
                <text:p>0.87922326851</text:p>
              </table:table-cell>
              <table:table-cell office:value-type="float" office:value="4.7372428921">
                <text:p>4.73724289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5208931414">
                <text:p>0.95208931414</text:p>
              </table:table-cell>
              <table:table-cell office:value-type="float" office:value="4.7129264752">
                <text:p>4.71292647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241485274">
                <text:p>1.0241485274</text:p>
              </table:table-cell>
              <table:table-cell office:value-type="float" office:value="4.6871114147">
                <text:p>4.68711141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95524346">
                <text:p>1.095524346</text:p>
              </table:table-cell>
              <table:table-cell office:value-type="float" office:value="4.6597651226">
                <text:p>4.65976512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661788979">
                <text:p>1.1661788979</text:p>
              </table:table-cell>
              <table:table-cell office:value-type="float" office:value="4.6309081498">
                <text:p>4.63090814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2360749651">
                <text:p>1.2360749651</text:p>
              </table:table-cell>
              <table:table-cell office:value-type="float" office:value="4.6005620879">
                <text:p>4.60056208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055646177">
                <text:p>1.3055646177</text:p>
              </table:table-cell>
              <table:table-cell office:value-type="float" office:value="4.5685654429">
                <text:p>4.56856544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742137977">
                <text:p>1.3742137977</text:p>
              </table:table-cell>
              <table:table-cell office:value-type="float" office:value="4.5351096925">
                <text:p>4.53510969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4419868343">
                <text:p>1.4419868343</text:p>
              </table:table-cell>
              <table:table-cell office:value-type="float" office:value="4.500219838">
                <text:p>4.5002198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088488433">
                <text:p>1.5088488433</text:p>
              </table:table-cell>
              <table:table-cell office:value-type="float" office:value="4.4639218463">
                <text:p>4.46392184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756892465">
                <text:p>1.5756892465</text:p>
              </table:table-cell>
              <table:table-cell office:value-type="float" office:value="4.4257010286">
                <text:p>4.42570102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415230314">
                <text:p>1.6415230314</text:p>
              </table:table-cell>
              <table:table-cell office:value-type="float" office:value="4.3860887352">
                <text:p>4.38608873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706316463">
                <text:p>1.706316463</text:p>
              </table:table-cell>
              <table:table-cell office:value-type="float" office:value="4.345114916">
                <text:p>4.3451149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770036748">
                <text:p>1.770036748</text:p>
              </table:table-cell>
              <table:table-cell office:value-type="float" office:value="4.3028104218">
                <text:p>4.30281042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342217462">
                <text:p>1.8342217462</text:p>
              </table:table-cell>
              <table:table-cell office:value-type="float" office:value="4.2580871543">
                <text:p>4.25808715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8972119239">
                <text:p>1.8972119239</text:p>
              </table:table-cell>
              <table:table-cell office:value-type="float" office:value="4.2120334784">
                <text:p>4.21203347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9589751759">
                <text:p>1.9589751759</text:p>
              </table:table-cell>
              <table:table-cell office:value-type="float" office:value="4.164685382">
                <text:p>4.1646853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194805398">
                <text:p>2.0194805398</text:p>
              </table:table-cell>
              <table:table-cell office:value-type="float" office:value="4.1160797009">
                <text:p>4.11607970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814945703">
                <text:p>2.0814945703</text:p>
              </table:table-cell>
              <table:table-cell office:value-type="float" office:value="4.0638438246">
                <text:p>4.06384382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1420620706">
                <text:p>2.1420620706</text:p>
              </table:table-cell>
              <table:table-cell office:value-type="float" office:value="4.0103128794">
                <text:p>4.01031287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2011516182">
                <text:p>2.2011516182</text:p>
              </table:table-cell>
              <table:table-cell office:value-type="float" office:value="3.9555319469">
                <text:p>3.95553194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587332672">
                <text:p>2.2587332672</text:p>
              </table:table-cell>
              <table:table-cell office:value-type="float" office:value="3.8995469333">
                <text:p>3.8995469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3262623738">
                <text:p>2.3262623738</text:p>
              </table:table-cell>
              <table:table-cell office:value-type="float" office:value="3.8303547528">
                <text:p>3.83035475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3915009071">
                <text:p>2.3915009071</text:p>
              </table:table-cell>
              <table:table-cell office:value-type="float" office:value="3.7595563138">
                <text:p>3.75955631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4544049065">
                <text:p>2.4544049065</text:p>
              </table:table-cell>
              <table:table-cell office:value-type="float" office:value="3.6872367739">
                <text:p>3.68723677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514933725">
                <text:p>2.514933725</text:p>
              </table:table-cell>
              <table:table-cell office:value-type="float" office:value="3.613482554">
                <text:p>3.6134825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5680545344">
                <text:p>2.5680545344</text:p>
              </table:table-cell>
              <table:table-cell office:value-type="float" office:value="3.545014101">
                <text:p>3.5450141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6191412325">
                <text:p>2.6191412325</text:p>
              </table:table-cell>
              <table:table-cell office:value-type="float" office:value="3.4754914896">
                <text:p>3.47549148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6681702851">
                <text:p>2.6681702851</text:p>
              </table:table-cell>
              <table:table-cell office:value-type="float" office:value="3.4049825309">
                <text:p>3.40498253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7151205142">
                <text:p>2.7151205142</text:p>
              </table:table-cell>
              <table:table-cell office:value-type="float" office:value="3.3335555477">
                <text:p>3.33355554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7566000812">
                <text:p>2.7566000812</text:p>
              </table:table-cell>
              <table:table-cell office:value-type="float" office:value="3.2668637647">
                <text:p>3.26686376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7962790704">
                <text:p>2.7962790704</text:p>
              </table:table-cell>
              <table:table-cell office:value-type="float" office:value="3.1995026033">
                <text:p>3.19950260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8341461869">
                <text:p>2.8341461869</text:p>
              </table:table-cell>
              <table:table-cell office:value-type="float" office:value="3.1315265946">
                <text:p>3.13152659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8701918503">
                <text:p>2.8701918503</text:p>
              </table:table-cell>
              <table:table-cell office:value-type="float" office:value="3.0629904025">
                <text:p>3.06299040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9034134697">
                <text:p>2.9034134697</text:p>
              </table:table-cell>
              <table:table-cell office:value-type="float" office:value="2.9960162827">
                <text:p>2.99601628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9349076771">
                <text:p>2.9349076771</text:p>
              </table:table-cell>
              <table:table-cell office:value-type="float" office:value="2.9286164515">
                <text:p>2.92861645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9646703218">
                <text:p>2.9646703218</text:p>
              </table:table-cell>
              <table:table-cell office:value-type="float" office:value="2.8608408827">
                <text:p>2.86084088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9926987472">
                <text:p>2.9926987472</text:p>
              </table:table-cell>
              <table:table-cell office:value-type="float" office:value="2.7927394742">
                <text:p>2.79273947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0186668196">
                <text:p>3.0186668196</text:p>
              </table:table-cell>
              <table:table-cell office:value-type="float" office:value="2.7252370928">
                <text:p>2.72523709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0429438369">
                <text:p>3.0429438369</text:p>
              </table:table-cell>
              <table:table-cell office:value-type="float" office:value="2.6575133948">
                <text:p>2.65751339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0655314665">
                <text:p>3.0655314665</text:p>
              </table:table-cell>
              <table:table-cell office:value-type="float" office:value="2.5896159114">
                <text:p>2.58961591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0864327496">
                <text:p>3.0864327496</text:p>
              </table:table-cell>
              <table:table-cell office:value-type="float" office:value="2.521591931">
                <text:p>2.5215919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1055973844">
                <text:p>3.1055973844</text:p>
              </table:table-cell>
              <table:table-cell office:value-type="float" office:value="2.4536911983">
                <text:p>2.45369119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1230957622">
                <text:p>3.1230957622</text:p>
              </table:table-cell>
              <table:table-cell office:value-type="float" office:value="2.3857577196">
                <text:p>2.38575771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1389348862">
                <text:p>3.1389348862</text:p>
              </table:table-cell>
              <table:table-cell office:value-type="float" office:value="2.3178374046">
                <text:p>2.31783740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1531230533">
                <text:p>3.1531230533</text:p>
              </table:table-cell>
              <table:table-cell office:value-type="float" office:value="2.2499757678">
                <text:p>2.24997576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1657226565">
                <text:p>3.1657226565</text:p>
              </table:table-cell>
              <table:table-cell office:value-type="float" office:value="2.1819129815">
                <text:p>2.18191298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1766770362">
                <text:p>3.1766770362</text:p>
              </table:table-cell>
              <table:table-cell office:value-type="float" office:value="2.1140001164">
                <text:p>2.11400011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1859984274">
                <text:p>3.1859984274</text:p>
              </table:table-cell>
              <table:table-cell office:value-type="float" office:value="2.0462818787">
                <text:p>2.04628187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1937003006">
                <text:p>3.1937003006</text:p>
              </table:table-cell>
              <table:table-cell office:value-type="float" office:value="1.978802428">
                <text:p>1.9788024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1998574525">
                <text:p>3.1998574525</text:p>
              </table:table-cell>
              <table:table-cell office:value-type="float" office:value="1.9108436579">
                <text:p>1.91084365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2043895258">
                <text:p>3.2043895258</text:p>
              </table:table-cell>
              <table:table-cell office:value-type="float" office:value="1.8432181505">
                <text:p>1.84321815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2073141636">
                <text:p>3.2073141636</text:p>
              </table:table-cell>
              <table:table-cell office:value-type="float" office:value="1.7759696705">
                <text:p>1.77596967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